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Calibri1" svg:font-family="Calibri"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co6" style:family="table-column">
      <style:table-column-properties fo:break-before="auto" style:column-width="4.1453in"/>
    </style:style>
    <style:style style:name="co7" style:family="table-column">
      <style:table-column-properties fo:break-before="auto" style:column-width="4.45in"/>
    </style:style>
    <style:style style:name="co8" style:family="table-column">
      <style:table-column-properties fo:break-before="auto" style:column-width="4.3835in"/>
    </style:style>
    <style:style style:name="ro1" style:family="table-row">
      <style:table-row-properties style:row-height="0.4902in" fo:break-before="auto" style:use-optimal-row-height="false"/>
    </style:style>
    <style:style style:name="ro2" style:family="table-row">
      <style:table-row-properties style:row-height="0.8602in" fo:break-before="auto" style:use-optimal-row-height="false"/>
    </style:style>
    <style:style style:name="ro3" style:family="table-row">
      <style:table-row-properties style:row-height="0.9563in" fo:break-before="auto" style:use-optimal-row-height="false"/>
    </style:style>
    <style:style style:name="ro4" style:family="table-row">
      <style:table-row-properties style:row-height="0.7252in" fo:break-before="auto" style:use-optimal-row-height="false"/>
    </style:style>
    <style:style style:name="ro5" style:family="table-row">
      <style:table-row-properties style:row-height="0.6425in" fo:break-before="auto" style:use-optimal-row-height="true"/>
    </style:style>
    <style:style style:name="ro6" style:family="table-row">
      <style:table-row-properties style:row-height="0.7874in" fo:break-before="auto" style:use-optimal-row-height="false"/>
    </style:style>
    <style:style style:name="ro7" style:family="table-row">
      <style:table-row-properties style:row-height="1.052in" fo:break-before="auto" style:use-optimal-row-height="false"/>
    </style:style>
    <style:style style:name="ro8" style:family="table-row">
      <style:table-row-properties style:row-height="0.6354in" fo:break-before="auto" style:use-optimal-row-height="false"/>
    </style:style>
    <style:style style:name="ro9" style:family="table-row">
      <style:table-row-properties style:row-height="0.6693in" fo:break-before="auto" style:use-optimal-row-height="false"/>
    </style:style>
    <style:style style:name="ro10" style:family="table-row">
      <style:table-row-properties style:row-height="0.7016in" fo:break-before="auto" style:use-optimal-row-height="false"/>
    </style:style>
    <style:style style:name="ro11" style:family="table-row">
      <style:table-row-properties style:row-height="0.6374in" fo:break-before="auto" style:use-optimal-row-height="true"/>
    </style:style>
    <style:style style:name="ro12" style:family="table-row">
      <style:table-row-properties style:row-height="0.7492in" fo:break-before="auto" style:use-optimal-row-height="false"/>
    </style:style>
    <style:style style:name="ro13" style:family="table-row">
      <style:table-row-properties style:row-height="0.4937in" fo:break-before="auto" style:use-optimal-row-height="false"/>
    </style:style>
    <style:style style:name="ro14" style:family="table-row">
      <style:table-row-properties style:row-height="0.9535in" fo:break-before="auto" style:use-optimal-row-height="true"/>
    </style:style>
    <style:style style:name="ro15" style:family="table-row">
      <style:table-row-properties style:row-height="0.178in" fo:break-before="auto" style:use-optimal-row-height="false"/>
    </style:style>
    <style:style style:name="ro16" style:family="table-row">
      <style:table-row-properties style:row-height="0.5256in" fo:break-before="auto" style:use-optimal-row-height="false"/>
    </style:style>
    <style:style style:name="ro17" style:family="table-row">
      <style:table-row-properties style:row-height="0.9583in" fo:break-before="auto" style:use-optimal-row-height="false"/>
    </style:style>
    <style:style style:name="ro18" style:family="table-row">
      <style:table-row-properties style:row-height="0.9717in" fo:break-before="auto" style:use-optimal-row-height="false"/>
    </style:style>
    <style:style style:name="ro19" style:family="table-row">
      <style:table-row-properties style:row-height="0.7516in" fo:break-before="auto" style:use-optimal-row-height="false"/>
    </style:style>
    <style:style style:name="ro20" style:family="table-row">
      <style:table-row-properties style:row-height="0.8161in" fo:break-before="auto" style:use-optimal-row-height="false"/>
    </style:style>
    <style:style style:name="ro21" style:family="table-row">
      <style:table-row-properties style:row-height="0.7366in" fo:break-before="auto" style:use-optimal-row-height="false"/>
    </style:style>
    <style:style style:name="ro22" style:family="table-row">
      <style:table-row-properties style:row-height="0.5437in" fo:break-before="auto" style:use-optimal-row-height="false"/>
    </style:style>
    <style:style style:name="ro23" style:family="table-row">
      <style:table-row-properties style:row-height="0.8862in" fo:break-before="auto" style:use-optimal-row-height="false"/>
    </style:style>
    <style:style style:name="ro24" style:family="table-row">
      <style:table-row-properties style:row-height="0.6217in" fo:break-before="auto" style:use-optimal-row-height="false"/>
    </style:style>
    <style:style style:name="ro25" style:family="table-row">
      <style:table-row-properties style:row-height="0.798in" fo:break-before="auto" style:use-optimal-row-height="true"/>
    </style:style>
    <style:style style:name="ro26" style:family="table-row">
      <style:table-row-properties style:row-height="0.5827in" fo:break-before="auto" style:use-optimal-row-height="false"/>
    </style:style>
    <style:style style:name="ro27" style:family="table-row">
      <style:table-row-properties style:row-height="0.8028in" fo:break-before="auto" style:use-optimal-row-height="false"/>
    </style:style>
    <style:style style:name="ro28" style:family="table-row">
      <style:table-row-properties style:row-height="0.5693in" fo:break-before="auto" style:use-optimal-row-height="false"/>
    </style:style>
    <style:style style:name="ro29" style:family="table-row">
      <style:table-row-properties style:row-height="0.7638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1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103"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style:style>
    <style:style style:name="ce111"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112"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12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font-name-asian="DejaVu Sans" style:font-name-complex="DejaVu Sans"/>
    </style:style>
    <style:style style:name="ce122"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126"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12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129"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13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13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3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3"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34"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35"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6"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24"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70"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7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7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73"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7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75"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7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5"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86"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8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88"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89"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91" style:family="table-cell" style:parent-style-name="Default">
      <style:table-cell-properties fo:background-color="#a7074b" style:text-align-source="fix" style:repeat-content="false" fo:wrap-option="wrap" fo:border="0.74pt solid #000000" style:vertical-align="middle"/>
      <style:paragraph-properties fo:text-align="center" fo:margin-left="0in"/>
      <style:text-properties style:font-name="Liberation Sans"/>
    </style:style>
    <style:style style:name="ce93"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96"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97" style:family="table-cell" style:parent-style-name="Default">
      <style:table-cell-properties style:text-align-source="fix" style:repeat-content="false" style:vertical-align="middle"/>
      <style:paragraph-properties fo:text-align="center" fo:margin-left="0in"/>
    </style:style>
    <style:style style:name="ce9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37"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138"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139"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0"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4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41"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46"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145"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style>
    <style:style style:name="ce146" style:family="table-cell" style:parent-style-name="Default">
      <style:table-cell-properties style:text-align-source="fix" style:repeat-content="false" fo:wrap-option="wrap" style:vertical-align="middle"/>
      <style:paragraph-properties fo:text-align="center" fo:margin-left="0in"/>
    </style:style>
    <style:style style:name="ce47"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5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style>
    <style:style style:name="ce51" style:family="table-cell" style:parent-style-name="Default">
      <style:table-cell-properties fo:background-color="#355269" style:text-align-source="fix" style:repeat-content="false" fo:border="0.74pt solid #000000" style:vertical-align="middle"/>
      <style:paragraph-properties fo:text-align="center"/>
      <style:text-properties fo:color="#ffffff"/>
    </style:style>
    <style:style style:name="ce53" style:family="table-cell" style:parent-style-name="Default">
      <style:table-cell-properties fo:border="0.74pt solid #000000"/>
    </style:style>
    <style:style style:name="ce56"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58" style:family="table-cell" style:parent-style-name="Default">
      <style:table-cell-properties fo:background-color="#4e102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59" style:family="table-cell" style:parent-style-name="Default">
      <style:table-cell-properties fo:background-color="#355269" style:text-align-source="fix" style:repeat-content="false" fo:wrap-option="wrap" style:vertical-align="middle"/>
      <style:paragraph-properties fo:text-align="center" fo:margin-left="0in"/>
      <style:text-properties fo:color="#ffffff" style:font-name="Liberation Sans" fo:font-size="10pt" style:font-size-asian="10pt" style:font-size-complex="10pt"/>
    </style:style>
    <style:style style:name="ce60"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font-style="normal" fo:text-shadow="none" style:text-underline-style="none" style:text-underline-mode="continuous" style:text-overline-mode="continuous" style:text-line-through-mode="continuous" style:font-size-asian="10pt" style:font-style-asian="normal" style:font-weight-asian="normal" style:font-size-complex="10pt" style:font-style-complex="normal" style:text-emphasize="none" style:font-relief="none" style:text-overline-style="none" style:text-overline-color="font-color"/>
    </style:style>
    <style:style style:name="ce62" style:family="table-cell" style:parent-style-name="Default">
      <style:table-cell-properties style:text-align-source="fix" style:repeat-content="false" fo:wrap-option="wrap"/>
      <style:paragraph-properties fo:text-align="center" fo:margin-left="0in"/>
      <style:text-properties style:font-name="Liberation Sans" fo:font-size="10pt" style:font-size-asian="10pt" style:font-size-complex="10pt"/>
    </style:style>
    <style:style style:name="ce6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font-style="normal" fo:text-shadow="none" style:text-underline-style="none" style:text-underline-mode="continuous" style:text-overline-mode="continuous" style:text-line-through-mode="continuous" style:font-size-asian="10pt" style:font-style-asian="normal" style:font-weight-asian="normal" style:font-size-complex="10pt" style:font-style-complex="normal" style:text-emphasize="none" style:font-relief="none" style:text-overline-style="none" style:text-overline-color="font-color"/>
    </style:style>
    <style:style style:name="ce6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pt" fo:country="BR" fo:font-style="normal" fo:text-shadow="none" style:text-underline-style="none"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ar" style:country-complex="SA" style:font-style-complex="normal" style:text-emphasize="none" style:font-relief="none" style:text-overline-style="none" style:text-overline-color="font-color"/>
    </style:style>
    <style:style style:name="ce83"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9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9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94"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9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00"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10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105"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10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108"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10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10"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113"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114" style:family="table-cell" style:parent-style-name="Default">
      <style:table-cell-properties fo:background-color="#a7074b" style:text-align-source="fix" style:repeat-content="false" fo:wrap-option="wrap" fo:border="0.74pt solid #000000" style:vertical-align="middle"/>
      <style:paragraph-properties fo:text-align="center" fo:margin-left="0in"/>
      <style:text-properties style:font-name="Liberation Sans"/>
    </style:style>
    <style:style style:name="ce11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117"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118" style:family="table-cell" style:parent-style-name="Default">
      <style:table-cell-properties style:text-align-source="fix" style:repeat-content="false" style:vertical-align="middle"/>
      <style:paragraph-properties fo:text-align="center" fo:margin-left="0in"/>
    </style:style>
    <style:style style:name="ce11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2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style:style>
    <style:style style:name="ce123"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124"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125"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143"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font-name-asian="DejaVu Sans" style:font-name-complex="DejaVu Sans"/>
    </style:style>
    <style:style style:name="ce144"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147"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14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49"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150"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15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15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53"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4"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55"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56"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7"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158"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159"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160"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6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63"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64"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16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166"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style>
    <style:style style:name="ce167" style:family="table-cell" style:parent-style-name="Default">
      <style:table-cell-properties style:text-align-source="fix" style:repeat-content="false" fo:wrap-option="wrap" style:vertical-align="middle"/>
      <style:paragraph-properties fo:text-align="center" fo:margin-left="0in"/>
    </style:style>
    <style:style style:name="ce16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style>
    <style:style style:name="ce170" style:family="table-cell" style:parent-style-name="Default">
      <style:table-cell-properties fo:background-color="#355269" style:text-align-source="fix" style:repeat-content="false" fo:border="0.74pt solid #000000" style:vertical-align="middle"/>
      <style:paragraph-properties fo:text-align="center"/>
      <style:text-properties fo:color="#ffffff"/>
    </style:style>
    <style:style style:name="ce171"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172" style:family="table-cell" style:parent-style-name="Default">
      <style:table-cell-properties fo:border="0.74pt solid #000000"/>
    </style:style>
    <style:style style:name="ce173" style:family="table-cell" style:parent-style-name="Default">
      <style:table-cell-properties fo:background-color="#4e102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74" style:family="table-cell" style:parent-style-name="Default">
      <style:table-cell-properties fo:background-color="#355269" style:text-align-source="fix" style:repeat-content="false" fo:wrap-option="wrap" style:vertical-align="middle"/>
      <style:paragraph-properties fo:text-align="center" fo:margin-left="0in"/>
      <style:text-properties fo:color="#ffffff" style:font-name="Liberation Sans" fo:font-size="10pt" style:font-size-asian="10pt" style:font-size-complex="10pt"/>
    </style:style>
    <style:style style:name="ce17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font-style="normal" fo:text-shadow="none" style:text-underline-style="none" style:text-underline-mode="continuous" style:text-overline-mode="continuous" style:text-line-through-mode="continuous" style:font-size-asian="10pt" style:font-style-asian="normal" style:font-weight-asian="normal" style:font-size-complex="10pt" style:font-style-complex="normal" style:text-emphasize="none" style:font-relief="none" style:text-overline-style="none" style:text-overline-color="font-color"/>
    </style:style>
    <style:style style:name="ce176"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pt" fo:country="BR" fo:font-style="normal" fo:text-shadow="none" style:text-underline-style="none"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ar" style:country-complex="SA" style:font-style-complex="normal" style:text-emphasize="none" style:font-relief="none" style:text-overline-style="none" style:text-overline-color="font-color"/>
    </style:style>
    <style:style style:name="ce177"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font-style="normal" fo:text-shadow="none" style:text-underline-style="none" style:text-underline-mode="continuous" style:text-overline-mode="continuous" style:text-line-through-mode="continuous" style:font-size-asian="10pt" style:font-style-asian="normal" style:font-weight-asian="normal" style:font-size-complex="10pt" style:font-style-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paragraph-properties fo:text-align="center" fo:margin-left="0in"/>
      <style:text-properties style:font-name="Liberation Sans" fo:font-size="10pt" style:font-size-asian="10pt" style:font-size-complex="10pt"/>
    </style:style>
    <style:style style:name="T1" style:family="text">
      <style:text-properties style:use-window-font-color="true" loext:opacity="0%" fo:font-size="12pt" fo:language="en" fo:country="US" style:text-underline-style="solid" style:text-underline-width="auto" style:text-underline-color="font-color" style:letter-kerning="true" style:font-size-asian="12pt" style:language-asian="zh" style:country-asian="CN" style:font-name-complex="Lohit Devanagari" style:font-size-complex="12pt" style:language-complex="hi" style:country-complex="IN"/>
    </style:style>
    <style:style style:name="T3" style:family="text">
      <style:text-properties fo:font-weight="bold" style:font-weight-asian="bold" style:font-weight-complex="bold"/>
    </style:style>
    <style:style style:name="T2" style:family="text">
      <style:text-properties style:text-position="super 58%"/>
    </style:style>
    <style:style style:name="T4" style:family="text">
      <style:text-properties style:text-outline="false" style:text-line-through-style="none" style:text-line-through-type="none"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T5" style:family="text">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T7" style:family="text">
      <style:text-properties fo:color="#000000" loext:opacity="100%" style:font-name="Calibri" fo:language="pt" fo:country="BR" fo:font-weight="bold" style:letter-kerning="false" style:font-name-asian="Calibri" style:font-size-asian="11pt" style:language-asian="en" style:country-asian="US" style:font-name-complex="Calibri" style:font-size-complex="11pt" style:language-complex="ar" style:country-complex="SA" style:font-weight-complex="bold"/>
    </style:style>
    <style:style style:name="T8" style:family="text">
      <style:text-properties fo:color="#000000" loext:opacity="100%" style:font-name="Calibri" fo:language="pt" fo:country="BR" fo:font-weight="normal" style:letter-kerning="false" style:font-name-asian="Calibri" style:font-size-asian="11pt" style:language-asian="en" style:country-asian="US" style:font-name-complex="Calibri" style:font-size-complex="11pt" style:language-complex="ar" style:country-complex="SA" style:font-weight-complex="normal"/>
    </style:style>
    <style:style style:name="T9" style:family="text">
      <style:text-properties fo:color="#000000" loext:opacity="100%" style:font-name="Calibri" fo:language="pt" fo:country="BR" fo:font-weight="normal" style:letter-kerning="false" style:font-name-asian="Calibri" style:font-size-asian="11pt" style:language-asian="en" style:country-asian="US" style:font-size-complex="11pt" style:language-complex="ar" style:country-complex="SA" style:font-weight-complex="normal"/>
    </style:style>
    <style:style style:name="T10" style:family="text">
      <style:text-properties fo:color="#000000" loext:opacity="100%" style:font-name="Calibri" fo:font-size="11pt" fo:language="pt" fo:country="BR" fo:font-weight="bold" style:letter-kerning="false" style:font-name-asian="Calibri" style:font-size-asian="11pt" style:language-asian="en" style:country-asian="US" style:font-name-complex="Calibri" style:font-size-complex="11pt" style:language-complex="ar" style:country-complex="SA" style:font-weight-complex="bold"/>
    </style:style>
    <style:style style:name="T11" style:family="text">
      <style:text-properties fo:color="#000000" loext:opacity="100%" style:font-name="Calibri" fo:font-size="11pt" fo:language="pt" fo:country="BR" fo:font-weight="normal" style:letter-kerning="false" style:font-name-asian="Calibri" style:font-size-asian="11pt" style:language-asian="en" style:country-asian="US" style:font-name-complex="Calibri" style:font-size-complex="11pt" style:language-complex="ar" style:country-complex="SA" style:font-weight-complex="normal"/>
    </style:style>
    <style:style style:name="T12" style:family="text">
      <style:text-properties fo:color="#000000" loext:opacity="100%" style:font-name="Calibri" fo:font-size="11pt" fo:language="pt" fo:country="BR" fo:font-weight="normal" style:letter-kerning="false" style:font-name-asian="Calibri" style:font-size-asian="11pt" style:language-asian="en" style:country-asian="US" style:font-size-complex="11pt" style:language-complex="ar" style:country-complex="SA" style:font-weight-complex="normal"/>
    </style:style>
    <style:style style:name="T13" style:family="text">
      <style:text-properties fo:color="#000000" loext:opacity="100%" style:font-name="Calibri" fo:font-size="11pt" fo:language="pt" fo:country="BR" style:letter-kerning="false" style:font-name-asian="Calibri" style:font-size-asian="11pt" style:language-asian="en" style:country-asian="US" style:font-size-complex="11pt" style:language-complex="ar" style:country-complex="SA"/>
    </style:style>
    <style:style style:name="T15"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16" style:family="text">
      <style:text-propertie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17"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18"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19" style:family="text">
      <style:text-properties fo:color="#000000" style:font-name="Calibri" fo:font-weight="bold" style:letter-kerning="false" fo:language="pt" fo:country="BR" style:language-asian="en" style:country-asian="US" style:language-complex="ar" style:country-complex="SA" style:font-name-asian="Calibri" style:font-name-complex="Calibri" style:font-size-asian="11pt" style:font-size-complex="11pt" style:font-weight-complex="bold"/>
    </style:style>
    <style:style style:name="T20" style:family="text">
      <style:text-properties fo:color="#000000" style:font-name="Calibri" style:letter-kerning="false" fo:language="pt" fo:country="BR" style:language-asian="en" style:country-asian="US" style:language-complex="ar" style:country-complex="SA" style:font-name-asian="Calibri" style:font-name-complex="Calibri" style:font-size-asian="11pt" style:font-size-complex="11pt" fo:font-weight="normal" style:font-weight-complex="normal"/>
    </style:style>
    <style:style style:name="T21" style:family="text">
      <style:text-properties fo:color="#000000" style:font-name="Calibri" style:letter-kerning="false" fo:language="pt" fo:country="BR" style:language-asian="en" style:country-asian="US" style:language-complex="ar" style:country-complex="SA" style:font-name-asian="Calibri" style:font-size-asian="11pt" style:font-size-complex="11pt" fo:font-weight="normal" style:font-weight-complex="normal"/>
    </style:style>
    <style:style style:name="T22" style:family="text">
      <style:text-properties fo:color="#000000" style:font-name="Calibri" fo:font-size="11pt" fo:font-weight="bold" style:letter-kerning="false" fo:language="pt" fo:country="BR" style:language-asian="en" style:country-asian="US" style:language-complex="ar" style:country-complex="SA" style:font-name-asian="Calibri" style:font-name-complex="Calibri" style:font-size-asian="11pt" style:font-size-complex="11pt" style:font-weight-complex="bold"/>
    </style:style>
    <style:style style:name="T23" style:family="text">
      <style:text-properties fo:color="#000000" style:font-name="Calibri" fo:font-size="11pt" style:letter-kerning="false" fo:language="pt" fo:country="BR" style:language-asian="en" style:country-asian="US" style:language-complex="ar" style:country-complex="SA" style:font-name-asian="Calibri" style:font-name-complex="Calibri" style:font-size-asian="11pt" style:font-size-complex="11pt" fo:font-weight="normal" style:font-weight-complex="normal"/>
    </style:style>
    <style:style style:name="T24" style:family="text">
      <style:text-properties fo:color="#000000" style:font-name="Calibri" fo:font-size="11pt" style:letter-kerning="false" fo:language="pt" fo:country="BR" style:language-asian="en" style:country-asian="US" style:language-complex="ar" style:country-complex="SA" style:font-name-asian="Calibri" style:font-size-asian="11pt" style:font-size-complex="11pt" fo:font-weight="normal" style:font-weight-complex="normal"/>
    </style:style>
    <style:style style:name="T25" style:family="text">
      <style:text-properties fo:color="#000000" style:font-name="Calibri" fo:font-size="11pt" style:letter-kerning="false" fo:language="pt" fo:country="BR" style:language-asian="en" style:country-asian="US" style:language-complex="ar" style:country-complex="SA" style:font-name-asian="Calibri" style:font-size-asian="11pt" style:font-size-complex="11pt"/>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100"/>
        <table:table-column table:style-name="co2" table:default-cell-style-name="ce100"/>
        <table:table-column table:style-name="co3" table:number-columns-repeated="1022" table:default-cell-style-name="ce100"/>
        <table:table-row table:style-name="ro1">
          <table:table-cell table:style-name="ce83" office:value-type="string" calcext:value-type="string" table:number-columns-spanned="2" table:number-rows-spanned="1">
            <text:p>General Information</text:p>
          </table:table-cell>
          <table:covered-table-cell table:style-name="ce147"/>
          <table:table-cell table:number-columns-repeated="1022"/>
        </table:table-row>
        <table:table-row table:style-name="ro1">
          <table:table-cell table:style-name="ce90" office:value-type="string" calcext:value-type="string">
            <text:p>Where EC2 Instance Metadata can be accessed</text:p>
          </table:table-cell>
          <table:table-cell table:style-name="ce90" office:value-type="string" calcext:value-type="string">
            <text:p>at 169.254.169.254/latest/metadata, without leveraging IAM Policies</text:p>
          </table:table-cell>
          <table:table-cell table:number-columns-repeated="1022"/>
        </table:table-row>
        <table:table-row table:style-name="ro1">
          <table:table-cell table:style-name="ce92" office:value-type="string" calcext:value-type="string">
            <text:p>For AWS SDK, if you don’t specify a region, which one is used as default?</text:p>
          </table:table-cell>
          <table:table-cell table:style-name="ce148" office:value-type="string" calcext:value-type="string">
            <text:p>us-east-1 will be used as default</text:p>
          </table:table-cell>
          <table:table-cell table:number-columns-repeated="1022"/>
        </table:table-row>
        <table:table-row table:style-name="ro1">
          <table:table-cell table:style-name="ce94"/>
          <table:table-cell table:style-name="ce149"/>
          <table:table-cell table:number-columns-repeated="1022"/>
        </table:table-row>
        <table:table-row table:style-name="ro1">
          <table:table-cell table:style-name="ce83" office:value-type="string" calcext:value-type="string" table:number-columns-spanned="2" table:number-rows-spanned="1">
            <text:p>EC2</text:p>
          </table:table-cell>
          <table:covered-table-cell table:style-name="ce147"/>
          <table:table-cell table:number-columns-repeated="1022"/>
        </table:table-row>
        <table:table-row table:style-name="ro1">
          <table:table-cell table:style-name="ce90" office:value-type="string" calcext:value-type="string">
            <text:p>How are Spot Instances billed </text:p>
          </table:table-cell>
          <table:table-cell table:style-name="ce150" office:value-type="string" calcext:value-type="string">
            <text:p>You pay up to 90% discount when you’re using a spot instance</text:p>
          </table:table-cell>
          <table:table-cell table:number-columns-repeated="1022"/>
        </table:table-row>
        <table:table-row table:style-name="ro1">
          <table:table-cell table:style-name="ce90" office:value-type="string" calcext:value-type="string">
            <text:p>Spot Instances current spot prices x user-defined max spot price</text:p>
          </table:table-cell>
          <table:table-cell table:style-name="ce90"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90" office:value-type="string" calcext:value-type="string">
            <text:p>Spot requests (One-time and Persistent Spot requests)</text:p>
          </table:table-cell>
          <table:table-cell table:style-name="ce90"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90" office:value-type="string" calcext:value-type="string" table:number-columns-spanned="1" table:number-rows-spanned="2">
            <text:p>Spot fleet</text:p>
          </table:table-cell>
          <table:table-cell table:style-name="ce90" office:value-type="string" calcext:value-type="string">
            <text:p>For a set of spot instances and optionally on-demand instances</text:p>
          </table:table-cell>
          <table:table-cell table:number-columns-repeated="1022"/>
        </table:table-row>
        <table:table-row table:style-name="ro2">
          <table:covered-table-cell table:style-name="ce90"/>
          <table:table-cell table:style-name="ce90" office:value-type="string" calcext:value-type="string">
            <text:p>Stragegies for Spot Fleets:</text:p>
            <text:p>lowestPrice for the lowest price instances from the pool</text:p>
            <text:p>diversified for choosing instances across many pools</text:p>
            <text:p>capacityOptimized for the optimal capacity availability</text:p>
          </table:table-cell>
          <table:table-cell table:number-columns-repeated="1022"/>
        </table:table-row>
        <table:table-row table:style-name="ro1">
          <table:table-cell table:style-name="ce90" office:value-type="string" calcext:value-type="string">
            <text:p>Spot fleets allow us to automatically request spot instances with the lowest prices</text:p>
          </table:table-cell>
          <table:table-cell table:style-name="ce90" office:value-type="string" calcext:value-type="string">
            <text:p>Yes!</text:p>
          </table:table-cell>
          <table:table-cell table:number-columns-repeated="1022"/>
        </table:table-row>
        <table:table-row table:style-name="ro3">
          <table:table-cell table:style-name="ce90" office:value-type="string" calcext:value-type="string">
            <text:p>Placement groups (cluster, spread, partition)</text:p>
          </table:table-cell>
          <table:table-cell table:style-name="ce151" office:value-type="string" calcext:value-type="string">
            <text:p>Cluster: Same AZ, same hardware. Very low latency</text:p>
            <text:p>Spread: Diff AZ, diff hardware. Used to increase availability. Max 7 instances per AZ</text:p>
            <text:p>Partition: Up to 7 partitions per AZ. Multiple instances in each partition. Hadoop, Cassandra and Kafka.</text:p>
          </table:table-cell>
          <table:table-cell table:number-columns-repeated="1022"/>
        </table:table-row>
        <table:table-row table:style-name="ro1">
          <table:table-cell table:style-name="ce90" office:value-type="string" calcext:value-type="string">
            <text:p>Usage of Elastic Network Interfaces for failover</text:p>
          </table:table-cell>
          <table:table-cell table:style-name="ce90"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4">
          <table:table-cell table:style-name="ce90" office:value-type="string" calcext:value-type="string">
            <text:p>EC2 Hibernate</text:p>
          </table:table-cell>
          <table:table-cell table:style-name="ce90" office:value-type="string" calcext:value-type="string">
            <text:p>EC2 Hibernate consists in storing the current RAM data into an encrypted EBS Volume, so we can boot it up very fast. Instances can not be hibernated for more than 60 days, and the RAM cant be higher than 150GB. If our deployed instance needs hibernation but doesn’t have it activated, we need to migrate our workload to an instance that has it activated.</text:p>
          </table:table-cell>
          <table:table-cell table:number-columns-repeated="1022"/>
        </table:table-row>
        <table:table-row table:style-name="ro1">
          <table:table-cell table:style-name="ce90" office:value-type="string" calcext:value-type="string">
            <text:p>ENI’s are bound to…</text:p>
          </table:table-cell>
          <table:table-cell table:style-name="ce90" office:value-type="string" calcext:value-type="string">
            <text:p>AZ!</text:p>
          </table:table-cell>
          <table:table-cell table:number-columns-repeated="1022"/>
        </table:table-row>
        <table:table-row table:style-name="ro1">
          <table:table-cell table:style-name="ce90" office:value-type="string" calcext:value-type="string">
            <text:p>AMI creation process</text:p>
          </table:table-cell>
          <table:table-cell table:style-name="ce90" office:value-type="string" calcext:value-type="string">
            <text:p>Launch EC2 instance, install whatever you want on it, and generate an AMI out of it. Building an AMI will create an EBS snapshot</text:p>
          </table:table-cell>
          <table:table-cell table:number-columns-repeated="1022"/>
        </table:table-row>
        <table:table-row table:style-name="ro1">
          <table:table-cell table:style-name="ce90" office:value-type="string" calcext:value-type="string">
            <text:p>Instance store is ephemeral</text:p>
          </table:table-cell>
          <table:table-cell table:style-name="ce90" office:value-type="string" calcext:value-type="string">
            <text:p><text:s/>Ephemeral = dies when instance dies</text:p>
          </table:table-cell>
          <table:table-cell table:number-columns-repeated="1022"/>
        </table:table-row>
        <table:table-row table:style-name="ro1">
          <table:table-cell table:style-name="ce90" office:value-type="string" calcext:value-type="string">
            <text:p>To launch an EC2 instance, we need an IPv4 available. If we don’t have it, create another CIDR in the VPC level</text:p>
          </table:table-cell>
          <table:table-cell table:style-name="ce90" office:value-type="string" calcext:value-type="string">
            <text:p>Yes!</text:p>
          </table:table-cell>
          <table:table-cell table:number-columns-repeated="1022"/>
        </table:table-row>
        <table:table-row table:style-name="ro1">
          <table:table-cell table:style-name="ce90" office:value-type="string" calcext:value-type="string">
            <text:p>EC2 Enchanced Networking</text:p>
          </table:table-cell>
          <table:table-cell table:style-name="ce90"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90" office:value-type="string" calcext:value-type="string">
            <text:p>Elastic Fabric Adapter</text:p>
          </table:table-cell>
          <table:table-cell table:style-name="ce90" office:value-type="string" calcext:value-type="string">
            <text:p>Improved ENA for HPC, Linux only. Great for tightly coupled workloads</text:p>
          </table:table-cell>
          <table:table-cell table:number-columns-repeated="1022"/>
        </table:table-row>
        <table:table-row table:style-name="ro1">
          <table:table-cell table:style-name="ce98" office:value-type="string" calcext:value-type="string">
            <text:p>Spot Blocks are limited to a … hours span</text:p>
          </table:table-cell>
          <table:table-cell table:style-name="ce98" office:value-type="float" office:value="6" calcext:value-type="float">
            <text:p>6</text:p>
          </table:table-cell>
          <table:table-cell table:number-columns-repeated="1022"/>
        </table:table-row>
        <table:table-row table:style-name="ro1">
          <table:table-cell table:style-name="ce98" office:value-type="string" calcext:value-type="string">
            <text:p>When we create an AMI, an snapshot is also automatically created</text:p>
          </table:table-cell>
          <table:table-cell table:style-name="ce98" office:value-type="string" calcext:value-type="string">
            <text:p>Yes!</text:p>
          </table:table-cell>
          <table:table-cell table:number-columns-repeated="1022"/>
        </table:table-row>
        <table:table-row table:style-name="ro1">
          <table:table-cell table:style-name="ce90" office:value-type="string" calcext:value-type="string">
            <text:p>Dedicated Instance x Dedicated Hosts</text:p>
          </table:table-cell>
          <table:table-cell table:style-name="ce90" office:value-type="string" calcext:value-type="string">
            <text:p>They are the same, but dedicated instance is cheaper. Dedicated hosts are for server-bound licenses</text:p>
          </table:table-cell>
          <table:table-cell table:number-columns-repeated="1022"/>
        </table:table-row>
        <table:table-row table:style-name="ro1">
          <table:table-cell table:style-name="ce90" office:value-type="string" calcext:value-type="string">
            <text:p>User data always runs as root user</text:p>
          </table:table-cell>
          <table:table-cell table:style-name="ce90" office:value-type="string" calcext:value-type="string">
            <text:p>Yes!</text:p>
          </table:table-cell>
          <table:table-cell table:number-columns-repeated="1022"/>
        </table:table-row>
        <table:table-row table:style-name="ro1">
          <table:table-cell table:style-name="ce90" office:value-type="string" calcext:value-type="string">
            <text:p>Instance store data is lost when the instance gets stopped</text:p>
          </table:table-cell>
          <table:table-cell table:style-name="ce90" office:value-type="string" calcext:value-type="string">
            <text:p>Please confirm if that is true, YES it’s true! Confirmed on AWS website</text:p>
          </table:table-cell>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EBS</text:p>
          </table:table-cell>
          <table:covered-table-cell table:style-name="ce147"/>
          <table:table-cell table:number-columns-repeated="1022"/>
        </table:table-row>
        <table:table-row table:style-name="ro1">
          <table:table-cell table:style-name="ce92" office:value-type="string" calcext:value-type="string">
            <text:p>Is a network drive</text:p>
          </table:table-cell>
          <table:table-cell table:style-name="ce90" office:value-type="string" calcext:value-type="string">
            <text:p>Yes!</text:p>
          </table:table-cell>
          <table:table-cell table:number-columns-repeated="1022"/>
        </table:table-row>
        <table:table-row table:style-name="ro1">
          <table:table-cell table:style-name="ce90" office:value-type="string" calcext:value-type="string">
            <text:p>Multi-attach feature available for SAA level exam</text:p>
          </table:table-cell>
          <table:table-cell table:style-name="ce90" office:value-type="string" calcext:value-type="string">
            <text:p>EBS multi-attach is only available for io1/io2 EBS families</text:p>
          </table:table-cell>
          <table:table-cell table:number-columns-repeated="1022"/>
        </table:table-row>
        <table:table-row table:style-name="ro1">
          <table:table-cell table:style-name="ce90" office:value-type="string" calcext:value-type="string">
            <text:p>EBS volumes are bound to…</text:p>
          </table:table-cell>
          <table:table-cell table:style-name="ce90" office:value-type="string" calcext:value-type="string">
            <text:p>AZ!</text:p>
          </table:table-cell>
          <table:table-cell table:number-columns-repeated="1022"/>
        </table:table-row>
        <table:table-row table:style-name="ro1">
          <table:table-cell table:style-name="ce90" office:value-type="string" calcext:value-type="string">
            <text:p>Delete on termination feature</text:p>
          </table:table-cell>
          <table:table-cell table:style-name="ce90"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90" office:value-type="string" calcext:value-type="string">
            <text:p>Root volume Is deleted on termination by default</text:p>
          </table:table-cell>
          <table:table-cell table:style-name="ce90" office:value-type="string" calcext:value-type="string">
            <text:p>Yes!</text:p>
          </table:table-cell>
          <table:table-cell table:number-columns-repeated="1022"/>
        </table:table-row>
        <table:table-row table:style-name="ro1">
          <table:table-cell table:style-name="ce90" office:value-type="string" calcext:value-type="string">
            <text:p>Any other volumes are not deleted on termination by default</text:p>
          </table:table-cell>
          <table:table-cell table:style-name="ce90" office:value-type="string" calcext:value-type="string">
            <text:p>Yes!</text:p>
          </table:table-cell>
          <table:table-cell table:number-columns-repeated="1022"/>
        </table:table-row>
        <table:table-row table:style-name="ro1">
          <table:table-cell table:style-name="ce90" office:value-type="string" calcext:value-type="string">
            <text:p>Snapshots can be copied across Azs and regions</text:p>
          </table:table-cell>
          <table:table-cell table:style-name="ce90" office:value-type="string" calcext:value-type="string">
            <text:p>Yes! Refer to the Github’s tutorial</text:p>
          </table:table-cell>
          <table:table-cell table:number-columns-repeated="1022"/>
        </table:table-row>
        <table:table-row table:style-name="ro1">
          <table:table-cell table:style-name="ce90" office:value-type="string" calcext:value-type="string">
            <text:p>EBS Snapshot archive</text:p>
          </table:table-cell>
          <table:table-cell table:style-name="ce90" office:value-type="string" calcext:value-type="string">
            <text:p>It’s a cheaper snapshot. Takes longer to restore.</text:p>
          </table:table-cell>
          <table:table-cell table:number-columns-repeated="1022"/>
        </table:table-row>
        <table:table-row table:style-name="ro1">
          <table:table-cell table:style-name="ce90" office:value-type="string" calcext:value-type="string">
            <text:p>Recycle bin for EBS Snapsnots</text:p>
          </table:table-cell>
          <table:table-cell table:style-name="ce90"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90" office:value-type="string" calcext:value-type="string">
            <text:p>Fast snapshot restore</text:p>
          </table:table-cell>
          <table:table-cell table:style-name="ce90" office:value-type="string" calcext:value-type="string">
            <text:p>Force full initialization of snapshot so you don’t have latency on the first use</text:p>
          </table:table-cell>
          <table:table-cell table:number-columns-repeated="1022"/>
        </table:table-row>
        <table:table-row table:style-name="ro1">
          <table:table-cell table:style-name="ce90" office:value-type="string" calcext:value-type="string">
            <text:p>gp2/gp3 volume type</text:p>
          </table:table-cell>
          <table:table-cell table:style-name="ce90"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90" office:value-type="string" calcext:value-type="string">
            <text:p>io1/io2 and io2 block express</text:p>
          </table:table-cell>
          <table:table-cell table:style-name="ce90"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90" office:value-type="string" calcext:value-type="string">
            <text:p>st1 volume type</text:p>
          </table:table-cell>
          <table:table-cell table:style-name="ce90" office:value-type="string" calcext:value-type="string">
            <text:p>St1 is an EBS volume for high throughput. Used for very-frequently accessed workloads</text:p>
          </table:table-cell>
          <table:table-cell table:number-columns-repeated="1022"/>
        </table:table-row>
        <table:table-row table:style-name="ro1">
          <table:table-cell table:style-name="ce90" office:value-type="string" calcext:value-type="string">
            <text:p>sc1 volume type</text:p>
          </table:table-cell>
          <table:table-cell table:style-name="ce90" office:value-type="string" calcext:value-type="string">
            <text:p>Sc1 is COLD HDD. Used for less-frequently accessed workloads</text:p>
          </table:table-cell>
          <table:table-cell table:number-columns-repeated="1022"/>
        </table:table-row>
        <table:table-row table:style-name="ro1">
          <table:table-cell table:style-name="ce90" office:value-type="string" calcext:value-type="string">
            <text:p>Which volumes can be used as boot volumes?</text:p>
          </table:table-cell>
          <table:table-cell table:style-name="ce90" office:value-type="string" calcext:value-type="string">
            <text:p>gp2, gp3, io1, io2</text:p>
          </table:table-cell>
          <table:table-cell table:number-columns-repeated="1022"/>
        </table:table-row>
        <table:table-row table:style-name="ro1">
          <table:table-cell table:style-name="ce101" office:value-type="string" calcext:value-type="string">
            <text:p>gp2 has the size of the volume and IOPS linked, where gp3 can increase/decrease them <text:span text:style-name="T15">independently</text:span></text:p>
          </table:table-cell>
          <table:table-cell table:style-name="ce90" office:value-type="string" calcext:value-type="string">
            <text:p>Yes!</text:p>
          </table:table-cell>
          <table:table-cell table:number-columns-repeated="1022"/>
        </table:table-row>
        <table:table-row table:style-name="ro1">
          <table:table-cell table:style-name="ce90" office:value-type="string" calcext:value-type="string">
            <text:p>Up to how many instances does io1/io2 family’s multi attach support?</text:p>
          </table:table-cell>
          <table:table-cell table:style-name="ce90" office:value-type="string" calcext:value-type="string">
            <text:p>16 instances</text:p>
          </table:table-cell>
          <table:table-cell table:number-columns-repeated="1022"/>
        </table:table-row>
        <table:table-row table:style-name="ro1">
          <table:table-cell table:style-name="ce90" office:value-type="string" calcext:value-type="string">
            <text:p>How to create encrypted volume from an unencrypted one</text:p>
          </table:table-cell>
          <table:table-cell table:style-name="ce90"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90" office:value-type="string" calcext:value-type="string">
            <text:p>EBS snapshots use IO or not?</text:p>
          </table:table-cell>
          <table:table-cell table:style-name="ce90" office:value-type="string" calcext:value-type="string">
            <text:p>Yes! They shouldn’t be used when the app is dealing with a lot of traffic</text:p>
          </table:table-cell>
          <table:table-cell table:number-columns-repeated="1022"/>
        </table:table-row>
        <table:table-row table:style-name="ro1">
          <table:table-cell table:style-name="ce102" office:value-type="string" calcext:value-type="string">
            <text:p>What is EBS Multi-Attach </text:p>
          </table:table-cell>
          <table:table-cell table:style-name="ce102"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102" office:value-type="string" calcext:value-type="string">
            <text:p>Which volume type is the most performatic?</text:p>
          </table:table-cell>
          <table:table-cell table:style-name="ce90" office:value-type="string" calcext:value-type="string">
            <text:p>Instance store is the fastest volume because it’s physically attached to the instance.</text:p>
          </table:table-cell>
          <table:table-cell table:number-columns-repeated="1022"/>
        </table:table-row>
        <table:table-row table:style-name="ro1">
          <table:table-cell table:style-name="ce102" office:value-type="string" calcext:value-type="string">
            <text:p>How to migrate an EBS volume to another AZ</text:p>
          </table:table-cell>
          <table:table-cell table:style-name="ce90" office:value-type="string" calcext:value-type="string">
            <text:p>Take a snapshot and restore it on the chosen AZ</text:p>
          </table:table-cell>
          <table:table-cell table:number-columns-repeated="1022"/>
        </table:table-row>
        <table:table-row table:style-name="ro1">
          <table:table-cell table:style-name="ce98" office:value-type="string" calcext:value-type="string">
            <text:p>Data moving between and encrypted EBS volume and its attached EC2 instance is encrypted</text:p>
          </table:table-cell>
          <table:table-cell table:style-name="ce98"/>
          <table:table-cell table:number-columns-repeated="1022"/>
        </table:table-row>
        <table:table-row table:style-name="ro1">
          <table:table-cell table:style-name="ce104" office:value-type="string" calcext:value-type="string">
            <text:p>io1, io2 and io2 block express are great for database workloads, so generally, switching from gpX to ioX is likely to be the answer</text:p>
          </table:table-cell>
          <table:table-cell table:style-name="ce104"/>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EFS</text:p>
          </table:table-cell>
          <table:covered-table-cell table:style-name="ce147"/>
          <table:table-cell table:number-columns-repeated="1022"/>
        </table:table-row>
        <table:table-row table:style-name="ro1">
          <table:table-cell table:style-name="ce90" office:value-type="string" calcext:value-type="string">
            <text:p>Sits inside a security group</text:p>
          </table:table-cell>
          <table:table-cell table:style-name="ce90"/>
          <table:table-cell table:number-columns-repeated="1022"/>
        </table:table-row>
        <table:table-row table:style-name="ro1">
          <table:table-cell table:style-name="ce90" office:value-type="string" calcext:value-type="string">
            <text:p>Is regional</text:p>
          </table:table-cell>
          <table:table-cell table:style-name="ce90" office:value-type="string" calcext:value-type="string">
            <text:p>Yes!</text:p>
          </table:table-cell>
          <table:table-cell table:number-columns-repeated="1022"/>
        </table:table-row>
        <table:table-row table:style-name="ro1">
          <table:table-cell table:style-name="ce90" office:value-type="string" calcext:value-type="string">
            <text:p>Scales automatically, no capacity planning</text:p>
          </table:table-cell>
          <table:table-cell table:style-name="ce90" office:value-type="string" calcext:value-type="string">
            <text:p>Yes!</text:p>
          </table:table-cell>
          <table:table-cell table:number-columns-repeated="1022"/>
        </table:table-row>
        <table:table-row table:style-name="ro1">
          <table:table-cell table:style-name="ce90" office:value-type="string" calcext:value-type="string">
            <text:p>Performance mode: General purpose or Max/IO</text:p>
          </table:table-cell>
          <table:table-cell table:style-name="ce90" office:value-type="string" calcext:value-type="string">
            <text:p>General purpose: General uses</text:p>
            <text:p>Max I/O: To maximize IO, big data, media processing, etc</text:p>
          </table:table-cell>
          <table:table-cell table:number-columns-repeated="1022"/>
        </table:table-row>
        <table:table-row table:style-name="ro5">
          <table:table-cell table:style-name="ce90" office:value-type="string" calcext:value-type="string">
            <text:p>Throughput mode: Bursting, Provisioned or Elastic</text:p>
          </table:table-cell>
          <table:table-cell table:style-name="ce90" office:value-type="string" calcext:value-type="string">
            <text:p>Bursting: Throughput increases as you use more space</text:p>
            <text:p>Provisioned: You get to choose your thoughput</text:p>
            <text:p>Elastic:  Use Elastic Throughput when you have spiky or unpredictable workloads and performance requirements that are difficult to forecast</text:p>
          </table:table-cell>
          <table:table-cell table:number-columns-repeated="1022"/>
        </table:table-row>
        <table:table-row table:style-name="ro1">
          <table:table-cell table:style-name="ce90" office:value-type="string" calcext:value-type="string">
            <text:p>Linux only, POSIX-based</text:p>
          </table:table-cell>
          <table:table-cell table:style-name="ce90" office:value-type="string" calcext:value-type="string">
            <text:p>Yes!</text:p>
          </table:table-cell>
          <table:table-cell table:number-columns-repeated="1022"/>
        </table:table-row>
        <table:table-row table:style-name="ro1">
          <table:table-cell table:style-name="ce90" office:value-type="string" calcext:value-type="string">
            <text:p>EFS-IA e ONE ZONE IA</text:p>
          </table:table-cell>
          <table:table-cell table:style-name="ce90"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style-name="ce104" office:value-type="string" calcext:value-type="string">
            <text:p>EFS-IA needs to use lifecycle policies!</text:p>
          </table:table-cell>
          <table:table-cell table:style-name="ce10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Load balancers</text:p>
          </table:table-cell>
          <table:covered-table-cell table:style-name="ce147"/>
          <table:table-cell table:number-columns-repeated="1022"/>
        </table:table-row>
        <table:table-row table:style-name="ro1">
          <table:table-cell table:style-name="ce90" office:value-type="string" calcext:value-type="string">
            <text:p>ALB supported protocols and OSI layer</text:p>
          </table:table-cell>
          <table:table-cell table:style-name="ce152" office:value-type="string" calcext:value-type="string">
            <text:p><text:s/>HTTP, HTTPS, WebSocket - 7th layer</text:p>
          </table:table-cell>
          <table:table-cell table:number-columns-repeated="1022"/>
        </table:table-row>
        <table:table-row table:style-name="ro1">
          <table:table-cell table:style-name="ce90" office:value-type="string" calcext:value-type="string">
            <text:p>NLB supported protocols and OSI layer</text:p>
          </table:table-cell>
          <table:table-cell table:style-name="ce152" office:value-type="string" calcext:value-type="string">
            <text:p>TCP, UDP, TLS - 4th layer</text:p>
          </table:table-cell>
          <table:table-cell table:number-columns-repeated="1022"/>
        </table:table-row>
        <table:table-row table:style-name="ro1">
          <table:table-cell table:style-name="ce90" office:value-type="string" calcext:value-type="string">
            <text:p>GLB supported protocols and OSI layer </text:p>
          </table:table-cell>
          <table:table-cell table:style-name="ce152" office:value-type="string" calcext:value-type="string">
            <text:p>IP - 3rd layer</text:p>
          </table:table-cell>
          <table:table-cell table:number-columns-repeated="1022"/>
        </table:table-row>
        <table:table-row table:style-name="ro1">
          <table:table-cell table:style-name="ce104" office:value-type="string" calcext:value-type="string">
            <text:p>NLB has one static IP per AZ</text:p>
          </table:table-cell>
          <table:table-cell table:style-name="ce104" office:value-type="string" calcext:value-type="string">
            <text:p>Yes!</text:p>
          </table:table-cell>
          <table:table-cell table:number-columns-repeated="1022"/>
        </table:table-row>
        <table:table-row table:style-name="ro1">
          <table:table-cell table:style-name="ce105" office:value-type="string" calcext:value-type="string">
            <text:p>IP’s for ALB, NLB and GLB need to be private</text:p>
          </table:table-cell>
          <table:table-cell table:style-name="ce105" office:value-type="string" calcext:value-type="string">
            <text:p>Does this refer to the IP being private but its DNS being public?</text:p>
          </table:table-cell>
          <table:table-cell table:number-columns-repeated="1022"/>
        </table:table-row>
        <table:table-row table:style-name="ro1">
          <table:table-cell table:style-name="ce90" office:value-type="string" calcext:value-type="string">
            <text:p>GLB uses the GENEVE protocol on port 6081</text:p>
          </table:table-cell>
          <table:table-cell table:style-name="ce90" office:value-type="string" calcext:value-type="string">
            <text:p>Yes!</text:p>
          </table:table-cell>
          <table:table-cell table:number-columns-repeated="1022"/>
        </table:table-row>
        <table:table-row table:style-name="ro1">
          <table:table-cell table:style-name="ce90" office:value-type="string" calcext:value-type="string">
            <text:p>Sticky sessions</text:p>
          </table:table-cell>
          <table:table-cell table:style-name="ce90"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05" office:value-type="string" calcext:value-type="string">
            <text:p>Custom cookies</text:p>
          </table:table-cell>
          <table:table-cell table:style-name="ce105"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05" office:value-type="string" calcext:value-type="string">
            <text:p>Application cookies</text:p>
          </table:table-cell>
          <table:table-cell table:style-name="ce105"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05" office:value-type="string" calcext:value-type="string">
            <text:p>Duration-based cookies</text:p>
          </table:table-cell>
          <table:table-cell table:style-name="ce105"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90" office:value-type="string" calcext:value-type="string">
            <text:p>Cross-zone load balancing on x off</text:p>
          </table:table-cell>
          <table:table-cell table:style-name="ce90"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90" office:value-type="string" calcext:value-type="string">
            <text:p>CZLB is enabled by default on ALB, no charges for inter-AZ</text:p>
          </table:table-cell>
          <table:table-cell table:style-name="ce90" office:value-type="string" calcext:value-type="string">
            <text:p>CZLB só ativado no ALB, inter-AZ só tem custo no NLB </text:p>
          </table:table-cell>
          <table:table-cell table:number-columns-repeated="1022"/>
        </table:table-row>
        <table:table-row table:style-name="ro1">
          <table:table-cell table:style-name="ce90" office:value-type="string" calcext:value-type="string">
            <text:p>CZLB is disabled by default on NLB, with charges for inter-AZ</text:p>
          </table:table-cell>
          <table:table-cell table:style-name="ce90" office:value-type="string" calcext:value-type="string">
            <text:p>CZLB só ativado no ALB, inter-AZ só tem custo no NLB </text:p>
          </table:table-cell>
          <table:table-cell table:number-columns-repeated="1022"/>
        </table:table-row>
        <table:table-row table:style-name="ro1">
          <table:table-cell table:style-name="ce90" office:value-type="string" calcext:value-type="string">
            <text:p>CZLB is disabled by default on GLB, no charges for inter-AZ</text:p>
          </table:table-cell>
          <table:table-cell table:style-name="ce90" office:value-type="string" calcext:value-type="string">
            <text:p>CZLB só ativado no ALB, inter-AZ só tem custo no NLB </text:p>
          </table:table-cell>
          <table:table-cell table:number-columns-repeated="1022"/>
        </table:table-row>
        <table:table-row table:style-name="ro1">
          <table:table-cell table:style-name="ce90" office:value-type="string" calcext:value-type="string">
            <text:p>SNI - Server Name Indication </text:p>
          </table:table-cell>
          <table:table-cell table:style-name="ce152"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90" office:value-type="string" calcext:value-type="string">
            <text:p>SNI only works for…</text:p>
          </table:table-cell>
          <table:table-cell table:style-name="ce152" office:value-type="string" calcext:value-type="string">
            <text:p><text:s/>ALB, NLB and CloudFront</text:p>
          </table:table-cell>
          <table:table-cell table:number-columns-repeated="1022"/>
        </table:table-row>
        <table:table-row table:style-name="ro1">
          <table:table-cell table:style-name="ce90" office:value-type="string" calcext:value-type="string">
            <text:p>Deregistration delay</text:p>
          </table:table-cell>
          <table:table-cell table:style-name="ce152"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90" office:value-type="string" calcext:value-type="string">
            <text:p>X-Forwarded-For</text:p>
          </table:table-cell>
          <table:table-cell table:style-name="ce90" office:value-type="string" calcext:value-type="string">
            <text:p>Header to get the IP of the sender</text:p>
          </table:table-cell>
          <table:table-cell table:number-columns-repeated="1022"/>
        </table:table-row>
        <table:table-row table:style-name="ro1">
          <table:table-cell table:style-name="ce90" office:value-type="string" calcext:value-type="string">
            <text:p>X-Forwarded-Port</text:p>
          </table:table-cell>
          <table:table-cell table:style-name="ce90" office:value-type="string" calcext:value-type="string">
            <text:p>Header to get the port</text:p>
          </table:table-cell>
          <table:table-cell table:number-columns-repeated="1022"/>
        </table:table-row>
        <table:table-row table:style-name="ro1">
          <table:table-cell table:style-name="ce90" office:value-type="string" calcext:value-type="string">
            <text:p>X-Forwarded-Proto</text:p>
          </table:table-cell>
          <table:table-cell table:style-name="ce90" office:value-type="string" calcext:value-type="string">
            <text:p>Header to get the protocol</text:p>
          </table:table-cell>
          <table:table-cell table:number-columns-repeated="1022"/>
        </table:table-row>
        <table:table-row table:style-name="ro1">
          <table:table-cell table:style-name="ce106" office:value-type="string" calcext:value-type="string">
            <text:p>The following cookie names are reserved by the ELB (AWSALB, AWSALBAPP, AWSALBTG).</text:p>
          </table:table-cell>
          <table:table-cell table:style-name="ce90" office:value-type="string" calcext:value-type="string">
            <text:p>Yes!</text:p>
          </table:table-cell>
          <table:table-cell table:number-columns-repeated="1022"/>
        </table:table-row>
        <table:table-row table:style-name="ro1">
          <table:table-cell table:style-name="ce106" office:value-type="string" calcext:value-type="string">
            <text:p>Which protocols does NLB support for health checks</text:p>
          </table:table-cell>
          <table:table-cell table:style-name="ce153" office:value-type="string" calcext:value-type="string">
            <text:p>HTTP, TCP and HTTPS</text:p>
          </table:table-cell>
          <table:table-cell table:number-columns-repeated="1022"/>
        </table:table-row>
        <table:table-row table:style-name="ro1">
          <table:table-cell table:style-name="ce90" office:value-type="string" calcext:value-type="string">
            <text:p>ALB can redirect HTTP requests to force client to use HTTPS</text:p>
          </table:table-cell>
          <table:table-cell table:style-name="ce90" office:value-type="string" calcext:value-type="string">
            <text:p>Yes!</text:p>
          </table:table-cell>
          <table:table-cell table:number-columns-repeated="1022"/>
        </table:table-row>
        <table:table-row table:style-name="ro1">
          <table:table-cell table:style-name="ce98" office:value-type="string" calcext:value-type="string">
            <text:p>Content-based routing is available for ALB, and consists in routing different provided endpoints to a specific target-group. Example: /app goes to TG1, /mobile goes to TG2</text:p>
          </table:table-cell>
          <table:table-cell table:style-name="ce98"/>
          <table:table-cell table:number-columns-repeated="1022"/>
        </table:table-row>
        <table:table-row table:style-name="ro1">
          <table:table-cell table:style-name="ce104" office:value-type="string" calcext:value-type="string">
            <text:p>NLB can route traffic to EC2 Instances, IP’s and to ALB!</text:p>
          </table:table-cell>
          <table:table-cell table:style-name="ce104"/>
          <table:table-cell table:number-columns-repeated="1022"/>
        </table:table-row>
        <table:table-row table:style-name="ro1">
          <table:table-cell table:style-name="ce90" office:value-type="string" calcext:value-type="string">
            <text:p>ALB doesn’t have a static IP address. NLB does. That’s why AWS recommends that, if we need a static IP for our ALB, we can front it with a NLB</text:p>
          </table:table-cell>
          <table:table-cell table:style-name="ce90"/>
          <table:table-cell table:number-columns-repeated="1022"/>
        </table:table-row>
        <table:table-row table:style-name="ro1">
          <table:table-cell table:style-name="ce90" office:value-type="string" calcext:value-type="string">
            <text:p>Remember: AWSALB is generated by the LOAD-BALANCER. AWSALBAPP is generated by the APPLICATION (is has the APP suffix)</text:p>
          </table:table-cell>
          <table:table-cell table:style-name="ce90"/>
          <table:table-cell table:number-columns-repeated="1022"/>
        </table:table-row>
        <table:table-row table:style-name="ro1">
          <table:table-cell table:style-name="ce90" office:value-type="string" calcext:value-type="string">
            <text:p>With CZLB off, traffic is distributed at the NODE OF THE LB</text:p>
          </table:table-cell>
          <table:table-cell table:style-name="ce90"/>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Auto scaling group</text:p>
          </table:table-cell>
          <table:covered-table-cell table:style-name="ce147"/>
          <table:table-cell table:number-columns-repeated="1022"/>
        </table:table-row>
        <table:table-row table:style-name="ro1">
          <table:table-cell table:style-name="ce90" office:value-type="string" calcext:value-type="string">
            <text:p>Launch template</text:p>
          </table:table-cell>
          <table:table-cell table:style-name="ce90" office:value-type="string" calcext:value-type="string">
            <text:p>Define what our launched instances should look like, works like a normal EC2 launch</text:p>
          </table:table-cell>
          <table:table-cell table:number-columns-repeated="1022"/>
        </table:table-row>
        <table:table-row table:style-name="ro1">
          <table:table-cell table:style-name="ce90" office:value-type="string" calcext:value-type="string">
            <text:p>Min/max/desired number of instances</text:p>
          </table:table-cell>
          <table:table-cell table:style-name="ce90" office:value-type="string" calcext:value-type="string">
            <text:p>ASG will try to keep your desired number of instances up, and scale in or out based on alarms and scaling policies</text:p>
          </table:table-cell>
          <table:table-cell table:number-columns-repeated="1022"/>
        </table:table-row>
        <table:table-row table:style-name="ro6">
          <table:table-cell table:style-name="ce90" office:value-type="string" calcext:value-type="string">
            <text:p>Dynamic scaling policies (simple scaling, step scaling, target-tracking scaling)</text:p>
          </table:table-cell>
          <table:table-cell table:style-name="ce90"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90" office:value-type="string" calcext:value-type="string">
            <text:p>Predictive scaling policies</text:p>
          </table:table-cell>
          <table:table-cell table:style-name="ce90" office:value-type="string" calcext:value-type="string">
            <text:p>Uses history to scale based on ML-created forecasts</text:p>
          </table:table-cell>
          <table:table-cell table:number-columns-repeated="1022"/>
        </table:table-row>
        <table:table-row table:style-name="ro1">
          <table:table-cell table:style-name="ce90" office:value-type="string" calcext:value-type="string">
            <text:p>Scheduled actions</text:p>
          </table:table-cell>
          <table:table-cell table:style-name="ce90"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90" office:value-type="string" calcext:value-type="string">
            <text:p>Dica scaling policies: Dynamic é tudo que podemos configurar com alarms e triggers. Predictive é com ML, e scheduled actions é escalonamento agendado</text:p>
          </table:table-cell>
          <table:table-cell table:style-name="ce90"/>
          <table:table-cell table:number-columns-repeated="1022"/>
        </table:table-row>
        <table:table-row table:style-name="ro1">
          <table:table-cell table:style-name="ce90" office:value-type="string" calcext:value-type="string">
            <text:p>Scaling cooldowns</text:p>
          </table:table-cell>
          <table:table-cell table:style-name="ce152" office:value-type="string" calcext:value-type="string">
            <text:p><text:s/>ASG doesnt launch new instances if the scaling has been triggered recently</text:p>
          </table:table-cell>
          <table:table-cell table:number-columns-repeated="1022"/>
        </table:table-row>
        <table:table-row table:style-name="ro1">
          <table:table-cell table:style-name="ce104" office:value-type="string" calcext:value-type="string">
            <text:p>Não é possível alterar o launch configuration/template de um auto-scaling. Deve-se criar um novo caso haja a necessidade de atualizá-lo.</text:p>
          </table:table-cell>
          <table:table-cell table:style-name="ce104" office:value-type="string" calcext:value-type="string">
            <text:p>Yes!</text:p>
          </table:table-cell>
          <table:table-cell table:number-columns-repeated="1022"/>
        </table:table-row>
        <table:table-row table:style-name="ro1">
          <table:table-cell table:style-name="ce98" office:value-type="string" calcext:value-type="string">
            <text:p>Health check grace period</text:p>
          </table:table-cell>
          <table:table-cell table:style-name="ce98" office:value-type="string" calcext:value-type="string">
            <text:p>Is the time that the LB will wait to start performing health checks</text:p>
          </table:table-cell>
          <table:table-cell table:number-columns-repeated="1022"/>
        </table:table-row>
        <table:table-row table:style-name="ro1">
          <table:table-cell table:style-name="ce98" office:value-type="string" calcext:value-type="string">
            <text:p>Instance “Impaired” status</text:p>
          </table:table-cell>
          <table:table-cell table:style-name="ce98" office:value-type="string" calcext:value-type="string">
            <text:p>Instances with this status will NOT be instantly terminated by the ASG. The ASG waits for the instance to recover</text:p>
          </table:table-cell>
          <table:table-cell table:number-columns-repeated="1022"/>
        </table:table-row>
        <table:table-row table:style-name="ro1">
          <table:table-cell table:style-name="ce90" office:value-type="string" calcext:value-type="string">
            <text:p>When scale-in is triggered, the instance with the oldest launch configuration/template will be terminated</text:p>
          </table:table-cell>
          <table:table-cell table:style-name="ce90"/>
          <table:table-cell table:number-columns-repeated="1022"/>
        </table:table-row>
        <table:table-row table:style-name="ro1">
          <table:table-cell table:style-name="ce90" office:value-type="string" calcext:value-type="string">
            <text:p>Instance StandBy status</text:p>
          </table:table-cell>
          <table:table-cell table:style-name="ce90" office:value-type="string" calcext:value-type="string">
            <text:p>Used to perform maintenance on instances in an ASG</text:p>
          </table:table-cell>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RDS</text:p>
          </table:table-cell>
          <table:covered-table-cell table:style-name="ce147"/>
          <table:table-cell table:number-columns-repeated="1022"/>
        </table:table-row>
        <table:table-row table:style-name="ro1">
          <table:table-cell table:style-name="ce90" office:value-type="string" calcext:value-type="string">
            <text:p>You can’t SSH into instances</text:p>
          </table:table-cell>
          <table:table-cell table:style-name="ce90" office:value-type="string" calcext:value-type="string">
            <text:p>Yes, you cant</text:p>
          </table:table-cell>
          <table:table-cell table:number-columns-repeated="1022"/>
        </table:table-row>
        <table:table-row table:style-name="ro1">
          <table:table-cell table:style-name="ce90" office:value-type="string" calcext:value-type="string">
            <text:p>Point in time restore for backups</text:p>
          </table:table-cell>
          <table:table-cell table:style-name="ce90"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90" office:value-type="string" calcext:value-type="string">
            <text:p>Multi-AZ for?</text:p>
          </table:table-cell>
          <table:table-cell table:style-name="ce90" office:value-type="string" calcext:value-type="string">
            <text:p>High availability and disaster recovery</text:p>
          </table:table-cell>
          <table:table-cell table:number-columns-repeated="1022"/>
        </table:table-row>
        <table:table-row table:style-name="ro1">
          <table:table-cell table:style-name="ce90" office:value-type="string" calcext:value-type="string">
            <text:p>Multi-Region for?</text:p>
          </table:table-cell>
          <table:table-cell table:style-name="ce90" office:value-type="string" calcext:value-type="string">
            <text:p>Disaster recovery</text:p>
          </table:table-cell>
          <table:table-cell table:number-columns-repeated="1022"/>
        </table:table-row>
        <table:table-row table:style-name="ro1">
          <table:table-cell table:style-name="ce90" office:value-type="string" calcext:value-type="string">
            <text:p>Read-Replicas for?</text:p>
          </table:table-cell>
          <table:table-cell table:style-name="ce90"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90" office:value-type="string" calcext:value-type="string">
            <text:p>DB Storage is backed up by EBS gp2 and io1</text:p>
          </table:table-cell>
          <table:table-cell table:style-name="ce90" office:value-type="string" calcext:value-type="string">
            <text:p>Yes!</text:p>
          </table:table-cell>
          <table:table-cell table:number-columns-repeated="1022"/>
        </table:table-row>
        <table:table-row table:style-name="ro1">
          <table:table-cell table:style-name="ce90" office:value-type="string" calcext:value-type="string">
            <text:p>Storage-auto scaling (remember Maximum Storage Threshold)</text:p>
          </table:table-cell>
          <table:table-cell table:style-name="ce90"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90" office:value-type="string" calcext:value-type="string">
            <text:p>Read-Replicas can be promoted for original DB</text:p>
          </table:table-cell>
          <table:table-cell table:style-name="ce90" office:value-type="string" calcext:value-type="string">
            <text:p>Yes!</text:p>
          </table:table-cell>
          <table:table-cell table:number-columns-repeated="1022"/>
        </table:table-row>
        <table:table-row table:style-name="ro1">
          <table:table-cell table:style-name="ce90" office:value-type="string" calcext:value-type="string">
            <text:p>Read replicas replication is synchronous or asynchronous</text:p>
          </table:table-cell>
          <table:table-cell table:style-name="ce90"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90" office:value-type="string" calcext:value-type="string">
            <text:p>Multi-AZ replication is synchronous or asynchronous</text:p>
          </table:table-cell>
          <table:table-cell table:style-name="ce90"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90" office:value-type="string" calcext:value-type="string">
            <text:p>How to transform RDS DB from Single AZ to Multi AZ </text:p>
          </table:table-cell>
          <table:table-cell table:style-name="ce90" office:value-type="string" calcext:value-type="string">
            <text:p>It consists in taking a snapshot and restoring it in another AZ</text:p>
          </table:table-cell>
          <table:table-cell table:number-columns-repeated="1022"/>
        </table:table-row>
        <table:table-row table:style-name="ro1">
          <table:table-cell table:style-name="ce90" office:value-type="string" calcext:value-type="string">
            <text:p>RDS Custom</text:p>
          </table:table-cell>
          <table:table-cell table:style-name="ce90"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90" office:value-type="string" calcext:value-type="string">
            <text:p>We still pay for stopped RDS database. If we plan to stop for a long time, snapshot &amp; restore is a better strategy</text:p>
          </table:table-cell>
          <table:table-cell table:style-name="ce90" office:value-type="string" calcext:value-type="string">
            <text:p>Yes!</text:p>
          </table:table-cell>
          <table:table-cell table:number-columns-repeated="1022"/>
        </table:table-row>
        <table:table-row table:style-name="ro1">
          <table:table-cell table:style-name="ce90" office:value-type="string" calcext:value-type="string">
            <text:p>For how long can we retain AUTOMATIC BACKUPS?</text:p>
          </table:table-cell>
          <table:table-cell table:style-name="ce90" office:value-type="string" calcext:value-type="string">
            <text:p>35 days</text:p>
          </table:table-cell>
          <table:table-cell table:number-columns-repeated="1022"/>
        </table:table-row>
        <table:table-row table:style-name="ro1">
          <table:table-cell table:style-name="ce90" office:value-type="string" calcext:value-type="string">
            <text:p>For how long can we retain MANUAL BACKUPS?</text:p>
          </table:table-cell>
          <table:table-cell table:style-name="ce90" office:value-type="string" calcext:value-type="string">
            <text:p>Forever!</text:p>
          </table:table-cell>
          <table:table-cell table:number-columns-repeated="1022"/>
        </table:table-row>
        <table:table-row table:style-name="ro1">
          <table:table-cell table:style-name="ce90" office:value-type="string" calcext:value-type="string">
            <text:p>On-prem to RDS</text:p>
          </table:table-cell>
          <table:table-cell table:style-name="ce90" office:value-type="string" calcext:value-type="string">
            <text:p>Store the backup on S3 and use it to launch an RDS instance</text:p>
          </table:table-cell>
          <table:table-cell table:number-columns-repeated="1022"/>
        </table:table-row>
        <table:table-row table:style-name="ro1">
          <table:table-cell table:style-name="ce90" office:value-type="string" calcext:value-type="string">
            <text:p>RDS Proxy</text:p>
          </table:table-cell>
          <table:table-cell table:style-name="ce152"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90" office:value-type="string" calcext:value-type="string">
            <text:p>How many read-replicas can a RDS have</text:p>
          </table:table-cell>
          <table:table-cell table:style-name="ce90" office:value-type="float" office:value="5" calcext:value-type="float">
            <text:p>5</text:p>
          </table:table-cell>
          <table:table-cell table:number-columns-repeated="1022"/>
        </table:table-row>
        <table:table-row table:style-name="ro1">
          <table:table-cell table:style-name="ce98" office:value-type="string" calcext:value-type="string">
            <text:p>SSL can be used to encrypt RDS data in transit</text:p>
          </table:table-cell>
          <table:table-cell table:style-name="ce98"/>
          <table:table-cell table:number-columns-repeated="1022"/>
        </table:table-row>
        <table:table-row table:style-name="ro1">
          <table:table-cell table:style-name="ce90" office:value-type="string" calcext:value-type="string">
            <text:p>If the DB is encrypted, EVERYTHING generated by it is also encrypted, including snapshots, automatic backups, read-replicas, etc..</text:p>
          </table:table-cell>
          <table:table-cell table:style-name="ce90"/>
          <table:table-cell table:number-columns-repeated="1022"/>
        </table:table-row>
        <table:table-row table:style-name="ro1">
          <table:table-cell table:style-name="ce90" office:value-type="string" calcext:value-type="string">
            <text:p>Scaling RDS storage is officially called RDS Storage Auto-Scaling </text:p>
          </table:table-cell>
          <table:table-cell table:style-name="ce90"/>
          <table:table-cell table:number-columns-repeated="1022"/>
        </table:table-row>
        <table:table-row table:style-name="ro1">
          <table:table-cell table:style-name="ce104" office:value-type="string" calcext:value-type="string">
            <text:p>Read Replicas can be within AZ, cross AZ or cross region!</text:p>
          </table:table-cell>
          <table:table-cell table:style-name="ce104"/>
          <table:table-cell table:number-columns-repeated="1022"/>
        </table:table-row>
        <table:table-row table:style-name="ro1">
          <table:table-cell table:style-name="ce104" office:value-type="string" calcext:value-type="string">
            <text:p>We don’t pay fees for read-replicas in the same region!</text:p>
          </table:table-cell>
          <table:table-cell table:style-name="ce104"/>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Aurora</text:p>
          </table:table-cell>
          <table:covered-table-cell table:style-name="ce147"/>
          <table:table-cell table:number-columns-repeated="1022"/>
        </table:table-row>
        <table:table-row table:style-name="ro1">
          <table:table-cell table:style-name="ce90" office:value-type="string" calcext:value-type="string">
            <text:p>Storage automatically grows its storage</text:p>
          </table:table-cell>
          <table:table-cell table:style-name="ce90" office:value-type="string" calcext:value-type="string">
            <text:p>Yes!</text:p>
          </table:table-cell>
          <table:table-cell table:number-columns-repeated="1022"/>
        </table:table-row>
        <table:table-row table:style-name="ro1">
          <table:table-cell table:style-name="ce90" office:value-type="string" calcext:value-type="string">
            <text:p>Writer endpoint</text:p>
          </table:table-cell>
          <table:table-cell table:style-name="ce90" office:value-type="string" calcext:value-type="string">
            <text:p>The DB url that people use to write on the DB. One instance available.</text:p>
          </table:table-cell>
          <table:table-cell table:number-columns-repeated="1022"/>
        </table:table-row>
        <table:table-row table:style-name="ro1">
          <table:table-cell table:style-name="ce90" office:value-type="string" calcext:value-type="string">
            <text:p>Reader endpoint</text:p>
          </table:table-cell>
          <table:table-cell table:style-name="ce152" office:value-type="string" calcext:value-type="string">
            <text:p>The DB url that people use to read from the DB. Many instances available.</text:p>
          </table:table-cell>
          <table:table-cell table:number-columns-repeated="1022"/>
        </table:table-row>
        <table:table-row table:style-name="ro1">
          <table:table-cell table:style-name="ce90" office:value-type="string" calcext:value-type="string">
            <text:p>Writer endpoints and reader endpoints share a storage volume that expands from 10G to 128TB</text:p>
          </table:table-cell>
          <table:table-cell table:style-name="ce90" office:value-type="string" calcext:value-type="string">
            <text:p>Yes!</text:p>
          </table:table-cell>
          <table:table-cell table:number-columns-repeated="1022"/>
        </table:table-row>
        <table:table-row table:style-name="ro1">
          <table:table-cell table:style-name="ce90" office:value-type="string" calcext:value-type="string">
            <text:p>Reader endpoints have auto-scaling </text:p>
          </table:table-cell>
          <table:table-cell table:style-name="ce90" office:value-type="string" calcext:value-type="string">
            <text:p>Yes!</text:p>
          </table:table-cell>
          <table:table-cell table:number-columns-repeated="1022"/>
        </table:table-row>
        <table:table-row table:style-name="ro1">
          <table:table-cell table:style-name="ce90" office:value-type="string" calcext:value-type="string">
            <text:p>Custom endpoints to perform analytics or other operations in specific Aurora instance families</text:p>
          </table:table-cell>
          <table:table-cell table:style-name="ce90"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90" office:value-type="string" calcext:value-type="string">
            <text:p>Serverless available with a Proxy Fleet</text:p>
          </table:table-cell>
          <table:table-cell table:style-name="ce90" office:value-type="string" calcext:value-type="string">
            <text:p>Yes! But what is a proxy fleet?</text:p>
          </table:table-cell>
          <table:table-cell table:number-columns-repeated="1022"/>
        </table:table-row>
        <table:table-row table:style-name="ro1">
          <table:table-cell table:style-name="ce90" office:value-type="string" calcext:value-type="string">
            <text:p>Aurora Multi-Master</text:p>
          </table:table-cell>
          <table:table-cell table:style-name="ce152" office:value-type="string" calcext:value-type="string">
            <text:p>Every node does R/W, for immediate failover of the writer-node</text:p>
          </table:table-cell>
          <table:table-cell table:number-columns-repeated="1022"/>
        </table:table-row>
        <table:table-row table:style-name="ro1">
          <table:table-cell table:style-name="ce90" office:value-type="string" calcext:value-type="string">
            <text:p>Global Aurora</text:p>
          </table:table-cell>
          <table:table-cell table:style-name="ce90"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90" office:value-type="string" calcext:value-type="string">
            <text:p>Aurora Machine Learning allows us to leverage ML services for product recommendations and fraud analysis</text:p>
          </table:table-cell>
          <table:table-cell table:style-name="ce90" office:value-type="string" calcext:value-type="string">
            <text:p>Yes!</text:p>
          </table:table-cell>
          <table:table-cell table:number-columns-repeated="1022"/>
        </table:table-row>
        <table:table-row table:style-name="ro1">
          <table:table-cell table:style-name="ce90" office:value-type="string" calcext:value-type="string">
            <text:p>On-prem to Aurora Cluster</text:p>
          </table:table-cell>
          <table:table-cell table:style-name="ce152"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90" office:value-type="string" calcext:value-type="string">
            <text:p>Aurora Database Cloning</text:p>
          </table:table-cell>
          <table:table-cell table:style-name="ce90" office:value-type="string" calcext:value-type="string">
            <text:p>It’s a feature faster than snapshot and restore</text:p>
          </table:table-cell>
          <table:table-cell table:number-columns-repeated="1022"/>
        </table:table-row>
        <table:table-row table:style-name="ro1">
          <table:table-cell table:style-name="ce98"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style-name="ce150"/>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ElastiCache</text:p>
          </table:table-cell>
          <table:covered-table-cell table:style-name="ce147"/>
          <table:table-cell table:number-columns-repeated="1022"/>
        </table:table-row>
        <table:table-row table:style-name="ro1">
          <table:table-cell table:style-name="ce92" office:value-type="string" calcext:value-type="string">
            <text:p>Requires code changes to be leveraged!</text:p>
          </table:table-cell>
          <table:table-cell table:style-name="ce90" office:value-type="string" calcext:value-type="string">
            <text:p>Very important!</text:p>
          </table:table-cell>
          <table:table-cell table:number-columns-repeated="1022"/>
        </table:table-row>
        <table:table-row table:style-name="ro1">
          <table:table-cell table:style-name="ce90" office:value-type="string" calcext:value-type="string">
            <text:p>Cache hit/Cache miss</text:p>
          </table:table-cell>
          <table:table-cell table:style-name="ce90"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90" office:value-type="string" calcext:value-type="string">
            <text:p>Use to store user session on cache</text:p>
          </table:table-cell>
          <table:table-cell table:style-name="ce90" office:value-type="string" calcext:value-type="string">
            <text:p>Yes! It’s an alternative to LB Sticky sessions</text:p>
          </table:table-cell>
          <table:table-cell table:number-columns-repeated="1022"/>
        </table:table-row>
        <table:table-row table:style-name="ro1">
          <table:table-cell table:style-name="ce90" office:value-type="string" calcext:value-type="string">
            <text:p>Memcached has no…</text:p>
          </table:table-cell>
          <table:table-cell table:style-name="ce90" office:value-type="string" calcext:value-type="string">
            <text:p>no replication, no persistance and no backup and restore</text:p>
          </table:table-cell>
          <table:table-cell table:number-columns-repeated="1022"/>
        </table:table-row>
        <table:table-row table:style-name="ro1">
          <table:table-cell table:style-name="ce90" office:value-type="string" calcext:value-type="string">
            <text:p>ElastiCache does not support IAM auth</text:p>
          </table:table-cell>
          <table:table-cell table:style-name="ce90" office:value-type="string" calcext:value-type="string">
            <text:p>Yes!</text:p>
          </table:table-cell>
          <table:table-cell table:number-columns-repeated="1022"/>
        </table:table-row>
        <table:table-row table:style-name="ro1">
          <table:table-cell table:style-name="ce90" office:value-type="string" calcext:value-type="string">
            <text:p>Lazy loading</text:p>
          </table:table-cell>
          <table:table-cell table:style-name="ce90" office:value-type="string" calcext:value-type="string">
            <text:p>Performs cache hit/cache miss, described above</text:p>
          </table:table-cell>
          <table:table-cell table:number-columns-repeated="1022"/>
        </table:table-row>
        <table:table-row table:style-name="ro1">
          <table:table-cell table:style-name="ce90" office:value-type="string" calcext:value-type="string">
            <text:p>Write through</text:p>
          </table:table-cell>
          <table:table-cell table:style-name="ce90" office:value-type="string" calcext:value-type="string">
            <text:p>Adds/updates data on cache when a write happens on the DB</text:p>
          </table:table-cell>
          <table:table-cell table:number-columns-repeated="1022"/>
        </table:table-row>
        <table:table-row table:style-name="ro1">
          <table:table-cell table:style-name="ce90" office:value-type="string" calcext:value-type="string">
            <text:p>Session store</text:p>
          </table:table-cell>
          <table:table-cell table:style-name="ce90" office:value-type="string" calcext:value-type="string">
            <text:p>Storing user sessions on cache</text:p>
          </table:table-cell>
          <table:table-cell table:number-columns-repeated="1022"/>
        </table:table-row>
        <table:table-row table:style-name="ro1">
          <table:table-cell table:style-name="ce90" office:value-type="string" calcext:value-type="string">
            <text:p>Redis Sorted Sets</text:p>
          </table:table-cell>
          <table:table-cell table:style-name="ce90" office:value-type="string" calcext:value-type="string">
            <text:p>For uniqueness and element ordering</text:p>
          </table:table-cell>
          <table:table-cell table:number-columns-repeated="1022"/>
        </table:table-row>
        <table:table-row table:style-name="ro1">
          <table:table-cell table:style-name="ce90" office:value-type="string" calcext:value-type="string">
            <text:p>Redis Auth is important!</text:p>
          </table:table-cell>
          <table:table-cell table:style-name="ce90" office:value-type="string" calcext:value-type="string">
            <text:p>Used to force users to enter credentials to access the data</text:p>
          </table:table-cell>
          <table:table-cell table:number-columns-repeated="1022"/>
        </table:table-row>
        <table:table-row table:style-name="ro1">
          <table:table-cell table:style-name="ce98" office:value-type="string" calcext:value-type="string">
            <text:p>ElastiCache supports SQL query caching</text:p>
          </table:table-cell>
          <table:table-cell table:style-name="ce98"/>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Route 53</text:p>
          </table:table-cell>
          <table:covered-table-cell table:style-name="ce147"/>
          <table:table-cell table:number-columns-repeated="1022"/>
        </table:table-row>
        <table:table-row table:style-name="ro1">
          <table:table-cell table:style-name="ce90" office:value-type="string" calcext:value-type="string">
            <text:p>Hosted Zones</text:p>
          </table:table-cell>
          <table:table-cell table:style-name="ce90" office:value-type="string" calcext:value-type="string">
            <text:p>Fixed bought DNS</text:p>
          </table:table-cell>
          <table:table-cell table:number-columns-repeated="1022"/>
        </table:table-row>
        <table:table-row table:style-name="ro1">
          <table:table-cell table:style-name="ce90" office:value-type="string" calcext:value-type="string">
            <text:p>DNS Records</text:p>
          </table:table-cell>
          <table:table-cell table:style-name="ce90"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90" office:value-type="string" calcext:value-type="string">
            <text:p>Record types: A, AAAA, CNAME, NS</text:p>
          </table:table-cell>
          <table:table-cell table:style-name="ce90"/>
          <table:table-cell table:number-columns-repeated="1022"/>
        </table:table-row>
        <table:table-row table:style-name="ro1">
          <table:table-cell table:style-name="ce90" office:value-type="string" calcext:value-type="string">
            <text:p>A</text:p>
          </table:table-cell>
          <table:table-cell table:style-name="ce90" office:value-type="string" calcext:value-type="string">
            <text:p>Maps DNS to IPv4</text:p>
          </table:table-cell>
          <table:table-cell table:number-columns-repeated="1022"/>
        </table:table-row>
        <table:table-row table:style-name="ro1">
          <table:table-cell table:style-name="ce90" office:value-type="string" calcext:value-type="string">
            <text:p>AAAA</text:p>
          </table:table-cell>
          <table:table-cell table:style-name="ce90" office:value-type="string" calcext:value-type="string">
            <text:p>Maps DNS to IPv6</text:p>
          </table:table-cell>
          <table:table-cell table:number-columns-repeated="1022"/>
        </table:table-row>
        <table:table-row table:style-name="ro7">
          <table:table-cell table:style-name="ce90" office:value-type="string" calcext:value-type="string">
            <text:p>CNAME</text:p>
          </table:table-cell>
          <table:table-cell table:style-name="ce90"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90" office:value-type="string" calcext:value-type="string">
            <text:p>NS</text:p>
          </table:table-cell>
          <table:table-cell table:style-name="ce90" office:value-type="string" calcext:value-type="string">
            <text:p>The server(s) that manage the DNS records</text:p>
          </table:table-cell>
          <table:table-cell table:number-columns-repeated="1022"/>
        </table:table-row>
        <table:table-row table:style-name="ro1">
          <table:table-cell table:style-name="ce90" office:value-type="string" calcext:value-type="string">
            <text:p>TTL </text:p>
          </table:table-cell>
          <table:table-cell table:style-name="ce90" office:value-type="string" calcext:value-type="string">
            <text:p>Time that IP info of a DNS record stays cached in the client</text:p>
          </table:table-cell>
          <table:table-cell table:number-columns-repeated="1022"/>
        </table:table-row>
        <table:table-row table:style-name="ro1">
          <table:table-cell table:style-name="ce90" office:value-type="string" calcext:value-type="string">
            <text:p>CNAME CANNOT be used for ROOT DOMAIN (hosted zone aka Zone Apex aka chosen fixed DNS)</text:p>
          </table:table-cell>
          <table:table-cell table:style-name="ce90"/>
          <table:table-cell table:number-columns-repeated="1022"/>
        </table:table-row>
        <table:table-row table:style-name="ro1">
          <table:table-cell table:style-name="ce90" office:value-type="string" calcext:value-type="string">
            <text:p>ALIAS can be used for everything, but we CANT SET THE TTL</text:p>
          </table:table-cell>
          <table:table-cell table:style-name="ce90"/>
          <table:table-cell table:number-columns-repeated="1022"/>
        </table:table-row>
        <table:table-row table:style-name="ro1">
          <table:table-cell table:style-name="ce90" office:value-type="string" calcext:value-type="string">
            <text:p>ALIAS is always A or AAAA</text:p>
          </table:table-cell>
          <table:table-cell table:style-name="ce90"/>
          <table:table-cell table:number-columns-repeated="1022"/>
        </table:table-row>
        <table:table-row table:style-name="ro1">
          <table:table-cell table:style-name="ce90" office:value-type="string" calcext:value-type="string">
            <text:p>ALIAS CANNOT BE USED FOR EC2 DNS NAME</text:p>
          </table:table-cell>
          <table:table-cell table:style-name="ce90"/>
          <table:table-cell table:number-columns-repeated="1022"/>
        </table:table-row>
        <table:table-row table:style-name="ro1">
          <table:table-cell table:style-name="ce90" office:value-type="string" calcext:value-type="string">
            <text:p>Route 53 healthchecks</text:p>
          </table:table-cell>
          <table:table-cell table:style-name="ce90" office:value-type="string" calcext:value-type="string">
            <text:p>Used to check if a resource is health. Very used with Failover routing policy</text:p>
          </table:table-cell>
          <table:table-cell table:number-columns-repeated="1022"/>
        </table:table-row>
        <table:table-row table:style-name="ro1">
          <table:table-cell table:style-name="ce90" office:value-type="string" calcext:value-type="string">
            <text:p>Route 53 calculated health checks</text:p>
          </table:table-cell>
          <table:table-cell table:style-name="ce90"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90" office:value-type="string" calcext:value-type="string">
            <text:p>Domain Registrar x DNS service</text:p>
          </table:table-cell>
          <table:table-cell table:style-name="ce90"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90" office:value-type="string" calcext:value-type="string">
            <text:p>Simple routing policy</text:p>
          </table:table-cell>
          <table:table-cell table:style-name="ce90" office:value-type="string" calcext:value-type="string">
            <text:p>Direciona para somente um destino</text:p>
          </table:table-cell>
          <table:table-cell table:number-columns-repeated="1022"/>
        </table:table-row>
        <table:table-row table:style-name="ro1">
          <table:table-cell table:style-name="ce90" office:value-type="string" calcext:value-type="string">
            <text:p>Failover routing policy</text:p>
          </table:table-cell>
          <table:table-cell table:style-name="ce90"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90" office:value-type="string" calcext:value-type="string">
            <text:p>Latency routing policy</text:p>
          </table:table-cell>
          <table:table-cell table:style-name="ce90" office:value-type="string" calcext:value-type="string">
            <text:p>Direciona para o destino com menor latência</text:p>
          </table:table-cell>
          <table:table-cell table:number-columns-repeated="1022"/>
        </table:table-row>
        <table:table-row table:style-name="ro1">
          <table:table-cell table:style-name="ce90" office:value-type="string" calcext:value-type="string">
            <text:p>Geolocation routing policy</text:p>
          </table:table-cell>
          <table:table-cell table:style-name="ce90"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90" office:value-type="string" calcext:value-type="string">
            <text:p>Geoproximity routing policy</text:p>
          </table:table-cell>
          <table:table-cell table:style-name="ce90" office:value-type="string" calcext:value-type="string">
            <text:p>Direciona para o servidor mais próximo</text:p>
          </table:table-cell>
          <table:table-cell table:number-columns-repeated="1022"/>
        </table:table-row>
        <table:table-row table:style-name="ro1">
          <table:table-cell table:style-name="ce90" office:value-type="string" calcext:value-type="string">
            <text:p>Multi-value answer routing policy</text:p>
          </table:table-cell>
          <table:table-cell table:style-name="ce90"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90" office:value-type="string" calcext:value-type="string">
            <text:p>Weighted routing policy</text:p>
          </table:table-cell>
          <table:table-cell table:style-name="ce90"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style-name="ce98" office:value-type="string" calcext:value-type="string">
            <text:p>Latency routing policy can be used when we have resources across multiple regions and need to route traffic to the region with the lowest latency</text:p>
          </table:table-cell>
          <table:table-cell table:style-name="ce90"/>
          <table:table-cell table:number-columns-repeated="1022"/>
        </table:table-row>
        <table:table-row table:style-name="ro1">
          <table:table-cell table:style-name="ce106" office:value-type="string" calcext:value-type="string">
            <text:p>DNS hostnames and DNS resolution are required settings for private hosted zones.</text:p>
          </table:table-cell>
          <table:table-cell table:style-name="ce90"/>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S3</text:p>
          </table:table-cell>
          <table:covered-table-cell table:style-name="ce147"/>
          <table:table-cell table:number-columns-repeated="1022"/>
        </table:table-row>
        <table:table-row table:style-name="ro1">
          <table:table-cell table:style-name="ce90" office:value-type="string" calcext:value-type="string">
            <text:p>Key-value object storage, the key being the full path of the object</text:p>
          </table:table-cell>
          <table:table-cell table:style-name="ce90" office:value-type="string" calcext:value-type="string">
            <text:p>Yes!</text:p>
          </table:table-cell>
          <table:table-cell table:number-columns-repeated="1022"/>
        </table:table-row>
        <table:table-row table:style-name="ro1">
          <table:table-cell table:style-name="ce90" office:value-type="string" calcext:value-type="string">
            <text:p>Multi-part upload</text:p>
          </table:table-cell>
          <table:table-cell table:style-name="ce90"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90" office:value-type="string" calcext:value-type="string">
            <text:p>We can allow cross-account access to an S3 bucket with the policies</text:p>
          </table:table-cell>
          <table:table-cell table:style-name="ce90" office:value-type="string" calcext:value-type="string">
            <text:p>Yes!</text:p>
          </table:table-cell>
          <table:table-cell table:number-columns-repeated="1022"/>
        </table:table-row>
        <table:table-row table:style-name="ro1">
          <table:table-cell table:style-name="ce90" office:value-type="string" calcext:value-type="string">
            <text:p>Bucket versioning</text:p>
          </table:table-cell>
          <table:table-cell table:style-name="ce90"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90" office:value-type="string" calcext:value-type="string">
            <text:p>Version ID is NULL for objects that were uploaded before the Bucket Versioning got turned on</text:p>
          </table:table-cell>
          <table:table-cell table:style-name="ce90" office:value-type="string" calcext:value-type="string">
            <text:p>Yes!</text:p>
          </table:table-cell>
          <table:table-cell table:number-columns-repeated="1022"/>
        </table:table-row>
        <table:table-row table:style-name="ro1">
          <table:table-cell table:style-name="ce90" office:value-type="string" calcext:value-type="string">
            <text:p>Delete Markers</text:p>
          </table:table-cell>
          <table:table-cell table:style-name="ce90" office:value-type="string" calcext:value-type="string">
            <text:p>Flags de deleção para objetos inteiros</text:p>
          </table:table-cell>
          <table:table-cell table:number-columns-repeated="1022"/>
        </table:table-row>
        <table:table-row table:style-name="ro1">
          <table:table-cell table:style-name="ce90" office:value-type="string" calcext:value-type="string">
            <text:p>Bucket replication</text:p>
          </table:table-cell>
          <table:table-cell table:style-name="ce90"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90" office:value-type="string" calcext:value-type="string">
            <text:p>Replication por padrão não replica delete markers</text:p>
          </table:table-cell>
          <table:table-cell table:style-name="ce90" office:value-type="string" calcext:value-type="string">
            <text:p>Yes!</text:p>
          </table:table-cell>
          <table:table-cell table:number-columns-repeated="1022"/>
        </table:table-row>
        <table:table-row table:style-name="ro1">
          <table:table-cell table:style-name="ce90" office:value-type="string" calcext:value-type="string">
            <text:p>SRR x CRR</text:p>
          </table:table-cell>
          <table:table-cell table:style-name="ce90" office:value-type="string" calcext:value-type="string">
            <text:p>SRR = Same region replication</text:p>
            <text:p>CRR = Cross region replication</text:p>
          </table:table-cell>
          <table:table-cell table:number-columns-repeated="1022"/>
        </table:table-row>
        <table:table-row table:style-name="ro1">
          <table:table-cell table:style-name="ce90" office:value-type="string" calcext:value-type="string">
            <text:p>Buckets do replication podem estar em diferentes contas</text:p>
          </table:table-cell>
          <table:table-cell table:style-name="ce90" office:value-type="string" calcext:value-type="string">
            <text:p>Yes!</text:p>
          </table:table-cell>
          <table:table-cell table:number-columns-repeated="1022"/>
        </table:table-row>
        <table:table-row table:style-name="ro1">
          <table:table-cell table:style-name="ce90" office:value-type="string" calcext:value-type="string">
            <text:p>SOMENTE NOVOS OBJETOS SERÃO REPLICADOS.</text:p>
          </table:table-cell>
          <table:table-cell table:style-name="ce90" office:value-type="string" calcext:value-type="string">
            <text:p>Yes!</text:p>
          </table:table-cell>
          <table:table-cell table:number-columns-repeated="1022"/>
        </table:table-row>
        <table:table-row table:style-name="ro1">
          <table:table-cell table:style-name="ce90" office:value-type="string" calcext:value-type="string">
            <text:p>Para replicar objetos antigos, usar o S3 Batch Replication</text:p>
          </table:table-cell>
          <table:table-cell table:style-name="ce90" office:value-type="string" calcext:value-type="string">
            <text:p>Yes!</text:p>
          </table:table-cell>
          <table:table-cell table:number-columns-repeated="1022"/>
        </table:table-row>
        <table:table-row table:style-name="ro1">
          <table:table-cell table:style-name="ce90" office:value-type="string" calcext:value-type="string">
            <text:p>Durability x Availability</text:p>
          </table:table-cell>
          <table:table-cell table:style-name="ce90"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90" office:value-type="string" calcext:value-type="string">
            <text:p>All storage classes are 11/9 durable</text:p>
          </table:table-cell>
          <table:table-cell table:style-name="ce90" office:value-type="string" calcext:value-type="string">
            <text:p>Yes!</text:p>
          </table:table-cell>
          <table:table-cell table:number-columns-repeated="1022"/>
        </table:table-row>
        <table:table-row table:style-name="ro1">
          <table:table-cell table:style-name="ce90" office:value-type="string" calcext:value-type="string">
            <text:p>Glacier Instant Retrieval has a minimum storage duration of…</text:p>
          </table:table-cell>
          <table:table-cell table:style-name="ce90" office:value-type="string" calcext:value-type="string">
            <text:p><text:s/>90 days</text:p>
          </table:table-cell>
          <table:table-cell table:number-columns-repeated="1022"/>
        </table:table-row>
        <table:table-row table:style-name="ro1">
          <table:table-cell table:style-name="ce90" office:value-type="string" calcext:value-type="string">
            <text:p>Glacier Flexible Retrieval has a minimum storage duration of…</text:p>
          </table:table-cell>
          <table:table-cell table:style-name="ce90" office:value-type="string" calcext:value-type="string">
            <text:p><text:s/>90 days</text:p>
          </table:table-cell>
          <table:table-cell table:number-columns-repeated="1022"/>
        </table:table-row>
        <table:table-row table:style-name="ro1">
          <table:table-cell table:style-name="ce90" office:value-type="string" calcext:value-type="string">
            <text:p>Glacier Deep Archive has a minimum storage duration of…</text:p>
          </table:table-cell>
          <table:table-cell table:style-name="ce90" office:value-type="string" calcext:value-type="string">
            <text:p>180 days</text:p>
          </table:table-cell>
          <table:table-cell table:number-columns-repeated="1022"/>
        </table:table-row>
        <table:table-row table:style-name="ro1">
          <table:table-cell table:style-name="ce90" office:value-type="string" calcext:value-type="string">
            <text:p>Glacier Flexible Retrieval has 3 retrieval types: </text:p>
          </table:table-cell>
          <table:table-cell table:style-name="ce90" office:value-type="string" calcext:value-type="string">
            <text:p>Expedited: 1-5min</text:p>
            <text:p>Standard: 3-5h</text:p>
            <text:p>Bulk: 5-12h</text:p>
          </table:table-cell>
          <table:table-cell table:number-columns-repeated="1022"/>
        </table:table-row>
        <table:table-row table:style-name="ro1">
          <table:table-cell table:style-name="ce90" office:value-type="string" calcext:value-type="string">
            <text:p>Glacier Deep Archive has 2 retrieval types:</text:p>
          </table:table-cell>
          <table:table-cell table:style-name="ce90" office:value-type="string" calcext:value-type="string">
            <text:p>Standard: 12h</text:p>
            <text:p>Bulk: 48h</text:p>
          </table:table-cell>
          <table:table-cell table:number-columns-repeated="1022"/>
        </table:table-row>
        <table:table-row table:style-name="ro1">
          <table:table-cell table:style-name="ce107" office:value-type="string" calcext:value-type="string">
            <text:p>Intelligent tiering Default Access Tier</text:p>
          </table:table-cell>
          <table:table-cell table:style-name="ce107" office:value-type="string" calcext:value-type="string">
            <text:p>Frequently accessed objects</text:p>
          </table:table-cell>
          <table:table-cell table:number-columns-repeated="1022"/>
        </table:table-row>
        <table:table-row table:style-name="ro1">
          <table:table-cell table:style-name="ce107" office:value-type="string" calcext:value-type="string">
            <text:p>Intelligent tiering infrequent Access Tier</text:p>
          </table:table-cell>
          <table:table-cell table:style-name="ce107" office:value-type="string" calcext:value-type="string">
            <text:p>Objects not accessed in 30 days</text:p>
          </table:table-cell>
          <table:table-cell table:number-columns-repeated="1022"/>
        </table:table-row>
        <table:table-row table:style-name="ro1">
          <table:table-cell table:style-name="ce107" office:value-type="string" calcext:value-type="string">
            <text:p>Intelligent tiering Archive Instant Access Tier</text:p>
          </table:table-cell>
          <table:table-cell table:style-name="ce107" office:value-type="string" calcext:value-type="string">
            <text:p>Objects not accessed in 90 days</text:p>
          </table:table-cell>
          <table:table-cell table:number-columns-repeated="1022"/>
        </table:table-row>
        <table:table-row table:style-name="ro1">
          <table:table-cell table:style-name="ce107" office:value-type="string" calcext:value-type="string">
            <text:p>Intelligent tiering Archive Access Tier</text:p>
          </table:table-cell>
          <table:table-cell table:style-name="ce107" office:value-type="string" calcext:value-type="string">
            <text:p>Configurable for objects not accessed between 90 and 700 days</text:p>
          </table:table-cell>
          <table:table-cell table:number-columns-repeated="1022"/>
        </table:table-row>
        <table:table-row table:style-name="ro1">
          <table:table-cell table:style-name="ce108" office:value-type="string" calcext:value-type="string">
            <text:p>Intelligent tiering Deep Archive Access Tier</text:p>
          </table:table-cell>
          <table:table-cell table:style-name="ce154" office:value-type="string" calcext:value-type="string">
            <text:p>Configurable for objects not accessed from 180 to 700 days</text:p>
          </table:table-cell>
          <table:table-cell table:number-columns-repeated="1022"/>
        </table:table-row>
        <table:table-row table:style-name="ro1">
          <table:table-cell table:style-name="ce90" office:value-type="string" calcext:value-type="string">
            <text:p><text:s/>Lifecycle rules - Transition Actions</text:p>
          </table:table-cell>
          <table:table-cell table:style-name="ce90" office:value-type="string" calcext:value-type="string">
            <text:p><text:s/>To transition objects between storage classes</text:p>
          </table:table-cell>
          <table:table-cell table:number-columns-repeated="1022"/>
        </table:table-row>
        <table:table-row table:style-name="ro1">
          <table:table-cell table:style-name="ce90" office:value-type="string" calcext:value-type="string">
            <text:p>Lifecycle rules - Expiration Actions</text:p>
          </table:table-cell>
          <table:table-cell table:style-name="ce90" office:value-type="string" calcext:value-type="string">
            <text:p>To delete old objects, old versions of objects and incomplete multi-part uploads</text:p>
          </table:table-cell>
          <table:table-cell table:number-columns-repeated="1022"/>
        </table:table-row>
        <table:table-row table:style-name="ro1">
          <table:table-cell table:style-name="ce90" office:value-type="string" calcext:value-type="string">
            <text:p>Lifecycle rules can be created for object prefixes or tags</text:p>
          </table:table-cell>
          <table:table-cell table:style-name="ce90" office:value-type="string" calcext:value-type="string">
            <text:p>Yes!</text:p>
          </table:table-cell>
          <table:table-cell table:number-columns-repeated="1022"/>
        </table:table-row>
        <table:table-row table:style-name="ro1">
          <table:table-cell table:style-name="ce90" office:value-type="string" calcext:value-type="string">
            <text:p>S3 Analytics</text:p>
          </table:table-cell>
          <table:table-cell table:style-name="ce90" office:value-type="string" calcext:value-type="string">
            <text:p>For storage-class recommendation for Standard and Standard-IA</text:p>
          </table:table-cell>
          <table:table-cell table:number-columns-repeated="1022"/>
        </table:table-row>
        <table:table-row table:style-name="ro1">
          <table:table-cell table:style-name="ce90" office:value-type="string" calcext:value-type="string">
            <text:p>S3 Requester Pay</text:p>
          </table:table-cell>
          <table:table-cell table:style-name="ce90"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90" office:value-type="string" calcext:value-type="string">
            <text:p>S3 Event Notifications</text:p>
          </table:table-cell>
          <table:table-cell table:style-name="ce90" office:value-type="string" calcext:value-type="string">
            <text:p>When someone performs an API call. Can integrate with other services.</text:p>
          </table:table-cell>
          <table:table-cell table:number-columns-repeated="1022"/>
        </table:table-row>
        <table:table-row table:style-name="ro1">
          <table:table-cell table:style-name="ce90" office:value-type="string" calcext:value-type="string">
            <text:p>S3 Multi-part upload</text:p>
          </table:table-cell>
          <table:table-cell table:style-name="ce90"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90" office:value-type="string" calcext:value-type="string">
            <text:p>S3 Transfer Acceleration </text:p>
          </table:table-cell>
          <table:table-cell table:style-name="ce90" office:value-type="string" calcext:value-type="string">
            <text:p>Used to accelerate transfer to a S3 bucket from any location</text:p>
          </table:table-cell>
          <table:table-cell table:number-columns-repeated="1022"/>
        </table:table-row>
        <table:table-row table:style-name="ro1">
          <table:table-cell table:style-name="ce90" office:value-type="string" calcext:value-type="string">
            <text:p>S3 byte-range fetch</text:p>
          </table:table-cell>
          <table:table-cell table:style-name="ce90"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90" office:value-type="string" calcext:value-type="string">
            <text:p>S3 Select and Glacier Select</text:p>
          </table:table-cell>
          <table:table-cell table:style-name="ce90"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109" office:value-type="string" calcext:value-type="string">
            <text:p>S3 Batch Operations</text:p>
          </table:table-cell>
          <table:table-cell table:style-name="ce109"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90" office:value-type="string" calcext:value-type="string">
            <text:p>S3 Inventory</text:p>
          </table:table-cell>
          <table:table-cell table:style-name="ce90"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90" office:value-type="string" calcext:value-type="string">
            <text:p>SSE-S3</text:p>
          </table:table-cell>
          <table:table-cell table:style-name="ce90"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90" office:value-type="string" calcext:value-type="string">
            <text:p>SSE-KMS </text:p>
          </table:table-cell>
          <table:table-cell table:style-name="ce90"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90" office:value-type="string" calcext:value-type="string">
            <text:p>SS3-C</text:p>
          </table:table-cell>
          <table:table-cell table:style-name="ce90" office:value-type="string" calcext:value-type="string">
            <text:p>Server-side encryption with a customer-given key. HTTPS is a MUST for SSE-C</text:p>
          </table:table-cell>
          <table:table-cell table:number-columns-repeated="1022"/>
        </table:table-row>
        <table:table-row table:style-name="ro1">
          <table:table-cell table:style-name="ce90" office:value-type="string" calcext:value-type="string">
            <text:p>MFA Delete</text:p>
          </table:table-cell>
          <table:table-cell table:style-name="ce90"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90" office:value-type="string" calcext:value-type="string">
            <text:p>S3 Access Logs</text:p>
          </table:table-cell>
          <table:table-cell table:style-name="ce90"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90" office:value-type="string" calcext:value-type="string">
            <text:p>S3 Pre-signed URLs</text:p>
          </table:table-cell>
          <table:table-cell table:style-name="ce90"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90" office:value-type="string" calcext:value-type="string">
            <text:p>S3 Glacier Vault Lock</text:p>
          </table:table-cell>
          <table:table-cell table:style-name="ce90"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90" office:value-type="string" calcext:value-type="string">
            <text:p>S3 Object Lock</text:p>
          </table:table-cell>
          <table:table-cell table:style-name="ce90"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90" office:value-type="string" calcext:value-type="string">
            <text:p>S3 Access Points</text:p>
          </table:table-cell>
          <table:table-cell table:style-name="ce90"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90" office:value-type="string" calcext:value-type="string">
            <text:p>S3 Object Lambda </text:p>
          </table:table-cell>
          <table:table-cell table:style-name="ce90" office:value-type="string" calcext:value-type="string">
            <text:p>Used to apply changes on S3 objects before they’re retrieved by the end user</text:p>
          </table:table-cell>
          <table:table-cell table:number-columns-repeated="1022"/>
        </table:table-row>
        <table:table-row table:style-name="ro1">
          <table:table-cell table:style-name="ce110" office:value-type="string" calcext:value-type="string">
            <text:p>S3 Sync</text:p>
          </table:table-cell>
          <table:table-cell table:style-name="ce109" office:value-type="string" calcext:value-type="string">
            <text:p>Copy objects from the source buckets that are not in the target bucket. Only the latest version of the object will be replicated</text:p>
          </table:table-cell>
          <table:table-cell table:style-name="ce116" table:number-columns-repeated="1022"/>
        </table:table-row>
        <table:table-row table:style-name="ro1">
          <table:table-cell table:style-name="ce98" office:value-type="string" calcext:value-type="string">
            <text:p>S3 is highly consistent after write-operations. That means, if we write something to a bucket and instantly list the objects, the list will be up-to-date</text:p>
          </table:table-cell>
          <table:table-cell table:style-name="ce98" office:value-type="string" calcext:value-type="string">
            <text:p>Yes!</text:p>
          </table:table-cell>
          <table:table-cell table:style-name="ce116" table:number-columns-repeated="1022"/>
        </table:table-row>
        <table:table-row table:style-name="ro1">
          <table:table-cell table:style-name="ce106" office:value-type="string" calcext:value-type="string">
            <text:p>In S3, with bucket versioning on, if you delete an object, instead of removing it permanently, Amazon S3 inserts a delete marker, which becomes the current object version.</text:p>
          </table:table-cell>
          <table:table-cell table:style-name="ce106" office:value-type="string" calcext:value-type="string">
            <text:p>Yes!</text:p>
          </table:table-cell>
          <table:table-cell table:style-name="ce116" table:number-columns-repeated="1022"/>
        </table:table-row>
        <table:table-row table:style-name="ro1">
          <table:table-cell table:style-name="ce98" office:value-type="string" calcext:value-type="string">
            <text:p>Supported lifecycle transitions: (S3) Standard/Reduced Redundancy &gt;&gt;&gt; Standard-IA &gt;&gt;&gt; Intelligent Tiering &gt;&gt;&gt; One-zone IA &gt;&gt;&gt; Glacier &gt;&gt;&gt; Glacier D.A</text:p>
          </table:table-cell>
          <table:table-cell table:style-name="ce98"/>
          <table:table-cell table:style-name="ce116" table:number-columns-repeated="1022"/>
        </table:table-row>
        <table:table-row table:style-name="ro1">
          <table:table-cell table:style-name="ce106" office:value-type="string" calcext:value-type="string">
            <text:p>Once you version-enable a bucket, it can never return to an unversioned state. Versioning can only be suspended once it has been enabled.</text:p>
          </table:table-cell>
          <table:table-cell table:style-name="ce98"/>
          <table:table-cell table:style-name="ce116" table:number-columns-repeated="1022"/>
        </table:table-row>
        <table:table-row table:style-name="ro1">
          <table:table-cell table:style-name="ce106"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style-name="ce98"/>
          <table:table-cell table:style-name="ce116" table:number-columns-repeated="1022"/>
        </table:table-row>
        <table:table-row table:style-name="ro1">
          <table:table-cell table:style-name="ce98" office:value-type="string" calcext:value-type="string">
            <text:p>In S3 Transfer Acceleration, we DON’T pay if the transfer does not get accelerated.</text:p>
          </table:table-cell>
          <table:table-cell table:style-name="ce98"/>
          <table:table-cell table:style-name="ce116" table:number-columns-repeated="1022"/>
        </table:table-row>
        <table:table-row table:style-name="ro1">
          <table:table-cell table:style-name="Default" table:number-columns-repeated="2"/>
          <table:table-cell table:style-name="ce116" table:number-columns-repeated="1022"/>
        </table:table-row>
        <table:table-row table:style-name="ro1">
          <table:table-cell table:style-name="ce113" office:value-type="string" calcext:value-type="string">
            <text:p>Arquivo 2 a partir daqui…</text:p>
          </table:table-cell>
          <table:table-cell table:style-name="ce155"/>
          <table:table-cell table:style-name="ce116" table:number-columns-repeated="1022"/>
        </table:table-row>
        <table:table-row table:style-name="ro1">
          <table:table-cell table:style-name="ce83" office:value-type="string" calcext:value-type="string" table:number-columns-spanned="2" table:number-rows-spanned="1">
            <text:p>CloudFront</text:p>
          </table:table-cell>
          <table:covered-table-cell table:style-name="ce147"/>
          <table:table-cell table:number-columns-repeated="1022"/>
        </table:table-row>
        <table:table-row table:style-name="ro1">
          <table:table-cell table:style-name="ce90" office:value-type="string" calcext:value-type="string">
            <text:p>Origins</text:p>
          </table:table-cell>
          <table:table-cell table:style-name="ce90" office:value-type="string" calcext:value-type="string">
            <text:p>Can be S3 Buckets or any HTTP origin, like LB, EC2, S3 Website, etc…</text:p>
          </table:table-cell>
          <table:table-cell table:number-columns-repeated="1022"/>
        </table:table-row>
        <table:table-row table:style-name="ro1">
          <table:table-cell table:style-name="ce90" office:value-type="string" calcext:value-type="string">
            <text:p>Origin Access Control – OAC</text:p>
          </table:table-cell>
          <table:table-cell table:style-name="ce156"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90" office:value-type="string" calcext:value-type="string">
            <text:p>The origin EC2 instance or ALB needs to allow the IP of edge locations in its security groups</text:p>
          </table:table-cell>
          <table:table-cell table:style-name="ce90" office:value-type="string" calcext:value-type="string">
            <text:p>Yes!</text:p>
          </table:table-cell>
          <table:table-cell table:number-columns-repeated="1022"/>
        </table:table-row>
        <table:table-row table:style-name="ro1">
          <table:table-cell table:style-name="ce90" office:value-type="string" calcext:value-type="string">
            <text:p>CloudFront Geo Restriction</text:p>
          </table:table-cell>
          <table:table-cell table:style-name="ce90" office:value-type="string" calcext:value-type="string">
            <text:p>Blocks access to your contents from chosen countries</text:p>
          </table:table-cell>
          <table:table-cell table:number-columns-repeated="1022"/>
        </table:table-row>
        <table:table-row table:style-name="ro1">
          <table:table-cell table:style-name="ce90" office:value-type="string" calcext:value-type="string">
            <text:p>Price Classes (All, 200, 100)</text:p>
          </table:table-cell>
          <table:table-cell table:style-name="ce90"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90" office:value-type="string" calcext:value-type="string">
            <text:p>Cache invalidation</text:p>
          </table:table-cell>
          <table:table-cell table:style-name="ce90" office:value-type="string" calcext:value-type="string">
            <text:p>Used to deliver chosen data instantly, without needing to wait until cache TTL ends</text:p>
          </table:table-cell>
          <table:table-cell table:number-columns-repeated="1022"/>
        </table:table-row>
        <table:table-row table:style-name="ro1">
          <table:table-cell table:style-name="ce90" office:value-type="string" calcext:value-type="string">
            <text:p>CloudFront Functions</text:p>
          </table:table-cell>
          <table:table-cell table:style-name="ce90"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104" office:value-type="string" calcext:value-type="string">
            <text:p>Watch class no. 227 for important CloudFront use-cases!</text:p>
          </table:table-cell>
          <table:table-cell table:style-name="ce104" office:value-type="string" calcext:value-type="string">
            <text:p>Yes!</text:p>
          </table:table-cell>
          <table:table-cell table:number-columns-repeated="1022"/>
        </table:table-row>
        <table:table-row table:style-name="ro1">
          <table:table-cell table:style-name="ce90" office:value-type="string" calcext:value-type="string">
            <text:p>POST, PUT, etc… when using CloudFront go directly to the origin. This also happen with dynamic content</text:p>
          </table:table-cell>
          <table:table-cell table:style-name="ce90"/>
          <table:table-cell table:number-columns-repeated="1022"/>
        </table:table-row>
        <table:table-row table:style-name="ro1">
          <table:table-cell table:style-name="ce114" office:value-type="string" calcext:value-type="string">
            <text:p>We cannot use a static website hosted on S3 bucket as an origin for CloudFront</text:p>
          </table:table-cell>
          <table:table-cell table:style-name="ce114" office:value-type="string" calcext:value-type="string">
            <text:p>Yes, we can’t. CloudFront supports buckets as origins, but not bucket objects.</text:p>
          </table:table-cell>
          <table:table-cell table:number-columns-repeated="1022"/>
        </table:table-row>
        <table:table-row table:style-name="ro1">
          <table:table-cell table:style-name="ce98"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style-name="ce90"/>
          <table:table-cell table:style-name="ce116" table:number-columns-repeated="5"/>
          <table:table-cell table:number-columns-repeated="1017"/>
        </table:table-row>
        <table:table-row table:style-name="ro1">
          <table:table-cell table:number-columns-repeated="1024"/>
        </table:table-row>
        <table:table-row table:style-name="ro1">
          <table:table-cell table:style-name="ce83" office:value-type="string" calcext:value-type="string" table:number-columns-spanned="2" table:number-rows-spanned="1">
            <text:p>Global Accelerator</text:p>
          </table:table-cell>
          <table:covered-table-cell table:style-name="ce147"/>
          <table:table-cell table:number-columns-repeated="1022"/>
        </table:table-row>
        <table:table-row table:style-name="ro1">
          <table:table-cell table:style-name="ce92" office:value-type="string" calcext:value-type="string">
            <text:p>Unicast IP x Anycast IP</text:p>
          </table:table-cell>
          <table:table-cell table:style-name="ce90"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104" office:value-type="string" calcext:value-type="string">
            <text:p>2 Anycast IP’s </text:p>
          </table:table-cell>
          <table:table-cell table:style-name="ce104" office:value-type="string" calcext:value-type="string">
            <text:p>Used to direct the traffic to the closest edge location, and then to the application</text:p>
          </table:table-cell>
          <table:table-cell table:number-columns-repeated="1022"/>
        </table:table-row>
        <table:table-row table:style-name="ro1">
          <table:table-cell table:style-name="ce90" office:value-type="string" calcext:value-type="string">
            <text:p>Traffic goes through the closest edge location to the internal AWS network</text:p>
          </table:table-cell>
          <table:table-cell table:style-name="ce90" office:value-type="string" calcext:value-type="string">
            <text:p>Yes!</text:p>
          </table:table-cell>
          <table:table-cell table:number-columns-repeated="1022"/>
        </table:table-row>
        <table:table-row table:style-name="ro1">
          <table:table-cell table:style-name="ce104" office:value-type="string" calcext:value-type="string">
            <text:p>Does health-checks on the endpoint groups</text:p>
          </table:table-cell>
          <table:table-cell table:style-name="ce104" office:value-type="string" calcext:value-type="string">
            <text:p>Yes!</text:p>
          </table:table-cell>
          <table:table-cell table:number-columns-repeated="1022"/>
        </table:table-row>
        <table:table-row table:style-name="ro1">
          <table:table-cell table:style-name="ce104" office:value-type="string" calcext:value-type="string">
            <text:p>Usage of G.A to deploy WAF on a Load-Balancer</text:p>
          </table:table-cell>
          <table:table-cell table:style-name="ce104" office:value-type="string" calcext:value-type="string">
            <text:p>G.A can be used to provide a fixed IP to a Load-Balancer so we can deploy WAF on it</text:p>
          </table:table-cell>
          <table:table-cell table:number-columns-repeated="1022"/>
        </table:table-row>
        <table:table-row table:style-name="ro1">
          <table:table-cell table:style-name="ce90" office:value-type="string" calcext:value-type="string">
            <text:p>Can be used to make blue-green deployments (divide traffic between old version and new version of an app)</text:p>
          </table:table-cell>
          <table:table-cell table:style-name="ce90" office:value-type="string" calcext:value-type="string">
            <text:p>Yes!</text:p>
          </table:table-cell>
          <table:table-cell table:number-columns-repeated="1022"/>
        </table:table-row>
        <table:table-row table:style-name="ro1">
          <table:table-cell table:style-name="ce115"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style-name="ce115"/>
          <table:table-cell table:number-columns-repeated="1022"/>
        </table:table-row>
        <table:table-row table:style-name="ro1">
          <table:table-cell table:style-name="ce104" office:value-type="string" calcext:value-type="string">
            <text:p>Uses endpoint groups to configure the targets</text:p>
          </table:table-cell>
          <table:table-cell table:style-name="ce104"/>
          <table:table-cell table:number-columns-repeated="1022"/>
        </table:table-row>
        <table:table-row table:style-name="ro1">
          <table:table-cell table:style-name="ce104" office:value-type="string" calcext:value-type="string">
            <text:p>G.A can provide automatic failover for resources – like ALB – deployed in many different regions</text:p>
          </table:table-cell>
          <table:table-cell table:style-name="ce104"/>
          <table:table-cell table:number-columns-repeated="1022"/>
        </table:table-row>
        <table:table-row table:style-name="ro1">
          <table:table-cell table:style-name="ce104" office:value-type="string" calcext:value-type="string">
            <text:p>Works defining an accelerator with endpoint groups, which gather our endpoints (resources). When we access the G.A DNS, it will route us to the nearest endpoint (supposing we have 2 endpoints, one ALB in North America and one in India. If a user is using G.A DNS in India, it will be routed to the ALB in the Mumbai region)</text:p>
          </table:table-cell>
          <table:table-cell table:style-name="ce104"/>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Snow Family</text:p>
          </table:table-cell>
          <table:covered-table-cell table:style-name="ce147"/>
          <table:table-cell table:number-columns-repeated="1022"/>
        </table:table-row>
        <table:table-row table:style-name="ro1">
          <table:table-cell table:style-name="ce90" office:value-type="string" calcext:value-type="string">
            <text:p>Snowcone up to 8TB</text:p>
          </table:table-cell>
          <table:table-cell table:style-name="ce109"/>
          <table:table-cell table:number-columns-repeated="1022"/>
        </table:table-row>
        <table:table-row table:style-name="ro1">
          <table:table-cell table:style-name="ce90" office:value-type="string" calcext:value-type="string">
            <text:p>Snowball up to 80TB</text:p>
          </table:table-cell>
          <table:table-cell table:style-name="ce90"/>
          <table:table-cell table:number-columns-repeated="1022"/>
        </table:table-row>
        <table:table-row table:style-name="ro1">
          <table:table-cell table:style-name="ce109" office:value-type="string" calcext:value-type="string">
            <text:p>Snowmobile up to 100PB</text:p>
          </table:table-cell>
          <table:table-cell table:style-name="ce90"/>
          <table:table-cell table:number-columns-repeated="1022"/>
        </table:table-row>
        <table:table-row table:style-name="ro1">
          <table:table-cell table:style-name="ce90" office:value-type="string" calcext:value-type="string">
            <text:p>Snowcone can withstand harsh environments</text:p>
          </table:table-cell>
          <table:table-cell table:style-name="ce90"/>
          <table:table-cell table:number-columns-repeated="1022"/>
        </table:table-row>
        <table:table-row table:style-name="ro1">
          <table:table-cell table:style-name="ce90" office:value-type="string" calcext:value-type="string">
            <text:p>Snowcone can use DataSync through the internet to send data to AWS, because the client is already installed</text:p>
          </table:table-cell>
          <table:table-cell table:style-name="ce90"/>
          <table:table-cell table:number-columns-repeated="1022"/>
        </table:table-row>
        <table:table-row table:style-name="ro1">
          <table:table-cell table:style-name="ce90" office:value-type="string" calcext:value-type="string">
            <text:p>Snowmobile is better than Snowball if you transfer over 10PB</text:p>
          </table:table-cell>
          <table:table-cell table:style-name="ce90"/>
          <table:table-cell table:number-columns-repeated="1022"/>
        </table:table-row>
        <table:table-row table:style-name="ro1">
          <table:table-cell table:style-name="ce90" office:value-type="string" calcext:value-type="string">
            <text:p>AWS OpsHub</text:p>
          </table:table-cell>
          <table:table-cell table:style-name="ce90" office:value-type="string" calcext:value-type="string">
            <text:p>AWS service to manage snow family machines</text:p>
          </table:table-cell>
          <table:table-cell table:number-columns-repeated="1022"/>
        </table:table-row>
        <table:table-row table:style-name="ro1">
          <table:table-cell table:style-name="ce90" office:value-type="string" calcext:value-type="string">
            <text:p>Snowball CANNOT import data to S3 Glacier directly. Instead, transfer to S3 and use Lifecycle policies to transfer to Glacier</text:p>
          </table:table-cell>
          <table:table-cell table:style-name="ce90"/>
          <table:table-cell table:number-columns-repeated="1022"/>
        </table:table-row>
        <table:table-row table:style-name="ro1">
          <table:table-cell table:style-name="ce116" table:number-columns-repeated="2"/>
          <table:table-cell table:number-columns-repeated="1022"/>
        </table:table-row>
        <table:table-row table:style-name="ro1">
          <table:table-cell table:style-name="ce83" office:value-type="string" calcext:value-type="string" table:number-columns-spanned="2" table:number-rows-spanned="1">
            <text:p>Fsx</text:p>
          </table:table-cell>
          <table:covered-table-cell table:style-name="ce147"/>
          <table:table-cell table:number-columns-repeated="1022"/>
        </table:table-row>
        <table:table-row table:style-name="ro1">
          <table:table-cell table:style-name="ce90" office:value-type="string" calcext:value-type="string">
            <text:p>Used to launch 3<text:span text:style-name="T2">rd</text:span> party file systems into AWS</text:p>
          </table:table-cell>
          <table:table-cell table:style-name="ce90" office:value-type="string" calcext:value-type="string">
            <text:p>Yes!</text:p>
          </table:table-cell>
          <table:table-cell table:number-columns-repeated="1022"/>
        </table:table-row>
        <table:table-row table:style-name="ro1">
          <table:table-cell table:style-name="ce90" office:value-type="string" calcext:value-type="string">
            <text:p>Fsx for Lustre</text:p>
          </table:table-cell>
          <table:table-cell table:style-name="ce90"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05" office:value-type="string" calcext:value-type="string">
            <text:p>Fsx for Windows File Server</text:p>
          </table:table-cell>
          <table:table-cell table:style-name="ce105"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117" office:value-type="string" calcext:value-type="string">
            <text:p>Fsx for NetApp ONTAP</text:p>
          </table:table-cell>
          <table:table-cell table:style-name="ce117"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117" office:value-type="string" calcext:value-type="string">
            <text:p>Fsx for OpenZFS</text:p>
          </table:table-cell>
          <table:table-cell table:style-name="ce117"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90" office:value-type="string" calcext:value-type="string">
            <text:p>Scratch File System</text:p>
          </table:table-cell>
          <table:table-cell table:style-name="ce90"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90" office:value-type="string" calcext:value-type="string">
            <text:p>Persistent File System</text:p>
          </table:table-cell>
          <table:table-cell table:style-name="ce90"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98" office:value-type="string" calcext:value-type="string">
            <text:p>Fsx can be accessed by on-prem workloads</text:p>
          </table:table-cell>
          <table:table-cell table:style-name="ce98"/>
          <table:table-cell table:number-columns-repeated="1022"/>
        </table:table-row>
        <table:table-row table:style-name="ro1">
          <table:table-cell table:style-name="ce118" table:number-columns-repeated="2"/>
          <table:table-cell table:number-columns-repeated="1022"/>
        </table:table-row>
        <table:table-row table:style-name="ro1">
          <table:table-cell table:style-name="ce83" office:value-type="string" calcext:value-type="string" table:number-columns-spanned="2" table:number-rows-spanned="1">
            <text:p>Storage Gateway</text:p>
          </table:table-cell>
          <table:covered-table-cell table:style-name="ce147"/>
          <table:table-cell table:number-columns-repeated="1022"/>
        </table:table-row>
        <table:table-row table:style-name="ro1">
          <table:table-cell table:style-name="ce90" office:value-type="string" calcext:value-type="string">
            <text:p>Bridge between on-premises to S3 or Fsx</text:p>
          </table:table-cell>
          <table:table-cell table:style-name="ce90" office:value-type="string" calcext:value-type="string">
            <text:p>Yes!</text:p>
          </table:table-cell>
          <table:table-cell table:number-columns-repeated="1022"/>
        </table:table-row>
        <table:table-row table:style-name="ro1">
          <table:table-cell table:style-name="ce90" office:value-type="string" calcext:value-type="string">
            <text:p>S3 File Gateway</text:p>
          </table:table-cell>
          <table:table-cell table:style-name="ce90"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90" office:value-type="string" calcext:value-type="string">
            <text:p>Fsx File Gateway</text:p>
          </table:table-cell>
          <table:table-cell table:style-name="ce90" office:value-type="string" calcext:value-type="string">
            <text:p>Used to create a local cache to reduce latency. SMB, NTFS, AD protocols</text:p>
          </table:table-cell>
          <table:table-cell table:number-columns-repeated="1022"/>
        </table:table-row>
        <table:table-row table:style-name="ro1">
          <table:table-cell table:style-name="ce90" office:value-type="string" calcext:value-type="string">
            <text:p>Volume Gateway</text:p>
          </table:table-cell>
          <table:table-cell table:style-name="ce90" office:value-type="string" calcext:value-type="string">
            <text:p>The main goal is to backup local data into AWS. Cached volumes: Cached. Stored volumes: Entire datased is on premises. Used to schedule backups to S3. Volume data is stored in S3 and can later be transformed in EBS volumes. ISCSI protocol</text:p>
          </table:table-cell>
          <table:table-cell table:number-columns-repeated="1022"/>
        </table:table-row>
        <table:table-row table:style-name="ro1">
          <table:table-cell table:style-name="ce90" office:value-type="string" calcext:value-type="string">
            <text:p>Tape Gateway</text:p>
          </table:table-cell>
          <table:table-cell table:style-name="ce90"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90" office:value-type="string" calcext:value-type="string">
            <text:p>Hardware appliance</text:p>
          </table:table-cell>
          <table:table-cell table:style-name="ce90"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Transfer Family</text:p>
          </table:table-cell>
          <table:covered-table-cell table:style-name="ce147"/>
          <table:table-cell table:number-columns-repeated="1022"/>
        </table:table-row>
        <table:table-row table:style-name="ro1">
          <table:table-cell table:style-name="ce90" office:value-type="string" calcext:value-type="string">
            <text:p>AWS Transfer for FTP</text:p>
          </table:table-cell>
          <table:table-cell table:style-name="ce90" office:value-type="string" calcext:value-type="string">
            <text:p>File transfer protocol</text:p>
          </table:table-cell>
          <table:table-cell table:number-columns-repeated="1022"/>
        </table:table-row>
        <table:table-row table:style-name="ro1">
          <table:table-cell table:style-name="ce90" office:value-type="string" calcext:value-type="string">
            <text:p>AWS Transfer for FTPS</text:p>
          </table:table-cell>
          <table:table-cell table:style-name="ce90" office:value-type="string" calcext:value-type="string">
            <text:p>File transfer protocol over SSL</text:p>
          </table:table-cell>
          <table:table-cell table:number-columns-repeated="1022"/>
        </table:table-row>
        <table:table-row table:style-name="ro1">
          <table:table-cell table:style-name="ce90" office:value-type="string" calcext:value-type="string">
            <text:p>AWS Transfer for SFTP</text:p>
          </table:table-cell>
          <table:table-cell table:style-name="ce90"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AWS DataSync</text:p>
          </table:table-cell>
          <table:covered-table-cell table:style-name="ce147"/>
          <table:table-cell table:number-columns-repeated="1022"/>
        </table:table-row>
        <table:table-row table:style-name="ro1">
          <table:table-cell table:style-name="ce90" office:value-type="string" calcext:value-type="string">
            <text:p>AWS to AWS transfer doesn’t need agent. ALL of the rest needs it!</text:p>
          </table:table-cell>
          <table:table-cell table:style-name="ce90"/>
          <table:table-cell table:number-columns-repeated="1022"/>
        </table:table-row>
        <table:table-row table:style-name="ro1">
          <table:table-cell table:style-name="ce90" office:value-type="string" calcext:value-type="string">
            <text:p>File permissions and metadata are preserved!</text:p>
          </table:table-cell>
          <table:table-cell table:style-name="ce90"/>
          <table:table-cell table:number-columns-repeated="1022"/>
        </table:table-row>
        <table:table-row table:style-name="ro1">
          <table:table-cell table:style-name="ce90" office:value-type="string" calcext:value-type="string">
            <text:p>DataSync agent is pre-installed in snowcone</text:p>
          </table:table-cell>
          <table:table-cell table:style-name="ce90"/>
          <table:table-cell table:number-columns-repeated="1022"/>
        </table:table-row>
        <table:table-row table:style-name="ro1">
          <table:table-cell table:style-name="ce90" office:value-type="string" calcext:value-type="string">
            <text:p>DataSync is NOT continuous. The data replication happens on a defined schedule</text:p>
          </table:table-cell>
          <table:table-cell table:style-name="ce90"/>
          <table:table-cell table:number-columns-repeated="1022"/>
        </table:table-row>
        <table:table-row table:style-name="ro1">
          <table:table-cell table:style-name="ce106" office:value-type="string" calcext:value-type="string">
            <text:p>DataSync can transfer to Amazon S3, Amazon EFS, Amazon FSx for Windows File Server</text:p>
          </table:table-cell>
          <table:table-cell table:style-name="ce90"/>
          <table:table-cell table:number-columns-repeated="1022"/>
        </table:table-row>
        <table:table-row table:style-name="ro1">
          <table:table-cell table:style-name="ce119" office:value-type="string" calcext:value-type="string">
            <text:p>DataSync can transfer directly to S3 Glacier and Glacier D.A</text:p>
          </table:table-cell>
          <table:table-cell table:style-name="ce10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SQS</text:p>
          </table:table-cell>
          <table:covered-table-cell table:style-name="ce147"/>
          <table:table-cell table:number-columns-repeated="1022"/>
        </table:table-row>
        <table:table-row table:style-name="ro1">
          <table:table-cell table:style-name="ce90" office:value-type="string" calcext:value-type="string">
            <text:p>The message is persisted on SQS until a consumer deletes it</text:p>
          </table:table-cell>
          <table:table-cell table:style-name="ce90"/>
          <table:table-cell table:number-columns-repeated="1022"/>
        </table:table-row>
        <table:table-row table:style-name="ro1">
          <table:table-cell table:style-name="ce90" office:value-type="string" calcext:value-type="string">
            <text:p>We can trigger auto-scaling based on SQS metrics, such as ApproximateNumberOfMessages</text:p>
          </table:table-cell>
          <table:table-cell table:style-name="ce90"/>
          <table:table-cell table:number-columns-repeated="1022"/>
        </table:table-row>
        <table:table-row table:style-name="ro1">
          <table:table-cell table:style-name="ce121" office:value-type="string" calcext:value-type="string">
            <text:p>Access Controls</text:p>
          </table:table-cell>
          <table:table-cell table:style-name="ce121" office:value-type="string" calcext:value-type="string">
            <text:p>IAM controls to regulate access to SQS API</text:p>
          </table:table-cell>
          <table:table-cell table:number-columns-repeated="1022"/>
        </table:table-row>
        <table:table-row table:style-name="ro1">
          <table:table-cell table:style-name="ce90" office:value-type="string" calcext:value-type="string">
            <text:p>SQS Access Policies</text:p>
          </table:table-cell>
          <table:table-cell table:style-name="ce90" office:value-type="string" calcext:value-type="string">
            <text:p>Just like S3 Policies. Useful to allow other services to write to a SQS queue</text:p>
          </table:table-cell>
          <table:table-cell table:number-columns-repeated="1022"/>
        </table:table-row>
        <table:table-row table:style-name="ro1">
          <table:table-cell table:style-name="ce90" office:value-type="string" calcext:value-type="string">
            <text:p>SQS Message Visibility Timeout</text:p>
          </table:table-cell>
          <table:table-cell table:style-name="ce90"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90" office:value-type="string" calcext:value-type="string">
            <text:p>Long Polling</text:p>
          </table:table-cell>
          <table:table-cell table:style-name="ce90"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90" office:value-type="string" calcext:value-type="string">
            <text:p>FIFO queue</text:p>
          </table:table-cell>
          <table:table-cell table:style-name="ce90" office:value-type="string" calcext:value-type="string">
            <text:p>Order of messages is preserved. 300msg/s w/out batching, 3000 with. needs to end with .fifo</text:p>
          </table:table-cell>
          <table:table-cell table:number-columns-repeated="1022"/>
        </table:table-row>
        <table:table-row table:style-name="ro1">
          <table:table-cell table:style-name="ce106" office:value-type="string" calcext:value-type="string">
            <text:p>By default, FIFO queues support up to 300 messages per second. We can 10x this at maximum (3000 messages per second). If we batch 5x, we get 1500, and so it goes.</text:p>
          </table:table-cell>
          <table:table-cell table:style-name="ce106"/>
          <table:table-cell table:number-columns-repeated="1022"/>
        </table:table-row>
        <table:table-row table:style-name="ro1">
          <table:table-cell table:style-name="ce115" office:value-type="string" calcext:value-type="string">
            <text:p>SQS FIFO GroupID</text:p>
          </table:table-cell>
          <table:table-cell table:style-name="ce115" office:value-type="string" calcext:value-type="string">
            <text:p>If we don’t use GroupID, we can have only one consumer for our SQS FIFO. A GroupID works like a Partition Key in a Kinesis shard. However, in KDS, we can have one consumer per-shard. In SQS FIFO, we have one consumer per GroupID.</text:p>
          </table:table-cell>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SNS</text:p>
          </table:table-cell>
          <table:covered-table-cell table:style-name="ce147"/>
          <table:table-cell table:number-columns-repeated="1022"/>
        </table:table-row>
        <table:table-row table:style-name="ro1">
          <table:table-cell table:style-name="ce90" office:value-type="string" calcext:value-type="string">
            <text:p>Many services can send data to SNS</text:p>
          </table:table-cell>
          <table:table-cell table:style-name="ce90" office:value-type="string" calcext:value-type="string">
            <text:p>CloudWatch Alarms, Budgets, etc</text:p>
          </table:table-cell>
          <table:table-cell table:number-columns-repeated="1022"/>
        </table:table-row>
        <table:table-row table:style-name="ro1">
          <table:table-cell table:style-name="ce90" office:value-type="string" calcext:value-type="string">
            <text:p>SNS Access Policies</text:p>
          </table:table-cell>
          <table:table-cell table:style-name="ce90" office:value-type="string" calcext:value-type="string">
            <text:p>Similar to S3 Policies, used to determine who can read/write from your SNS</text:p>
          </table:table-cell>
          <table:table-cell table:number-columns-repeated="1022"/>
        </table:table-row>
        <table:table-row table:style-name="ro1">
          <table:table-cell table:style-name="ce90" office:value-type="string" calcext:value-type="string">
            <text:p>Integration with S3 Event Notifications</text:p>
          </table:table-cell>
          <table:table-cell table:style-name="ce90"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90" office:value-type="string" calcext:value-type="string">
            <text:p>SNS FIFO Topic</text:p>
          </table:table-cell>
          <table:table-cell table:style-name="ce90" office:value-type="string" calcext:value-type="string">
            <text:p>Can have only FIFO SQS queue as destination</text:p>
          </table:table-cell>
          <table:table-cell table:number-columns-repeated="1022"/>
        </table:table-row>
        <table:table-row table:style-name="ro1">
          <table:table-cell table:style-name="ce90" office:value-type="string" calcext:value-type="string">
            <text:p>Fanout and message filtering available</text:p>
          </table:table-cell>
          <table:table-cell table:style-name="ce9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Kinesis</text:p>
          </table:table-cell>
          <table:covered-table-cell table:style-name="ce147"/>
          <table:table-cell table:number-columns-repeated="1022"/>
        </table:table-row>
        <table:table-row table:style-name="ro1">
          <table:table-cell table:style-name="ce90" office:value-type="string" calcext:value-type="string">
            <text:p>Kinesis Data Streams basics</text:p>
          </table:table-cell>
          <table:table-cell table:style-name="ce90" office:value-type="string" calcext:value-type="string">
            <text:p>Capture, processes and stores data streams</text:p>
          </table:table-cell>
          <table:table-cell table:number-columns-repeated="1022"/>
        </table:table-row>
        <table:table-row table:style-name="ro1">
          <table:table-cell table:style-name="ce90" office:value-type="string" calcext:value-type="string">
            <text:p>Kinesis Data Firehose basics</text:p>
          </table:table-cell>
          <table:table-cell table:style-name="ce90" office:value-type="string" calcext:value-type="string">
            <text:p>Direct data to AWS storages</text:p>
          </table:table-cell>
          <table:table-cell table:number-columns-repeated="1022"/>
        </table:table-row>
        <table:table-row table:style-name="ro1">
          <table:table-cell table:style-name="ce90" office:value-type="string" calcext:value-type="string">
            <text:p>Kinesis Data Analytics basics</text:p>
          </table:table-cell>
          <table:table-cell table:style-name="ce90" office:value-type="string" calcext:value-type="string">
            <text:p>Performs data analytics with SQL</text:p>
          </table:table-cell>
          <table:table-cell table:number-columns-repeated="1022"/>
        </table:table-row>
        <table:table-row table:style-name="ro1">
          <table:table-cell table:style-name="ce90" office:value-type="string" calcext:value-type="string">
            <text:p>KDS: Shards</text:p>
          </table:table-cell>
          <table:table-cell table:style-name="ce90"/>
          <table:table-cell table:number-columns-repeated="1022"/>
        </table:table-row>
        <table:table-row table:style-name="ro8">
          <table:table-cell table:style-name="ce90" office:value-type="string" calcext:value-type="string">
            <text:p>KDS: Records</text:p>
          </table:table-cell>
          <table:table-cell table:style-name="ce90"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90" office:value-type="string" calcext:value-type="string">
            <text:p>KDS: Data with the same Partition Key go to the same shard, and that gives us key-based ordering</text:p>
          </table:table-cell>
          <table:table-cell table:style-name="ce90"/>
          <table:table-cell table:number-columns-repeated="1022"/>
        </table:table-row>
        <table:table-row table:style-name="ro1">
          <table:table-cell table:style-name="ce90" office:value-type="string" calcext:value-type="string">
            <text:p>KDS Capacity modes: Provisioned</text:p>
          </table:table-cell>
          <table:table-cell table:style-name="ce90" office:value-type="string" calcext:value-type="string">
            <text:p>We choose the number of shards. 1MB/s in and 2MB/s thoughput (out)</text:p>
          </table:table-cell>
          <table:table-cell table:number-columns-repeated="1022"/>
        </table:table-row>
        <table:table-row table:style-name="ro1">
          <table:table-cell table:style-name="ce90" office:value-type="string" calcext:value-type="string">
            <text:p>KDS Capacity modes: On-demand</text:p>
          </table:table-cell>
          <table:table-cell table:style-name="ce90"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90" office:value-type="string" calcext:value-type="string">
            <text:p>KDS: VPC Endpoint Interface available</text:p>
          </table:table-cell>
          <table:table-cell table:style-name="ce90" office:value-type="string" calcext:value-type="string">
            <text:p>So we can’t access KDS without going through the public internet</text:p>
          </table:table-cell>
          <table:table-cell table:number-columns-repeated="1022"/>
        </table:table-row>
        <table:table-row table:style-name="ro1">
          <table:table-cell table:style-name="ce90" office:value-type="string" calcext:value-type="string">
            <text:p>KDF: Defines a buffer size to deliver data when it’s full. Also, define a buffer interfal to send the data anyways in case the buffer doesn’t get filled</text:p>
          </table:table-cell>
          <table:table-cell table:style-name="ce90" office:value-type="string" calcext:value-type="string">
            <text:p>Yes!</text:p>
          </table:table-cell>
          <table:table-cell table:number-columns-repeated="1022"/>
        </table:table-row>
        <table:table-row table:style-name="ro1">
          <table:table-cell table:style-name="ce90" office:value-type="string" calcext:value-type="string">
            <text:p>KDF: Can optionally use a lambda function to transform the data as you wish</text:p>
          </table:table-cell>
          <table:table-cell table:style-name="ce90" office:value-type="string" calcext:value-type="string">
            <text:p>Yes!</text:p>
          </table:table-cell>
          <table:table-cell table:number-columns-repeated="1022"/>
        </table:table-row>
        <table:table-row table:style-name="ro1">
          <table:table-cell table:style-name="ce90" office:value-type="string" calcext:value-type="string">
            <text:p>KDF: NEAR real time</text:p>
          </table:table-cell>
          <table:table-cell table:style-name="ce90"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90" office:value-type="string" calcext:value-type="string">
            <text:p>KDS can have multiple consumers, while KDF can have only one (Confirm this!)</text:p>
          </table:table-cell>
          <table:table-cell table:style-name="ce90"/>
          <table:table-cell table:number-columns-repeated="1022"/>
        </table:table-row>
        <table:table-row table:style-name="ro1">
          <table:table-cell table:style-name="ce90" office:value-type="string" calcext:value-type="string">
            <text:p>Kinesis Data Analytics for SQL</text:p>
          </table:table-cell>
          <table:table-cell table:style-name="ce90" office:value-type="string" calcext:value-type="string">
            <text:p>Can have only KDS and KDF as sources. Performs analytics</text:p>
          </table:table-cell>
          <table:table-cell table:number-columns-repeated="1022"/>
        </table:table-row>
        <table:table-row table:style-name="ro1">
          <table:table-cell table:style-name="ce90" office:value-type="string" calcext:value-type="string">
            <text:p>Kinesis Data Analytics for Apache Flink</text:p>
          </table:table-cell>
          <table:table-cell table:style-name="ce90" office:value-type="string" calcext:value-type="string">
            <text:p>Can have only KDS and Amazon MSK as sources. Performs analytics with Apache Flink applications</text:p>
          </table:table-cell>
          <table:table-cell table:number-columns-repeated="1022"/>
        </table:table-row>
        <table:table-row table:style-name="ro1">
          <table:table-cell table:style-name="ce98" office:value-type="string" calcext:value-type="string">
            <text:p>Kinesis Data Streams Enchanced Fanout feature. You should use enhanced fan-out if you have multiple consumers retrieving data from a stream in parallel.</text:p>
          </table:table-cell>
          <table:table-cell table:style-name="ce98"/>
          <table:table-cell table:number-columns-repeated="1022"/>
        </table:table-row>
        <table:table-row table:style-name="ro1">
          <table:table-cell table:style-name="ce98" office:value-type="string" calcext:value-type="string">
            <text:p>Kinesis Agent cannot write to a KDF that already have a KDS as a source</text:p>
          </table:table-cell>
          <table:table-cell table:style-name="ce98"/>
          <table:table-cell table:number-columns-repeated="1022"/>
        </table:table-row>
        <table:table-row table:style-name="ro1">
          <table:table-cell table:style-name="ce98" office:value-type="string" calcext:value-type="string">
            <text:p>KDF: Fully managed, users don’t need to worry about scaling it</text:p>
          </table:table-cell>
          <table:table-cell table:style-name="ce98"/>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Amazon MQ</text:p>
          </table:table-cell>
          <table:covered-table-cell table:style-name="ce147"/>
          <table:table-cell table:number-columns-repeated="1022"/>
        </table:table-row>
        <table:table-row table:style-name="ro1">
          <table:table-cell table:style-name="ce90" office:value-type="string" calcext:value-type="string">
            <text:p>Migrate services based on active MQ or rabbit MQ to AWS</text:p>
          </table:table-cell>
          <table:table-cell table:style-name="ce90"/>
          <table:table-cell table:number-columns-repeated="1022"/>
        </table:table-row>
        <table:table-row table:style-name="ro1">
          <table:table-cell table:style-name="ce90" office:value-type="string" calcext:value-type="string">
            <text:p>Failover available</text:p>
          </table:table-cell>
          <table:table-cell table:style-name="ce90"/>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ECS</text:p>
          </table:table-cell>
          <table:covered-table-cell table:style-name="ce147"/>
          <table:table-cell table:number-columns-repeated="1022"/>
        </table:table-row>
        <table:table-row table:style-name="ro1">
          <table:table-cell table:style-name="ce92" office:value-type="string" calcext:value-type="string">
            <text:p>EC2 launch type</text:p>
          </table:table-cell>
          <table:table-cell table:style-name="ce90" office:value-type="string" calcext:value-type="string">
            <text:p>For EC2 Launch Type, we manage the EC2</text:p>
          </table:table-cell>
          <table:table-cell table:number-columns-repeated="1022"/>
        </table:table-row>
        <table:table-row table:style-name="ro1">
          <table:table-cell table:style-name="ce92" office:value-type="string" calcext:value-type="string">
            <text:p>FARGATE launch type</text:p>
          </table:table-cell>
          <table:table-cell table:style-name="ce90"/>
          <table:table-cell table:number-columns-repeated="1022"/>
        </table:table-row>
        <table:table-row table:style-name="ro1">
          <table:table-cell table:style-name="ce92" office:value-type="string" calcext:value-type="string">
            <text:p>ECS Agent</text:p>
          </table:table-cell>
          <table:table-cell table:style-name="ce90"/>
          <table:table-cell table:number-columns-repeated="1022"/>
        </table:table-row>
        <table:table-row table:style-name="ro1">
          <table:table-cell table:style-name="ce90" office:value-type="string" calcext:value-type="string">
            <text:p>EC2 Instance Profile</text:p>
          </table:table-cell>
          <table:table-cell table:style-name="ce90"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90" office:value-type="string" calcext:value-type="string">
            <text:p>ECS Task Role</text:p>
          </table:table-cell>
          <table:table-cell table:style-name="ce90" office:value-type="string" calcext:value-type="string">
            <text:p>Used by ECS Tasks to perform API calls to services like S3, DynamoDB, RDS, etc..</text:p>
          </table:table-cell>
          <table:table-cell table:number-columns-repeated="1022"/>
        </table:table-row>
        <table:table-row table:style-name="ro1">
          <table:table-cell table:style-name="ce90" office:value-type="string" calcext:value-type="string" table:number-columns-spanned="1" table:number-rows-spanned="3">
            <text:p>ECS scaling metrics to remember</text:p>
          </table:table-cell>
          <table:table-cell table:style-name="ce90" office:value-type="string" calcext:value-type="string">
            <text:p>ECS Service Average CPU Utilization</text:p>
          </table:table-cell>
          <table:table-cell table:number-columns-repeated="1022"/>
        </table:table-row>
        <table:table-row table:style-name="ro1">
          <table:covered-table-cell table:style-name="ce90"/>
          <table:table-cell table:style-name="ce90" office:value-type="string" calcext:value-type="string">
            <text:p>ECS Service Average Memory Utilization</text:p>
          </table:table-cell>
          <table:table-cell table:number-columns-repeated="1022"/>
        </table:table-row>
        <table:table-row table:style-name="ro1">
          <table:covered-table-cell table:style-name="ce90"/>
          <table:table-cell table:style-name="ce90" office:value-type="string" calcext:value-type="string">
            <text:p>ALB Request Count Per Target</text:p>
          </table:table-cell>
          <table:table-cell table:number-columns-repeated="1022"/>
        </table:table-row>
        <table:table-row table:style-name="ro1">
          <table:table-cell table:style-name="ce90" office:value-type="string" calcext:value-type="string">
            <text:p>ECS Cluster Capacity Provider</text:p>
          </table:table-cell>
          <table:table-cell table:style-name="ce90" office:value-type="string" calcext:value-type="string">
            <text:p>When you lack capacity to launch new tasks, ECS will automatically add more instances for you</text:p>
          </table:table-cell>
          <table:table-cell table:number-columns-repeated="1022"/>
        </table:table-row>
        <table:table-row table:style-name="ro1">
          <table:table-cell table:style-name="ce106"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style-name="ce106"/>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EKS</text:p>
          </table:table-cell>
          <table:covered-table-cell table:style-name="ce147"/>
          <table:table-cell table:number-columns-repeated="1022"/>
        </table:table-row>
        <table:table-row table:style-name="ro1">
          <table:table-cell table:style-name="ce90" office:value-type="string" calcext:value-type="string" table:number-columns-spanned="1" table:number-rows-spanned="3">
            <text:p>Node Types</text:p>
          </table:table-cell>
          <table:table-cell table:style-name="ce90" office:value-type="string" calcext:value-type="string">
            <text:p>Managed Node Groups</text:p>
          </table:table-cell>
          <table:table-cell table:number-columns-repeated="1022"/>
        </table:table-row>
        <table:table-row table:style-name="ro1">
          <table:covered-table-cell table:style-name="ce90"/>
          <table:table-cell table:style-name="ce90" office:value-type="string" calcext:value-type="string">
            <text:p>Self-Managed Nodes</text:p>
          </table:table-cell>
          <table:table-cell table:number-columns-repeated="1022"/>
        </table:table-row>
        <table:table-row table:style-name="ro1">
          <table:covered-table-cell table:style-name="ce90"/>
          <table:table-cell table:style-name="ce90" office:value-type="string" calcext:value-type="string">
            <text:p>AWS Fargate</text:p>
          </table:table-cell>
          <table:table-cell table:number-columns-repeated="1022"/>
        </table:table-row>
        <table:table-row table:style-name="ro1">
          <table:table-cell table:style-name="ce90" office:value-type="string" calcext:value-type="string">
            <text:p>Data Volumes</text:p>
          </table:table-cell>
          <table:table-cell table:style-name="ce90"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App Runner</text:p>
          </table:table-cell>
          <table:covered-table-cell table:style-name="ce147"/>
          <table:table-cell table:number-columns-repeated="1022"/>
        </table:table-row>
        <table:table-row table:style-name="ro1">
          <table:table-cell table:style-name="ce90" office:value-type="string" calcext:value-type="string">
            <text:p>Makes it easy to deploy apps. You specify a container image and it gets launched with everything it needs (LB, Auto-scaling, etc…)</text:p>
          </table:table-cell>
          <table:table-cell table:style-name="ce90"/>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Lambda</text:p>
          </table:table-cell>
          <table:covered-table-cell table:style-name="ce147"/>
          <table:table-cell table:number-columns-repeated="1022"/>
        </table:table-row>
        <table:table-row table:style-name="ro1">
          <table:table-cell table:style-name="ce90" office:value-type="string" calcext:value-type="string">
            <text:p>We pay for…</text:p>
          </table:table-cell>
          <table:table-cell table:style-name="ce90" office:value-type="string" calcext:value-type="string">
            <text:p>Number of requests to function</text:p>
            <text:p>Time the function takes to execute</text:p>
          </table:table-cell>
          <table:table-cell table:number-columns-repeated="1022"/>
        </table:table-row>
        <table:table-row table:style-name="ro1">
          <table:table-cell table:style-name="ce90" office:value-type="string" calcext:value-type="string">
            <text:p>Lambda Container Image</text:p>
          </table:table-cell>
          <table:table-cell table:style-name="ce90" office:value-type="string" calcext:value-type="string">
            <text:p>On lambda, we can launch docker images that implement the Lamda Container API</text:p>
          </table:table-cell>
          <table:table-cell table:number-columns-repeated="1022"/>
        </table:table-row>
        <table:table-row table:style-name="ro1">
          <table:table-cell table:style-name="ce90" office:value-type="string" calcext:value-type="string">
            <text:p>Lamba can increase memory and…</text:p>
          </table:table-cell>
          <table:table-cell table:style-name="ce90"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90" office:value-type="string" calcext:value-type="string">
            <text:p>Lambda max execution is…</text:p>
          </table:table-cell>
          <table:table-cell table:style-name="ce90" office:value-type="string" calcext:value-type="string">
            <text:p>15min</text:p>
          </table:table-cell>
          <table:table-cell table:number-columns-repeated="1022"/>
        </table:table-row>
        <table:table-row table:style-name="ro1">
          <table:table-cell table:style-name="ce90" office:value-type="string" calcext:value-type="string">
            <text:p>Max amount of env variables is…</text:p>
          </table:table-cell>
          <table:table-cell table:style-name="ce90" office:value-type="string" calcext:value-type="string">
            <text:p>4KB</text:p>
          </table:table-cell>
          <table:table-cell table:number-columns-repeated="1022"/>
        </table:table-row>
        <table:table-row table:style-name="ro1">
          <table:table-cell table:style-name="ce90" office:value-type="string" calcext:value-type="string">
            <text:p>Compressed lambda function max size is…</text:p>
          </table:table-cell>
          <table:table-cell table:style-name="ce90" office:value-type="string" calcext:value-type="string">
            <text:p>50MB</text:p>
          </table:table-cell>
          <table:table-cell table:number-columns-repeated="1022"/>
        </table:table-row>
        <table:table-row table:style-name="ro1">
          <table:table-cell table:style-name="ce90" office:value-type="string" calcext:value-type="string">
            <text:p>Uncompressed lambda function max size is…</text:p>
          </table:table-cell>
          <table:table-cell table:style-name="ce90" office:value-type="string" calcext:value-type="string">
            <text:p>250MB</text:p>
          </table:table-cell>
          <table:table-cell table:number-columns-repeated="1022"/>
        </table:table-row>
        <table:table-row table:style-name="ro1">
          <table:table-cell table:style-name="ce90" office:value-type="string" calcext:value-type="string">
            <text:p>Lambda @ Edge</text:p>
          </table:table-cell>
          <table:table-cell table:style-name="ce90"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90" office:value-type="string" calcext:value-type="string">
            <text:p>Lambda by default is launched in an AWS-OWNED VPC</text:p>
          </table:table-cell>
          <table:table-cell table:style-name="ce90"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90" office:value-type="string" calcext:value-type="string">
            <text:p>Lambda with RDS Proxy</text:p>
          </table:table-cell>
          <table:table-cell table:style-name="ce90"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style-name="ce98"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style-name="ce98"/>
          <table:table-cell table:number-columns-repeated="1022"/>
        </table:table-row>
        <table:table-row table:style-name="ro1">
          <table:table-cell table:style-name="ce98" office:value-type="string" calcext:value-type="string">
            <text:p>Lambda is limited to 1000 concurrent executions per account per region. If we need more than it, we can contact AWS support to upgrade this quota</text:p>
          </table:table-cell>
          <table:table-cell table:style-name="ce98"/>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DynamoDB</text:p>
          </table:table-cell>
          <table:covered-table-cell table:style-name="ce147"/>
          <table:table-cell table:number-columns-repeated="1022"/>
        </table:table-row>
        <table:table-row table:style-name="ro1">
          <table:table-cell table:style-name="ce123" office:value-type="string" calcext:value-type="string">
            <text:p>Single-digit millisecond performance</text:p>
          </table:table-cell>
          <table:table-cell table:style-name="ce123" office:value-type="string" calcext:value-type="string">
            <text:p>Remember this!</text:p>
          </table:table-cell>
          <table:table-cell table:number-columns-repeated="1022"/>
        </table:table-row>
        <table:table-row table:style-name="ro1">
          <table:table-cell table:style-name="ce123" office:value-type="string" calcext:value-type="string">
            <text:p>Rapidly evolve the schema</text:p>
          </table:table-cell>
          <table:table-cell table:style-name="ce123" office:value-type="string" calcext:value-type="string">
            <text:p>Very important!</text:p>
          </table:table-cell>
          <table:table-cell table:number-columns-repeated="1022"/>
        </table:table-row>
        <table:table-row table:style-name="ro1">
          <table:table-cell table:style-name="ce90" office:value-type="string" calcext:value-type="string">
            <text:p>Capacity mode: Provisioned mode</text:p>
          </table:table-cell>
          <table:table-cell table:style-name="ce90" office:value-type="string" calcext:value-type="string">
            <text:p>We choose the number of Read Capacity Units (RCU) and Write Capacity Units (WCU)</text:p>
          </table:table-cell>
          <table:table-cell table:number-columns-repeated="1022"/>
        </table:table-row>
        <table:table-row table:style-name="ro1">
          <table:table-cell table:style-name="ce90" office:value-type="string" calcext:value-type="string">
            <text:p>Capacity mode: On-demand mode</text:p>
          </table:table-cell>
          <table:table-cell table:style-name="ce90"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90" office:value-type="string" calcext:value-type="string">
            <text:p>DynamoDB Accelerator (DAX)</text:p>
          </table:table-cell>
          <table:table-cell table:style-name="ce90"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90" office:value-type="string" calcext:value-type="string">
            <text:p>DynamoDB Streams</text:p>
          </table:table-cell>
          <table:table-cell table:style-name="ce90"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90" office:value-type="string" calcext:value-type="string">
            <text:p>DynamoDB Global Tables</text:p>
          </table:table-cell>
          <table:table-cell table:style-name="ce90"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123" office:value-type="string" calcext:value-type="string">
            <text:p>DynamoDB TTL</text:p>
          </table:table-cell>
          <table:table-cell table:style-name="ce123"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123" office:value-type="string" calcext:value-type="string">
            <text:p>Point-in-time recovery</text:p>
          </table:table-cell>
          <table:table-cell table:style-name="ce123" office:value-type="string" calcext:value-type="string">
            <text:p>Optionally enabled for the last 35 days. The recovery process creates a new table.</text:p>
          </table:table-cell>
          <table:table-cell table:number-columns-repeated="1022"/>
        </table:table-row>
        <table:table-row table:style-name="ro1">
          <table:table-cell table:style-name="ce123" office:value-type="string" calcext:value-type="string">
            <text:p>On-demand backups </text:p>
          </table:table-cell>
          <table:table-cell table:style-name="ce123" office:value-type="string" calcext:value-type="string">
            <text:p>Available until explicitly deleted</text:p>
          </table:table-cell>
          <table:table-cell table:number-columns-repeated="1022"/>
        </table:table-row>
        <table:table-row table:style-name="ro1">
          <table:table-cell table:style-name="ce90" office:value-type="string" calcext:value-type="string">
            <text:p>Backups on DynamoDB affect or don’t affect performance?</text:p>
          </table:table-cell>
          <table:table-cell table:style-name="ce90" office:value-type="string" calcext:value-type="string">
            <text:p>Don’t affect!</text:p>
          </table:table-cell>
          <table:table-cell table:number-columns-repeated="1022"/>
        </table:table-row>
        <table:table-row table:style-name="ro1">
          <table:table-cell table:style-name="ce90" office:value-type="string" calcext:value-type="string">
            <text:p>Can export tables to S3</text:p>
          </table:table-cell>
          <table:table-cell table:style-name="ce90"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90" office:value-type="string" calcext:value-type="string">
            <text:p>Can import tables from S3</text:p>
          </table:table-cell>
          <table:table-cell table:style-name="ce90"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API Gateway</text:p>
          </table:table-cell>
          <table:covered-table-cell table:style-name="ce147"/>
          <table:table-cell table:number-columns-repeated="1022"/>
        </table:table-row>
        <table:table-row table:style-name="ro1">
          <table:table-cell table:style-name="ce123" office:value-type="string" calcext:value-type="string">
            <text:p>Used to…</text:p>
          </table:table-cell>
          <table:table-cell table:style-name="ce123"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123" office:value-type="string" calcext:value-type="string" table:number-columns-spanned="1" table:number-rows-spanned="3">
            <text:p>API Gateway endpoint types</text:p>
          </table:table-cell>
          <table:table-cell table:style-name="ce123"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123"/>
          <table:table-cell table:style-name="ce123" office:value-type="string" calcext:value-type="string">
            <text:p>Regional. Accessible only from the region it was created on</text:p>
          </table:table-cell>
          <table:table-cell table:number-columns-repeated="1022"/>
        </table:table-row>
        <table:table-row table:style-name="ro1">
          <table:covered-table-cell table:style-name="ce123"/>
          <table:table-cell table:style-name="ce123" office:value-type="string" calcext:value-type="string">
            <text:p>Private. Only accessible from within your VPC though VPC interface endpoint</text:p>
          </table:table-cell>
          <table:table-cell table:number-columns-repeated="1022"/>
        </table:table-row>
        <table:table-row table:style-name="ro1">
          <table:table-cell table:style-name="ce113" office:value-type="string" calcext:value-type="string">
            <text:p>Arquivo 3 a partir daqui…</text:p>
          </table:table-cell>
          <table:table-cell table:style-name="ce155" table:number-columns-repeated="45"/>
          <table:table-cell table:number-columns-repeated="978"/>
        </table:table-row>
        <table:table-row table:style-name="ro1">
          <table:table-cell table:style-name="ce98" office:value-type="string" calcext:value-type="string">
            <text:p>API Gateway RESTful APIs: Stateless client-server communication</text:p>
            <text:p>API Gateway Websocket: stateful, full-duplex communication between client and server</text:p>
          </table:table-cell>
          <table:table-cell table:style-name="ce98"/>
          <table:table-cell table:number-columns-repeated="1022"/>
        </table:table-row>
        <table:table-row table:style-name="ro1">
          <table:table-cell table:style-name="ce119" office:value-type="string" calcext:value-type="string">
            <text:p>API GATEWAY - API Gateway supports caching. The default TTL value for API caching is 300 seconds (5min). The maximum TTL value is 3600 seconds (60min).</text:p>
          </table:table-cell>
          <table:table-cell table:style-name="ce104"/>
          <table:table-cell table:number-columns-repeated="1022"/>
        </table:table-row>
        <table:table-row table:style-name="ro1">
          <table:table-cell table:style-name="ce104" office:value-type="string" calcext:value-type="string">
            <text:p>API Gateway throttling limits</text:p>
          </table:table-cell>
          <table:table-cell table:style-name="ce104" office:value-type="string" calcext:value-type="string">
            <text:p>To limit the number of concurrent requests made to API Gateway</text:p>
          </table:table-cell>
          <table:table-cell table:number-columns-repeated="1022"/>
        </table:table-row>
        <table:table-row table:style-name="ro1">
          <table:table-cell table:style-name="ce104" office:value-type="string" calcext:value-type="string">
            <text:p>API Gateway caching</text:p>
          </table:table-cell>
          <table:table-cell table:style-name="ce104" office:value-type="string" calcext:value-type="string">
            <text:p>To cache date to deliver it faster and have less pressure on the backend</text:p>
          </table:table-cell>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DocumentDB</text:p>
          </table:table-cell>
          <table:covered-table-cell table:style-name="ce147"/>
          <table:table-cell table:number-columns-repeated="1022"/>
        </table:table-row>
        <table:table-row table:style-name="ro1">
          <table:table-cell table:style-name="ce90" office:value-type="string" calcext:value-type="string">
            <text:p>MongoDB on AWS</text:p>
          </table:table-cell>
          <table:table-cell table:style-name="ce90"/>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Neptune</text:p>
          </table:table-cell>
          <table:covered-table-cell table:style-name="ce147"/>
          <table:table-cell table:number-columns-repeated="1022"/>
        </table:table-row>
        <table:table-row table:style-name="ro1">
          <table:table-cell table:style-name="ce90" office:value-type="string" calcext:value-type="string">
            <text:p>Graph database</text:p>
          </table:table-cell>
          <table:table-cell table:style-name="ce90"/>
          <table:table-cell table:number-columns-repeated="1022"/>
        </table:table-row>
        <table:table-row table:style-name="ro1">
          <table:table-cell table:style-name="ce90" office:value-type="string" calcext:value-type="string">
            <text:p>Used for highly-connected datasets</text:p>
          </table:table-cell>
          <table:table-cell table:style-name="ce90"/>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Keyspaces</text:p>
          </table:table-cell>
          <table:covered-table-cell table:style-name="ce147"/>
          <table:table-cell table:number-columns-repeated="1022"/>
        </table:table-row>
        <table:table-row table:style-name="ro1">
          <table:table-cell table:style-name="ce90" office:value-type="string" calcext:value-type="string">
            <text:p>Used for Cassandra on AWS</text:p>
          </table:table-cell>
          <table:table-cell table:style-name="ce90"/>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Quantum Ledger Database</text:p>
          </table:table-cell>
          <table:covered-table-cell table:style-name="ce147"/>
          <table:table-cell table:number-columns-repeated="1022"/>
        </table:table-row>
        <table:table-row table:style-name="ro1">
          <table:table-cell table:style-name="ce90" office:value-type="string" calcext:value-type="string">
            <text:p>Cryptografically verifable transaction logs</text:p>
          </table:table-cell>
          <table:table-cell table:style-name="ce90"/>
          <table:table-cell table:number-columns-repeated="1022"/>
        </table:table-row>
        <table:table-row table:style-name="ro1">
          <table:table-cell table:style-name="ce90" office:value-type="string" calcext:value-type="string">
            <text:p>Used for financial storage because the logs are always there (Immutable)</text:p>
          </table:table-cell>
          <table:table-cell table:style-name="ce90"/>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Timestream</text:p>
          </table:table-cell>
          <table:covered-table-cell table:style-name="ce147"/>
          <table:table-cell table:number-columns-repeated="1022"/>
        </table:table-row>
        <table:table-row table:style-name="ro1">
          <table:table-cell table:style-name="ce90" office:value-type="string" calcext:value-type="string">
            <text:p>Used for time series data</text:p>
          </table:table-cell>
          <table:table-cell table:style-name="ce90"/>
          <table:table-cell table:number-columns-repeated="1022"/>
        </table:table-row>
        <table:table-row table:style-name="ro1">
          <table:table-cell table:style-name="ce90" office:value-type="string" calcext:value-type="string">
            <text:p>Real-time data gathering</text:p>
          </table:table-cell>
          <table:table-cell table:style-name="ce90"/>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Athena</text:p>
          </table:table-cell>
          <table:covered-table-cell table:style-name="ce147"/>
          <table:table-cell table:number-columns-repeated="1022"/>
        </table:table-row>
        <table:table-row table:style-name="ro1">
          <table:table-cell table:style-name="ce90" office:value-type="string" calcext:value-type="string">
            <text:p>Used to query S3 (and other services with Federated Queries)</text:p>
          </table:table-cell>
          <table:table-cell table:style-name="ce90"/>
          <table:table-cell table:number-columns-repeated="1022"/>
        </table:table-row>
        <table:table-row table:style-name="ro1">
          <table:table-cell table:style-name="ce104" office:value-type="string" calcext:value-type="string">
            <text:p>Commonly used with Quicksight for BI analysis</text:p>
          </table:table-cell>
          <table:table-cell table:style-name="ce104"/>
          <table:table-cell table:number-columns-repeated="1022"/>
        </table:table-row>
        <table:table-row table:style-name="ro1">
          <table:table-cell table:style-name="ce123" office:value-type="string" calcext:value-type="string" table:number-columns-spanned="1" table:number-rows-spanned="4">
            <text:p>Performance improvement</text:p>
          </table:table-cell>
          <table:table-cell table:style-name="ce123" office:value-type="string" calcext:value-type="string">
            <text:p>Use columnar data (Parquet)</text:p>
          </table:table-cell>
          <table:table-cell table:number-columns-repeated="1022"/>
        </table:table-row>
        <table:table-row table:style-name="ro1">
          <table:covered-table-cell table:style-name="ce123"/>
          <table:table-cell table:style-name="ce123" office:value-type="string" calcext:value-type="string">
            <text:p>Compress data</text:p>
          </table:table-cell>
          <table:table-cell table:number-columns-repeated="1022"/>
        </table:table-row>
        <table:table-row table:style-name="ro1">
          <table:covered-table-cell table:style-name="ce123"/>
          <table:table-cell table:style-name="ce123" office:value-type="string" calcext:value-type="string">
            <text:p>Partition datasets in S3</text:p>
          </table:table-cell>
          <table:table-cell table:number-columns-repeated="1022"/>
        </table:table-row>
        <table:table-row table:style-name="ro1">
          <table:covered-table-cell table:style-name="ce123"/>
          <table:table-cell table:style-name="ce123" office:value-type="string" calcext:value-type="string">
            <text:p>Use larger files to minimize overhead</text:p>
          </table:table-cell>
          <table:table-cell table:number-columns-repeated="1022"/>
        </table:table-row>
        <table:table-row table:style-name="ro1">
          <table:table-cell table:style-name="ce90" office:value-type="string" calcext:value-type="string">
            <text:p>Athena Federated Queries</text:p>
          </table:table-cell>
          <table:table-cell table:style-name="ce90"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Redshift</text:p>
          </table:table-cell>
          <table:covered-table-cell table:style-name="ce147"/>
          <table:table-cell table:number-columns-repeated="1022"/>
        </table:table-row>
        <table:table-row table:style-name="ro1">
          <table:table-cell table:style-name="ce90" office:value-type="string" calcext:value-type="string">
            <text:p>OLAP</text:p>
          </table:table-cell>
          <table:table-cell table:style-name="ce90" office:value-type="string" calcext:value-type="string">
            <text:p>Online analytical processing</text:p>
          </table:table-cell>
          <table:table-cell table:number-columns-repeated="1022"/>
        </table:table-row>
        <table:table-row table:style-name="ro1">
          <table:table-cell table:style-name="ce123" office:value-type="string" calcext:value-type="string">
            <text:p>Columnar storage of data</text:p>
          </table:table-cell>
          <table:table-cell table:style-name="ce123" office:value-type="string" calcext:value-type="string">
            <text:p>Used instead of rows</text:p>
          </table:table-cell>
          <table:table-cell table:number-columns-repeated="1022"/>
        </table:table-row>
        <table:table-row table:style-name="ro1">
          <table:table-cell table:style-name="ce90" office:value-type="string" calcext:value-type="string">
            <text:p>Athena vs Redshift</text:p>
          </table:table-cell>
          <table:table-cell table:style-name="ce90"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123" office:value-type="string" calcext:value-type="string">
            <text:p>Leader node and compute nodes</text:p>
          </table:table-cell>
          <table:table-cell table:style-name="ce123" office:value-type="string" calcext:value-type="string">
            <text:p>Leader nodes are for query planning, compute nodes are to perform the queries</text:p>
          </table:table-cell>
          <table:table-cell table:number-columns-repeated="1022"/>
        </table:table-row>
        <table:table-row table:style-name="ro1">
          <table:table-cell table:style-name="ce90" office:value-type="string" calcext:value-type="string">
            <text:p>No multi-az for Redshift. Instead, we should take snapshots</text:p>
          </table:table-cell>
          <table:table-cell table:style-name="ce90" office:value-type="string" calcext:value-type="string">
            <text:p>Yes!</text:p>
          </table:table-cell>
          <table:table-cell table:number-columns-repeated="1022"/>
        </table:table-row>
        <table:table-row table:style-name="ro1">
          <table:table-cell table:style-name="ce90" office:value-type="string" calcext:value-type="string">
            <text:p>Automated snapshot</text:p>
          </table:table-cell>
          <table:table-cell table:style-name="ce90" office:value-type="string" calcext:value-type="string">
            <text:p>8 in 8 hours or each 5GB, or scheduled. We set the retention</text:p>
          </table:table-cell>
          <table:table-cell table:number-columns-repeated="1022"/>
        </table:table-row>
        <table:table-row table:style-name="ro1">
          <table:table-cell table:style-name="ce90" office:value-type="string" calcext:value-type="string">
            <text:p>Manual snapshot</text:p>
          </table:table-cell>
          <table:table-cell table:style-name="ce90" office:value-type="string" calcext:value-type="string">
            <text:p>Retained until we explicitly delete it</text:p>
          </table:table-cell>
          <table:table-cell table:number-columns-repeated="1022"/>
        </table:table-row>
        <table:table-row table:style-name="ro1">
          <table:table-cell table:style-name="ce90" office:value-type="string" calcext:value-type="string">
            <text:p>Can be configured to automatically transfer snapshots from one region to another</text:p>
          </table:table-cell>
          <table:table-cell table:style-name="ce90" office:value-type="string" calcext:value-type="string">
            <text:p>Yes!</text:p>
          </table:table-cell>
          <table:table-cell table:number-columns-repeated="1022"/>
        </table:table-row>
        <table:table-row table:style-name="ro1">
          <table:table-cell table:style-name="ce90" office:value-type="string" calcext:value-type="string">
            <text:p>Much better to make large inserts</text:p>
          </table:table-cell>
          <table:table-cell table:style-name="ce90" office:value-type="string" calcext:value-type="string">
            <text:p>Yes!</text:p>
          </table:table-cell>
          <table:table-cell table:number-columns-repeated="1022"/>
        </table:table-row>
        <table:table-row table:style-name="ro1">
          <table:table-cell table:style-name="ce90" office:value-type="string" calcext:value-type="string">
            <text:p>Redshift Spectrum</text:p>
          </table:table-cell>
          <table:table-cell table:style-name="ce90"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90" office:value-type="string" calcext:value-type="string">
            <text:p>To load data into Redshift without using the internet we can leverage…</text:p>
          </table:table-cell>
          <table:table-cell table:style-name="ce90"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OpenSearch</text:p>
          </table:table-cell>
          <table:covered-table-cell table:style-name="ce147"/>
          <table:table-cell table:number-columns-repeated="1022"/>
        </table:table-row>
        <table:table-row table:style-name="ro1">
          <table:table-cell table:style-name="ce90" office:value-type="string" calcext:value-type="string">
            <text:p>Search for partial matches</text:p>
          </table:table-cell>
          <table:table-cell table:style-name="ce90" office:value-type="string" calcext:value-type="string">
            <text:p>Can it search in other Dbs?</text:p>
          </table:table-cell>
          <table:table-cell table:number-columns-repeated="1022"/>
        </table:table-row>
        <table:table-row table:style-name="ro1">
          <table:table-cell table:style-name="ce90" office:value-type="string" calcext:value-type="string">
            <text:p>Usually used as a search tool that works with a DB to eventually bring the whole object</text:p>
          </table:table-cell>
          <table:table-cell table:style-name="ce9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Elastic Map Reduce – EMR</text:p>
          </table:table-cell>
          <table:covered-table-cell table:style-name="ce147"/>
          <table:table-cell table:number-columns-repeated="1022"/>
        </table:table-row>
        <table:table-row table:style-name="ro1">
          <table:table-cell table:style-name="ce90" office:value-type="string" calcext:value-type="string">
            <text:p>Used to run Hadoop clusters for big data</text:p>
          </table:table-cell>
          <table:table-cell table:style-name="ce90" office:value-type="string" calcext:value-type="string">
            <text:p>Yes!</text:p>
          </table:table-cell>
          <table:table-cell table:number-columns-repeated="1022"/>
        </table:table-row>
        <table:table-row table:style-name="ro1">
          <table:table-cell table:style-name="ce90" office:value-type="string" calcext:value-type="string">
            <text:p>Master node</text:p>
          </table:table-cell>
          <table:table-cell table:style-name="ce90" office:value-type="string" calcext:value-type="string">
            <text:p>Manages the nodes</text:p>
          </table:table-cell>
          <table:table-cell table:number-columns-repeated="1022"/>
        </table:table-row>
        <table:table-row table:style-name="ro1">
          <table:table-cell table:style-name="ce90" office:value-type="string" calcext:value-type="string">
            <text:p>Core node</text:p>
          </table:table-cell>
          <table:table-cell table:style-name="ce90" office:value-type="string" calcext:value-type="string">
            <text:p>Run tasks and stores data</text:p>
          </table:table-cell>
          <table:table-cell table:number-columns-repeated="1022"/>
        </table:table-row>
        <table:table-row table:style-name="ro1">
          <table:table-cell table:style-name="ce90" office:value-type="string" calcext:value-type="string">
            <text:p>Task node</text:p>
          </table:table-cell>
          <table:table-cell table:style-name="ce90" office:value-type="string" calcext:value-type="string">
            <text:p>Just to run tasks</text:p>
          </table:table-cell>
          <table:table-cell table:number-columns-repeated="1022"/>
        </table:table-row>
        <table:table-row table:style-name="ro1">
          <table:table-cell table:style-name="ce105" office:value-type="string" calcext:value-type="string">
            <text:p>Instance purchasing options are…</text:p>
          </table:table-cell>
          <table:table-cell table:style-name="ce105"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QuickSight</text:p>
          </table:table-cell>
          <table:covered-table-cell table:style-name="ce147"/>
          <table:table-cell table:number-columns-repeated="1022"/>
        </table:table-row>
        <table:table-row table:style-name="ro1">
          <table:table-cell table:style-name="ce123" office:value-type="string" calcext:value-type="string">
            <text:p>BI Service</text:p>
          </table:table-cell>
          <table:table-cell table:style-name="ce123" office:value-type="string" calcext:value-type="string">
            <text:p>Yes!</text:p>
          </table:table-cell>
          <table:table-cell table:number-columns-repeated="1022"/>
        </table:table-row>
        <table:table-row table:style-name="ro1">
          <table:table-cell table:style-name="ce123" office:value-type="string" calcext:value-type="string">
            <text:p>If data is imported into QuickSight, it can use an engine called…</text:p>
          </table:table-cell>
          <table:table-cell table:style-name="ce123" office:value-type="string" calcext:value-type="string">
            <text:p>SPICE, to make very fast computations</text:p>
          </table:table-cell>
          <table:table-cell table:number-columns-repeated="1022"/>
        </table:table-row>
        <table:table-row table:style-name="ro1">
          <table:table-cell table:style-name="ce90" office:value-type="string" calcext:value-type="string">
            <text:p>What is CLS – Column Level Security</text:p>
          </table:table-cell>
          <table:table-cell table:style-name="ce90"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123" office:value-type="string" calcext:value-type="string">
            <text:p>Define users and groups for QuickSight</text:p>
          </table:table-cell>
          <table:table-cell table:style-name="ce123"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Glue</text:p>
          </table:table-cell>
          <table:covered-table-cell table:style-name="ce147"/>
          <table:table-cell table:number-columns-repeated="1022"/>
        </table:table-row>
        <table:table-row table:style-name="ro1">
          <table:table-cell table:style-name="ce90" office:value-type="string" calcext:value-type="string">
            <text:p>ETL Service</text:p>
          </table:table-cell>
          <table:table-cell table:style-name="ce90" office:value-type="string" calcext:value-type="string">
            <text:p>Yes</text:p>
          </table:table-cell>
          <table:table-cell table:number-columns-repeated="1022"/>
        </table:table-row>
        <table:table-row table:style-name="ro1">
          <table:table-cell table:style-name="ce123" office:value-type="string" calcext:value-type="string">
            <text:p>Oftenly used to transform data so Athena or Redshift can query it</text:p>
          </table:table-cell>
          <table:table-cell table:style-name="ce123" office:value-type="string" calcext:value-type="string">
            <text:p>Yes</text:p>
          </table:table-cell>
          <table:table-cell table:number-columns-repeated="1022"/>
        </table:table-row>
        <table:table-row table:style-name="ro1">
          <table:table-cell table:style-name="ce123" office:value-type="string" calcext:value-type="string">
            <text:p>Can convert data to Parquet format so Athena can query it better, since Athena gets its performance improved when querying columnar data, which the Parquet format happens to be</text:p>
          </table:table-cell>
          <table:table-cell table:style-name="ce123" office:value-type="string" calcext:value-type="string">
            <text:p>Yes</text:p>
          </table:table-cell>
          <table:table-cell table:number-columns-repeated="1022"/>
        </table:table-row>
        <table:table-row table:style-name="ro1">
          <table:table-cell table:style-name="ce90" office:value-type="string" calcext:value-type="string">
            <text:p>Glue Data Catalog</text:p>
          </table:table-cell>
          <table:table-cell table:style-name="ce90"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90" office:value-type="string" calcext:value-type="string">
            <text:p>Glue Job Bookmarks</text:p>
          </table:table-cell>
          <table:table-cell table:style-name="ce90" office:value-type="string" calcext:value-type="string">
            <text:p>Prevents re-processing of old data</text:p>
          </table:table-cell>
          <table:table-cell table:number-columns-repeated="1022"/>
        </table:table-row>
        <table:table-row table:style-name="ro1">
          <table:table-cell table:style-name="ce90" office:value-type="string" calcext:value-type="string">
            <text:p>Glue Elastic Views</text:p>
          </table:table-cell>
          <table:table-cell table:style-name="ce90"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123" office:value-type="string" calcext:value-type="string">
            <text:p>Glue DataBrew</text:p>
          </table:table-cell>
          <table:table-cell table:style-name="ce123" office:value-type="string" calcext:value-type="string">
            <text:p>Clean and normalize data</text:p>
          </table:table-cell>
          <table:table-cell table:number-columns-repeated="1022"/>
        </table:table-row>
        <table:table-row table:style-name="ro1">
          <table:table-cell table:style-name="ce123" office:value-type="string" calcext:value-type="string">
            <text:p>Glue Studio</text:p>
          </table:table-cell>
          <table:table-cell table:style-name="ce123" office:value-type="string" calcext:value-type="string">
            <text:p>GUI to monitor Glue jobs</text:p>
          </table:table-cell>
          <table:table-cell table:number-columns-repeated="1022"/>
        </table:table-row>
        <table:table-row table:style-name="ro1">
          <table:table-cell table:style-name="ce123" office:value-type="string" calcext:value-type="string">
            <text:p>Glue Streaming ETL</text:p>
          </table:table-cell>
          <table:table-cell table:style-name="ce123"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Lake Formation</text:p>
          </table:table-cell>
          <table:covered-table-cell table:style-name="ce147"/>
          <table:table-cell table:number-columns-repeated="1022"/>
        </table:table-row>
        <table:table-row table:style-name="ro1">
          <table:table-cell table:style-name="ce123" office:value-type="string" calcext:value-type="string">
            <text:p>Central place stored on S3 to have data to run analytics on</text:p>
          </table:table-cell>
          <table:table-cell table:style-name="ce123"/>
          <table:table-cell table:number-columns-repeated="1022"/>
        </table:table-row>
        <table:table-row table:style-name="ro1">
          <table:table-cell table:style-name="ce90" office:value-type="string" calcext:value-type="string">
            <text:p>Has blueprints to help migrating data form different sources to Lake Formation</text:p>
          </table:table-cell>
          <table:table-cell table:style-name="ce90"/>
          <table:table-cell table:number-columns-repeated="1022"/>
        </table:table-row>
        <table:table-row table:style-name="ro1">
          <table:table-cell table:style-name="ce90" office:value-type="string" calcext:value-type="string">
            <text:p>Fine-grained access controls – row and column level!</text:p>
          </table:table-cell>
          <table:table-cell table:style-name="ce90"/>
          <table:table-cell table:number-columns-repeated="1022"/>
        </table:table-row>
        <table:table-row table:style-name="ro1">
          <table:table-cell table:style-name="ce105" office:value-type="string" calcext:value-type="string">
            <text:p>Users connect to other services, those who internally connect to Lake Formation</text:p>
          </table:table-cell>
          <table:table-cell table:style-name="ce105"/>
          <table:table-cell table:number-columns-repeated="1022"/>
        </table:table-row>
        <table:table-row table:style-name="ro1">
          <table:table-cell table:style-name="ce123" office:value-type="string" calcext:value-type="string">
            <text:p>Centralized permissions</text:p>
          </table:table-cell>
          <table:table-cell table:style-name="ce123"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Amazon MSK</text:p>
          </table:table-cell>
          <table:covered-table-cell table:style-name="ce147"/>
          <table:table-cell table:number-columns-repeated="1022"/>
        </table:table-row>
        <table:table-row table:style-name="ro1">
          <table:table-cell table:style-name="ce90" office:value-type="string" calcext:value-type="string">
            <text:p>Run Kafka on AWS</text:p>
          </table:table-cell>
          <table:table-cell table:style-name="ce90"/>
          <table:table-cell table:number-columns-repeated="1022"/>
        </table:table-row>
        <table:table-row table:style-name="ro1">
          <table:table-cell table:style-name="ce90" office:value-type="string" calcext:value-type="string">
            <text:p>Can have messages bigger than 10MB</text:p>
          </table:table-cell>
          <table:table-cell table:style-name="ce90"/>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Machine Learning Services</text:p>
          </table:table-cell>
          <table:covered-table-cell table:style-name="ce147"/>
          <table:table-cell table:number-columns-repeated="1022"/>
        </table:table-row>
        <table:table-row table:style-name="ro1">
          <table:table-cell table:style-name="ce104" office:value-type="string" calcext:value-type="string" table:number-columns-spanned="1" table:number-rows-spanned="2">
            <text:p>Amazon Rekognition</text:p>
          </table:table-cell>
          <table:table-cell table:style-name="ce90" office:value-type="string" calcext:value-type="string">
            <text:p>Detection of people, objects, etc</text:p>
            <text:p/>
          </table:table-cell>
          <table:table-cell table:number-columns-repeated="1022"/>
        </table:table-row>
        <table:table-row table:style-name="ro1">
          <table:covered-table-cell table:style-name="ce105"/>
          <table:table-cell table:style-name="ce105" office:value-type="string" calcext:value-type="string">
            <text:p>Content moderation with a Minimum Confidence Threshold</text:p>
          </table:table-cell>
          <table:table-cell table:number-columns-repeated="1022"/>
        </table:table-row>
        <table:table-row table:style-name="ro1">
          <table:table-cell table:style-name="ce90" office:value-type="string" calcext:value-type="string">
            <text:p>Amazon Transcribe</text:p>
          </table:table-cell>
          <table:table-cell table:style-name="ce90" office:value-type="string" calcext:value-type="string">
            <text:p>Audio to text</text:p>
          </table:table-cell>
          <table:table-cell table:number-columns-repeated="1022"/>
        </table:table-row>
        <table:table-row table:style-name="ro1">
          <table:table-cell table:style-name="ce104" office:value-type="string" calcext:value-type="string" table:number-columns-spanned="1" table:number-rows-spanned="2">
            <text:p>Amazon Polly</text:p>
          </table:table-cell>
          <table:table-cell table:style-name="ce105" office:value-type="string" calcext:value-type="string">
            <text:p>Pronounciation customization with Pronounciation lexicon</text:p>
          </table:table-cell>
          <table:table-cell table:number-columns-repeated="1022"/>
        </table:table-row>
        <table:table-row table:style-name="ro1">
          <table:covered-table-cell table:style-name="ce105"/>
          <table:table-cell table:style-name="ce105" office:value-type="string" calcext:value-type="string">
            <text:p>Speech systhesis markup language (SSML) to customize speech, like whispering, etc </text:p>
          </table:table-cell>
          <table:table-cell table:number-columns-repeated="1022"/>
        </table:table-row>
        <table:table-row table:style-name="ro1">
          <table:table-cell table:style-name="ce90" office:value-type="string" calcext:value-type="string">
            <text:p>Amazon Translate</text:p>
          </table:table-cell>
          <table:table-cell table:style-name="ce90" office:value-type="string" calcext:value-type="string">
            <text:p>Translates text</text:p>
          </table:table-cell>
          <table:table-cell table:number-columns-repeated="1022"/>
        </table:table-row>
        <table:table-row table:style-name="ro1">
          <table:table-cell table:style-name="ce90" office:value-type="string" calcext:value-type="string" table:number-columns-spanned="1" table:number-rows-spanned="3">
            <text:p>Amazon Lex</text:p>
          </table:table-cell>
          <table:table-cell table:style-name="ce90" office:value-type="string" calcext:value-type="string">
            <text:p>Alexa’s engine</text:p>
          </table:table-cell>
          <table:table-cell table:number-columns-repeated="1022"/>
        </table:table-row>
        <table:table-row table:style-name="ro1">
          <table:covered-table-cell table:style-name="ce90"/>
          <table:table-cell table:style-name="ce90" office:value-type="string" calcext:value-type="string">
            <text:p>Recognizes speech, intentions, etc..</text:p>
          </table:table-cell>
          <table:table-cell table:number-columns-repeated="1022"/>
        </table:table-row>
        <table:table-row table:style-name="ro1">
          <table:covered-table-cell table:style-name="ce90"/>
          <table:table-cell table:style-name="ce90" office:value-type="string" calcext:value-type="string">
            <text:p>Can be used to build chatbots</text:p>
          </table:table-cell>
          <table:table-cell table:number-columns-repeated="1022"/>
        </table:table-row>
        <table:table-row table:style-name="ro1">
          <table:table-cell table:style-name="ce90" office:value-type="string" calcext:value-type="string" table:number-columns-spanned="1" table:number-rows-spanned="2">
            <text:p>Amazon Connect</text:p>
          </table:table-cell>
          <table:table-cell table:style-name="ce90" office:value-type="string" calcext:value-type="string">
            <text:p>Virtual call center</text:p>
          </table:table-cell>
          <table:table-cell table:number-columns-repeated="1022"/>
        </table:table-row>
        <table:table-row table:style-name="ro1">
          <table:covered-table-cell table:style-name="ce90"/>
          <table:table-cell table:style-name="ce90" office:value-type="string" calcext:value-type="string">
            <text:p>Can work with Lex to build interactive call-centers</text:p>
          </table:table-cell>
          <table:table-cell table:number-columns-repeated="1022"/>
        </table:table-row>
        <table:table-row table:style-name="ro1">
          <table:table-cell table:style-name="ce104" office:value-type="string" calcext:value-type="string" table:number-columns-spanned="1" table:number-rows-spanned="2">
            <text:p>Amazon Comprehend </text:p>
          </table:table-cell>
          <table:table-cell table:style-name="ce105" office:value-type="string" calcext:value-type="string">
            <text:p>Used for Natural Language Processing </text:p>
          </table:table-cell>
          <table:table-cell table:number-columns-repeated="1022"/>
        </table:table-row>
        <table:table-row table:style-name="ro1">
          <table:covered-table-cell table:style-name="ce105"/>
          <table:table-cell table:style-name="ce104" office:value-type="string" calcext:value-type="string">
            <text:p>Comprehends text intentions, etc</text:p>
          </table:table-cell>
          <table:table-cell table:number-columns-repeated="1022"/>
        </table:table-row>
        <table:table-row table:style-name="ro1">
          <table:table-cell table:style-name="ce90" office:value-type="string" calcext:value-type="string">
            <text:p>Amazon Comprehend Medical</text:p>
          </table:table-cell>
          <table:table-cell table:style-name="ce90" office:value-type="string" calcext:value-type="string">
            <text:p>Used to comprehend unstructured medical documents</text:p>
          </table:table-cell>
          <table:table-cell table:number-columns-repeated="1022"/>
        </table:table-row>
        <table:table-row table:style-name="ro1">
          <table:table-cell table:style-name="ce90" office:value-type="string" calcext:value-type="string">
            <text:p>SageMaker</text:p>
          </table:table-cell>
          <table:table-cell table:style-name="ce90" office:value-type="string" calcext:value-type="string">
            <text:p>Used to build machine learning models</text:p>
          </table:table-cell>
          <table:table-cell table:number-columns-repeated="1022"/>
        </table:table-row>
        <table:table-row table:style-name="ro1">
          <table:table-cell table:style-name="ce90" office:value-type="string" calcext:value-type="string">
            <text:p>Amazon Forecast</text:p>
          </table:table-cell>
          <table:table-cell table:style-name="ce90" office:value-type="string" calcext:value-type="string">
            <text:p>Uses ML to deliver accurate forecasts</text:p>
          </table:table-cell>
          <table:table-cell table:number-columns-repeated="1022"/>
        </table:table-row>
        <table:table-row table:style-name="ro1">
          <table:table-cell table:style-name="ce90" office:value-type="string" calcext:value-type="string">
            <text:p>Amazon Kendra</text:p>
          </table:table-cell>
          <table:table-cell table:style-name="ce90" office:value-type="string" calcext:value-type="string">
            <text:p>Searches for stuff in documents</text:p>
          </table:table-cell>
          <table:table-cell table:number-columns-repeated="1022"/>
        </table:table-row>
        <table:table-row table:style-name="ro1">
          <table:table-cell table:style-name="ce90" office:value-type="string" calcext:value-type="string">
            <text:p>Amazon Personalize</text:p>
          </table:table-cell>
          <table:table-cell table:style-name="ce90" office:value-type="string" calcext:value-type="string">
            <text:p>Used to build apps with real-time recommendations</text:p>
          </table:table-cell>
          <table:table-cell table:number-columns-repeated="1022"/>
        </table:table-row>
        <table:table-row table:style-name="ro1">
          <table:table-cell table:style-name="ce90" office:value-type="string" calcext:value-type="string">
            <text:p>Amazon Textract</text:p>
          </table:table-cell>
          <table:table-cell table:style-name="ce90"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CloudWatch</text:p>
          </table:table-cell>
          <table:covered-table-cell table:style-name="ce147"/>
          <table:table-cell table:number-columns-repeated="1022"/>
        </table:table-row>
        <table:table-row table:style-name="ro1">
          <table:table-cell table:style-name="ce110" office:value-type="string" calcext:value-type="string">
            <text:p>CloudWatch Metrics</text:p>
          </table:table-cell>
          <table:table-cell table:style-name="ce110" office:value-type="string" calcext:value-type="string">
            <text:p>Metrics in CloudWatch, like average CPU utilization, etc…</text:p>
          </table:table-cell>
          <table:table-cell table:number-columns-repeated="1022"/>
        </table:table-row>
        <table:table-row table:style-name="ro1">
          <table:table-cell table:style-name="ce124" office:value-type="string" calcext:value-type="string">
            <text:p>CloudWatch Custom Metric</text:p>
          </table:table-cell>
          <table:table-cell table:style-name="ce110" office:value-type="string" calcext:value-type="string">
            <text:p><text:s/>Very used to create a metric for RAM for example</text:p>
          </table:table-cell>
          <table:table-cell table:number-columns-repeated="1022"/>
        </table:table-row>
        <table:table-row table:style-name="ro1">
          <table:table-cell table:style-name="ce90" office:value-type="string" calcext:value-type="string">
            <text:p>CloudWatch Metrics Streams</text:p>
          </table:table-cell>
          <table:table-cell table:style-name="ce90" office:value-type="string" calcext:value-type="string">
            <text:p>Continually streams metrics to KDF or 3rd party services in a near real time delivey</text:p>
          </table:table-cell>
          <table:table-cell table:number-columns-repeated="1022"/>
        </table:table-row>
        <table:table-row table:style-name="ro1">
          <table:table-cell table:style-name="ce90" office:value-type="string" calcext:value-type="string">
            <text:p>CloudWatch Logs</text:p>
          </table:table-cell>
          <table:table-cell table:style-name="ce90" office:value-type="string" calcext:value-type="string">
            <text:p>We can group logs and send them to other services, such as S3</text:p>
          </table:table-cell>
          <table:table-cell table:number-columns-repeated="1022"/>
        </table:table-row>
        <table:table-row table:style-name="ro1">
          <table:table-cell table:style-name="ce90" office:value-type="string" calcext:value-type="string">
            <text:p>CloudWatch Logs Metric Filter to create a new metric</text:p>
          </table:table-cell>
          <table:table-cell table:style-name="ce90"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90" office:value-type="string" calcext:value-type="string">
            <text:p>CloudWatch Logs Insights</text:p>
          </table:table-cell>
          <table:table-cell table:style-name="ce90" office:value-type="string" calcext:value-type="string">
            <text:p>Queries on CloudWatch Logs using an AWS-owned query language</text:p>
          </table:table-cell>
          <table:table-cell table:number-columns-repeated="1022"/>
        </table:table-row>
        <table:table-row table:style-name="ro1">
          <table:table-cell table:style-name="ce90" office:value-type="string" calcext:value-type="string">
            <text:p>CloudWatch Logs - S3 Export</text:p>
          </table:table-cell>
          <table:table-cell table:style-name="ce90"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9">
          <table:table-cell table:style-name="ce90" office:value-type="string" calcext:value-type="string">
            <text:p>CloudWatch Logs Subscriptions</text:p>
          </table:table-cell>
          <table:table-cell table:style-name="ce90"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90" office:value-type="string" calcext:value-type="string">
            <text:p>CloudWatch Logs Aggregation Multi-account and Multi-region</text:p>
          </table:table-cell>
          <table:table-cell table:style-name="ce90"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90" office:value-type="string" calcext:value-type="string">
            <text:p>CloudWatch Unified Agent</text:p>
          </table:table-cell>
          <table:table-cell table:style-name="ce90" office:value-type="string" calcext:value-type="string">
            <text:p>Used to send data to CloudWatch from EC2 instances or on-premises</text:p>
          </table:table-cell>
          <table:table-cell table:number-columns-repeated="1022"/>
        </table:table-row>
        <table:table-row table:style-name="ro1">
          <table:table-cell table:style-name="ce90" office:value-type="string" calcext:value-type="string">
            <text:p>CloudWatch Alarm States</text:p>
          </table:table-cell>
          <table:table-cell table:style-name="ce90"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90" office:value-type="string" calcext:value-type="string">
            <text:p>CloudWatch Alarms are used to…</text:p>
          </table:table-cell>
          <table:table-cell table:style-name="ce90"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90" office:value-type="string" calcext:value-type="string">
            <text:p>CloudWatch Composite Alarms</text:p>
          </table:table-cell>
          <table:table-cell table:style-name="ce90"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90" office:value-type="string" calcext:value-type="string">
            <text:p>We can trigger alarms through the CLI for testing purposes</text:p>
          </table:table-cell>
          <table:table-cell table:style-name="ce90" office:value-type="string" calcext:value-type="string">
            <text:p>Yes!</text:p>
          </table:table-cell>
          <table:table-cell table:number-columns-repeated="1022"/>
        </table:table-row>
        <table:table-row table:style-name="ro1">
          <table:table-cell table:style-name="ce90" office:value-type="string" calcext:value-type="string">
            <text:p>CloudWatch Container Insights</text:p>
          </table:table-cell>
          <table:table-cell table:style-name="ce90" office:value-type="string" calcext:value-type="string">
            <text:p>Detailed info on containers stored on ECS, EKS, or EKS manually configured on EC2</text:p>
          </table:table-cell>
          <table:table-cell table:number-columns-repeated="1022"/>
        </table:table-row>
        <table:table-row table:style-name="ro1">
          <table:table-cell table:style-name="ce90" office:value-type="string" calcext:value-type="string">
            <text:p>CloudWatch Lambda Insights</text:p>
          </table:table-cell>
          <table:table-cell table:style-name="ce90" office:value-type="string" calcext:value-type="string">
            <text:p>Detailed info on lambda functions</text:p>
          </table:table-cell>
          <table:table-cell table:number-columns-repeated="1022"/>
        </table:table-row>
        <table:table-row table:style-name="ro1">
          <table:table-cell table:style-name="ce90" office:value-type="string" calcext:value-type="string">
            <text:p>CloudWatch Contributor Insights</text:p>
          </table:table-cell>
          <table:table-cell table:style-name="ce90" office:value-type="string" calcext:value-type="string">
            <text:p>Find the “top-N” contributors (IPs that make requests to our resources)</text:p>
          </table:table-cell>
          <table:table-cell table:number-columns-repeated="1022"/>
        </table:table-row>
        <table:table-row table:style-name="ro1">
          <table:table-cell table:style-name="ce90" office:value-type="string" calcext:value-type="string">
            <text:p>CloudWatch Application Insights</text:p>
          </table:table-cell>
          <table:table-cell table:style-name="ce90"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EventBridge</text:p>
          </table:table-cell>
          <table:covered-table-cell table:style-name="ce147"/>
          <table:table-cell table:number-columns-repeated="1022"/>
        </table:table-row>
        <table:table-row table:style-name="ro1">
          <table:table-cell table:style-name="ce105" office:value-type="string" calcext:value-type="string">
            <text:p>Default Event Bus</text:p>
          </table:table-cell>
          <table:table-cell table:style-name="ce105" office:value-type="string" calcext:value-type="string">
            <text:p>?</text:p>
          </table:table-cell>
          <table:table-cell table:number-columns-repeated="1022"/>
        </table:table-row>
        <table:table-row table:style-name="ro1">
          <table:table-cell table:style-name="ce105" office:value-type="string" calcext:value-type="string">
            <text:p>Partnet Event Bus</text:p>
          </table:table-cell>
          <table:table-cell table:style-name="ce105" office:value-type="string" calcext:value-type="string">
            <text:p>?</text:p>
          </table:table-cell>
          <table:table-cell table:number-columns-repeated="1022"/>
        </table:table-row>
        <table:table-row table:style-name="ro1">
          <table:table-cell table:style-name="ce105" office:value-type="string" calcext:value-type="string">
            <text:p>Custom Event Bus</text:p>
          </table:table-cell>
          <table:table-cell table:style-name="ce105" office:value-type="string" calcext:value-type="string">
            <text:p>?</text:p>
          </table:table-cell>
          <table:table-cell table:number-columns-repeated="1022"/>
        </table:table-row>
        <table:table-row table:style-name="ro1">
          <table:table-cell table:style-name="ce105" office:value-type="string" calcext:value-type="string">
            <text:p>Archiving events</text:p>
          </table:table-cell>
          <table:table-cell table:style-name="ce105" office:value-type="string" calcext:value-type="string">
            <text:p>?</text:p>
          </table:table-cell>
          <table:table-cell table:number-columns-repeated="1022"/>
        </table:table-row>
        <table:table-row table:style-name="ro1">
          <table:table-cell table:style-name="ce105" office:value-type="string" calcext:value-type="string">
            <text:p>Replay events</text:p>
          </table:table-cell>
          <table:table-cell table:style-name="ce105" office:value-type="string" calcext:value-type="string">
            <text:p>?</text:p>
          </table:table-cell>
          <table:table-cell table:number-columns-repeated="1022"/>
        </table:table-row>
        <table:table-row table:style-name="ro1">
          <table:table-cell table:style-name="ce105" office:value-type="string" calcext:value-type="string">
            <text:p>Schema Registry</text:p>
          </table:table-cell>
          <table:table-cell table:style-name="ce105" office:value-type="string" calcext:value-type="string">
            <text:p>?</text:p>
          </table:table-cell>
          <table:table-cell table:number-columns-repeated="1022"/>
        </table:table-row>
        <table:table-row table:style-name="ro1">
          <table:table-cell table:style-name="ce90" office:value-type="string" calcext:value-type="string">
            <text:p>Intercepting API calls with integration to CloudTrail</text:p>
          </table:table-cell>
          <table:table-cell table:style-name="ce90"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CloudTrail</text:p>
          </table:table-cell>
          <table:covered-table-cell table:style-name="ce147"/>
          <table:table-cell table:number-columns-repeated="1022"/>
        </table:table-row>
        <table:table-row table:style-name="ro1">
          <table:table-cell table:style-name="ce90" office:value-type="string" calcext:value-type="string">
            <text:p>Used to…</text:p>
          </table:table-cell>
          <table:table-cell table:style-name="ce90"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90" office:value-type="string" calcext:value-type="string">
            <text:p>Can choose to log trails from one or all regions</text:p>
          </table:table-cell>
          <table:table-cell table:style-name="ce90" office:value-type="string" calcext:value-type="string">
            <text:p>Yes!</text:p>
          </table:table-cell>
          <table:table-cell table:number-columns-repeated="1022"/>
        </table:table-row>
        <table:table-row table:style-name="ro1">
          <table:table-cell table:style-name="ce90" office:value-type="string" calcext:value-type="string" table:number-columns-spanned="1" table:number-rows-spanned="3">
            <text:p>CloudTrail Events</text:p>
          </table:table-cell>
          <table:table-cell table:style-name="ce90" office:value-type="string" calcext:value-type="string">
            <text:p>Management Events (only event logged by default)</text:p>
          </table:table-cell>
          <table:table-cell table:number-columns-repeated="1022"/>
        </table:table-row>
        <table:table-row table:style-name="ro1">
          <table:covered-table-cell table:style-name="ce90"/>
          <table:table-cell table:style-name="ce90"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90"/>
          <table:table-cell table:style-name="ce90" office:value-type="string" calcext:value-type="string">
            <text:p>CloudTrail Insights Events (Used to detect unusual activities on your account)</text:p>
          </table:table-cell>
          <table:table-cell table:number-columns-repeated="1022"/>
        </table:table-row>
        <table:table-row table:style-name="ro1">
          <table:table-cell table:style-name="ce104" office:value-type="string" calcext:value-type="string">
            <text:p>When logging events, we can separate Read Events from Write Events</text:p>
          </table:table-cell>
          <table:table-cell table:style-name="ce104" office:value-type="string" calcext:value-type="string">
            <text:p>Yes!</text:p>
          </table:table-cell>
          <table:table-cell table:number-columns-repeated="1022"/>
        </table:table-row>
        <table:table-row table:style-name="ro1">
          <table:table-cell table:style-name="ce90" office:value-type="string" calcext:value-type="string">
            <text:p>Events are stored for … days</text:p>
          </table:table-cell>
          <table:table-cell table:style-name="ce90" office:value-type="float" office:value="90" calcext:value-type="float">
            <text:p>90</text:p>
          </table:table-cell>
          <table:table-cell table:number-columns-repeated="1022"/>
        </table:table-row>
        <table:table-row table:style-name="ro1">
          <table:table-cell table:style-name="ce90" office:value-type="string" calcext:value-type="string">
            <text:p>If we plan on keeping events for more than 90 days, we should direct them to S3</text:p>
          </table:table-cell>
          <table:table-cell table:style-name="ce90" office:value-type="string" calcext:value-type="string">
            <text:p>Yes!</text:p>
          </table:table-cell>
          <table:table-cell table:number-columns-repeated="1022"/>
        </table:table-row>
        <table:table-row table:style-name="ro1">
          <table:table-cell table:style-name="ce90" office:value-type="string" calcext:value-type="string">
            <text:p>We can integrate CloudTrail with EventBridge and SNS to perform actions on destructive API calls</text:p>
          </table:table-cell>
          <table:table-cell table:style-name="ce90"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Config</text:p>
          </table:table-cell>
          <table:covered-table-cell table:style-name="ce147"/>
          <table:table-cell table:number-columns-repeated="1022"/>
        </table:table-row>
        <table:table-row table:style-name="ro1">
          <table:table-cell table:style-name="ce90" office:value-type="string" calcext:value-type="string">
            <text:p>Used to set default rules so resources can be compliant</text:p>
          </table:table-cell>
          <table:table-cell table:style-name="ce90" office:value-type="string" calcext:value-type="string">
            <text:p>Yes!</text:p>
          </table:table-cell>
          <table:table-cell table:number-columns-repeated="1022"/>
        </table:table-row>
        <table:table-row table:style-name="ro1">
          <table:table-cell table:style-name="ce90" office:value-type="string" calcext:value-type="string" table:number-columns-spanned="1" table:number-rows-spanned="3">
            <text:p>Rules applied are like….</text:p>
          </table:table-cell>
          <table:table-cell table:style-name="ce90" office:value-type="string" calcext:value-type="string">
            <text:p>Every single sg can’t allow SSH from anywhere</text:p>
          </table:table-cell>
          <table:table-cell table:number-columns-repeated="1022"/>
        </table:table-row>
        <table:table-row table:style-name="ro1">
          <table:covered-table-cell table:style-name="ce90"/>
          <table:table-cell table:style-name="ce90" office:value-type="string" calcext:value-type="string">
            <text:p>Every single EC2 has to use X AMI</text:p>
          </table:table-cell>
          <table:table-cell table:number-columns-repeated="1022"/>
        </table:table-row>
        <table:table-row table:style-name="ro1">
          <table:covered-table-cell table:style-name="ce90"/>
          <table:table-cell table:style-name="ce90" office:value-type="string" calcext:value-type="string">
            <text:p>etc…</text:p>
          </table:table-cell>
          <table:table-cell table:number-columns-repeated="1022"/>
        </table:table-row>
        <table:table-row table:style-name="ro1">
          <table:table-cell table:style-name="ce90" office:value-type="string" calcext:value-type="string">
            <text:p>Config Remediations</text:p>
          </table:table-cell>
          <table:table-cell table:style-name="ce90"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90" office:value-type="string" calcext:value-type="string">
            <text:p>Config Notifications</text:p>
          </table:table-cell>
          <table:table-cell table:style-name="ce90"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90" office:value-type="string" calcext:value-type="string">
            <text:p>Config DOES NOT PREVENT actions from happening</text:p>
          </table:table-cell>
          <table:table-cell table:style-name="ce9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Organizations</text:p>
          </table:table-cell>
          <table:covered-table-cell table:style-name="ce147"/>
          <table:table-cell table:number-columns-repeated="1022"/>
        </table:table-row>
        <table:table-row table:style-name="ro1">
          <table:table-cell table:style-name="ce90" office:value-type="string" calcext:value-type="string">
            <text:p>Organizational Units – OU</text:p>
          </table:table-cell>
          <table:table-cell table:style-name="ce90"/>
          <table:table-cell table:number-columns-repeated="1022"/>
        </table:table-row>
        <table:table-row table:style-name="ro1">
          <table:table-cell table:style-name="ce90" office:value-type="string" calcext:value-type="string">
            <text:p>Consolidated billing</text:p>
          </table:table-cell>
          <table:table-cell table:style-name="ce90"/>
          <table:table-cell table:number-columns-repeated="1022"/>
        </table:table-row>
        <table:table-row table:style-name="ro1">
          <table:table-cell table:style-name="ce90" office:value-type="string" calcext:value-type="string">
            <text:p>Sharing Reserved Instances and Savings Plans discounts</text:p>
          </table:table-cell>
          <table:table-cell table:style-name="ce90"/>
          <table:table-cell table:number-columns-repeated="1022"/>
        </table:table-row>
        <table:table-row table:style-name="ro1">
          <table:table-cell table:style-name="ce90" office:value-type="string" calcext:value-type="string">
            <text:p>Service Control Policies – SCP</text:p>
          </table:table-cell>
          <table:table-cell table:style-name="ce90"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90" office:value-type="string" calcext:value-type="string" table:number-columns-spanned="1" table:number-rows-spanned="4">
            <text:p>IAM Conditions</text:p>
          </table:table-cell>
          <table:table-cell table:style-name="ce90" office:value-type="string" calcext:value-type="string">
            <text:p>aws:sourceIp - Denies or allow based on the source IP of the request</text:p>
          </table:table-cell>
          <table:table-cell table:number-columns-repeated="1022"/>
        </table:table-row>
        <table:table-row table:style-name="ro1">
          <table:covered-table-cell table:style-name="ce105"/>
          <table:table-cell table:style-name="ce90" office:value-type="string" calcext:value-type="string">
            <text:p>aws:requestedRegion - Denies of allow based on if the requested region is in the list. Like, if we want to allow access to a bucket in sa-east-1. This does NOT refer the REQUEST REGION. It refers the REQUESTED REGION OF THE RESOURCE.</text:p>
          </table:table-cell>
          <table:table-cell table:number-columns-repeated="1022"/>
        </table:table-row>
        <table:table-row table:style-name="ro1">
          <table:covered-table-cell table:style-name="ce105"/>
          <table:table-cell table:style-name="ce104" office:value-type="string" calcext:value-type="string">
            <text:p>ec2:resourceTag - Refers to deny or allow access to resources with certain tags. There is also PrincipalTag, which allow or denies access based on the tags OF THE USER!</text:p>
          </table:table-cell>
          <table:table-cell table:number-columns-repeated="1022"/>
        </table:table-row>
        <table:table-row table:style-name="ro1">
          <table:covered-table-cell table:style-name="ce105"/>
          <table:table-cell table:style-name="ce90" office:value-type="string" calcext:value-type="string">
            <text:p>aws:multiFactorAuthPresent - Policy to deny or allow IF the user has multifactor auth present</text:p>
          </table:table-cell>
          <table:table-cell table:number-columns-repeated="1022"/>
        </table:table-row>
        <table:table-row table:style-name="ro1">
          <table:table-cell table:style-name="ce90" office:value-type="string" calcext:value-type="string">
            <text:p>Object-level permission</text:p>
          </table:table-cell>
          <table:table-cell table:style-name="ce90" office:value-type="string" calcext:value-type="string">
            <text:p>mybucketarn/*</text:p>
          </table:table-cell>
          <table:table-cell table:number-columns-repeated="1022"/>
        </table:table-row>
        <table:table-row table:style-name="ro1">
          <table:table-cell table:style-name="ce90" office:value-type="string" calcext:value-type="string">
            <text:p>Bucket-level permission</text:p>
          </table:table-cell>
          <table:table-cell table:style-name="ce90" office:value-type="string" calcext:value-type="string">
            <text:p>mubucketarn</text:p>
          </table:table-cell>
          <table:table-cell table:number-columns-repeated="1022"/>
        </table:table-row>
        <table:table-row table:style-name="ro1">
          <table:table-cell table:style-name="ce90" office:value-type="string" calcext:value-type="string">
            <text:p>usage of the restriction: aws:principalOrgID</text:p>
          </table:table-cell>
          <table:table-cell table:style-name="ce90" office:value-type="string" calcext:value-type="string">
            <text:p>Refers to denying or allowing access based on IF the user is part of an organization</text:p>
          </table:table-cell>
          <table:table-cell table:number-columns-repeated="1022"/>
        </table:table-row>
        <table:table-row table:style-name="ro1">
          <table:table-cell table:style-name="ce90" office:value-type="string" calcext:value-type="string">
            <text:p>SCP does not apply to the management account</text:p>
          </table:table-cell>
          <table:table-cell table:style-name="ce9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IAM</text:p>
          </table:table-cell>
          <table:covered-table-cell table:style-name="ce147"/>
          <table:table-cell table:number-columns-repeated="1022"/>
        </table:table-row>
        <table:table-row table:style-name="ro1">
          <table:table-cell table:style-name="ce90" office:value-type="string" calcext:value-type="string">
            <text:p>Resource-based policies x IAM Roles </text:p>
          </table:table-cell>
          <table:table-cell table:style-name="ce90"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90" office:value-type="string" calcext:value-type="string">
            <text:p>To access … services, we need resource-based policies <text:span text:style-name="T3">ON THE SERVICES...</text:span></text:p>
          </table:table-cell>
          <table:table-cell table:style-name="ce90" office:value-type="string" calcext:value-type="string">
            <text:p>Lambda, SNS, SQS, CloudWatch Logs, API Gateway</text:p>
          </table:table-cell>
          <table:table-cell table:number-columns-repeated="1022"/>
        </table:table-row>
        <table:table-row table:style-name="ro1">
          <table:table-cell table:style-name="ce90" office:value-type="string" calcext:value-type="string">
            <text:p>To access … services, we need IAM roles <text:span text:style-name="T3">ON THE ORIGIN...</text:span></text:p>
          </table:table-cell>
          <table:table-cell table:style-name="ce90" office:value-type="string" calcext:value-type="string">
            <text:p>Kinesis Data Streams, Systems manager run command, ECS tasks</text:p>
          </table:table-cell>
          <table:table-cell table:number-columns-repeated="1022"/>
        </table:table-row>
        <table:table-row table:style-name="ro1">
          <table:table-cell table:style-name="ce90" office:value-type="string" calcext:value-type="string">
            <text:p>IAM Permission Boundaries</text:p>
          </table:table-cell>
          <table:table-cell table:style-name="ce90"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style-name="ce98" office:value-type="string" calcext:value-type="string">
            <text:p>IAM Permission Boundaries can’t be applied to groups!</text:p>
          </table:table-cell>
          <table:table-cell table:style-name="ce90" office:value-type="string" calcext:value-type="string">
            <text:p>Remember this!</text:p>
          </table:table-cell>
          <table:table-cell table:number-columns-repeated="1022"/>
        </table:table-row>
        <table:table-row table:style-name="ro10">
          <table:table-cell table:style-name="ce104" office:value-type="string" calcext:value-type="string">
            <text:p>IAM Policy fields</text:p>
          </table:table-cell>
          <table:table-cell table:style-name="ce104" office:value-type="string" calcext:value-type="string">
            <text:p>Effect: Allow or Deny</text:p>
            <text:p>Principal: User</text:p>
            <text:p>Action: API calls </text:p>
            <text:p>Resource: On what the API calls are allowed</text:p>
          </table:table-cell>
          <table:table-cell table:number-columns-repeated="1022"/>
        </table:table-row>
        <table:table-row table:style-name="ro1">
          <table:table-cell table:style-name="ce104" office:value-type="string" calcext:value-type="string">
            <text:p>Password Policy</text:p>
          </table:table-cell>
          <table:table-cell table:style-name="ce104" office:value-type="string" calcext:value-type="string">
            <text:p>Policy to define password requirements for the account</text:p>
          </table:table-cell>
          <table:table-cell table:number-columns-repeated="1022"/>
        </table:table-row>
        <table:table-row table:style-name="ro1">
          <table:table-cell table:style-name="ce125" office:value-type="string" calcext:value-type="string">
            <text:p>MFA Devices allowed</text:p>
          </table:table-cell>
          <table:table-cell table:style-name="ce125" office:value-type="string" calcext:value-type="string">
            <text:p>Virtual MFA device</text:p>
            <text:p>Hardware Key Fob MFA Device (also for AWS GovCloud)</text:p>
            <text:p>U2F security key like YubiKey</text:p>
          </table:table-cell>
          <table:table-cell table:number-columns-repeated="1022"/>
        </table:table-row>
        <table:table-row table:style-name="ro1">
          <table:table-cell table:style-name="ce104" office:value-type="string" calcext:value-type="string">
            <text:p>IAM Credentials Report</text:p>
          </table:table-cell>
          <table:table-cell table:style-name="ce104" office:value-type="string" calcext:value-type="string">
            <text:p>Show the status of all users’ credentials in your AWS account</text:p>
          </table:table-cell>
          <table:table-cell table:number-columns-repeated="1022"/>
        </table:table-row>
        <table:table-row table:style-name="ro1">
          <table:table-cell table:style-name="ce104" office:value-type="string" calcext:value-type="string">
            <text:p>IAM Access Advisor</text:p>
          </table:table-cell>
          <table:table-cell table:style-name="ce104" office:value-type="string" calcext:value-type="string">
            <text:p>Shows service permissions granted to a user and when this permission was last used by the user</text:p>
          </table:table-cell>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Cognito</text:p>
          </table:table-cell>
          <table:covered-table-cell table:style-name="ce147"/>
          <table:table-cell table:number-columns-repeated="1022"/>
        </table:table-row>
        <table:table-row table:style-name="ro1">
          <table:table-cell table:style-name="ce123" office:value-type="string" calcext:value-type="string">
            <text:p>Cognito User Pools</text:p>
          </table:table-cell>
          <table:table-cell table:style-name="ce123" office:value-type="string" calcext:value-type="string">
            <text:p>Sign-in functionality for app users</text:p>
          </table:table-cell>
          <table:table-cell table:number-columns-repeated="1022"/>
        </table:table-row>
        <table:table-row table:style-name="ro1">
          <table:table-cell table:style-name="ce123" office:value-type="string" calcext:value-type="string">
            <text:p>Cognito Identity Pools</text:p>
          </table:table-cell>
          <table:table-cell table:style-name="ce123" office:value-type="string" calcext:value-type="string">
            <text:p>Where users can request access to AWS resources. Users can access services directly or through API Gateway</text:p>
          </table:table-cell>
          <table:table-cell table:number-columns-repeated="1022"/>
        </table:table-row>
        <table:table-row table:style-name="ro1">
          <table:table-cell table:style-name="ce104" office:value-type="string" calcext:value-type="string">
            <text:p>Hability to enable row-level security on DynamoDB to get fine-grained access</text:p>
          </table:table-cell>
          <table:table-cell table:style-name="ce104"/>
          <table:table-cell table:number-columns-repeated="1022"/>
        </table:table-row>
        <table:table-row table:style-name="ro1">
          <table:table-cell table:style-name="ce90" office:value-type="string" calcext:value-type="string">
            <text:p>Can be integrated with API Gateway and Load Balancers</text:p>
          </table:table-cell>
          <table:table-cell table:style-name="ce90"/>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AWS IAM Identity Center</text:p>
          </table:table-cell>
          <table:covered-table-cell table:style-name="ce147"/>
          <table:table-cell table:number-columns-repeated="1022"/>
        </table:table-row>
        <table:table-row table:style-name="ro1">
          <table:table-cell table:style-name="ce90" office:value-type="string" calcext:value-type="string">
            <text:p>One login for all AWS Accounts <text:span text:style-name="T3">IN ORGANIZATIONS</text:span> or 3rd party providers</text:p>
          </table:table-cell>
          <table:table-cell table:style-name="ce90" office:value-type="string" calcext:value-type="string">
            <text:p>Yes!</text:p>
          </table:table-cell>
          <table:table-cell table:number-columns-repeated="1022"/>
        </table:table-row>
        <table:table-row table:style-name="ro1">
          <table:table-cell table:style-name="ce90" office:value-type="string" calcext:value-type="string">
            <text:p>Can integrate with 3<text:span text:style-name="T2">rd</text:span> party identity providers – AD, etc</text:p>
          </table:table-cell>
          <table:table-cell table:style-name="ce90" office:value-type="string" calcext:value-type="string">
            <text:p>Yes!</text:p>
          </table:table-cell>
          <table:table-cell table:number-columns-repeated="1022"/>
        </table:table-row>
        <table:table-row table:style-name="ro1">
          <table:table-cell table:style-name="ce104" office:value-type="string" calcext:value-type="string">
            <text:p>Permission Sets</text:p>
          </table:table-cell>
          <table:table-cell table:style-name="ce104" office:value-type="string" calcext:value-type="string">
            <text:p>Permissions that define what accounts or 3rd party services an user can access</text:p>
          </table:table-cell>
          <table:table-cell table:number-columns-repeated="1022"/>
        </table:table-row>
        <table:table-row table:style-name="ro1">
          <table:table-cell table:style-name="ce104" office:value-type="string" calcext:value-type="string">
            <text:p>Multi-account permissions</text:p>
          </table:table-cell>
          <table:table-cell table:style-name="ce104" office:value-type="string" calcext:value-type="string">
            <text:p>We define Permission Sets, which are basically a bunch of IAM policies that we can attach to groups or users to define which accounts/3rd party services they can access in AWS</text:p>
          </table:table-cell>
          <table:table-cell table:number-columns-repeated="1022"/>
        </table:table-row>
        <table:table-row table:style-name="ro1">
          <table:table-cell table:style-name="ce104" office:value-type="string" calcext:value-type="string">
            <text:p>Application assignment</text:p>
          </table:table-cell>
          <table:table-cell table:style-name="ce104"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90" office:value-type="string" calcext:value-type="string">
            <text:p>Attribute-based access control – ABAC</text:p>
          </table:table-cell>
          <table:table-cell table:style-name="ce90"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90" office:value-type="string" calcext:value-type="string">
            <text:p>Is this service working “on top” of AWS Organizations? </text:p>
          </table:table-cell>
          <table:table-cell table:style-name="ce90"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AWS Directory Service</text:p>
          </table:table-cell>
          <table:covered-table-cell table:style-name="ce147"/>
          <table:table-cell table:number-columns-repeated="1022"/>
        </table:table-row>
        <table:table-row table:style-name="ro1">
          <table:table-cell table:style-name="ce123" office:value-type="string" calcext:value-type="string">
            <text:p>AWS Managed Microsoft AD</text:p>
          </table:table-cell>
          <table:table-cell table:style-name="ce123"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123" office:value-type="string" calcext:value-type="string">
            <text:p>AD Connector</text:p>
          </table:table-cell>
          <table:table-cell table:style-name="ce123"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123" office:value-type="string" calcext:value-type="string">
            <text:p>Simple AD</text:p>
          </table:table-cell>
          <table:table-cell table:style-name="ce123" office:value-type="string" calcext:value-type="string">
            <text:p>Simple AD service that cannot be “joined” with on-premises AD</text:p>
          </table:table-cell>
          <table:table-cell table:number-columns-repeated="1022"/>
        </table:table-row>
        <table:table-row table:style-name="ro1">
          <table:table-cell table:style-name="ce90" office:value-type="string" calcext:value-type="string">
            <text:p>How to connect IAM Identity Center to AD on-premises</text:p>
          </table:table-cell>
          <table:table-cell table:style-name="ce90"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90" office:value-type="string" calcext:value-type="string">
            <text:p>How to connect IAM Identity Center to AWS Managed Microsoft AD</text:p>
          </table:table-cell>
          <table:table-cell table:style-name="ce90"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Control Tower</text:p>
          </table:table-cell>
          <table:covered-table-cell table:style-name="ce147"/>
          <table:table-cell table:number-columns-repeated="1022"/>
        </table:table-row>
        <table:table-row table:style-name="ro1">
          <table:table-cell table:style-name="ce90" office:value-type="string" calcext:value-type="string">
            <text:p>Used to setup secure multi-account envitonment</text:p>
          </table:table-cell>
          <table:table-cell table:style-name="ce90" office:value-type="string" calcext:value-type="string">
            <text:p>Yes!</text:p>
          </table:table-cell>
          <table:table-cell table:number-columns-repeated="1022"/>
        </table:table-row>
        <table:table-row table:style-name="ro1">
          <table:table-cell table:style-name="ce90" office:value-type="string" calcext:value-type="string">
            <text:p>Preventive guardrail</text:p>
          </table:table-cell>
          <table:table-cell table:style-name="ce90" office:value-type="string" calcext:value-type="string">
            <text:p>Using SCP’s to apply desired configurations for all accounts</text:p>
          </table:table-cell>
          <table:table-cell table:number-columns-repeated="1022"/>
        </table:table-row>
        <table:table-row table:style-name="ro1">
          <table:table-cell table:style-name="ce90" office:value-type="string" calcext:value-type="string">
            <text:p>Detective guardrail</text:p>
          </table:table-cell>
          <table:table-cell table:style-name="ce90"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KMS</text:p>
          </table:table-cell>
          <table:covered-table-cell table:style-name="ce147"/>
          <table:table-cell table:number-columns-repeated="1022"/>
        </table:table-row>
        <table:table-row table:style-name="ro1">
          <table:table-cell table:style-name="ce90" office:value-type="string" calcext:value-type="string">
            <text:p>Capability to audit requests made to use KMS keys though CloudTrail</text:p>
          </table:table-cell>
          <table:table-cell table:style-name="ce90" office:value-type="string" calcext:value-type="string">
            <text:p>Yes!</text:p>
          </table:table-cell>
          <table:table-cell table:number-columns-repeated="1022"/>
        </table:table-row>
        <table:table-row table:style-name="ro1">
          <table:table-cell table:style-name="ce123" office:value-type="string" calcext:value-type="string">
            <text:p>Symetric keys (AES-256)</text:p>
          </table:table-cell>
          <table:table-cell table:style-name="ce123" office:value-type="string" calcext:value-type="string">
            <text:p>One key to encrypt/decrypt</text:p>
          </table:table-cell>
          <table:table-cell table:number-columns-repeated="1022"/>
        </table:table-row>
        <table:table-row table:style-name="ro1">
          <table:table-cell table:style-name="ce123" office:value-type="string" calcext:value-type="string">
            <text:p>Assymetric keys (RSA and ECC)</text:p>
          </table:table-cell>
          <table:table-cell table:style-name="ce123" office:value-type="string" calcext:value-type="string">
            <text:p>One key to encrypt/sign and other key to decrypt/verify</text:p>
          </table:table-cell>
          <table:table-cell table:number-columns-repeated="1022"/>
        </table:table-row>
        <table:table-row table:style-name="ro1">
          <table:table-cell table:style-name="ce90" office:value-type="string" calcext:value-type="string">
            <text:p>How KMS keys behave when we copy snapshots across regions</text:p>
          </table:table-cell>
          <table:table-cell table:style-name="ce90"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90" office:value-type="string" calcext:value-type="string">
            <text:p>KMS Key Policy</text:p>
          </table:table-cell>
          <table:table-cell table:style-name="ce90" office:value-type="string" calcext:value-type="string">
            <text:p>Like S3 Bucket policies. If there is no policy attached to a key, no one can access it</text:p>
          </table:table-cell>
          <table:table-cell table:number-columns-repeated="1022"/>
        </table:table-row>
        <table:table-row table:style-name="ro1">
          <table:table-cell table:style-name="ce90" office:value-type="string" calcext:value-type="string">
            <text:p>Copying encrypted snapshots across accounts</text:p>
          </table:table-cell>
          <table:table-cell table:style-name="ce90"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90" office:value-type="string" calcext:value-type="string">
            <text:p>Multi-region keys</text:p>
          </table:table-cell>
          <table:table-cell table:style-name="ce90" office:value-type="string" calcext:value-type="string">
            <text:p>When a key is replicated to more than one region</text:p>
          </table:table-cell>
          <table:table-cell table:number-columns-repeated="1022"/>
        </table:table-row>
        <table:table-row table:style-name="ro11">
          <table:table-cell table:style-name="ce123" office:value-type="string" calcext:value-type="string">
            <text:p>Multi-region keys with DynamoDB Global Tables</text:p>
          </table:table-cell>
          <table:table-cell table:style-name="ce123"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123" office:value-type="string" calcext:value-type="string">
            <text:p>Multi-region keys with Global Aurora</text:p>
          </table:table-cell>
          <table:table-cell table:style-name="ce123" office:value-type="string" calcext:value-type="string">
            <text:p>It’s the same principle as of MRK with DynamoDB Global Tables!</text:p>
          </table:table-cell>
          <table:table-cell table:number-columns-repeated="1022"/>
        </table:table-row>
        <table:table-row table:style-name="ro1">
          <table:table-cell table:style-name="ce90" office:value-type="string" calcext:value-type="string">
            <text:p>S3 Replication and multi-region keys</text:p>
          </table:table-cell>
          <table:table-cell table:style-name="ce90"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12">
          <table:table-cell table:style-name="ce125" office:value-type="string" calcext:value-type="string">
            <text:p>Sharing an encrypted AMI with other account</text:p>
          </table:table-cell>
          <table:table-cell table:style-name="ce125"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style-name="ce98" office:value-type="string" calcext:value-type="string">
            <text:p>When we try to delete a KMS key, it enters the “pending deletion” for the defined period, from 7 to 30 days (30 default)</text:p>
          </table:table-cell>
          <table:table-cell table:style-name="ce98"/>
          <table:table-cell table:number-columns-repeated="1022"/>
        </table:table-row>
        <table:table-row table:style-name="ro1">
          <table:table-cell table:style-name="ce98" office:value-type="string" calcext:value-type="string">
            <text:p>Sharing the KMS key is a secure way to allow other AWS accounts to access encrypted things, such as snapshots</text:p>
          </table:table-cell>
          <table:table-cell table:style-name="ce98"/>
          <table:table-cell table:number-columns-repeated="1022"/>
        </table:table-row>
        <table:table-row table:style-name="ro1">
          <table:table-cell table:style-name="ce98" office:value-type="string" calcext:value-type="string">
            <text:p>KMS Keys are rotated … when we enable automatic rotation for it</text:p>
          </table:table-cell>
          <table:table-cell table:style-name="ce98" office:value-type="string" calcext:value-type="string">
            <text:p><text:s/>EVERY YEAR</text:p>
          </table:table-cell>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AWS Systems Manager – SSM</text:p>
          </table:table-cell>
          <table:covered-table-cell table:style-name="ce147"/>
          <table:table-cell table:number-columns-repeated="1022"/>
        </table:table-row>
        <table:table-row table:style-name="ro1">
          <table:table-cell table:style-name="ce123" office:value-type="string" calcext:value-type="string">
            <text:p>SSM Parameter Store</text:p>
          </table:table-cell>
          <table:table-cell table:style-name="ce123" office:value-type="string" calcext:value-type="string">
            <text:p>Used to store secrets, files, etc…</text:p>
          </table:table-cell>
          <table:table-cell table:number-columns-repeated="1022"/>
        </table:table-row>
        <table:table-row table:style-name="ro1">
          <table:table-cell table:style-name="ce90" office:value-type="string" calcext:value-type="string">
            <text:p>SSM Parameter Store hierarchy</text:p>
          </table:table-cell>
          <table:table-cell table:style-name="ce90"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90" office:value-type="string" calcext:value-type="string">
            <text:p>SSM Parameter Store policies for advanced parameters</text:p>
          </table:table-cell>
          <table:table-cell table:style-name="ce90"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90" office:value-type="string" calcext:value-type="string">
            <text:p>SSM Session Manager</text:p>
          </table:table-cell>
          <table:table-cell table:style-name="ce90"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90" office:value-type="string" calcext:value-type="string">
            <text:p>SSM Run command</text:p>
          </table:table-cell>
          <table:table-cell table:style-name="ce90" office:value-type="string" calcext:value-type="string">
            <text:p>Used to run scripts in multiple EC2 Instances that have the SSM agent</text:p>
          </table:table-cell>
          <table:table-cell table:number-columns-repeated="1022"/>
        </table:table-row>
        <table:table-row table:style-name="ro1">
          <table:table-cell table:style-name="ce90" office:value-type="string" calcext:value-type="string">
            <text:p>SSM Patch manager</text:p>
          </table:table-cell>
          <table:table-cell table:style-name="ce90"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90" office:value-type="string" calcext:value-type="string">
            <text:p>Automation Runbook</text:p>
          </table:table-cell>
          <table:table-cell table:style-name="ce90"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Secrets Manager</text:p>
          </table:table-cell>
          <table:covered-table-cell table:style-name="ce147"/>
          <table:table-cell table:number-columns-repeated="1022"/>
        </table:table-row>
        <table:table-row table:style-name="ro1">
          <table:table-cell table:style-name="ce123" office:value-type="string" calcext:value-type="string">
            <text:p>Stores secrets</text:p>
          </table:table-cell>
          <table:table-cell table:style-name="ce123" office:value-type="string" calcext:value-type="string">
            <text:p>Yes!</text:p>
          </table:table-cell>
          <table:table-cell table:number-columns-repeated="1022"/>
        </table:table-row>
        <table:table-row table:style-name="ro1">
          <table:table-cell table:style-name="ce90" office:value-type="string" calcext:value-type="string">
            <text:p>Rotates secrets every X days (uses Lambda to generate new secrets)</text:p>
          </table:table-cell>
          <table:table-cell table:style-name="ce90" office:value-type="string" calcext:value-type="string">
            <text:p>Yes!</text:p>
          </table:table-cell>
          <table:table-cell table:number-columns-repeated="1022"/>
        </table:table-row>
        <table:table-row table:style-name="ro1">
          <table:table-cell table:style-name="ce90" office:value-type="string" calcext:value-type="string">
            <text:p>Integration with RDS</text:p>
          </table:table-cell>
          <table:table-cell table:style-name="ce90"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90" office:value-type="string" calcext:value-type="string">
            <text:p>Multi-region secrets</text:p>
          </table:table-cell>
          <table:table-cell table:style-name="ce90"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AWS Certificate Manager – ACM</text:p>
          </table:table-cell>
          <table:covered-table-cell table:style-name="ce147"/>
          <table:table-cell table:number-columns-repeated="1022"/>
        </table:table-row>
        <table:table-row table:style-name="ro1">
          <table:table-cell table:style-name="ce123" office:value-type="string" calcext:value-type="string">
            <text:p>Used to manage SSL/TLS certificates</text:p>
          </table:table-cell>
          <table:table-cell table:style-name="ce123"/>
          <table:table-cell table:number-columns-repeated="1022"/>
        </table:table-row>
        <table:table-row table:style-name="ro1">
          <table:table-cell table:style-name="ce125" office:value-type="string" calcext:value-type="string">
            <text:p>Can’t use ACM with EC2</text:p>
          </table:table-cell>
          <table:table-cell table:style-name="ce125"/>
          <table:table-cell table:number-columns-repeated="1022"/>
        </table:table-row>
        <table:table-row table:style-name="ro1">
          <table:table-cell table:style-name="ce125" office:value-type="string" calcext:value-type="string">
            <text:p>Learn the process to request a public certificate!</text:p>
          </table:table-cell>
          <table:table-cell table:style-name="ce125" office:value-type="string" calcext:value-type="string">
            <text:p>It’s on class 303</text:p>
          </table:table-cell>
          <table:table-cell table:number-columns-repeated="1022"/>
        </table:table-row>
        <table:table-row table:style-name="ro1">
          <table:table-cell table:style-name="ce90" office:value-type="string" calcext:value-type="string">
            <text:p>Certificates expire, so ACM sends daily expiration events to EventBridge 45 days prior to expiration</text:p>
          </table:table-cell>
          <table:table-cell table:style-name="ce90"/>
          <table:table-cell table:number-columns-repeated="1022"/>
        </table:table-row>
        <table:table-row table:style-name="ro1">
          <table:table-cell table:style-name="ce90" office:value-type="string" calcext:value-type="string">
            <text:p>AWS Config also has a feature to detect close-to-expirate certificates, and to set them as non-compliant and send notifications to other services</text:p>
          </table:table-cell>
          <table:table-cell table:style-name="ce90"/>
          <table:table-cell table:number-columns-repeated="1022"/>
        </table:table-row>
        <table:table-row table:style-name="ro1">
          <table:table-cell table:style-name="ce90" office:value-type="string" calcext:value-type="string">
            <text:p>To integrate with API Gateway, the first rule is to create a Custom Domain Name, and then, for edge-optimized endpoints…</text:p>
          </table:table-cell>
          <table:table-cell table:style-name="ce90"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13">
          <table:table-cell table:style-name="ce90" office:value-type="string" calcext:value-type="string">
            <text:p>To integrate with API Gateway, the first rule is to create a Custom Domain Name, and then, for regional endpoints…</text:p>
          </table:table-cell>
          <table:table-cell table:style-name="ce90"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Web-application firewall – WAF</text:p>
          </table:table-cell>
          <table:covered-table-cell table:style-name="ce147"/>
          <table:table-cell table:number-columns-repeated="1022"/>
        </table:table-row>
        <table:table-row table:style-name="ro1">
          <table:table-cell table:style-name="ce90" office:value-type="string" calcext:value-type="string">
            <text:p>Offers protection against…</text:p>
          </table:table-cell>
          <table:table-cell table:style-name="ce90" office:value-type="string" calcext:value-type="string">
            <text:p>SQL Injection, Cross-site scripting, DDoS attacks</text:p>
          </table:table-cell>
          <table:table-cell table:number-columns-repeated="1022"/>
        </table:table-row>
        <table:table-row table:style-name="ro1">
          <table:table-cell table:style-name="ce90" office:value-type="string" calcext:value-type="string" table:number-columns-spanned="1" table:number-rows-spanned="5">
            <text:p>Can be deployed on…</text:p>
          </table:table-cell>
          <table:table-cell table:style-name="ce90" office:value-type="string" calcext:value-type="string">
            <text:p>ALB </text:p>
          </table:table-cell>
          <table:table-cell table:number-columns-repeated="1022"/>
        </table:table-row>
        <table:table-row table:style-name="ro1">
          <table:covered-table-cell table:style-name="ce90"/>
          <table:table-cell table:style-name="ce90" office:value-type="string" calcext:value-type="string">
            <text:p>API Gateway</text:p>
          </table:table-cell>
          <table:table-cell table:number-columns-repeated="1022"/>
        </table:table-row>
        <table:table-row table:style-name="ro1">
          <table:covered-table-cell table:style-name="ce90"/>
          <table:table-cell table:style-name="ce90" office:value-type="string" calcext:value-type="string">
            <text:p>Cloudfront distributions</text:p>
          </table:table-cell>
          <table:table-cell table:number-columns-repeated="1022"/>
        </table:table-row>
        <table:table-row table:style-name="ro1">
          <table:covered-table-cell table:style-name="ce90"/>
          <table:table-cell table:style-name="ce90" office:value-type="string" calcext:value-type="string">
            <text:p>AppSync GraphQL </text:p>
          </table:table-cell>
          <table:table-cell table:number-columns-repeated="1022"/>
        </table:table-row>
        <table:table-row table:style-name="ro1">
          <table:covered-table-cell table:style-name="ce90"/>
          <table:table-cell table:style-name="ce90" office:value-type="string" calcext:value-type="string">
            <text:p>Cognito user pool</text:p>
          </table:table-cell>
          <table:table-cell table:number-columns-repeated="1022"/>
        </table:table-row>
        <table:table-row table:style-name="ro1">
          <table:table-cell table:style-name="ce104" office:value-type="string" calcext:value-type="string">
            <text:p>Setup firewall rules for up to … Ips</text:p>
          </table:table-cell>
          <table:table-cell table:style-name="ce104" office:value-type="string" calcext:value-type="string">
            <text:p>10000. Used to deny or allow traffic from up to 10000 IPs</text:p>
          </table:table-cell>
          <table:table-cell table:number-columns-repeated="1022"/>
        </table:table-row>
        <table:table-row table:style-name="ro1">
          <table:table-cell table:style-name="ce90" office:value-type="string" calcext:value-type="string">
            <text:p>Geo-match</text:p>
          </table:table-cell>
          <table:table-cell table:style-name="ce90" office:value-type="string" calcext:value-type="string">
            <text:p>Blocks access to content based on geographic location</text:p>
          </table:table-cell>
          <table:table-cell table:number-columns-repeated="1022"/>
        </table:table-row>
        <table:table-row table:style-name="ro1">
          <table:table-cell table:style-name="ce90" office:value-type="string" calcext:value-type="string">
            <text:p>Rate-based rules</text:p>
          </table:table-cell>
          <table:table-cell table:style-name="ce90" office:value-type="string" calcext:value-type="string">
            <text:p>Used to count occurences of events, like API calls, to prevent DdoS attacks</text:p>
          </table:table-cell>
          <table:table-cell table:number-columns-repeated="1022"/>
        </table:table-row>
        <table:table-row table:style-name="ro1">
          <table:table-cell table:style-name="ce90" office:value-type="string" calcext:value-type="string">
            <text:p>Rule group</text:p>
          </table:table-cell>
          <table:table-cell table:style-name="ce90" office:value-type="string" calcext:value-type="string">
            <text:p>Reusable set of rules to apply to your WAF</text:p>
          </table:table-cell>
          <table:table-cell table:number-columns-repeated="1022"/>
        </table:table-row>
        <table:table-row table:style-name="ro1">
          <table:table-cell table:style-name="ce90" office:value-type="string" calcext:value-type="string">
            <text:p>Use WAF with application load-balancers…</text:p>
          </table:table-cell>
          <table:table-cell table:style-name="ce90"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Shield</text:p>
          </table:table-cell>
          <table:covered-table-cell table:style-name="ce147"/>
          <table:table-cell table:number-columns-repeated="1022"/>
        </table:table-row>
        <table:table-row table:style-name="ro1">
          <table:table-cell table:style-name="ce90" office:value-type="string" calcext:value-type="string">
            <text:p>Offers protection against…</text:p>
          </table:table-cell>
          <table:table-cell table:style-name="ce90" office:value-type="string" calcext:value-type="string">
            <text:p>DdoS</text:p>
          </table:table-cell>
          <table:table-cell table:number-columns-repeated="1022"/>
        </table:table-row>
        <table:table-row table:style-name="ro1">
          <table:table-cell table:style-name="ce90" office:value-type="string" calcext:value-type="string">
            <text:p>Shield standard is activated by default for every customer</text:p>
          </table:table-cell>
          <table:table-cell table:style-name="ce90"/>
          <table:table-cell table:number-columns-repeated="1022"/>
        </table:table-row>
        <table:table-row table:style-name="ro1">
          <table:table-cell table:style-name="ce90" office:value-type="string" calcext:value-type="string" table:number-columns-spanned="1" table:number-rows-spanned="4">
            <text:p>Shield advanced offers…</text:p>
          </table:table-cell>
          <table:table-cell table:style-name="ce90"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90"/>
          <table:table-cell table:style-name="ce90" office:value-type="string" calcext:value-type="string">
            <text:p>24/7 access to AWS Ddos response team (DRP)</text:p>
          </table:table-cell>
          <table:table-cell table:number-columns-repeated="1022"/>
        </table:table-row>
        <table:table-row table:style-name="ro1">
          <table:covered-table-cell table:style-name="ce90"/>
          <table:table-cell table:style-name="ce90" office:value-type="string" calcext:value-type="string">
            <text:p>Protects against high fees generated from Ddos attacks</text:p>
          </table:table-cell>
          <table:table-cell table:number-columns-repeated="1022"/>
        </table:table-row>
        <table:table-row table:style-name="ro1">
          <table:covered-table-cell table:style-name="ce90"/>
          <table:table-cell table:style-name="ce90"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AWS Firewall Manager</text:p>
          </table:table-cell>
          <table:covered-table-cell table:style-name="ce147"/>
          <table:table-cell table:number-columns-repeated="1022"/>
        </table:table-row>
        <table:table-row table:style-name="ro1">
          <table:table-cell table:style-name="ce90" office:value-type="string" calcext:value-type="string">
            <text:p>Manages rules for firewall in an AWS Organization</text:p>
          </table:table-cell>
          <table:table-cell table:style-name="ce90"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90" office:value-type="string" calcext:value-type="string">
            <text:p>Rules are applied for new resources as they are created</text:p>
          </table:table-cell>
          <table:table-cell table:style-name="ce9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GuardDuty</text:p>
          </table:table-cell>
          <table:covered-table-cell table:style-name="ce147"/>
          <table:table-cell table:number-columns-repeated="1022"/>
        </table:table-row>
        <table:table-row table:style-name="ro1">
          <table:table-cell table:style-name="ce90" office:value-type="string" calcext:value-type="string">
            <text:p>Through Machine Learning, analyzes … to find unusual activities and protect the account</text:p>
          </table:table-cell>
          <table:table-cell table:style-name="ce90" office:value-type="string" calcext:value-type="string">
            <text:p>VPC Flow Logs, CloudTrail Logs, DNS Logs, EKS Audit Logs</text:p>
          </table:table-cell>
          <table:table-cell table:number-columns-repeated="1022"/>
        </table:table-row>
        <table:table-row table:style-name="ro1">
          <table:table-cell table:style-name="ce143" office:value-type="string" calcext:value-type="string">
            <text:p><text:span text:style-name="T16">DISABLING</text:span><text:span text:style-name="T17"> GuardDuty service will delete all the found data. </text:span><text:span text:style-name="T18">SUSPENDING</text:span><text:span text:style-name="T17"> the service just stops the verifications, but it doesn’t delete old found data.</text:span></text:p>
          </table:table-cell>
          <table:table-cell table:style-name="ce90"/>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Inspector</text:p>
          </table:table-cell>
          <table:covered-table-cell table:style-name="ce147"/>
          <table:table-cell table:number-columns-repeated="1022"/>
        </table:table-row>
        <table:table-row table:style-name="ro1">
          <table:table-cell table:style-name="ce90" office:value-type="string" calcext:value-type="string">
            <text:p>Automated security and vulnerability assessments for…</text:p>
          </table:table-cell>
          <table:table-cell table:style-name="ce90" office:value-type="string" calcext:value-type="string">
            <text:p>EC2 Instances, Container images pushed to ECR, lambda functions</text:p>
          </table:table-cell>
          <table:table-cell table:number-columns-repeated="1022"/>
        </table:table-row>
        <table:table-row table:style-name="ro1">
          <table:table-cell table:style-name="ce90" office:value-type="string" calcext:value-type="string">
            <text:p>Checks for unintended network accessibility and known vunerabilities on the OS used</text:p>
          </table:table-cell>
          <table:table-cell table:style-name="ce90"/>
          <table:table-cell table:number-columns-repeated="1022"/>
        </table:table-row>
        <table:table-row table:style-name="ro1">
          <table:table-cell table:style-name="ce90" office:value-type="string" calcext:value-type="string">
            <text:p>Looks at CVE (database of vulnerabilities) to make findings</text:p>
          </table:table-cell>
          <table:table-cell table:style-name="ce90"/>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Macie</text:p>
          </table:table-cell>
          <table:covered-table-cell table:style-name="ce147"/>
          <table:table-cell table:number-columns-repeated="1022"/>
        </table:table-row>
        <table:table-row table:style-name="ro1">
          <table:table-cell table:style-name="ce123" office:value-type="string" calcext:value-type="string">
            <text:p>Identifies PII – personally identifiable information - and sensitive information that might not be protected/encrypted at rest</text:p>
          </table:table-cell>
          <table:table-cell table:style-name="ce12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VPC and Subnets </text:p>
          </table:table-cell>
          <table:covered-table-cell table:style-name="ce147"/>
          <table:table-cell table:number-columns-repeated="1022"/>
        </table:table-row>
        <table:table-row table:style-name="ro1">
          <table:table-cell table:style-name="ce90" office:value-type="string" calcext:value-type="string">
            <text:p>VPC Min. number of Ips available by CIDR is... </text:p>
          </table:table-cell>
          <table:table-cell table:style-name="ce90" office:value-type="string" calcext:value-type="string">
            <text:p>/28</text:p>
          </table:table-cell>
          <table:table-cell table:number-columns-repeated="1022"/>
        </table:table-row>
        <table:table-row table:style-name="ro1">
          <table:table-cell table:style-name="ce90" office:value-type="string" calcext:value-type="string">
            <text:p>VPC Max. number of Ips available by CIDR is…</text:p>
          </table:table-cell>
          <table:table-cell table:style-name="ce90" office:value-type="string" calcext:value-type="string">
            <text:p><text:s/>/16</text:p>
          </table:table-cell>
          <table:table-cell table:number-columns-repeated="1022"/>
        </table:table-row>
        <table:table-row table:style-name="ro1">
          <table:table-cell table:style-name="ce90" office:value-type="string" calcext:value-type="string">
            <text:p>VPC CIDR should not overlap with your other networks!</text:p>
          </table:table-cell>
          <table:table-cell table:style-name="ce90" office:value-type="string" calcext:value-type="string">
            <text:p>Class 315</text:p>
          </table:table-cell>
          <table:table-cell table:number-columns-repeated="1022"/>
        </table:table-row>
        <table:table-row table:style-name="ro1">
          <table:table-cell table:style-name="ce90" office:value-type="string" calcext:value-type="string">
            <text:p>Which Ips are reserved by AWS in a subnet</text:p>
          </table:table-cell>
          <table:table-cell table:style-name="ce90" office:value-type="string" calcext:value-type="string">
            <text:p>the first 4 Ips and the last one</text:p>
          </table:table-cell>
          <table:table-cell table:number-columns-repeated="1022"/>
        </table:table-row>
        <table:table-row table:style-name="ro1">
          <table:table-cell table:style-name="ce90" office:value-type="string" calcext:value-type="string">
            <text:p>Internet Gateway usage</text:p>
          </table:table-cell>
          <table:table-cell table:style-name="ce90"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90" office:value-type="string" calcext:value-type="string">
            <text:p>Route table usage</text:p>
          </table:table-cell>
          <table:table-cell table:style-name="ce90" office:value-type="string" calcext:value-type="string">
            <text:p>Directs traffic to a destiny. Like to an IGW, NAT Gateway, NAT Instance, etc…</text:p>
          </table:table-cell>
          <table:table-cell table:number-columns-repeated="1022"/>
        </table:table-row>
        <table:table-row table:style-name="ro1">
          <table:table-cell table:style-name="ce90" office:value-type="string" calcext:value-type="string">
            <text:p>Bastion Hosts</text:p>
          </table:table-cell>
          <table:table-cell table:style-name="ce90"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90" office:value-type="string" calcext:value-type="string">
            <text:p>NAT Instances</text:p>
          </table:table-cell>
          <table:table-cell table:style-name="ce90"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90" office:value-type="string" calcext:value-type="string">
            <text:p>NAT Gateway</text:p>
          </table:table-cell>
          <table:table-cell table:style-name="ce90"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90" office:value-type="string" calcext:value-type="string">
            <text:p>NACL are…</text:p>
          </table:table-cell>
          <table:table-cell table:style-name="ce90" office:value-type="string" calcext:value-type="string">
            <text:p>Stateless</text:p>
          </table:table-cell>
          <table:table-cell table:number-columns-repeated="1022"/>
        </table:table-row>
        <table:table-row table:style-name="ro1">
          <table:table-cell table:style-name="ce90" office:value-type="string" calcext:value-type="string">
            <text:p>Security Groups are…</text:p>
          </table:table-cell>
          <table:table-cell table:style-name="ce90" office:value-type="string" calcext:value-type="string">
            <text:p>Stateful</text:p>
          </table:table-cell>
          <table:table-cell table:number-columns-repeated="1022"/>
        </table:table-row>
        <table:table-row table:style-name="ro1">
          <table:table-cell table:style-name="ce90" office:value-type="string" calcext:value-type="string">
            <text:p>NACL rules have a number, and lower number have precedence over the higher ones.</text:p>
          </table:table-cell>
          <table:table-cell table:style-name="ce90"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90" office:value-type="string" calcext:value-type="string">
            <text:p>Newly created NACLs will deny or allow everything…</text:p>
          </table:table-cell>
          <table:table-cell table:style-name="ce90" office:value-type="string" calcext:value-type="string">
            <text:p>Deny!</text:p>
          </table:table-cell>
          <table:table-cell table:number-columns-repeated="1022"/>
        </table:table-row>
        <table:table-row table:style-name="ro1">
          <table:table-cell table:style-name="ce90" office:value-type="string" calcext:value-type="string">
            <text:p>Default NACL accepts or deny everything?…</text:p>
          </table:table-cell>
          <table:table-cell table:style-name="ce90" office:value-type="string" calcext:value-type="string">
            <text:p>It accepts everything! :)</text:p>
          </table:table-cell>
          <table:table-cell table:number-columns-repeated="1022"/>
        </table:table-row>
        <table:table-row table:style-name="ro1">
          <table:table-cell table:style-name="ce90" office:value-type="string" calcext:value-type="string">
            <text:p>Ephemeral ports concept</text:p>
          </table:table-cell>
          <table:table-cell table:style-name="ce90"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104" office:value-type="string" calcext:value-type="string">
            <text:p>NACL and ephemeral ports</text:p>
          </table:table-cell>
          <table:table-cell table:style-name="ce104"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90" office:value-type="string" calcext:value-type="string">
            <text:p>VPC peering general usage</text:p>
          </table:table-cell>
          <table:table-cell table:style-name="ce90" office:value-type="string" calcext:value-type="string">
            <text:p>Used to connect two VPC’s privately</text:p>
          </table:table-cell>
          <table:table-cell table:number-columns-repeated="1022"/>
        </table:table-row>
        <table:table-row table:style-name="ro1">
          <table:table-cell table:style-name="ce90" office:value-type="string" calcext:value-type="string">
            <text:p>VPC peering connection is NOT transitive!</text:p>
          </table:table-cell>
          <table:table-cell table:style-name="ce90"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90" office:value-type="string" calcext:value-type="string">
            <text:p>After VPC peering, we must update route tables in each subnet to ensure that EC2 Instances can talk to each-other </text:p>
          </table:table-cell>
          <table:table-cell table:style-name="ce90" office:value-type="string" calcext:value-type="string">
            <text:p>Yes! Check this on practice, please</text:p>
          </table:table-cell>
          <table:table-cell table:number-columns-repeated="1022"/>
        </table:table-row>
        <table:table-row table:style-name="ro1">
          <table:table-cell table:style-name="ce90" office:value-type="string" calcext:value-type="string">
            <text:p>VPC peering works for diff acconts and regions</text:p>
          </table:table-cell>
          <table:table-cell table:style-name="ce90" office:value-type="string" calcext:value-type="string">
            <text:p>Yes!</text:p>
          </table:table-cell>
          <table:table-cell table:number-columns-repeated="1022"/>
        </table:table-row>
        <table:table-row table:style-name="ro1">
          <table:table-cell table:style-name="ce90" office:value-type="string" calcext:value-type="string">
            <text:p>With VPC peering, we can reference a SG in a peered VPC. Works cross account.</text:p>
          </table:table-cell>
          <table:table-cell table:style-name="ce90" office:value-type="string" calcext:value-type="string">
            <text:p>Yes</text:p>
          </table:table-cell>
          <table:table-cell table:number-columns-repeated="1022"/>
        </table:table-row>
        <table:table-row table:style-name="ro1">
          <table:table-cell table:style-name="ce90" office:value-type="string" calcext:value-type="string" table:number-columns-spanned="1" table:number-rows-spanned="4">
            <text:p>VPC Endpoints</text:p>
          </table:table-cell>
          <table:table-cell table:style-name="ce90"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90"/>
          <table:table-cell table:style-name="ce90"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90"/>
          <table:table-cell table:style-name="ce90"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90"/>
          <table:table-cell table:style-name="ce90"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90" office:value-type="string" calcext:value-type="string" table:number-columns-spanned="1" table:number-rows-spanned="2">
            <text:p>VPC Flow Logs</text:p>
          </table:table-cell>
          <table:table-cell table:style-name="ce90"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90"/>
          <table:table-cell table:style-name="ce90"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90" office:value-type="string" calcext:value-type="string" table:number-columns-spanned="1" table:number-rows-spanned="5">
            <text:p>Site-to-site VPN</text:p>
          </table:table-cell>
          <table:table-cell table:style-name="ce90"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90"/>
          <table:table-cell table:style-name="ce90"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90"/>
          <table:table-cell table:style-name="ce90"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90"/>
          <table:table-cell table:style-name="ce90"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90"/>
          <table:table-cell table:style-name="ce90" office:value-type="string" calcext:value-type="string">
            <text:p>AWS VPN CloudHub can be used to connect multiple on-prem servers between themselves, IF all of them are already connected to AWS through Site-to-site VPN, and even Direct Connect!</text:p>
          </table:table-cell>
          <table:table-cell table:number-columns-repeated="1022"/>
        </table:table-row>
        <table:table-row table:style-name="ro1">
          <table:table-cell table:style-name="ce90" office:value-type="string" calcext:value-type="string" table:number-columns-spanned="1" table:number-rows-spanned="11">
            <text:p>AWS Direct Connect</text:p>
          </table:table-cell>
          <table:table-cell table:style-name="ce90" office:value-type="string" calcext:value-type="string">
            <text:p>Physically connect your on-premises infrastructure to AWS</text:p>
          </table:table-cell>
          <table:table-cell table:number-columns-repeated="1022"/>
        </table:table-row>
        <table:table-row table:style-name="ro1">
          <table:covered-table-cell table:style-name="ce90"/>
          <table:table-cell table:style-name="ce90" office:value-type="string" calcext:value-type="string">
            <text:p>Usually takes about 1 month to setup</text:p>
          </table:table-cell>
          <table:table-cell table:number-columns-repeated="1022"/>
        </table:table-row>
        <table:table-row table:style-name="ro1">
          <table:covered-table-cell table:style-name="ce90"/>
          <table:table-cell table:style-name="ce90"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90"/>
          <table:table-cell table:style-name="ce90"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90"/>
          <table:table-cell table:style-name="ce90"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90"/>
          <table:table-cell table:style-name="ce90"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90"/>
          <table:table-cell table:style-name="ce90"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90"/>
          <table:table-cell table:style-name="ce90" office:value-type="string" calcext:value-type="string">
            <text:p>High resiliency – One connection in multiple DC locations</text:p>
          </table:table-cell>
          <table:table-cell table:number-columns-repeated="1022"/>
        </table:table-row>
        <table:table-row table:style-name="ro1">
          <table:covered-table-cell table:style-name="ce90"/>
          <table:table-cell table:style-name="ce90" office:value-type="string" calcext:value-type="string">
            <text:p>Maximum resiliency – TWO connections in multiple DC locations</text:p>
          </table:table-cell>
          <table:table-cell table:number-columns-repeated="1022"/>
        </table:table-row>
        <table:table-row table:style-name="ro1">
          <table:covered-table-cell table:style-name="ce90"/>
          <table:table-cell table:style-name="ce90" office:value-type="string" calcext:value-type="string">
            <text:p>Can use Sito-To-Site VPN as a backup connection</text:p>
          </table:table-cell>
          <table:table-cell table:number-columns-repeated="1022"/>
        </table:table-row>
        <table:table-row table:style-name="ro1">
          <table:covered-table-cell table:style-name="ce90"/>
          <table:table-cell table:style-name="ce90"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90" office:value-type="string" calcext:value-type="string" table:number-columns-spanned="1" table:number-rows-spanned="4">
            <text:p>Transit Gateway</text:p>
          </table:table-cell>
          <table:table-cell table:style-name="ce90" office:value-type="string" calcext:value-type="string">
            <text:p>A way to connect 3 or more VPCs</text:p>
          </table:table-cell>
          <table:table-cell table:number-columns-repeated="1022"/>
        </table:table-row>
        <table:table-row table:style-name="ro1">
          <table:covered-table-cell table:style-name="ce105"/>
          <table:table-cell table:style-name="ce90" office:value-type="string" calcext:value-type="string">
            <text:p>Supports IP Multicast (must remember)</text:p>
          </table:table-cell>
          <table:table-cell table:number-columns-repeated="1022"/>
        </table:table-row>
        <table:table-row table:style-name="ro1">
          <table:covered-table-cell table:style-name="ce105"/>
          <table:table-cell table:style-name="ce90"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05"/>
          <table:table-cell table:style-name="ce90"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90" office:value-type="string" calcext:value-type="string">
            <text:p>VPC Traffic Mirroring</text:p>
          </table:table-cell>
          <table:table-cell table:style-name="ce90"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90" office:value-type="string" calcext:value-type="string">
            <text:p>Egress-only internet gateway</text:p>
          </table:table-cell>
          <table:table-cell table:style-name="ce90"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style-name="ce98" office:value-type="string" calcext:value-type="string">
            <text:p>VPC sharing from Resource Access Manager, to share SUBNETS with other accounts in ORGANIZATIONS</text:p>
          </table:table-cell>
          <table:table-cell table:style-name="ce98"/>
          <table:table-cell table:number-columns-repeated="1022"/>
        </table:table-row>
        <table:table-row table:style-name="ro14">
          <table:table-cell table:style-name="ce98"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style-name="ce98"/>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Network costs in AWS</text:p>
          </table:table-cell>
          <table:covered-table-cell table:style-name="ce147"/>
          <table:table-cell table:number-columns-repeated="1022"/>
        </table:table-row>
        <table:table-row table:style-name="ro1">
          <table:table-cell table:style-name="ce90" office:value-type="string" calcext:value-type="string">
            <text:p>Traffic going INTO AWS is…</text:p>
          </table:table-cell>
          <table:table-cell table:style-name="ce90" office:value-type="string" calcext:value-type="string">
            <text:p>FREE!</text:p>
          </table:table-cell>
          <table:table-cell table:number-columns-repeated="1022"/>
        </table:table-row>
        <table:table-row table:style-name="ro1">
          <table:table-cell table:style-name="ce144" office:value-type="string" calcext:value-type="string">
            <text:p>Tips to remember: Same AZ is FREE. Diff AZ costs.</text:p>
          </table:table-cell>
          <table:table-cell table:style-name="ce144"/>
          <table:table-cell table:number-columns-repeated="1022"/>
        </table:table-row>
        <table:table-row table:style-name="ro1">
          <table:table-cell table:style-name="ce90" office:value-type="string" calcext:value-type="string">
            <text:p>Traffic between EC2 in the same AZ, using their private IP’s is…</text:p>
          </table:table-cell>
          <table:table-cell table:style-name="ce90" office:value-type="string" calcext:value-type="string">
            <text:p>FREE!</text:p>
          </table:table-cell>
          <table:table-cell table:number-columns-repeated="1022"/>
        </table:table-row>
        <table:table-row table:style-name="ro1">
          <table:table-cell table:style-name="ce90" office:value-type="string" calcext:value-type="string">
            <text:p>Traffic between EC2 in different AZs, using their private IP’s is…</text:p>
          </table:table-cell>
          <table:table-cell table:style-name="ce90" office:value-type="string" calcext:value-type="string">
            <text:p>$0,01 per GB</text:p>
          </table:table-cell>
          <table:table-cell table:number-columns-repeated="1022"/>
        </table:table-row>
        <table:table-row table:style-name="ro1">
          <table:table-cell table:style-name="ce90" office:value-type="string" calcext:value-type="string">
            <text:p>Traffic between EC2 in different AZs, using public IP’s/Elastic IP’s is…</text:p>
          </table:table-cell>
          <table:table-cell table:style-name="ce157" office:value-type="string" calcext:value-type="string">
            <text:p>0.02 per GB</text:p>
          </table:table-cell>
          <table:table-cell table:number-columns-repeated="1022"/>
        </table:table-row>
        <table:table-row table:style-name="ro1">
          <table:table-cell table:style-name="ce90" office:value-type="string" calcext:value-type="string">
            <text:p>Inter-region traffic is…</text:p>
          </table:table-cell>
          <table:table-cell table:style-name="ce157" office:value-type="string" calcext:value-type="string">
            <text:p>0.02 per GB</text:p>
          </table:table-cell>
          <table:table-cell table:number-columns-repeated="1022"/>
        </table:table-row>
        <table:table-row table:style-name="ro1">
          <table:table-cell table:style-name="ce90" office:value-type="string" calcext:value-type="string">
            <text:p>Try to keep as much internet traffic inside of AWS to minimize costs!</text:p>
          </table:table-cell>
          <table:table-cell table:style-name="ce9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AWS Network Firewall</text:p>
          </table:table-cell>
          <table:covered-table-cell table:style-name="ce147"/>
          <table:table-cell table:number-columns-repeated="1022"/>
        </table:table-row>
        <table:table-row table:style-name="ro1">
          <table:table-cell table:style-name="ce90" office:value-type="string" calcext:value-type="string">
            <text:p>Offers protection from layer 3 to layer 7</text:p>
          </table:table-cell>
          <table:table-cell table:style-name="ce90"/>
          <table:table-cell table:number-columns-repeated="1022"/>
        </table:table-row>
        <table:table-row table:style-name="ro1">
          <table:table-cell table:style-name="ce90" office:value-type="string" calcext:value-type="string">
            <text:p>Protects the entire VPC</text:p>
          </table:table-cell>
          <table:table-cell table:style-name="ce90"/>
          <table:table-cell table:number-columns-repeated="1022"/>
        </table:table-row>
        <table:table-row table:style-name="ro1">
          <table:table-cell table:style-name="ce90" office:value-type="string" calcext:value-type="string">
            <text:p>Internally uses Gateway Load Balancer</text:p>
          </table:table-cell>
          <table:table-cell table:style-name="ce90"/>
          <table:table-cell table:number-columns-repeated="1022"/>
        </table:table-row>
        <table:table-row table:style-name="ro1">
          <table:table-cell table:style-name="ce104" office:value-type="string" calcext:value-type="string">
            <text:p>Active<text:span text:style-name="T3"> flow inspection</text:span> to detect intrusion-prone traffic</text:p>
          </table:table-cell>
          <table:table-cell table:style-name="ce104"/>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Disaster Recovery Strategies</text:p>
          </table:table-cell>
          <table:covered-table-cell table:style-name="ce147"/>
          <table:table-cell table:number-columns-repeated="1022"/>
        </table:table-row>
        <table:table-row table:style-name="ro1">
          <table:table-cell table:style-name="ce90" office:value-type="string" calcext:value-type="string">
            <text:p>RPO</text:p>
          </table:table-cell>
          <table:table-cell table:style-name="ce90"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90" office:value-type="string" calcext:value-type="string">
            <text:p>RTO</text:p>
          </table:table-cell>
          <table:table-cell table:style-name="ce90" office:value-type="string" calcext:value-type="string">
            <text:p>RTO is the time we take to recover from a disaster, and the downtime it generates.</text:p>
          </table:table-cell>
          <table:table-cell table:number-columns-repeated="1022"/>
        </table:table-row>
        <table:table-row table:style-name="ro1">
          <table:table-cell table:style-name="ce90" office:value-type="string" calcext:value-type="string">
            <text:p>Backup and restore strategy</text:p>
          </table:table-cell>
          <table:table-cell table:style-name="ce90"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90" office:value-type="string" calcext:value-type="string">
            <text:p>Pilot light</text:p>
          </table:table-cell>
          <table:table-cell table:style-name="ce90"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90" office:value-type="string" calcext:value-type="string">
            <text:p>Warm standby</text:p>
          </table:table-cell>
          <table:table-cell table:style-name="ce90"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90" office:value-type="string" calcext:value-type="string">
            <text:p>Multi-site/Hot-site approach</text:p>
          </table:table-cell>
          <table:table-cell table:style-name="ce90"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Database Migration Service – DMS</text:p>
          </table:table-cell>
          <table:covered-table-cell table:style-name="ce147"/>
          <table:table-cell table:number-columns-repeated="1022"/>
        </table:table-row>
        <table:table-row table:style-name="ro1">
          <table:table-cell table:style-name="ce90" office:value-type="string" calcext:value-type="string">
            <text:p>Migrates source databases to a destiny database</text:p>
          </table:table-cell>
          <table:table-cell table:style-name="ce90" office:value-type="string" calcext:value-type="string">
            <text:p>Yes!</text:p>
          </table:table-cell>
          <table:table-cell table:number-columns-repeated="1022"/>
        </table:table-row>
        <table:table-row table:style-name="ro1">
          <table:table-cell table:style-name="ce90" office:value-type="string" calcext:value-type="string">
            <text:p>Homogenous migration</text:p>
          </table:table-cell>
          <table:table-cell table:style-name="ce90" office:value-type="string" calcext:value-type="string">
            <text:p>Same DB as source and destiny</text:p>
          </table:table-cell>
          <table:table-cell table:number-columns-repeated="1022"/>
        </table:table-row>
        <table:table-row table:style-name="ro1">
          <table:table-cell table:style-name="ce90" office:value-type="string" calcext:value-type="string">
            <text:p>Heterogenous migration</text:p>
          </table:table-cell>
          <table:table-cell table:style-name="ce90" office:value-type="string" calcext:value-type="string">
            <text:p>Diff db as source and destiny, like MongoDB to MySQL</text:p>
          </table:table-cell>
          <table:table-cell table:number-columns-repeated="1022"/>
        </table:table-row>
        <table:table-row table:style-name="ro1">
          <table:table-cell table:style-name="ce90" office:value-type="string" calcext:value-type="string">
            <text:p>Continuous Database Replication</text:p>
          </table:table-cell>
          <table:table-cell table:style-name="ce90"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90" office:value-type="string" calcext:value-type="string">
            <text:p>SCT (Schema conversion tool)</text:p>
          </table:table-cell>
          <table:table-cell table:style-name="ce90"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style-name="ce90" office:value-type="string" calcext:value-type="string">
            <text:p>DMS can be used for S3 and KDS</text:p>
          </table:table-cell>
          <table:table-cell table:style-name="ce90"/>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Options to migrate RDS/PostgreSQL to Aurora</text:p>
          </table:table-cell>
          <table:covered-table-cell table:style-name="ce147"/>
          <table:table-cell table:number-columns-repeated="1022"/>
        </table:table-row>
        <table:table-row table:style-name="ro1">
          <table:table-cell table:style-name="ce90" office:value-type="string" calcext:value-type="string">
            <text:p>Option 1: Take snapshot from RDS and restore it as an Aurora Cluster</text:p>
          </table:table-cell>
          <table:table-cell table:style-name="ce90"/>
          <table:table-cell table:number-columns-repeated="1022"/>
        </table:table-row>
        <table:table-row table:style-name="ro1">
          <table:table-cell table:style-name="ce90" office:value-type="string" calcext:value-type="string">
            <text:p>Option 2: Create an Aurora read-replica for the RDS, and when they’re even, promote the read-replica to its own cluster</text:p>
          </table:table-cell>
          <table:table-cell table:style-name="ce90"/>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Options to migrate external MySQL to Aurora</text:p>
          </table:table-cell>
          <table:covered-table-cell table:style-name="ce147"/>
          <table:table-cell table:number-columns-repeated="1022"/>
        </table:table-row>
        <table:table-row table:style-name="ro1">
          <table:table-cell table:style-name="ce90" office:value-type="string" calcext:value-type="string">
            <text:p>Option 1: Use Percona Xtra Backup to S3, then S3 to Aurora Cluster</text:p>
          </table:table-cell>
          <table:table-cell table:style-name="ce90"/>
          <table:table-cell table:number-columns-repeated="1022"/>
        </table:table-row>
        <table:table-row table:style-name="ro1">
          <table:table-cell table:style-name="ce90" office:value-type="string" calcext:value-type="string">
            <text:p>Option 2: Use mysqldump</text:p>
          </table:table-cell>
          <table:table-cell table:style-name="ce90"/>
          <table:table-cell table:number-columns-repeated="1022"/>
        </table:table-row>
        <table:table-row table:style-name="ro1">
          <table:table-cell table:style-name="ce90" office:value-type="string" calcext:value-type="string">
            <text:p>Option 3: Use DMS if both databases are up and running</text:p>
          </table:table-cell>
          <table:table-cell table:style-name="ce90"/>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On-premises-related services</text:p>
          </table:table-cell>
          <table:covered-table-cell table:style-name="ce147"/>
          <table:table-cell table:number-columns-repeated="1022"/>
        </table:table-row>
        <table:table-row table:style-name="ro1">
          <table:table-cell table:style-name="ce90" office:value-type="string" calcext:value-type="string">
            <text:p>Hability to download Amazon Linux 2 into an .iso image to run on VMWare, etc..</text:p>
          </table:table-cell>
          <table:table-cell table:style-name="ce90"/>
          <table:table-cell table:number-columns-repeated="1022"/>
        </table:table-row>
        <table:table-row table:style-name="ro1">
          <table:table-cell table:style-name="ce90" office:value-type="string" calcext:value-type="string">
            <text:p>VM Import/Export</text:p>
          </table:table-cell>
          <table:table-cell table:style-name="ce90" office:value-type="string" calcext:value-type="string">
            <text:p>Migrate existing Vms into EC2. Commonly used to backup on-prem VMs in the cloud</text:p>
          </table:table-cell>
          <table:table-cell table:number-columns-repeated="1022"/>
        </table:table-row>
        <table:table-row table:style-name="ro1">
          <table:table-cell table:style-name="ce90" office:value-type="string" calcext:value-type="string">
            <text:p>AWS Application Discovery Service</text:p>
          </table:table-cell>
          <table:table-cell table:style-name="ce90" office:value-type="string" calcext:value-type="string">
            <text:p>Tracks info about on-prem servers to plan a migration</text:p>
          </table:table-cell>
          <table:table-cell table:number-columns-repeated="1022"/>
        </table:table-row>
        <table:table-row table:style-name="ro1">
          <table:table-cell table:style-name="ce104" office:value-type="string" calcext:value-type="string">
            <text:p>AWS Server Migration Service</text:p>
          </table:table-cell>
          <table:table-cell table:style-name="ce104" office:value-type="string" calcext:value-type="string">
            <text:p>Incremental replication of on-prem servers</text:p>
          </table:table-cell>
          <table:table-cell table:number-columns-repeated="1022"/>
        </table:table-row>
        <table:table-row table:style-name="ro1">
          <table:table-cell table:style-name="ce90" office:value-type="string" calcext:value-type="string">
            <text:p>AWS Application Migration Service</text:p>
          </table:table-cell>
          <table:table-cell table:style-name="ce90" office:value-type="string" calcext:value-type="string">
            <text:p>Used to migrate applications from on-prem using a lift-and-shift strategy (rehosting)</text:p>
          </table:table-cell>
          <table:table-cell table:number-columns-repeated="1022"/>
        </table:table-row>
        <table:table-row table:style-name="ro1">
          <table:table-cell table:style-name="ce90" office:value-type="string" calcext:value-type="string">
            <text:p>VMWare Cloud on AWS</text:p>
          </table:table-cell>
          <table:table-cell table:style-name="ce90"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AWS Backup</text:p>
          </table:table-cell>
          <table:covered-table-cell table:style-name="ce147"/>
          <table:table-cell table:number-columns-repeated="1022"/>
        </table:table-row>
        <table:table-row table:style-name="ro1">
          <table:table-cell table:style-name="ce90" office:value-type="string" calcext:value-type="string">
            <text:p>Centrally manage backups among other services</text:p>
          </table:table-cell>
          <table:table-cell table:style-name="ce90" office:value-type="string" calcext:value-type="string">
            <text:p>Yes!</text:p>
          </table:table-cell>
          <table:table-cell table:number-columns-repeated="1022"/>
        </table:table-row>
        <table:table-row table:style-name="ro1">
          <table:table-cell table:style-name="ce90" office:value-type="string" calcext:value-type="string">
            <text:p>Can create Backup Plans</text:p>
          </table:table-cell>
          <table:table-cell table:style-name="ce90"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90" office:value-type="string" calcext:value-type="string">
            <text:p>Backup Vault Lock</text:p>
          </table:table-cell>
          <table:table-cell table:style-name="ce90"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Orchestration</text:p>
          </table:table-cell>
          <table:covered-table-cell table:style-name="ce147"/>
          <table:table-cell table:number-columns-repeated="1022"/>
        </table:table-row>
        <table:table-row table:style-name="ro1">
          <table:table-cell table:style-name="ce90" office:value-type="string" calcext:value-type="string" table:number-columns-spanned="1" table:number-rows-spanned="2">
            <text:p>AWS ParallelCluster</text:p>
          </table:table-cell>
          <table:table-cell table:style-name="ce90" office:value-type="string" calcext:value-type="string">
            <text:p>Used to deploy HPC on AWS</text:p>
          </table:table-cell>
          <table:table-cell table:number-columns-repeated="1022"/>
        </table:table-row>
        <table:table-row table:style-name="ro1">
          <table:covered-table-cell table:style-name="ce90"/>
          <table:table-cell table:style-name="ce90"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Amazon Pinpoint</text:p>
          </table:table-cell>
          <table:covered-table-cell table:style-name="ce147"/>
          <table:table-cell table:number-columns-repeated="1022"/>
        </table:table-row>
        <table:table-row table:style-name="ro1">
          <table:table-cell table:style-name="ce90" office:value-type="string" calcext:value-type="string">
            <text:p>Way to make messages templates to send to customer. Mostly used with SMS</text:p>
          </table:table-cell>
          <table:table-cell table:style-name="ce90"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Cost Explorer</text:p>
          </table:table-cell>
          <table:covered-table-cell table:style-name="ce147"/>
          <table:table-cell table:number-columns-repeated="1022"/>
        </table:table-row>
        <table:table-row table:style-name="ro1">
          <table:table-cell table:style-name="ce90" office:value-type="string" calcext:value-type="string">
            <text:p>Visualize cost on AWS</text:p>
          </table:table-cell>
          <table:table-cell table:style-name="ce90"/>
          <table:table-cell table:number-columns-repeated="1022"/>
        </table:table-row>
        <table:table-row table:style-name="ro1">
          <table:table-cell table:style-name="ce90" office:value-type="string" calcext:value-type="string">
            <text:p>Used to choose the optimal Savings Plan</text:p>
          </table:table-cell>
          <table:table-cell table:style-name="ce90"/>
          <table:table-cell table:number-columns-repeated="1022"/>
        </table:table-row>
        <table:table-row table:style-name="ro1">
          <table:table-cell table:style-name="ce90" office:value-type="string" calcext:value-type="string">
            <text:p>Forecasts for up to 12 months based on previous usage</text:p>
          </table:table-cell>
          <table:table-cell table:style-name="ce90"/>
          <table:table-cell table:number-columns-repeated="1022"/>
        </table:table-row>
        <table:table-row table:style-name="ro1">
          <table:table-cell table:style-name="ce90" office:value-type="string" calcext:value-type="string">
            <text:p>Cost Explorer: Helps us to identify underutilized instances</text:p>
          </table:table-cell>
          <table:table-cell table:style-name="ce90"/>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Elastic Transcoder</text:p>
          </table:table-cell>
          <table:covered-table-cell table:style-name="ce147"/>
          <table:table-cell table:number-columns-repeated="1022"/>
        </table:table-row>
        <table:table-row table:style-name="ro1">
          <table:table-cell table:style-name="ce90" office:value-type="string" calcext:value-type="string">
            <text:p>Used to convert S3 objects to playable formats in devices</text:p>
          </table:table-cell>
          <table:table-cell table:style-name="ce90"/>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AWS Batch</text:p>
          </table:table-cell>
          <table:covered-table-cell table:style-name="ce147"/>
          <table:table-cell table:number-columns-repeated="1022"/>
        </table:table-row>
        <table:table-row table:style-name="ro1">
          <table:table-cell table:style-name="ce90" office:value-type="string" calcext:value-type="string">
            <text:p>Run batch jobs on AWS</text:p>
          </table:table-cell>
          <table:table-cell table:style-name="ce90"/>
          <table:table-cell table:number-columns-repeated="1022"/>
        </table:table-row>
        <table:table-row table:style-name="ro1">
          <table:table-cell table:style-name="ce90" office:value-type="string" calcext:value-type="string">
            <text:p>Uses EC2 Instances or Spot Instances</text:p>
          </table:table-cell>
          <table:table-cell table:style-name="ce90"/>
          <table:table-cell table:number-columns-repeated="1022"/>
        </table:table-row>
        <table:table-row table:style-name="ro1">
          <table:table-cell table:style-name="ce90" office:value-type="string" calcext:value-type="string">
            <text:p>Defined as Docker Images and run on ECS</text:p>
          </table:table-cell>
          <table:table-cell table:style-name="ce90"/>
          <table:table-cell table:number-columns-repeated="1022"/>
        </table:table-row>
        <table:table-row table:style-name="ro1">
          <table:table-cell table:number-columns-repeated="1024"/>
        </table:table-row>
        <table:table-row table:style-name="ro1">
          <table:table-cell table:style-name="ce83" office:value-type="string" calcext:value-type="string" table:number-columns-spanned="2" table:number-rows-spanned="1">
            <text:p>AppFlow</text:p>
          </table:table-cell>
          <table:covered-table-cell table:style-name="ce147"/>
          <table:table-cell table:number-columns-repeated="1022"/>
        </table:table-row>
        <table:table-row table:style-name="ro1">
          <table:table-cell table:style-name="ce90" office:value-type="string" calcext:value-type="string">
            <text:p>Transfer data from/to SaaS platforms, such as Salesforce, AWS, etc..</text:p>
          </table:table-cell>
          <table:table-cell table:style-name="ce90"/>
          <table:table-cell table:number-columns-repeated="1022"/>
        </table:table-row>
        <table:table-row table:style-name="ro1" table:number-rows-repeated="1047757">
          <table:table-cell table:number-columns-repeated="1024"/>
        </table:table-row>
        <table:table-row table:style-name="ro1">
          <table:table-cell table:number-columns-repeated="1024"/>
        </table:table-row>
      </table:table>
      <table:table table:name="S1C" table:style-name="ta1">
        <table:table-column table:style-name="co4" table:default-cell-style-name="ce158"/>
        <table:table-column table:style-name="co5" table:number-columns-repeated="1023" table:default-cell-style-name="ce158"/>
        <table:table-row table:style-name="ro1">
          <table:table-cell table:style-name="ce98" office:value-type="string" calcext:value-type="string">
            <text:p>Questão 1 S1C</text:p>
          </table:table-cell>
          <table:table-cell table:style-name="ce98"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98" office:value-type="string" calcext:value-type="string">
            <text:p>Questão 6 S1C</text:p>
          </table:table-cell>
          <table:table-cell table:style-name="ce98"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98" office:value-type="string" calcext:value-type="string">
            <text:p>Questão 10 S1C</text:p>
          </table:table-cell>
          <table:table-cell table:style-name="ce98" office:value-type="string" calcext:value-type="string">
            <text:p>ElastiCache supports SQL query caching</text:p>
          </table:table-cell>
          <table:table-cell table:number-columns-repeated="1022"/>
        </table:table-row>
        <table:table-row table:style-name="ro1">
          <table:table-cell table:style-name="ce98" office:value-type="string" calcext:value-type="string">
            <text:p>Questão 15 S1C</text:p>
          </table:table-cell>
          <table:table-cell table:style-name="ce98"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98" office:value-type="string" calcext:value-type="string">
            <text:p>Questão 16 S1C</text:p>
          </table:table-cell>
          <table:table-cell table:style-name="ce98" office:value-type="string" calcext:value-type="string">
            <text:p>SSL can be used to encrypt RDS data in transit</text:p>
          </table:table-cell>
          <table:table-cell table:number-columns-repeated="1022"/>
        </table:table-row>
        <table:table-row table:style-name="ro1">
          <table:table-cell table:style-name="ce98" office:value-type="string" calcext:value-type="string">
            <text:p>Questão 20 S1C</text:p>
          </table:table-cell>
          <table:table-cell table:style-name="ce98" office:value-type="string" calcext:value-type="string">
            <text:p>DMS can be used for ... and …</text:p>
          </table:table-cell>
          <table:table-cell table:number-columns-repeated="1022"/>
        </table:table-row>
        <table:table-row table:style-name="ro1">
          <table:table-cell table:style-name="ce98" office:value-type="string" calcext:value-type="string">
            <text:p>Questão 25 S1C</text:p>
          </table:table-cell>
          <table:table-cell table:style-name="ce98" office:value-type="string" calcext:value-type="string">
            <text:p>Data moving between an encrypted EBS volume and its attached EC2 instance is encrypted</text:p>
          </table:table-cell>
          <table:table-cell table:number-columns-repeated="1022"/>
        </table:table-row>
        <table:table-row table:style-name="ro1">
          <table:table-cell table:style-name="ce98" office:value-type="string" calcext:value-type="string">
            <text:p>Questão 27 S1C</text:p>
          </table:table-cell>
          <table:table-cell table:style-name="ce98"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98" office:value-type="string" calcext:value-type="string">
            <text:p>Questão 32 S1C</text:p>
          </table:table-cell>
          <table:table-cell table:style-name="ce98"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14">
          <table:table-cell table:style-name="ce98" office:value-type="string" calcext:value-type="string">
            <text:p>Questão 42 <text:s/>S1C</text:p>
          </table:table-cell>
          <table:table-cell table:style-name="ce98"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98" office:value-type="string" calcext:value-type="string">
            <text:p>Questão 46 S1C</text:p>
          </table:table-cell>
          <table:table-cell table:style-name="ce98"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98" office:value-type="string" calcext:value-type="string">
            <text:p>Questão 50 S1C</text:p>
          </table:table-cell>
          <table:table-cell table:style-name="ce98"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98" office:value-type="string" calcext:value-type="string">
            <text:p>Questão 55 S1C</text:p>
          </table:table-cell>
          <table:table-cell table:style-name="ce106"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98" office:value-type="string" calcext:value-type="string">
            <text:p>Questão 58 S1C</text:p>
          </table:table-cell>
          <table:table-cell table:style-name="ce106"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1">
          <table:table-cell table:number-columns-repeated="1024"/>
        </table:table-row>
        <table:table-row table:style-name="ro15">
          <table:table-cell table:number-columns-repeated="1024"/>
        </table:table-row>
      </table:table>
      <table:table table:name="S1" table:style-name="ta1">
        <table:table-column table:style-name="co4" table:default-cell-style-name="ce158"/>
        <table:table-column table:style-name="co5" table:number-columns-repeated="1023" table:default-cell-style-name="ce158"/>
        <table:table-row table:style-name="ro1">
          <table:table-cell table:style-name="ce98" office:value-type="string" calcext:value-type="string">
            <text:p>Questão 2 S1</text:p>
          </table:table-cell>
          <table:table-cell table:style-name="ce98"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119" office:value-type="string" calcext:value-type="string">
            <text:p>Questão 5 S1</text:p>
          </table:table-cell>
          <table:table-cell table:style-name="ce115"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98" office:value-type="string" calcext:value-type="string">
            <text:p>Questão 6 S1</text:p>
          </table:table-cell>
          <table:table-cell table:style-name="ce98"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98" office:value-type="string" calcext:value-type="string">
            <text:p>Questão 8 S1</text:p>
          </table:table-cell>
          <table:table-cell table:style-name="ce98" office:value-type="string" calcext:value-type="string">
            <text:p>Spot Blocks are limited to a 6 hours span</text:p>
          </table:table-cell>
          <table:table-cell table:number-columns-repeated="1022"/>
        </table:table-row>
        <table:table-row table:style-name="ro1">
          <table:table-cell table:style-name="ce98" office:value-type="string" calcext:value-type="string">
            <text:p>Questão 14 S1</text:p>
          </table:table-cell>
          <table:table-cell table:style-name="ce98" office:value-type="string" calcext:value-type="string">
            <text:p>Supported lifecycle transitions: (S3) Standard/Reduced Redundancy &gt;&gt;&gt; Standard-IA &gt;&gt;&gt; Intelligent Tiering &gt;&gt;&gt; One-zone IA &gt;&gt;&gt; Glacier &gt;&gt;&gt; Glacier D.A</text:p>
          </table:table-cell>
          <table:table-cell table:number-columns-repeated="1022"/>
        </table:table-row>
        <table:table-row table:style-name="ro1">
          <table:table-cell table:style-name="ce98" office:value-type="string" calcext:value-type="string">
            <text:p>Questão 15 S1</text:p>
          </table:table-cell>
          <table:table-cell table:style-name="ce106"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98" office:value-type="string" calcext:value-type="string">
            <text:p>Questão 23 S1</text:p>
          </table:table-cell>
          <table:table-cell table:style-name="ce98" office:value-type="string" calcext:value-type="string">
            <text:p>(Aurora) 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98" office:value-type="string" calcext:value-type="string">
            <text:p>Questão 25 S1</text:p>
          </table:table-cell>
          <table:table-cell table:style-name="ce98"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98" office:value-type="string" calcext:value-type="string">
            <text:p>Questão 26 S1</text:p>
          </table:table-cell>
          <table:table-cell table:style-name="ce98"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98" office:value-type="string" calcext:value-type="string">
            <text:p>Queatão 28 S1</text:p>
          </table:table-cell>
          <table:table-cell table:style-name="ce98"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98" office:value-type="string" calcext:value-type="string">
            <text:p>Questão 35 S1</text:p>
          </table:table-cell>
          <table:table-cell table:style-name="ce106" office:value-type="string" calcext:value-type="string">
            <text:p>By default, FIFO queues support up to 300 messages per second. We can 10x this at maximum (3000 messages). If we batch 5x, we get 1500, and so it goes.</text:p>
          </table:table-cell>
          <table:table-cell table:number-columns-repeated="1022"/>
        </table:table-row>
        <table:table-row table:style-name="ro1">
          <table:table-cell table:style-name="ce98" office:value-type="string" calcext:value-type="string">
            <text:p>Questão 39 S1</text:p>
          </table:table-cell>
          <table:table-cell table:style-name="ce106"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98" office:value-type="string" calcext:value-type="string">
            <text:p>Questão 46 S1</text:p>
          </table:table-cell>
          <table:table-cell table:style-name="ce106"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98" office:value-type="string" calcext:value-type="string">
            <text:p>Questão 48 S1</text:p>
          </table:table-cell>
          <table:table-cell table:style-name="ce98" office:value-type="string" calcext:value-type="string">
            <text:p>Fsx can be accessed by on-prem workloads</text:p>
          </table:table-cell>
          <table:table-cell table:number-columns-repeated="1022"/>
        </table:table-row>
        <table:table-row table:style-name="ro1">
          <table:table-cell table:style-name="ce98" office:value-type="string" calcext:value-type="string">
            <text:p>Questão 50 S1</text:p>
          </table:table-cell>
          <table:table-cell table:style-name="ce98" office:value-type="string" calcext:value-type="string">
            <text:p>PUT/POST/PATCH/OPTIONS/DELETE (potentially destructive requests) when using CloudFront go directly to the origin. This also happen with dynamic content</text:p>
          </table:table-cell>
          <table:table-cell table:number-columns-repeated="1022"/>
        </table:table-row>
        <table:table-row table:style-name="ro1">
          <table:table-cell table:style-name="ce98" office:value-type="string" calcext:value-type="string">
            <text:p>Questão 59 S1</text:p>
          </table:table-cell>
          <table:table-cell table:style-name="ce98" office:value-type="string" calcext:value-type="string">
            <text:p>In S3 Transfer Acceleration, we DON’T pay if the transfer does not get accelerated.</text:p>
          </table:table-cell>
          <table:table-cell table:number-columns-repeated="1022"/>
        </table:table-row>
        <table:table-row table:style-name="ro1">
          <table:table-cell table:style-name="ce98" office:value-type="string" calcext:value-type="string">
            <text:p>Questão 60 S1</text:p>
          </table:table-cell>
          <table:table-cell table:style-name="ce98"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5" table:number-rows-repeated="15">
          <table:table-cell table:number-columns-repeated="1024"/>
        </table:table-row>
        <table:table-row table:style-name="ro15">
          <table:table-cell table:number-columns-repeated="1024"/>
        </table:table-row>
      </table:table>
      <table:table table:name="S2" table:style-name="ta1">
        <table:table-column table:style-name="co4" table:default-cell-style-name="ce158"/>
        <table:table-column table:style-name="co5" table:number-columns-repeated="1023" table:default-cell-style-name="ce158"/>
        <table:table-row table:style-name="ro1">
          <table:table-cell table:style-name="ce98" office:value-type="string" calcext:value-type="string">
            <text:p>Questão 11 S2</text:p>
          </table:table-cell>
          <table:table-cell table:style-name="ce98" office:value-type="string" calcext:value-type="string">
            <text:p>Sharing the KMS key is a secure way to allow other AWS accounts to access encrypted things, such as snapshots</text:p>
          </table:table-cell>
          <table:table-cell table:number-columns-repeated="1022"/>
        </table:table-row>
        <table:table-row table:style-name="ro1">
          <table:table-cell table:style-name="ce98" office:value-type="string" calcext:value-type="string">
            <text:p>Questão 15 S2</text:p>
          </table:table-cell>
          <table:table-cell table:style-name="ce98" office:value-type="string" calcext:value-type="string">
            <text:p>Remember: S3 is OBJECT STORAGE, EFS is FILE STORAGE and EBS is BLOCK STORAGE!</text:p>
          </table:table-cell>
          <table:table-cell table:number-columns-repeated="1022"/>
        </table:table-row>
        <table:table-row table:style-name="ro1">
          <table:table-cell table:style-name="ce98" office:value-type="string" calcext:value-type="string">
            <text:p>Questão 18 S2</text:p>
          </table:table-cell>
          <table:table-cell table:style-name="ce98" office:value-type="string" calcext:value-type="string">
            <text:p>Kinesis Agent cannot write to a KDF that already have a KDS as a source</text:p>
          </table:table-cell>
          <table:table-cell table:number-columns-repeated="1022"/>
        </table:table-row>
        <table:table-row table:style-name="ro1">
          <table:table-cell table:style-name="ce98" office:value-type="string" calcext:value-type="string">
            <text:p>Questão 21 S2</text:p>
          </table:table-cell>
          <table:table-cell table:style-name="ce98" office:value-type="string" calcext:value-type="string">
            <text:p>KMS Keys are rotated … when we enable automatic rotation for it (every year)</text:p>
          </table:table-cell>
          <table:table-cell table:number-columns-repeated="1022"/>
        </table:table-row>
        <table:table-row table:style-name="ro1">
          <table:table-cell table:style-name="ce159" office:value-type="string" calcext:value-type="string">
            <text:p>Questão 23 S2</text:p>
          </table:table-cell>
          <table:table-cell table:style-name="ce159" office:value-type="string" calcext:value-type="string">
            <text:p>Launch template x Launch configuration and termination policy</text:p>
          </table:table-cell>
          <table:table-cell table:number-columns-repeated="1022"/>
        </table:table-row>
        <table:table-row table:style-name="ro1">
          <table:table-cell table:style-name="ce98" office:value-type="string" calcext:value-type="string">
            <text:p>Questão 24 S2</text:p>
          </table:table-cell>
          <table:table-cell table:style-name="ce98" office:value-type="string" calcext:value-type="string">
            <text:p>Dedicated instance x Dedicated host</text:p>
          </table:table-cell>
          <table:table-cell table:number-columns-repeated="1022"/>
        </table:table-row>
        <table:table-row table:style-name="ro1">
          <table:table-cell table:style-name="ce98" office:value-type="string" calcext:value-type="string">
            <text:p>Questão 31 S2</text:p>
          </table:table-cell>
          <table:table-cell table:style-name="ce106" office:value-type="string" calcext:value-type="string">
            <text:p>On a database instance running with Amazon RDS encryption, data stored at rest in the underlying storage is encrypted, as are its automated backups, read replicas, and snapshots. </text:p>
          </table:table-cell>
          <table:table-cell table:number-columns-repeated="1022"/>
        </table:table-row>
        <table:table-row table:style-name="ro1">
          <table:table-cell table:style-name="ce98" office:value-type="string" calcext:value-type="string">
            <text:p>Questão 33 S2</text:p>
          </table:table-cell>
          <table:table-cell table:style-name="ce98" office:value-type="string" calcext:value-type="string">
            <text:p>Cluster, Partition and Spread placement groups</text:p>
          </table:table-cell>
          <table:table-cell table:number-columns-repeated="1022"/>
        </table:table-row>
        <table:table-row table:style-name="ro1">
          <table:table-cell table:style-name="ce159" office:value-type="string" calcext:value-type="string">
            <text:p>Questão 36 S2</text:p>
          </table:table-cell>
          <table:table-cell table:style-name="ce160" office:value-type="string" calcext:value-type="string">
            <text:p>Only with launch templates you can provision capacity across multiple instance types, such as on-demand, spot, etc.. Launch configuration do not support this.</text:p>
          </table:table-cell>
          <table:table-cell table:number-columns-repeated="1022"/>
        </table:table-row>
        <table:table-row table:style-name="ro1">
          <table:table-cell table:style-name="ce98" office:value-type="string" calcext:value-type="string">
            <text:p>Questão 42 S2</text:p>
          </table:table-cell>
          <table:table-cell table:style-name="ce98" office:value-type="string" calcext:value-type="string">
            <text:p>Latency routing policy can be used when we have resources across multiple regions and need to route traffic to the region with the lowest latency</text:p>
          </table:table-cell>
          <table:table-cell table:number-columns-repeated="1022"/>
        </table:table-row>
        <table:table-row table:style-name="ro1">
          <table:table-cell table:style-name="ce98" office:value-type="string" calcext:value-type="string">
            <text:p>Questão 44 S2</text:p>
          </table:table-cell>
          <table:table-cell table:style-name="ce106" office:value-type="string" calcext:value-type="string">
            <text:p>DNS hostnames and DNS resolution are required settings for private hosted zones.</text:p>
          </table:table-cell>
          <table:table-cell table:number-columns-repeated="1022"/>
        </table:table-row>
        <table:table-row table:style-name="ro1">
          <table:table-cell table:style-name="ce98" office:value-type="string" calcext:value-type="string">
            <text:p>Questão 48 S2</text:p>
          </table:table-cell>
          <table:table-cell table:style-name="ce98" office:value-type="string" calcext:value-type="string">
            <text:p>Kinesis Data Streams x Kinesis Data Firehose</text:p>
          </table:table-cell>
          <table:table-cell table:number-columns-repeated="1022"/>
        </table:table-row>
        <table:table-row table:style-name="ro1">
          <table:table-cell table:style-name="ce98" office:value-type="string" calcext:value-type="string">
            <text:p>Questão 55 S2</text:p>
          </table:table-cell>
          <table:table-cell table:style-name="ce98" office:value-type="string" calcext:value-type="string">
            <text:p>IAM Permission Boundaries can’t be applied to groups!</text:p>
          </table:table-cell>
          <table:table-cell table:number-columns-repeated="1022"/>
        </table:table-row>
        <table:table-row table:style-name="ro1">
          <table:table-cell table:style-name="ce98" office:value-type="string" calcext:value-type="string">
            <text:p>Questão 63 S2</text:p>
          </table:table-cell>
          <table:table-cell table:style-name="ce98"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number-columns-repeated="1022"/>
        </table:table-row>
        <table:table-row table:style-name="ro1">
          <table:table-cell table:style-name="ce98" office:value-type="string" calcext:value-type="string">
            <text:p>Questão 65 S2</text:p>
          </table:table-cell>
          <table:table-cell table:style-name="ce98" office:value-type="string" calcext:value-type="string">
            <text:p>SQS FIFO GroupID</text:p>
          </table:table-cell>
          <table:table-cell table:number-columns-repeated="1022"/>
        </table:table-row>
        <table:table-row table:style-name="ro1" table:number-rows-repeated="1048528">
          <table:table-cell table:number-columns-repeated="1024"/>
        </table:table-row>
        <table:table-row table:style-name="ro15" table:number-rows-repeated="32">
          <table:table-cell table:number-columns-repeated="1024"/>
        </table:table-row>
        <table:table-row table:style-name="ro15">
          <table:table-cell table:number-columns-repeated="1024"/>
        </table:table-row>
      </table:table>
      <table:table table:name="S3" table:style-name="ta1">
        <table:table-column table:style-name="co4" table:default-cell-style-name="ce158"/>
        <table:table-column table:style-name="co5" table:number-columns-repeated="1023" table:default-cell-style-name="ce158"/>
        <table:table-row table:style-name="ro1">
          <table:table-cell table:style-name="ce98" office:value-type="string" calcext:value-type="string">
            <text:p>Questão 1 S3</text:p>
          </table:table-cell>
          <table:table-cell table:style-name="ce98" office:value-type="string" calcext:value-type="string">
            <text:p>NAT Gateways are launched in PUBLIC SUBNETS, just like every other NAT. VPC Endpoints Interfaces are within the private subnet though.</text:p>
          </table:table-cell>
          <table:table-cell table:number-columns-repeated="1022"/>
        </table:table-row>
        <table:table-row table:style-name="ro1">
          <table:table-cell table:style-name="ce161" office:value-type="string" calcext:value-type="string">
            <text:p>Questão 4 S3</text:p>
          </table:table-cell>
          <table:table-cell table:style-name="ce161" office:value-type="string" calcext:value-type="string">
            <text:p>Global Accelerator endpoints</text:p>
          </table:table-cell>
          <table:table-cell table:number-columns-repeated="1022"/>
        </table:table-row>
        <table:table-row table:style-name="ro1">
          <table:table-cell table:style-name="ce98" office:value-type="string" calcext:value-type="string">
            <text:p>Questão 5 S3</text:p>
          </table:table-cell>
          <table:table-cell table:style-name="ce98" office:value-type="string" calcext:value-type="string">
            <text:p>Copying an AMI backed by an encrypted snapshot results in another encrypted snapshot</text:p>
          </table:table-cell>
          <table:table-cell table:number-columns-repeated="1022"/>
        </table:table-row>
        <table:table-row table:style-name="ro1">
          <table:table-cell table:style-name="ce98" office:value-type="string" calcext:value-type="string">
            <text:p>Questão 6 S3</text:p>
          </table:table-cell>
          <table:table-cell table:style-name="ce98" office:value-type="string" calcext:value-type="string">
            <text:p>SQS Delay queues are like a “time” for which a message will remain invisible to consumers after it has arrived the queue. Default delay is 0, which means as soon as the message arrives, consumers can see it.</text:p>
          </table:table-cell>
          <table:table-cell table:number-columns-repeated="1022"/>
        </table:table-row>
        <table:table-row table:style-name="ro1">
          <table:table-cell table:style-name="ce98" office:value-type="string" calcext:value-type="string">
            <text:p>Questão 8 S3</text:p>
          </table:table-cell>
          <table:table-cell table:style-name="ce98" office:value-type="string" calcext:value-type="string">
            <text:p>EC2 tenancy - You can only change the tenancy of an instance from dedicated to host, or vice-versa.</text:p>
          </table:table-cell>
          <table:table-cell table:number-columns-repeated="1022"/>
        </table:table-row>
        <table:table-row table:style-name="ro1">
          <table:table-cell table:style-name="ce98" office:value-type="string" calcext:value-type="string">
            <text:p>Questão 10 S3</text:p>
          </table:table-cell>
          <table:table-cell table:style-name="ce106" office:value-type="string" calcext:value-type="string">
            <text:p>DataSync can transfer to Amazon S3, Amazon EFS, Amazon FSx for Windows File Server</text:p>
          </table:table-cell>
          <table:table-cell table:number-columns-repeated="1022"/>
        </table:table-row>
        <table:table-row table:style-name="ro1">
          <table:table-cell table:style-name="ce98" office:value-type="string" calcext:value-type="string">
            <text:p>Questão 14 S3</text:p>
          </table:table-cell>
          <table:table-cell table:style-name="ce98" office:value-type="string" calcext:value-type="string">
            <text:p>NAT Gateways are what do Network Adress Translation</text:p>
          </table:table-cell>
          <table:table-cell table:number-columns-repeated="1022"/>
        </table:table-row>
        <table:table-row table:style-name="ro1">
          <table:table-cell table:style-name="ce161" office:value-type="string" calcext:value-type="string">
            <text:p>Questão 15 S3</text:p>
          </table:table-cell>
          <table:table-cell table:style-name="ce161" office:value-type="string" calcext:value-type="string">
            <text:p>EC2 tenancy</text:p>
          </table:table-cell>
          <table:table-cell table:number-columns-repeated="1022"/>
        </table:table-row>
        <table:table-row table:style-name="ro1">
          <table:table-cell table:style-name="ce98" office:value-type="string" calcext:value-type="string">
            <text:p>Questão 17 S3</text:p>
          </table:table-cell>
          <table:table-cell table:style-name="ce98" office:value-type="string" calcext:value-type="string">
            <text:p>CloudWatch recovering instances: CW can recover instances that ran into a problem. The recovered instance is identical to the prior one. However, instance recovery from CW is only available for instances with an EBS volume attached, not instance-store.</text:p>
          </table:table-cell>
          <table:table-cell table:number-columns-repeated="1022"/>
        </table:table-row>
        <table:table-row table:style-name="ro1">
          <table:table-cell table:style-name="ce98" office:value-type="string" calcext:value-type="string">
            <text:p>Questçao 29 S3</text:p>
          </table:table-cell>
          <table:table-cell table:style-name="ce98" office:value-type="string" calcext:value-type="string">
            <text:p>Same as question 17</text:p>
          </table:table-cell>
          <table:table-cell table:number-columns-repeated="1022"/>
        </table:table-row>
        <table:table-row table:style-name="ro1">
          <table:table-cell table:style-name="ce98" office:value-type="string" calcext:value-type="string">
            <text:p>Questão 36 S3</text:p>
          </table:table-cell>
          <table:table-cell table:style-name="ce98" office:value-type="string" calcext:value-type="string">
            <text:p>Spot requests is reopened if the instance is INTERRUPTED. If it’s manually stopped, the Spot Request will NOT be reopened.</text:p>
          </table:table-cell>
          <table:table-cell table:number-columns-repeated="1022"/>
        </table:table-row>
        <table:table-row table:style-name="ro1">
          <table:table-cell table:style-name="ce161" office:value-type="string" calcext:value-type="string">
            <text:p>Questão 42 S3</text:p>
          </table:table-cell>
          <table:table-cell table:style-name="ce161" office:value-type="string" calcext:value-type="string">
            <text:p>Route 53 endpoints/resolvers</text:p>
          </table:table-cell>
          <table:table-cell table:number-columns-repeated="1022"/>
        </table:table-row>
        <table:table-row table:style-name="ro1">
          <table:table-cell table:style-name="ce161" office:value-type="string" calcext:value-type="string">
            <text:p>Questão 44 S3</text:p>
          </table:table-cell>
          <table:table-cell table:style-name="ce161" office:value-type="string" calcext:value-type="string">
            <text:p>Storage GW Volume GW stored volumes x cached volumes</text:p>
          </table:table-cell>
          <table:table-cell table:number-columns-repeated="1022"/>
        </table:table-row>
        <table:table-row table:style-name="ro1">
          <table:table-cell table:style-name="ce98" office:value-type="string" calcext:value-type="string">
            <text:p>Questão 45 S3</text:p>
          </table:table-cell>
          <table:table-cell table:style-name="ce98" office:value-type="string" calcext:value-type="string">
            <text:p>Again remember VPC launch options available through the wizard</text:p>
          </table:table-cell>
          <table:table-cell table:number-columns-repeated="1022"/>
        </table:table-row>
        <table:table-row table:style-name="ro1">
          <table:table-cell table:style-name="ce98" office:value-type="string" calcext:value-type="string">
            <text:p>Questão 46 S3</text:p>
          </table:table-cell>
          <table:table-cell table:style-name="ce98" office:value-type="string" calcext:value-type="string">
            <text:p>Direct connect connections can also be part of AWS CloudHub</text:p>
          </table:table-cell>
          <table:table-cell table:number-columns-repeated="1022"/>
        </table:table-row>
        <table:table-row table:style-name="ro1">
          <table:table-cell table:style-name="ce98" office:value-type="string" calcext:value-type="string">
            <text:p>Questão 50 S3</text:p>
          </table:table-cell>
          <table:table-cell table:style-name="ce98" office:value-type="string" calcext:value-type="string">
            <text:p>Dedicated hosts are for SERVER-BOUND LICENSES, when we need to keep using them when migrating from on-prem to the cloud</text:p>
          </table:table-cell>
          <table:table-cell table:number-columns-repeated="1022"/>
        </table:table-row>
        <table:table-row table:style-name="ro1">
          <table:table-cell table:style-name="ce98" office:value-type="string" calcext:value-type="string">
            <text:p>Questão 59 S3</text:p>
          </table:table-cell>
          <table:table-cell table:style-name="ce98" office:value-type="string" calcext:value-type="string">
            <text:p>CloudFront OAI vs OAC: OAI is the deprecated version of OAC</text:p>
          </table:table-cell>
          <table:table-cell table:number-columns-repeated="1022"/>
        </table:table-row>
        <table:table-row table:style-name="ro1">
          <table:table-cell table:style-name="ce98" office:value-type="string" calcext:value-type="string">
            <text:p>Questão 65 S3</text:p>
          </table:table-cell>
          <table:table-cell table:style-name="ce98" office:value-type="string" calcext:value-type="string">
            <text:p>CloudFormation StackSets: Used to deploy the same resources across accounts and regions on Organizations</text:p>
          </table:table-cell>
          <table:table-cell table:number-columns-repeated="1022"/>
        </table:table-row>
        <table:table-row table:style-name="ro1" table:number-rows-repeated="1048510">
          <table:table-cell table:number-columns-repeated="1024"/>
        </table:table-row>
        <table:table-row table:style-name="ro15" table:number-rows-repeated="47">
          <table:table-cell table:number-columns-repeated="1024"/>
        </table:table-row>
        <table:table-row table:style-name="ro15">
          <table:table-cell table:number-columns-repeated="1024"/>
        </table:table-row>
      </table:table>
      <table:table table:name="S4" table:style-name="ta1">
        <table:table-column table:style-name="co4" table:default-cell-style-name="ce158"/>
        <table:table-column table:style-name="co5" table:number-columns-repeated="1023" table:default-cell-style-name="ce158"/>
        <table:table-row table:style-name="ro1">
          <table:table-cell table:style-name="ce98" office:value-type="string" calcext:value-type="string">
            <text:p>Questão 12 S4</text:p>
          </table:table-cell>
          <table:table-cell table:style-name="ce98" office:value-type="string" calcext:value-type="string">
            <text:p>ROUTE 53 - Geoproximity routing policy allows us to apply bias on resouces to grab a larger portion of the geographic location to be directed to that resource. A positive bias means that the portion that is directed to it is higher, while a lower bias means the opposite (1 to 99 and -1 to -99)</text:p>
          </table:table-cell>
          <table:table-cell table:number-columns-repeated="1022"/>
        </table:table-row>
        <table:table-row table:style-name="ro3">
          <table:table-cell table:style-name="ce98" office:value-type="string" calcext:value-type="string">
            <text:p>Questão 13 S4</text:p>
          </table:table-cell>
          <table:table-cell table:style-name="ce98" office:value-type="string" calcext:value-type="string">
            <text:p>Check how long RPO and RTO is for each DR strategy</text:p>
            <text:p>Backup and Restore: RPO - Hours | RTO - 24 hours or less</text:p>
            <text:p>Pilot Light: RPO - Minutes | RTO - 1 hour or less (tens of minutes)</text:p>
            <text:p>Warm standby: RPO - Seconds | RTO - minutes</text:p>
            <text:p>Multisite approach: RPO - Near zero | RTO – potentially zero</text:p>
          </table:table-cell>
          <table:table-cell table:number-columns-repeated="1022"/>
        </table:table-row>
        <table:table-row table:style-name="ro1">
          <table:table-cell table:style-name="ce119" office:value-type="string" calcext:value-type="string">
            <text:p>Questão 48 S4</text:p>
          </table:table-cell>
          <table:table-cell table:style-name="ce119" office:value-type="string" calcext:value-type="string">
            <text:p>IAM - Trust policies define which principal entities (accounts, users, roles, and federated users) can assume the role. The IAM service supports only one type of resource-based policy called a role trust policy, which is attached to an IAM role.</text:p>
          </table:table-cell>
          <table:table-cell table:number-columns-repeated="1022"/>
        </table:table-row>
        <table:table-row table:style-name="ro1">
          <table:table-cell table:style-name="ce98" office:value-type="string" calcext:value-type="string">
            <text:p>Questão 49 S4</text:p>
          </table:table-cell>
          <table:table-cell table:style-name="ce98" office:value-type="string" calcext:value-type="string">
            <text:p>API GATEWAY - API Gateway supports caching. The default TTL value for API caching is 300 seconds (5min). The maximum TTL value is 3600 seconds (60min).</text:p>
          </table:table-cell>
          <table:table-cell table:number-columns-repeated="1022"/>
        </table:table-row>
        <table:table-row table:style-name="ro1">
          <table:table-cell table:style-name="ce98" office:value-type="string" calcext:value-type="string">
            <text:p>Questão 52 S4</text:p>
          </table:table-cell>
          <table:table-cell table:style-name="ce98"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number-columns-repeated="1022"/>
        </table:table-row>
        <table:table-row table:style-name="ro1" table:number-rows-repeated="1048505">
          <table:table-cell table:number-columns-repeated="1024"/>
        </table:table-row>
        <table:table-row table:style-name="ro15" table:number-rows-repeated="65">
          <table:table-cell table:number-columns-repeated="1024"/>
        </table:table-row>
        <table:table-row table:style-name="ro15">
          <table:table-cell table:number-columns-repeated="1024"/>
        </table:table-row>
      </table:table>
      <table:table table:name="S5" table:style-name="ta1">
        <table:table-column table:style-name="co4" table:default-cell-style-name="ce158"/>
        <table:table-column table:style-name="co5" table:number-columns-repeated="1023" table:default-cell-style-name="ce158"/>
        <table:table-row table:style-name="ro1">
          <table:table-cell table:style-name="ce98" office:value-type="string" calcext:value-type="string">
            <text:p>Questão 6 S5</text:p>
          </table:table-cell>
          <table:table-cell table:style-name="ce98" office:value-type="string" calcext:value-type="string">
            <text:p>ROUTE 53 – Route 53 failover routing policy is ACTIVE-PASSIVE!</text:p>
          </table:table-cell>
          <table:table-cell table:number-columns-repeated="1022"/>
        </table:table-row>
        <table:table-row table:style-name="ro1">
          <table:table-cell table:style-name="ce98" office:value-type="string" calcext:value-type="string">
            <text:p>Questão 10 S5</text:p>
          </table:table-cell>
          <table:table-cell table:style-name="ce98" office:value-type="string" calcext:value-type="string">
            <text:p>S3 – S3 Event Notifications doesn’t support SQS FIFO as a target, only standard SQS. SNS and Lambda are also supported targets for S3 Event Notifications.</text:p>
          </table:table-cell>
          <table:table-cell table:number-columns-repeated="1022"/>
        </table:table-row>
        <table:table-row table:style-name="ro1">
          <table:table-cell table:style-name="ce98" office:value-type="string" calcext:value-type="string">
            <text:p>Questão 11 S5</text:p>
          </table:table-cell>
          <table:table-cell table:style-name="ce98" office:value-type="string" calcext:value-type="string">
            <text:p>DYNAMODB – By default, all DynamoDB tables are encrypted under an AWS owned customer master key (CMK), which do not write to CloudTrail logs </text:p>
          </table:table-cell>
          <table:table-cell table:number-columns-repeated="1022"/>
        </table:table-row>
        <table:table-row table:style-name="ro1">
          <table:table-cell table:style-name="ce98" office:value-type="string" calcext:value-type="string">
            <text:p>Questão 23 S5</text:p>
          </table:table-cell>
          <table:table-cell table:style-name="ce98" office:value-type="string" calcext:value-type="string">
            <text:p>S3 – Object metadata is NOT ENCRYPTED, regardless of the encryption method that we use</text:p>
          </table:table-cell>
          <table:table-cell table:number-columns-repeated="1022"/>
        </table:table-row>
        <table:table-row table:style-name="ro1">
          <table:table-cell table:style-name="ce98" office:value-type="string" calcext:value-type="string">
            <text:p>Questão 34 S5</text:p>
          </table:table-cell>
          <table:table-cell table:style-name="ce98" office:value-type="string" calcext:value-type="string">
            <text:p>KINESIS DATA FIREHOSE: KDF não pode ter múltiplos consumers, somente 1!</text:p>
          </table:table-cell>
          <table:table-cell table:number-columns-repeated="1022"/>
        </table:table-row>
        <table:table-row table:style-name="ro1">
          <table:table-cell table:style-name="ce98" office:value-type="string" calcext:value-type="string">
            <text:p>Questão 53 S5</text:p>
          </table:table-cell>
          <table:table-cell table:style-name="ce98" office:value-type="string" calcext:value-type="string">
            <text:p>RDS – In Multi-AZ deployment, when a failover happens, the CNAME record starts to point to the standby RDS instance</text:p>
          </table:table-cell>
          <table:table-cell table:number-columns-repeated="1022"/>
        </table:table-row>
        <table:table-row table:style-name="ro1">
          <table:table-cell table:style-name="ce119" office:value-type="string" calcext:value-type="string">
            <text:p>Questão 60 S5</text:p>
          </table:table-cell>
          <table:table-cell table:style-name="ce119" office:value-type="string" calcext:value-type="string">
            <text:p>S3 – The following pattern is followed for static websites hosted in a bucket: <text:s/>http://&lt;BUCKET_NAME&gt;.s3-website.&lt;REGION&gt;.amazonaws.com</text:p>
          </table:table-cell>
          <table:table-cell table:number-columns-repeated="1022"/>
        </table:table-row>
        <table:table-row table:style-name="ro1">
          <table:table-cell table:style-name="ce98" office:value-type="string" calcext:value-type="string">
            <text:p>Questão 62 S5</text:p>
          </table:table-cell>
          <table:table-cell table:style-name="ce98" office:value-type="string" calcext:value-type="string">
            <text:p>ELASTICACHE – Redis supports GEOSPATIAL DATA</text:p>
          </table:table-cell>
          <table:table-cell table:number-columns-repeated="1022"/>
        </table:table-row>
        <table:table-row table:style-name="ro1">
          <table:table-cell table:style-name="ce98" office:value-type="string" calcext:value-type="string">
            <text:p>Questão 65 S5</text:p>
          </table:table-cell>
          <table:table-cell table:style-name="ce98" office:value-type="string" calcext:value-type="string">
            <text:p>GLOBAL ACCELERATOR – G.A can provide automatic failover for resources – like ALB – deployed in many different regions</text:p>
          </table:table-cell>
          <table:table-cell table:number-columns-repeated="1022"/>
        </table:table-row>
        <table:table-row table:style-name="ro1" table:number-rows-repeated="1048496">
          <table:table-cell table:number-columns-repeated="1024"/>
        </table:table-row>
        <table:table-row table:style-name="ro15" table:number-rows-repeated="70">
          <table:table-cell table:number-columns-repeated="1024"/>
        </table:table-row>
        <table:table-row table:style-name="ro15">
          <table:table-cell table:number-columns-repeated="1024"/>
        </table:table-row>
      </table:table>
      <table:table table:name="S6" table:style-name="ta1">
        <table:table-column table:style-name="co4" table:default-cell-style-name="ce158"/>
        <table:table-column table:style-name="co5" table:number-columns-repeated="1023" table:default-cell-style-name="ce158"/>
        <table:table-row table:style-name="ro1">
          <table:table-cell table:style-name="ce98" office:value-type="string" calcext:value-type="string">
            <text:p>Questão 4 </text:p>
          </table:table-cell>
          <table:table-cell table:style-name="ce98" office:value-type="string" calcext:value-type="string">
            <text:p>ASG - When rebalancing the instances between two AZs, the ASG launches the new instances before terminating the old ones.</text:p>
            <text:p>When an instance gets marked as unhealthy, ASG will create a scaling activity to finish the unhealthy instance first, and then it will create another scaling activity to launch a new instance to take its place.</text:p>
          </table:table-cell>
          <table:table-cell table:number-columns-repeated="1022"/>
        </table:table-row>
        <table:table-row table:style-name="ro1">
          <table:table-cell table:style-name="ce98" office:value-type="string" calcext:value-type="string">
            <text:p>Questão 5 </text:p>
          </table:table-cell>
          <table:table-cell table:style-name="ce98" office:value-type="string" calcext:value-type="string">
            <text:p>EMR is for Hadoop and Spark clusters!</text:p>
          </table:table-cell>
          <table:table-cell table:number-columns-repeated="1022"/>
        </table:table-row>
        <table:table-row table:style-name="ro1">
          <table:table-cell table:style-name="ce119" office:value-type="string" calcext:value-type="string">
            <text:p>Questão 6</text:p>
          </table:table-cell>
          <table:table-cell table:style-name="ce119" office:value-type="string" calcext:value-type="string">
            <text:p>Remember headers for encryption in S3</text:p>
          </table:table-cell>
          <table:table-cell table:number-columns-repeated="1022"/>
        </table:table-row>
        <table:table-row table:style-name="ro1">
          <table:table-cell table:style-name="ce98" office:value-type="string" calcext:value-type="string">
            <text:p>Questão 18</text:p>
          </table:table-cell>
          <table:table-cell table:style-name="ce98" office:value-type="string" calcext:value-type="string">
            <text:p>SSH is TCP-based. So if we need a way to provide high-availability to bastion hosts, we can use a NLB, because bastion host’s main purpose is to SSH into a private instance though SSH, which is TCP-based.</text:p>
          </table:table-cell>
          <table:table-cell table:number-columns-repeated="1022"/>
        </table:table-row>
        <table:table-row table:style-name="ro1">
          <table:table-cell table:style-name="ce98" office:value-type="string" calcext:value-type="string">
            <text:p>Questão 22</text:p>
          </table:table-cell>
          <table:table-cell table:style-name="ce98" office:value-type="string" calcext:value-type="string">
            <text:p>If the instance is already running, you can set DeleteOnTermination to False using the command line. After the instance has been launched, it is not possible to update the DeleteOnTermination flag through the console</text:p>
          </table:table-cell>
          <table:table-cell table:number-columns-repeated="1022"/>
        </table:table-row>
        <table:table-row table:style-name="ro1">
          <table:table-cell table:style-name="ce98" office:value-type="string" calcext:value-type="string">
            <text:p>Questão 25</text:p>
          </table:table-cell>
          <table:table-cell table:style-name="ce98" office:value-type="string" calcext:value-type="string">
            <text:p>RDS – Upgrades to the database engine level require downtime. Even if your RDS DB instance uses a Multi-AZ deployment, both the primary and standby DB instances are upgraded at the same time. This causes downtime until the upgrade is complete</text:p>
          </table:table-cell>
          <table:table-cell table:number-columns-repeated="1022"/>
        </table:table-row>
        <table:table-row table:style-name="ro1">
          <table:table-cell table:style-name="ce98" office:value-type="string" calcext:value-type="string">
            <text:p>Questão 26</text:p>
          </table:table-cell>
          <table:table-cell table:style-name="ce98" office:value-type="string" calcext:value-type="string">
            <text:p>Kinesis Data Streams (KDS) and Kinesis Data Analytics are for REAL-TIME processing of data, and not NEAR REAL-TIME. KDF is near real-time.</text:p>
          </table:table-cell>
          <table:table-cell table:number-columns-repeated="1022"/>
        </table:table-row>
        <table:table-row table:style-name="ro1">
          <table:table-cell table:style-name="ce98" office:value-type="string" calcext:value-type="string">
            <text:p>Questão 28</text:p>
          </table:table-cell>
          <table:table-cell table:style-name="ce98" office:value-type="string" calcext:value-type="string">
            <text:p>S3 Glacier supports encryption by default for both data at rest as well as in-transit</text:p>
          </table:table-cell>
          <table:table-cell table:number-columns-repeated="1022"/>
        </table:table-row>
        <table:table-row table:style-name="ro1">
          <table:table-cell table:style-name="ce98" office:value-type="string" calcext:value-type="string">
            <text:p>Questão 32</text:p>
          </table:table-cell>
          <table:table-cell table:style-name="ce98" office:value-type="string" calcext:value-type="string">
            <text:p>CloudFront signed URL: Used to deliver 1 file through CF to restricted users</text:p>
            <text:p>CloudFront signed cookie: Used to deliver MANY files through CF to restricted users</text:p>
          </table:table-cell>
          <table:table-cell table:number-columns-repeated="1022"/>
        </table:table-row>
        <table:table-row table:style-name="ro1">
          <table:table-cell table:style-name="ce98" office:value-type="string" calcext:value-type="string">
            <text:p>Questão 42</text:p>
          </table:table-cell>
          <table:table-cell table:style-name="ce98" office:value-type="string" calcext:value-type="string">
            <text:p>Elasticache for Memcached supports multithreading</text:p>
          </table:table-cell>
          <table:table-cell table:number-columns-repeated="1022"/>
        </table:table-row>
        <table:table-row table:style-name="ro1">
          <table:table-cell table:style-name="ce98" office:value-type="string" calcext:value-type="string">
            <text:p>Questão 46</text:p>
          </table:table-cell>
          <table:table-cell table:style-name="ce98" office:value-type="string" calcext:value-type="string">
            <text:p>RDS applies OS updates by performing maintenance on the standby, then promoting the standby to primary, and finally performing maintenance on the old primary, which becomes the new standby</text:p>
          </table:table-cell>
          <table:table-cell table:number-columns-repeated="1022"/>
        </table:table-row>
        <table:table-row table:style-name="ro16">
          <table:table-cell table:style-name="ce98" office:value-type="string" calcext:value-type="string">
            <text:p>Questão 61</text:p>
          </table:table-cell>
          <table:table-cell table:style-name="ce98" office:value-type="string" calcext:value-type="string">
            <text:p>Private hosted zone: For each VPC that you want to associate with the Route 53 hosted zone, change the following VPC settings to true:</text:p>
            <text:p>enableDnsHostnames</text:p>
            <text:p>EnableDnsSupport</text:p>
          </table:table-cell>
          <table:table-cell table:number-columns-repeated="1022"/>
        </table:table-row>
        <table:table-row table:style-name="ro1">
          <table:table-cell table:style-name="ce98" office:value-type="string" calcext:value-type="string">
            <text:p>Reminder</text:p>
          </table:table-cell>
          <table:table-cell table:style-name="ce98" office:value-type="string" calcext:value-type="string">
            <text:p>Remember: for private hosted zones, we need to enable: DNS HOSTNAME, DNS RESOLUTION and DNS SUPPORT!</text:p>
          </table:table-cell>
          <table:table-cell table:number-columns-repeated="1022"/>
        </table:table-row>
        <table:table-row table:style-name="ro1" table:number-rows-repeated="1048482">
          <table:table-cell table:number-columns-repeated="1024"/>
        </table:table-row>
        <table:table-row table:style-name="ro15" table:number-rows-repeated="80">
          <table:table-cell table:number-columns-repeated="1024"/>
        </table:table-row>
        <table:table-row table:style-name="ro15">
          <table:table-cell table:number-columns-repeated="1024"/>
        </table:table-row>
      </table:table>
      <table:table table:name="JB1" table:style-name="ta1">
        <table:table-column table:style-name="co4" table:default-cell-style-name="ce158"/>
        <table:table-column table:style-name="co5" table:number-columns-repeated="1023" table:default-cell-style-name="ce158"/>
        <table:table-row table:style-name="ro1">
          <table:table-cell table:style-name="ce98" office:value-type="string" calcext:value-type="string">
            <text:p>Q1</text:p>
          </table:table-cell>
          <table:table-cell table:style-name="ce98" office:value-type="string" calcext:value-type="string">
            <text:p>API Gateway throttling limits: Refer to the possibility to limit the amount of concurrent requests made to your API Gateway</text:p>
          </table:table-cell>
          <table:table-cell table:number-columns-repeated="1022"/>
        </table:table-row>
        <table:table-row table:style-name="ro1">
          <table:table-cell table:style-name="ce98" office:value-type="string" calcext:value-type="string">
            <text:p>Q13</text:p>
          </table:table-cell>
          <table:table-cell table:style-name="ce98" office:value-type="string" calcext:value-type="string">
            <text:p>In DynamoDB, we should use ...-cardinality attributes. These are attributes that have distinct values for each item, like emailid, employee_no, customerid, sessionid, orderid, and so on.</text:p>
          </table:table-cell>
          <table:table-cell table:number-columns-repeated="1022"/>
        </table:table-row>
        <table:table-row table:style-name="ro1">
          <table:table-cell table:style-name="ce98" office:value-type="string" calcext:value-type="string">
            <text:p>Q18</text:p>
          </table:table-cell>
          <table:table-cell table:style-name="ce98" office:value-type="string" calcext:value-type="string">
            <text:p>Again, API Gateway throttling limits</text:p>
          </table:table-cell>
          <table:table-cell table:number-columns-repeated="1022"/>
        </table:table-row>
        <table:table-row table:style-name="ro1">
          <table:table-cell table:style-name="ce98" office:value-type="string" calcext:value-type="string">
            <text:p>Q21</text:p>
          </table:table-cell>
          <table:table-cell table:style-name="ce98" office:value-type="string" calcext:value-type="string">
            <text:p>Check this question to fully understand the usage of CloudFront’s signed URL and signed cookies - Field-Level Encryption only allows you to securely upload user-submitted sensitive information to your web servers.</text:p>
          </table:table-cell>
          <table:table-cell table:number-columns-repeated="1022"/>
        </table:table-row>
        <table:table-row table:style-name="ro1">
          <table:table-cell table:style-name="ce98" office:value-type="string" calcext:value-type="string">
            <text:p>Q24</text:p>
          </table:table-cell>
          <table:table-cell table:style-name="ce98" office:value-type="string" calcext:value-type="string">
            <text:p>You can invoke an AWS Lambda function from an Amazon Aurora MySQL-Compatible Edition DB cluster with a native function or a stored procedure.</text:p>
          </table:table-cell>
          <table:table-cell table:number-columns-repeated="1022"/>
        </table:table-row>
        <table:table-row table:style-name="ro1">
          <table:table-cell table:style-name="ce98" office:value-type="string" calcext:value-type="string">
            <text:p>Q25</text:p>
          </table:table-cell>
          <table:table-cell table:style-name="ce98" office:value-type="string" calcext:value-type="string">
            <text:p>Enchanced monitoring in RDS is a feature that provides us with detailed information about our RDS instance</text:p>
          </table:table-cell>
          <table:table-cell table:number-columns-repeated="1022"/>
        </table:table-row>
        <table:table-row table:style-name="ro1">
          <table:table-cell table:style-name="ce98" office:value-type="string" calcext:value-type="string">
            <text:p>Q29</text:p>
          </table:table-cell>
          <table:table-cell table:style-name="ce98" office:value-type="string" calcext:value-type="string">
            <text:p>SAML2.0 Based Federation with AD Fedetation Service (AD FS) is a way of using user-credentials stored in AD to authenticate users in AWS without the need of creating IAM users</text:p>
          </table:table-cell>
          <table:table-cell table:number-columns-repeated="1022"/>
        </table:table-row>
        <table:table-row table:style-name="ro1">
          <table:table-cell table:style-name="ce98" office:value-type="string" calcext:value-type="string">
            <text:p>Q33</text:p>
          </table:table-cell>
          <table:table-cell table:style-name="ce98" office:value-type="string" calcext:value-type="string">
            <text:p>Standard Reserved Instances can be sold on marketplace!</text:p>
          </table:table-cell>
          <table:table-cell table:number-columns-repeated="1022"/>
        </table:table-row>
        <table:table-row table:style-name="ro1">
          <table:table-cell table:style-name="ce98" office:value-type="string" calcext:value-type="string" table:number-columns-spanned="1" table:number-rows-spanned="2">
            <text:p>Q38</text:p>
          </table:table-cell>
          <table:table-cell table:style-name="ce98" office:value-type="string" calcext:value-type="string">
            <text:p>Amazon ECS enables you to inject sensitive data into your containers by storing your sensitive data in either AWS Secrets Manager secrets or AWS Systems Manager Parameter Store parameters and then referencing them in your container definition. This feature is supported by tasks using both the EC2 and Fargate launch types.</text:p>
          </table:table-cell>
          <table:table-cell table:number-columns-repeated="1022"/>
        </table:table-row>
        <table:table-row table:style-name="ro1">
          <table:covered-table-cell table:style-name="ce98"/>
          <table:table-cell table:style-name="ce98" office:value-type="string" calcext:value-type="string">
            <text:p>Also, remember that ECS task roles DON’T SUPPORT RESOURCE-BASED POLICIES!</text:p>
          </table:table-cell>
          <table:table-cell table:number-columns-repeated="1022"/>
        </table:table-row>
        <table:table-row table:style-name="ro1">
          <table:table-cell table:style-name="ce98" office:value-type="string" calcext:value-type="string">
            <text:p>Q44</text:p>
          </table:table-cell>
          <table:table-cell table:style-name="ce98" office:value-type="string" calcext:value-type="string">
            <text:p>IAM DB Authentication is token-based and we don’t need to provide credentials. The token lasts for 15min</text:p>
          </table:table-cell>
          <table:table-cell table:number-columns-repeated="1022"/>
        </table:table-row>
        <table:table-row table:style-name="ro1">
          <table:table-cell table:style-name="ce98" office:value-type="string" calcext:value-type="string">
            <text:p>Q56</text:p>
          </table:table-cell>
          <table:table-cell table:style-name="ce98" office:value-type="string" calcext:value-type="string">
            <text:p>The maximum days for the EFS lifecycle policy is only 90 days. So, if we need to configure a transition after more than 90 days, EFS IA won’t work</text:p>
          </table:table-cell>
          <table:table-cell table:number-columns-repeated="1022"/>
        </table:table-row>
        <table:table-row table:style-name="ro1">
          <table:table-cell table:style-name="ce98" office:value-type="string" calcext:value-type="string">
            <text:p>Q60</text:p>
          </table:table-cell>
          <table:table-cell table:style-name="ce98" office:value-type="string" calcext:value-type="string">
            <text:p>S3 Access points to restrict access to only a VPC, or IAM groups</text:p>
          </table:table-cell>
          <table:table-cell table:number-columns-repeated="1022"/>
        </table:table-row>
        <table:table-row table:style-name="ro1">
          <table:table-cell table:style-name="ce98" office:value-type="string" calcext:value-type="string">
            <text:p>Q61</text:p>
          </table:table-cell>
          <table:table-cell table:style-name="ce98" office:value-type="string" calcext:value-type="string">
            <text:p>Using Lambda@Edge to run authentication closer to end-users is possible!</text:p>
          </table:table-cell>
          <table:table-cell table:number-columns-repeated="1022"/>
        </table:table-row>
        <table:table-row table:style-name="ro1">
          <table:table-cell table:style-name="ce98" office:value-type="string" calcext:value-type="string">
            <text:p>Q64</text:p>
          </table:table-cell>
          <table:table-cell table:style-name="ce98" office:value-type="string" calcext:value-type="string">
            <text:p>Instance store can’t be attached to existing instances, only at boot time</text:p>
          </table:table-cell>
          <table:table-cell table:number-columns-repeated="1022"/>
        </table:table-row>
        <table:table-row table:style-name="ro1" table:number-rows-repeated="1048468">
          <table:table-cell table:number-columns-repeated="1024"/>
        </table:table-row>
        <table:table-row table:style-name="ro15" table:number-rows-repeated="92">
          <table:table-cell table:number-columns-repeated="1024"/>
        </table:table-row>
        <table:table-row table:style-name="ro15">
          <table:table-cell table:number-columns-repeated="1024"/>
        </table:table-row>
      </table:table>
      <table:table table:name="JB2" table:style-name="ta1">
        <table:table-column table:style-name="co4" table:default-cell-style-name="ce158"/>
        <table:table-column table:style-name="co5" table:number-columns-repeated="1023" table:default-cell-style-name="ce158"/>
        <table:table-row table:style-name="ro1">
          <table:table-cell table:style-name="ce98" office:value-type="string" calcext:value-type="string">
            <text:p>Q9</text:p>
          </table:table-cell>
          <table:table-cell table:style-name="ce98" office:value-type="string" calcext:value-type="string">
            <text:p>Kinesis Video Streams is used to live-stream videos to AWS for analytics and to run with ML services, such as Rekognition</text:p>
          </table:table-cell>
          <table:table-cell table:number-columns-repeated="1022"/>
        </table:table-row>
        <table:table-row table:style-name="ro1">
          <table:table-cell table:style-name="ce98" office:value-type="string" calcext:value-type="string">
            <text:p>Q12</text:p>
          </table:table-cell>
          <table:table-cell table:style-name="ce98" office:value-type="string" calcext:value-type="string">
            <text:p>Amazon Proton is used to standarize serverless &amp; container deployments. Admins set up this template so other can use it. If we need more infrastructure that wasn’t defined on the admin’s template, we can use Proton’s components, which allow others to add more infrastructure to the existing admin template</text:p>
          </table:table-cell>
          <table:table-cell table:number-columns-repeated="1022"/>
        </table:table-row>
        <table:table-row table:style-name="ro1">
          <table:table-cell table:style-name="ce98" office:value-type="string" calcext:value-type="string">
            <text:p>Q16</text:p>
          </table:table-cell>
          <table:table-cell table:style-name="ce98" office:value-type="string" calcext:value-type="string">
            <text:p>R53 Weighted routing policy is just routing traffic based on weight. It has NO bias like geoproximity routing policy.</text:p>
          </table:table-cell>
          <table:table-cell table:number-columns-repeated="1022"/>
        </table:table-row>
        <table:table-row table:style-name="ro1">
          <table:table-cell table:style-name="ce98" office:value-type="string" calcext:value-type="string">
            <text:p>Q18</text:p>
          </table:table-cell>
          <table:table-cell table:style-name="ce98" office:value-type="string" calcext:value-type="string">
            <text:p>SNS can also be used to send emails. When to use SNS or SES?</text:p>
          </table:table-cell>
          <table:table-cell table:number-columns-repeated="1022"/>
        </table:table-row>
        <table:table-row table:style-name="ro1">
          <table:table-cell table:style-name="ce98" office:value-type="string" calcext:value-type="string">
            <text:p>Q19</text:p>
          </table:table-cell>
          <table:table-cell table:style-name="ce98" office:value-type="string" calcext:value-type="string">
            <text:p>DataSync can transfer directly to S3 Glacier and Glacier D.A</text:p>
          </table:table-cell>
          <table:table-cell table:number-columns-repeated="1022"/>
        </table:table-row>
        <table:table-row table:style-name="ro1">
          <table:table-cell table:style-name="ce98" office:value-type="string" calcext:value-type="string">
            <text:p>Q21</text:p>
          </table:table-cell>
          <table:table-cell table:style-name="ce98" office:value-type="string" calcext:value-type="string">
            <text:p>Amazon Simple Workflow Service (SWF) is used to map a workflow that has a human interaction on it, or coordinate workflows across distributed application components</text:p>
          </table:table-cell>
          <table:table-cell table:number-columns-repeated="1022"/>
        </table:table-row>
        <table:table-row table:style-name="ro1">
          <table:table-cell table:style-name="ce98" office:value-type="string" calcext:value-type="string">
            <text:p>Q25</text:p>
          </table:table-cell>
          <table:table-cell table:style-name="ce98" office:value-type="string" calcext:value-type="string">
            <text:p>Cost allocation tags</text:p>
          </table:table-cell>
          <table:table-cell table:number-columns-repeated="1022"/>
        </table:table-row>
        <table:table-row table:style-name="ro1">
          <table:table-cell table:style-name="ce98" office:value-type="string" calcext:value-type="string">
            <text:p>Q26</text:p>
          </table:table-cell>
          <table:table-cell table:style-name="ce98" office:value-type="string" calcext:value-type="string">
            <text:p>Control Tower has the capability of setting “base templates” to create new accounts following the security team needs with the Control Tower Landing Zone</text:p>
          </table:table-cell>
          <table:table-cell table:number-columns-repeated="1022"/>
        </table:table-row>
        <table:table-row table:style-name="ro1">
          <table:table-cell table:style-name="ce98" office:value-type="string" calcext:value-type="string">
            <text:p>Q30</text:p>
          </table:table-cell>
          <table:table-cell table:style-name="ce98" office:value-type="string" calcext:value-type="string">
            <text:p>RDP (remote desktop) is like SSH but for Windows, port 3389</text:p>
          </table:table-cell>
          <table:table-cell table:number-columns-repeated="1022"/>
        </table:table-row>
        <table:table-row table:style-name="ro1">
          <table:table-cell table:style-name="ce98" office:value-type="string" calcext:value-type="string">
            <text:p>Q32</text:p>
          </table:table-cell>
          <table:table-cell table:style-name="ce98" office:value-type="string" calcext:value-type="string">
            <text:p>Amazon Data Lifecycle Manager (DLM) is used to automatize the process of creating, retaining and deleting EBS snapshots</text:p>
          </table:table-cell>
          <table:table-cell table:number-columns-repeated="1022"/>
        </table:table-row>
        <table:table-row table:style-name="ro1">
          <table:table-cell table:style-name="ce98" office:value-type="string" calcext:value-type="string">
            <text:p>Q33</text:p>
          </table:table-cell>
          <table:table-cell table:style-name="ce98" office:value-type="string" calcext:value-type="string">
            <text:p><text:s/>... and ... metrics are not directly available in CloudWatch, only through agents or custom metrics</text:p>
          </table:table-cell>
          <table:table-cell table:number-columns-repeated="1022"/>
        </table:table-row>
        <table:table-row table:style-name="ro1">
          <table:table-cell table:style-name="ce119" office:value-type="string" calcext:value-type="string">
            <text:p>Q36</text:p>
          </table:table-cell>
          <table:table-cell table:style-name="ce119" office:value-type="string" calcext:value-type="string">
            <text:p>When pointing a Route 53 record to a static website hosted on a S3 bucket, the S3 bucket name must be the same as the dns record name!</text:p>
          </table:table-cell>
          <table:table-cell table:number-columns-repeated="1022"/>
        </table:table-row>
        <table:table-row table:style-name="ro1">
          <table:table-cell table:style-name="ce98" office:value-type="string" calcext:value-type="string">
            <text:p>Q38</text:p>
          </table:table-cell>
          <table:table-cell table:style-name="ce98" office:value-type="string" calcext:value-type="string">
            <text:p>The max retention period in SQS is .. days (default ... days). Once the limit is reached, the message will be deleted. There is a 120,000 limit for the number of inflight messages for a standard queue and 20,000 for a FIFO queue. (14, 4)</text:p>
          </table:table-cell>
          <table:table-cell table:number-columns-repeated="1022"/>
        </table:table-row>
        <table:table-row table:style-name="ro1">
          <table:table-cell table:style-name="ce98" office:value-type="string" calcext:value-type="string">
            <text:p>Q42</text:p>
          </table:table-cell>
          <table:table-cell table:style-name="ce98" office:value-type="string" calcext:value-type="string">
            <text:p>DMS CDC – Change data capture for continuous database replication. When using S3 as a target, data will be written in the CSV format</text:p>
          </table:table-cell>
          <table:table-cell table:number-columns-repeated="1022"/>
        </table:table-row>
        <table:table-row table:style-name="ro1">
          <table:table-cell table:style-name="ce98" office:value-type="string" calcext:value-type="string">
            <text:p>Q44</text:p>
          </table:table-cell>
          <table:table-cell table:style-name="ce98" office:value-type="string" calcext:value-type="string">
            <text:p>Default ASG scaling cooldown is 300 secs</text:p>
          </table:table-cell>
          <table:table-cell table:number-columns-repeated="1022"/>
        </table:table-row>
        <table:table-row table:style-name="ro1">
          <table:table-cell table:style-name="ce162" office:value-type="string" calcext:value-type="string">
            <text:p>Q47</text:p>
          </table:table-cell>
          <table:table-cell table:style-name="ce162" office:value-type="string" calcext:value-type="string">
            <text:p>It’s possible to attach policies to VPC Endpoints to guarantee access to trusted resources</text:p>
          </table:table-cell>
          <table:table-cell table:number-columns-repeated="1022"/>
        </table:table-row>
        <table:table-row table:style-name="ro1">
          <table:table-cell table:style-name="ce98" office:value-type="string" calcext:value-type="string">
            <text:p>Q53</text:p>
          </table:table-cell>
          <table:table-cell table:style-name="ce98" office:value-type="string" calcext:value-type="string">
            <text:p>AWS STS is used to issue short-term token to provide access to AWS resources temporarily</text:p>
          </table:table-cell>
          <table:table-cell table:number-columns-repeated="1022"/>
        </table:table-row>
        <table:table-row table:style-name="ro1">
          <table:table-cell table:style-name="ce98" office:value-type="string" calcext:value-type="string">
            <text:p>Q60</text:p>
          </table:table-cell>
          <table:table-cell table:style-name="ce98" office:value-type="string" calcext:value-type="string">
            <text:p>Tape gateway can transfer directly to S3 Glacier</text:p>
          </table:table-cell>
          <table:table-cell table:number-columns-repeated="1022"/>
        </table:table-row>
        <table:table-row table:style-name="ro1">
          <table:table-cell table:style-name="ce98" office:value-type="string" calcext:value-type="string">
            <text:p>Q62</text:p>
          </table:table-cell>
          <table:table-cell table:style-name="ce98" office:value-type="string" calcext:value-type="string">
            <text:p>You can’t assign an EIP to a ALB</text:p>
          </table:table-cell>
          <table:table-cell table:number-columns-repeated="1022"/>
        </table:table-row>
        <table:table-row table:style-name="ro1" table:number-rows-repeated="1048449">
          <table:table-cell table:number-columns-repeated="1024"/>
        </table:table-row>
        <table:table-row table:style-name="ro15" table:number-rows-repeated="107">
          <table:table-cell table:number-columns-repeated="1024"/>
        </table:table-row>
        <table:table-row table:style-name="ro15">
          <table:table-cell table:number-columns-repeated="1024"/>
        </table:table-row>
      </table:table>
      <table:table table:name="JB3" table:style-name="ta1">
        <table:table-column table:style-name="co4" table:default-cell-style-name="ce158"/>
        <table:table-column table:style-name="co5" table:number-columns-repeated="1023" table:default-cell-style-name="ce158"/>
        <table:table-row table:style-name="ro1">
          <table:table-cell table:style-name="ce98" office:value-type="string" calcext:value-type="string">
            <text:p>Q12</text:p>
          </table:table-cell>
          <table:table-cell table:style-name="ce98" office:value-type="string" calcext:value-type="string">
            <text:p>It’s not possible to enable/disable hibernation after the instance has booted up. If we have created an instance without hibernation and need it, we should migrate our workload to a new instance and enable it when first-booting it</text:p>
          </table:table-cell>
          <table:table-cell table:number-columns-repeated="1022"/>
        </table:table-row>
        <table:table-row table:style-name="ro1">
          <table:table-cell table:style-name="ce98" office:value-type="string" calcext:value-type="string">
            <text:p>Q13</text:p>
          </table:table-cell>
          <table:table-cell table:style-name="ce98" office:value-type="string" calcext:value-type="string">
            <text:p>Amazon WorkDocs is a service like Google Drive, where we can upload files and documents to share with other users as needed</text:p>
          </table:table-cell>
          <table:table-cell table:number-columns-repeated="1022"/>
        </table:table-row>
        <table:table-row table:style-name="ro1">
          <table:table-cell table:style-name="ce98" office:value-type="string" calcext:value-type="string">
            <text:p>Q16</text:p>
          </table:table-cell>
          <table:table-cell table:style-name="ce98" office:value-type="string" calcext:value-type="string">
            <text:p>Pay attention to STOPPING an instance x TERMINATING it</text:p>
          </table:table-cell>
          <table:table-cell table:number-columns-repeated="1022"/>
        </table:table-row>
        <table:table-row table:style-name="ro1">
          <table:table-cell table:style-name="ce98" office:value-type="string" calcext:value-type="string">
            <text:p>Q33</text:p>
          </table:table-cell>
          <table:table-cell table:style-name="ce98" office:value-type="string" calcext:value-type="string">
            <text:p>We can use the CloudFormation Creation Policy when we need to wait for success signals (cfn-signal) before continuing the stack deployment</text:p>
          </table:table-cell>
          <table:table-cell table:number-columns-repeated="1022"/>
        </table:table-row>
        <table:table-row table:style-name="ro1">
          <table:table-cell table:style-name="ce110" office:value-type="string" calcext:value-type="string">
            <text:p>Q45</text:p>
          </table:table-cell>
          <table:table-cell table:style-name="ce110" office:value-type="string" calcext:value-type="string">
            <text:p>In S3, we can purchate Provisioned Retrieval Capacity to guarantee that we will always have the Expedited retrieval type available.</text:p>
          </table:table-cell>
          <table:table-cell table:number-columns-repeated="1022"/>
        </table:table-row>
        <table:table-row table:style-name="ro1">
          <table:table-cell table:style-name="ce110" office:value-type="string" calcext:value-type="string" table:number-columns-spanned="1" table:number-rows-spanned="2">
            <text:p>Q47</text:p>
          </table:table-cell>
          <table:table-cell table:style-name="ce110" office:value-type="string" calcext:value-type="string">
            <text:p>Every subnet that you create is automatically associated with the main route table for the VPC.</text:p>
          </table:table-cell>
          <table:table-cell table:number-columns-repeated="1022"/>
        </table:table-row>
        <table:table-row table:style-name="ro1">
          <table:covered-table-cell table:style-name="ce110"/>
          <table:table-cell table:style-name="ce110" office:value-type="string" calcext:value-type="string">
            <text:p>A subnet is known as a public subnet when its traffic is routed to an IGW</text:p>
          </table:table-cell>
          <table:table-cell table:number-columns-repeated="1022"/>
        </table:table-row>
        <table:table-row table:style-name="ro1">
          <table:table-cell table:style-name="ce119" office:value-type="string" calcext:value-type="string">
            <text:p>Q48</text:p>
          </table:table-cell>
          <table:table-cell table:style-name="ce119" office:value-type="string" calcext:value-type="string">
            <text:p>You are limited to running On-Demand Instances per your vCPU-based On-Demand Instance limit or purchasing 20 Reserved Instances. There’s also a limit of how many spot instance we can require per region</text:p>
          </table:table-cell>
          <table:table-cell table:number-columns-repeated="1022"/>
        </table:table-row>
        <table:table-row table:style-name="ro1">
          <table:table-cell table:style-name="ce98" office:value-type="string" calcext:value-type="string">
            <text:p>Q49</text:p>
          </table:table-cell>
          <table:table-cell table:style-name="ce98" office:value-type="string" calcext:value-type="string">
            <text:p>A Kinesis data stream stores records from 24 hours by default to a maximum of 8760 hours (365 days).</text:p>
          </table:table-cell>
          <table:table-cell table:number-columns-repeated="1022"/>
        </table:table-row>
        <table:table-row table:style-name="ro1">
          <table:table-cell table:style-name="ce98" office:value-type="string" calcext:value-type="string">
            <text:p>Q56</text:p>
          </table:table-cell>
          <table:table-cell table:style-name="ce98" office:value-type="string" calcext:value-type="string">
            <text:p>We can’t change an existing Aurora cluster to serverless. If we need serverless, we must migrate the data to another cluster that was created as serverless.</text:p>
          </table:table-cell>
          <table:table-cell table:number-columns-repeated="1022"/>
        </table:table-row>
        <table:table-row table:style-name="ro1">
          <table:table-cell table:style-name="ce98" office:value-type="string" calcext:value-type="string">
            <text:p>Q64</text:p>
          </table:table-cell>
          <table:table-cell table:style-name="ce98" office:value-type="string" calcext:value-type="string">
            <text:p>Active-active is when both resource are always UP</text:p>
            <text:p>Active-passive is when the passive resource waits for a failover on the primary resource</text:p>
          </table:table-cell>
          <table:table-cell table:number-columns-repeated="1022"/>
        </table:table-row>
        <table:table-row table:style-name="ro1" table:number-rows-repeated="1048438">
          <table:table-cell table:number-columns-repeated="1024"/>
        </table:table-row>
        <table:table-row table:style-name="ro15" table:number-rows-repeated="126">
          <table:table-cell table:number-columns-repeated="1024"/>
        </table:table-row>
        <table:table-row table:style-name="ro15">
          <table:table-cell table:number-columns-repeated="1024"/>
        </table:table-row>
      </table:table>
      <table:table table:name="JB4" table:style-name="ta1">
        <table:table-column table:style-name="co4" table:default-cell-style-name="ce158"/>
        <table:table-column table:style-name="co5" table:number-columns-repeated="1023" table:default-cell-style-name="ce158"/>
        <table:table-row table:style-name="ro1">
          <table:table-cell table:style-name="ce98" office:value-type="string" calcext:value-type="string">
            <text:p>Q8</text:p>
          </table:table-cell>
          <table:table-cell table:style-name="ce98" office:value-type="string" calcext:value-type="string">
            <text:p>RDS Enchanced Monitoring brings metrics on: RDS Child Processes, RDS Processes and OS Processes</text:p>
          </table:table-cell>
          <table:table-cell table:number-columns-repeated="1022"/>
        </table:table-row>
        <table:table-row table:style-name="ro1">
          <table:table-cell table:style-name="ce98" office:value-type="string" calcext:value-type="string">
            <text:p>Q9</text:p>
          </table:table-cell>
          <table:table-cell table:style-name="ce98" office:value-type="string" calcext:value-type="string">
            <text:p>ACM can generate public SSL/TLS certificates</text:p>
          </table:table-cell>
          <table:table-cell table:number-columns-repeated="1022"/>
        </table:table-row>
        <table:table-row table:style-name="ro1">
          <table:table-cell table:style-name="ce98" office:value-type="string" calcext:value-type="string">
            <text:p>Q11</text:p>
          </table:table-cell>
          <table:table-cell table:style-name="ce98" office:value-type="string" calcext:value-type="string">
            <text:p>We can use both ACM and IAM CERTIFICATE STORE to safely import our SSL certificates</text:p>
          </table:table-cell>
          <table:table-cell table:number-columns-repeated="1022"/>
        </table:table-row>
        <table:table-row table:style-name="ro1">
          <table:table-cell table:style-name="ce98" office:value-type="string" calcext:value-type="string">
            <text:p>Q15</text:p>
          </table:table-cell>
          <table:table-cell table:style-name="ce98" office:value-type="string" calcext:value-type="string">
            <text:p>AWS CloudTrail logs provide a record of actions taken by a user, role, or an AWS service in Amazon S3, while Amazon S3 server access logs provide detailed records for the requests that are made to an S3 bucket.</text:p>
          </table:table-cell>
          <table:table-cell table:number-columns-repeated="1022"/>
        </table:table-row>
        <table:table-row table:style-name="ro1">
          <table:table-cell table:style-name="ce163" office:value-type="string" calcext:value-type="string">
            <text:p>Q16</text:p>
          </table:table-cell>
          <table:table-cell table:style-name="ce163" office:value-type="string" calcext:value-type="string">
            <text:p>EBS volumes attached to stopped EC2 instances still incur charges</text:p>
          </table:table-cell>
          <table:table-cell table:number-columns-repeated="1022"/>
        </table:table-row>
        <table:table-row table:style-name="ro1">
          <table:table-cell table:style-name="ce98" office:value-type="string" calcext:value-type="string">
            <text:p>Q17</text:p>
          </table:table-cell>
          <table:table-cell table:style-name="ce98" office:value-type="string" calcext:value-type="string">
            <text:p>S3 Select is indeed SQL-like</text:p>
          </table:table-cell>
          <table:table-cell table:number-columns-repeated="1022"/>
        </table:table-row>
        <table:table-row table:style-name="ro1">
          <table:table-cell table:style-name="ce98" office:value-type="string" calcext:value-type="string">
            <text:p>Q18</text:p>
          </table:table-cell>
          <table:table-cell table:style-name="ce98" office:value-type="string" calcext:value-type="string">
            <text:p>EFA supports OS-bypass capabilities. OS-bypass enables HPC and machine learning applications to bypass the operating system kernel and communicate directly with the EFA device. ENA DOES NOT SUPPORT OS-BYPASS.</text:p>
          </table:table-cell>
          <table:table-cell table:number-columns-repeated="1022"/>
        </table:table-row>
        <table:table-row table:style-name="ro1">
          <table:table-cell table:style-name="ce98" office:value-type="string" calcext:value-type="string">
            <text:p>Q32</text:p>
          </table:table-cell>
          <table:table-cell table:style-name="ce98" office:value-type="string" calcext:value-type="string">
            <text:p>S3 encryption headers</text:p>
          </table:table-cell>
          <table:table-cell table:number-columns-repeated="1022"/>
        </table:table-row>
        <table:table-row table:style-name="ro1">
          <table:table-cell table:style-name="ce161" office:value-type="string" calcext:value-type="string">
            <text:p>Q35</text:p>
          </table:table-cell>
          <table:table-cell table:style-name="ce161" office:value-type="string" calcext:value-type="string">
            <text:p>EBS volume relation between QUEUE LENGTH, IOPS and VOLUME SIZE</text:p>
          </table:table-cell>
          <table:table-cell table:number-columns-repeated="1022"/>
        </table:table-row>
        <table:table-row table:style-name="ro1">
          <table:table-cell table:style-name="ce98" office:value-type="string" calcext:value-type="string">
            <text:p>Q37</text:p>
          </table:table-cell>
          <table:table-cell table:style-name="ce98" office:value-type="string" calcext:value-type="string">
            <text:p>ALB is indeed inside of a SUBNET, and consequently, inside of an AZ</text:p>
          </table:table-cell>
          <table:table-cell table:number-columns-repeated="1022"/>
        </table:table-row>
        <table:table-row table:style-name="ro1">
          <table:table-cell table:style-name="ce98" office:value-type="string" calcext:value-type="string">
            <text:p>Q42</text:p>
          </table:table-cell>
          <table:table-cell table:style-name="ce98" office:value-type="string" calcext:value-type="string">
            <text:p>We need to enable DNS HOSTNAME and DNS RESOLUTION so newly created EC2 instances get a public DNS</text:p>
          </table:table-cell>
          <table:table-cell table:number-columns-repeated="1022"/>
        </table:table-row>
        <table:table-row table:style-name="ro1">
          <table:table-cell table:style-name="ce98" office:value-type="string" calcext:value-type="string">
            <text:p>Q47</text:p>
          </table:table-cell>
          <table:table-cell table:style-name="ce98" office:value-type="string" calcext:value-type="string">
            <text:p>AWS Transit Gateway is a service that enables customers to connect their Amazon Virtual Private Clouds (VPCs) and their on-premises networks to a single gateway. 1 Transit Gateway per region.</text:p>
          </table:table-cell>
          <table:table-cell table:number-columns-repeated="1022"/>
        </table:table-row>
        <table:table-row table:style-name="ro1">
          <table:table-cell table:style-name="ce98" office:value-type="string" calcext:value-type="string">
            <text:p>Q49</text:p>
          </table:table-cell>
          <table:table-cell table:style-name="ce98" office:value-type="string" calcext:value-type="string">
            <text:p>AWS Application Migration Service (AWS MGN) is the primary migration service recommended for lift-and-shift migrations to AWS. </text:p>
          </table:table-cell>
          <table:table-cell table:number-columns-repeated="1022"/>
        </table:table-row>
        <table:table-row table:style-name="ro1">
          <table:table-cell table:style-name="ce98" office:value-type="string" calcext:value-type="string">
            <text:p>Q59</text:p>
          </table:table-cell>
          <table:table-cell table:style-name="ce98" office:value-type="string" calcext:value-type="string">
            <text:p>AWS License Manager for managing licenses</text:p>
          </table:table-cell>
          <table:table-cell table:number-columns-repeated="1022"/>
        </table:table-row>
        <table:table-row table:style-name="ro1">
          <table:table-cell table:style-name="ce98" office:value-type="string" calcext:value-type="string">
            <text:p>Q62</text:p>
          </table:table-cell>
          <table:table-cell table:style-name="ce98" office:value-type="string" calcext:value-type="string">
            <text:p>With SQS Standard, occacionaly, a message might be send twice. In FIFO queues, that doesn’t happen, because messages are sent EXACTLY ONCE. AWS SWF also guarantees that a message will be ONLY SENT ONCE!</text:p>
          </table:table-cell>
          <table:table-cell table:number-columns-repeated="1022"/>
        </table:table-row>
        <table:table-row table:style-name="ro1">
          <table:table-cell table:style-name="ce98" office:value-type="string" calcext:value-type="string">
            <text:p>Q63</text:p>
          </table:table-cell>
          <table:table-cell table:style-name="ce98" office:value-type="string" calcext:value-type="string">
            <text:p>RAID 0 is for STORAGE PERFORMANCE. As the RAID number grows, it starts to serve the purpose of DATA MIRRORING and REDUNDANCY.</text:p>
          </table:table-cell>
          <table:table-cell table:number-columns-repeated="1022"/>
        </table:table-row>
        <table:table-row table:style-name="ro1" table:number-rows-repeated="1048422">
          <table:table-cell table:number-columns-repeated="1024"/>
        </table:table-row>
        <table:table-row table:style-name="ro15" table:number-rows-repeated="137">
          <table:table-cell table:number-columns-repeated="1024"/>
        </table:table-row>
        <table:table-row table:style-name="ro15">
          <table:table-cell table:number-columns-repeated="1024"/>
        </table:table-row>
      </table:table>
      <table:table table:name="JB5" table:style-name="ta1">
        <table:table-column table:style-name="co4" table:default-cell-style-name="ce158"/>
        <table:table-column table:style-name="co5" table:number-columns-repeated="1023" table:default-cell-style-name="ce158"/>
        <table:table-row table:style-name="ro1">
          <table:table-cell table:style-name="ce98" office:value-type="string" calcext:value-type="string">
            <text:p>Q1</text:p>
          </table:table-cell>
          <table:table-cell table:style-name="ce98" office:value-type="string" calcext:value-type="string">
            <text:p>Stored volumes is when the whole dataset is stored on-premises, because we need low-latency access to the whole dataset. Snapshots are asynchronously backed up to AWS.</text:p>
            <text:p>Cached volumes is when the whole dataset is in S3, and we can retain a copy of the frequently-accessed data on-prem for low-latency access</text:p>
          </table:table-cell>
          <table:table-cell table:number-columns-repeated="1022"/>
        </table:table-row>
        <table:table-row table:style-name="ro1">
          <table:table-cell table:style-name="ce98" office:value-type="string" calcext:value-type="string">
            <text:p>Q3</text:p>
          </table:table-cell>
          <table:table-cell table:style-name="ce98" office:value-type="string" calcext:value-type="string">
            <text:p>The MAXIMUM retention period of a SQS queue is ... days. The default is ... days</text:p>
          </table:table-cell>
          <table:table-cell table:number-columns-repeated="1022"/>
        </table:table-row>
        <table:table-row table:style-name="ro1">
          <table:table-cell table:style-name="ce98" office:value-type="string" calcext:value-type="string">
            <text:p>Q15</text:p>
          </table:table-cell>
          <table:table-cell table:style-name="ce98" office:value-type="string" calcext:value-type="string">
            <text:p>If we try to log into the CloudHSM and mistake the admin password more than 2 times, it will be ZEROIZED. That means that all keys stored there will be lost.</text:p>
          </table:table-cell>
          <table:table-cell table:number-columns-repeated="1022"/>
        </table:table-row>
        <table:table-row table:style-name="ro17">
          <table:table-cell table:style-name="ce98" office:value-type="string" calcext:value-type="string">
            <text:p>Q20</text:p>
          </table:table-cell>
          <table:table-cell table:style-name="ce98" office:value-type="string" calcext:value-type="string">
            <text:p>When ASG scale-in operation is triggered, the following order is used by the ASG to determine which instance will be terminated:</text:p>
            <text:p>Instance from AZ with the highest number of instances</text:p>
            <text:p>Instance with the oldest launch configuration</text:p>
            <text:p>Instance closest to the next billing hour</text:p>
          </table:table-cell>
          <table:table-cell table:number-columns-repeated="1022"/>
        </table:table-row>
        <table:table-row table:style-name="ro1">
          <table:table-cell table:style-name="ce98" office:value-type="string" calcext:value-type="string">
            <text:p>Q26</text:p>
          </table:table-cell>
          <table:table-cell table:style-name="ce98" office:value-type="string" calcext:value-type="string">
            <text:p>IAM is a global service, so we don’t need to re-create an IAM role redundantly in different regions to reuse it. We can use the already-created one.</text:p>
          </table:table-cell>
          <table:table-cell table:number-columns-repeated="1022"/>
        </table:table-row>
        <table:table-row table:style-name="ro1">
          <table:table-cell table:style-name="ce163" office:value-type="string" calcext:value-type="string">
            <text:p>Q27</text:p>
          </table:table-cell>
          <table:table-cell table:style-name="ce163" office:value-type="string" calcext:value-type="string">
            <text:p>Concepts of Aurora when failing over</text:p>
          </table:table-cell>
          <table:table-cell table:number-columns-repeated="1022"/>
        </table:table-row>
        <table:table-row table:style-name="ro18">
          <table:table-cell table:style-name="ce119" office:value-type="string" calcext:value-type="string">
            <text:p>Q36</text:p>
          </table:table-cell>
          <table:table-cell table:style-name="ce119" office:value-type="string" calcext:value-type="string">
            <text:p>Elastic Load Balancing provides <text:span text:style-name="T3">access logs that capture detailed information about requests sent to your load balancer. </text:span>Each log contains information such as the time the request was received, the client's IP address, latencies, request paths, and server responses. Access logging is an optional feature of Elastic Load Balancing that is disabled by default. After you enable access logging for your load balancer, Elastic Load Balancing captures the logs and stores them in the Amazon S3 bucket that you specify as compressed files. You can disable access logging at any time.</text:p>
          </table:table-cell>
          <table:table-cell table:number-columns-repeated="1022"/>
        </table:table-row>
        <table:table-row table:style-name="ro1">
          <table:table-cell table:style-name="ce98" office:value-type="string" calcext:value-type="string">
            <text:p>Q42</text:p>
          </table:table-cell>
          <table:table-cell table:style-name="ce98" office:value-type="string" calcext:value-type="string">
            <text:p>AWS WorkSpaces</text:p>
          </table:table-cell>
          <table:table-cell table:number-columns-repeated="1022"/>
        </table:table-row>
        <table:table-row table:style-name="ro1">
          <table:table-cell table:style-name="ce119" office:value-type="string" calcext:value-type="string">
            <text:p>Q47</text:p>
          </table:table-cell>
          <table:table-cell table:style-name="ce119" office:value-type="string" calcext:value-type="string">
            <text:p>We need to wait at least 30 days to create a lifecycle policy to S3 standard IA and ONE ZONE IA. THis does not apply to glacer and intelligent tiering.</text:p>
          </table:table-cell>
          <table:table-cell table:number-columns-repeated="1022"/>
        </table:table-row>
        <table:table-row table:style-name="ro1">
          <table:table-cell table:style-name="ce98" office:value-type="string" calcext:value-type="string">
            <text:p>Q54</text:p>
          </table:table-cell>
          <table:table-cell table:style-name="ce98" office:value-type="string" calcext:value-type="string">
            <text:p>We can use Network Firewall to inspect ingress and egress traffic</text:p>
          </table:table-cell>
          <table:table-cell table:number-columns-repeated="1022"/>
        </table:table-row>
        <table:table-row table:style-name="ro1">
          <table:table-cell table:style-name="ce98" office:value-type="string" calcext:value-type="string">
            <text:p>Q56</text:p>
          </table:table-cell>
          <table:table-cell table:style-name="ce98" office:value-type="string" calcext:value-type="string">
            <text:p>In Storage GW – Cached Volumes, we store data IN S3 and retain a copy of frequently-accessed data on-premises.</text:p>
          </table:table-cell>
          <table:table-cell table:number-columns-repeated="1022"/>
        </table:table-row>
        <table:table-row table:style-name="ro1">
          <table:table-cell table:style-name="ce98" office:value-type="string" calcext:value-type="string">
            <text:p>Q57</text:p>
          </table:table-cell>
          <table:table-cell table:style-name="ce98" office:value-type="string" calcext:value-type="string">
            <text:p>CloudTrail logs are encrypted by default</text:p>
          </table:table-cell>
          <table:table-cell table:number-columns-repeated="1022"/>
        </table:table-row>
        <table:table-row table:style-name="ro1">
          <table:table-cell table:style-name="ce98" office:value-type="string" calcext:value-type="string">
            <text:p>Q59</text:p>
          </table:table-cell>
          <table:table-cell table:style-name="ce98" office:value-type="string" calcext:value-type="string">
            <text:p>We can keep using EBS volumes normally when a snapshot is happening</text:p>
          </table:table-cell>
          <table:table-cell table:number-columns-repeated="1022"/>
        </table:table-row>
        <table:table-row table:style-name="ro1">
          <table:table-cell table:style-name="ce98" office:value-type="string" calcext:value-type="string" table:number-columns-spanned="1" table:number-rows-spanned="2">
            <text:p>Q62</text:p>
          </table:table-cell>
          <table:table-cell table:style-name="ce98" office:value-type="string" calcext:value-type="string">
            <text:p>ASG lifecycle hooks let you create solutions that are aware of events in the Auto Scaling instance lifecycle, and then perform a custom action on instances when the corresponding lifecycle event occurs. An example is when scale-in is triggered, and we can use hooks to stop it from terminating to download the logs and send them to somewhere else.</text:p>
          </table:table-cell>
          <table:table-cell table:number-columns-repeated="1022"/>
        </table:table-row>
        <table:table-row table:style-name="ro1">
          <table:covered-table-cell table:style-name="ce164"/>
          <table:table-cell table:style-name="ce164" office:value-type="string" calcext:value-type="string">
            <text:p>Basically, we can “pause” an instance state terminating, for example, and download its logs. Or, if scale-out happened, we can pause it before it goes to the InService status to attach an elastic IP to it.</text:p>
          </table:table-cell>
          <table:table-cell table:number-columns-repeated="1022"/>
        </table:table-row>
        <table:table-row table:style-name="ro1" table:number-rows-repeated="1048407">
          <table:table-cell table:number-columns-repeated="1024"/>
        </table:table-row>
        <table:table-row table:style-name="ro15" table:number-rows-repeated="153">
          <table:table-cell table:number-columns-repeated="1024"/>
        </table:table-row>
        <table:table-row table:style-name="ro15">
          <table:table-cell table:number-columns-repeated="1024"/>
        </table:table-row>
      </table:table>
      <table:table table:name="JB6" table:style-name="ta1">
        <table:table-column table:style-name="co4" table:default-cell-style-name="ce158"/>
        <table:table-column table:style-name="co5" table:number-columns-repeated="1023" table:default-cell-style-name="ce158"/>
        <table:table-row table:style-name="ro1">
          <table:table-cell table:style-name="ce98" office:value-type="string" calcext:value-type="string">
            <text:p>Q13</text:p>
          </table:table-cell>
          <table:table-cell table:style-name="ce98" office:value-type="string" calcext:value-type="string">
            <text:p>Instance types, like storage-optimized, memory-optimized, etc..</text:p>
          </table:table-cell>
          <table:table-cell table:number-columns-repeated="1022"/>
        </table:table-row>
        <table:table-row table:style-name="ro1">
          <table:table-cell table:style-name="ce98" office:value-type="string" calcext:value-type="string">
            <text:p>Q17</text:p>
          </table:table-cell>
          <table:table-cell table:style-name="ce98" office:value-type="string" calcext:value-type="string">
            <text:p>When the user session is shared among the instances, Sticky-sessions is not a good option</text:p>
          </table:table-cell>
          <table:table-cell table:number-columns-repeated="1022"/>
        </table:table-row>
        <table:table-row table:style-name="ro1">
          <table:table-cell table:style-name="ce98" office:value-type="string" calcext:value-type="string">
            <text:p>Q21</text:p>
          </table:table-cell>
          <table:table-cell table:style-name="ce98" office:value-type="string" calcext:value-type="string">
            <text:p>Remote Desktop = RDP, which listens on port 3389</text:p>
          </table:table-cell>
          <table:table-cell table:number-columns-repeated="1022"/>
        </table:table-row>
        <table:table-row table:style-name="ro1">
          <table:table-cell table:style-name="ce98" office:value-type="string" calcext:value-type="string">
            <text:p>Q22</text:p>
          </table:table-cell>
          <table:table-cell table:style-name="ce98" office:value-type="string" calcext:value-type="string">
            <text:p>Storage GW S3 File Gateway supports NFS and SMB</text:p>
          </table:table-cell>
          <table:table-cell table:number-columns-repeated="1022"/>
        </table:table-row>
        <table:table-row table:style-name="ro1">
          <table:table-cell table:style-name="ce163" office:value-type="string" calcext:value-type="string">
            <text:p>Q23</text:p>
          </table:table-cell>
          <table:table-cell table:style-name="ce163" office:value-type="string" calcext:value-type="string">
            <text:p>Cache-Control max-age in CloudFront is the parameter that defines for how long an information in CloudFront will stay in cache</text:p>
          </table:table-cell>
          <table:table-cell table:number-columns-repeated="1022"/>
        </table:table-row>
        <table:table-row table:style-name="ro1">
          <table:table-cell table:style-name="ce119" office:value-type="string" calcext:value-type="string">
            <text:p>Q25</text:p>
          </table:table-cell>
          <table:table-cell table:style-name="ce119" office:value-type="string" calcext:value-type="string">
            <text:p>Placement Groups insufficient capacity error can show up when the group was launched originally with X instances and we try to add more instances to it after some time. To solve it, simply restart all instances in the placement-group</text:p>
          </table:table-cell>
          <table:table-cell table:number-columns-repeated="1022"/>
        </table:table-row>
        <table:table-row table:style-name="ro1">
          <table:table-cell table:style-name="ce119" office:value-type="string" calcext:value-type="string">
            <text:p>Q29</text:p>
          </table:table-cell>
          <table:table-cell table:style-name="ce119" office:value-type="string" calcext:value-type="string">
            <text:p>By default, an S3 object is owned by the AWS account that uploaded it even though the bucket is owned by another account. To get full access to the object, the object owner must explicitly grant the bucket owner access. You can create a bucket policy to require external users to grant bucket-owner-full-control when uploading objects so the bucket owner can have full access to the objects.</text:p>
          </table:table-cell>
          <table:table-cell table:number-columns-repeated="1022"/>
        </table:table-row>
        <table:table-row table:style-name="ro1">
          <table:table-cell table:style-name="ce163" office:value-type="string" calcext:value-type="string">
            <text:p>Q31</text:p>
          </table:table-cell>
          <table:table-cell table:style-name="ce163" office:value-type="string" calcext:value-type="string">
            <text:p>For EBS Volumes and Snapshots, we can enable the Encryption by default feature. This will force encryption for new EBS volumes and snapshots that we create IN A REGION. This is a REGION-LEVEL feature.</text:p>
          </table:table-cell>
          <table:table-cell table:number-columns-repeated="1022"/>
        </table:table-row>
        <table:table-row table:style-name="ro19">
          <table:table-cell table:style-name="ce98" office:value-type="string" calcext:value-type="string">
            <text:p>Q32</text:p>
          </table:table-cell>
          <table:table-cell table:style-name="ce98" office:value-type="string" calcext:value-type="string">
            <text:p>The following scaling metrics are available in ECS:</text:p>
            <text:p>ECSServiceAverageCPUUtilization</text:p>
            <text:p>ECSServiceAverageMemoryUtilization</text:p>
            <text:p>ALBRequestCountPerTarget</text:p>
          </table:table-cell>
          <table:table-cell table:number-columns-repeated="1022"/>
        </table:table-row>
        <table:table-row table:style-name="ro1">
          <table:table-cell table:style-name="ce98" office:value-type="string" calcext:value-type="string">
            <text:p>Q41</text:p>
          </table:table-cell>
          <table:table-cell table:style-name="ce98" office:value-type="string" calcext:value-type="string">
            <text:p>In a CloudFormation template, only the Resources parameter is required.</text:p>
          </table:table-cell>
          <table:table-cell table:number-columns-repeated="1022"/>
        </table:table-row>
        <table:table-row table:style-name="ro1">
          <table:table-cell table:style-name="ce119" office:value-type="string" calcext:value-type="string">
            <text:p>Q45</text:p>
          </table:table-cell>
          <table:table-cell table:style-name="ce119" office:value-type="string" calcext:value-type="string">
            <text:p>ALB path conditions</text:p>
          </table:table-cell>
          <table:table-cell table:number-columns-repeated="1022"/>
        </table:table-row>
        <table:table-row table:style-name="ro1">
          <table:table-cell table:style-name="ce163" office:value-type="string" calcext:value-type="string">
            <text:p>Q61</text:p>
          </table:table-cell>
          <table:table-cell table:style-name="ce163" office:value-type="string" calcext:value-type="string">
            <text:p>Read replication latency of less than 1 second is only possible if you would use Amazon Aurora replicas.</text:p>
          </table:table-cell>
          <table:table-cell table:number-columns-repeated="1022"/>
        </table:table-row>
        <table:table-row table:style-name="ro1">
          <table:table-cell table:style-name="ce163" office:value-type="string" calcext:value-type="string">
            <text:p>Q65</text:p>
          </table:table-cell>
          <table:table-cell table:style-name="ce163" office:value-type="string" calcext:value-type="string">
            <text:p>S3 Standard has NO minimum storage duration. That means, if an object needs to be stored for like, only 12 hours, we can use this storage class. Other storage classes have 30 days or more as a minimum duration. PLease consult the docs</text:p>
          </table:table-cell>
          <table:table-cell table:number-columns-repeated="1022"/>
        </table:table-row>
        <table:table-row table:style-name="ro1" table:number-rows-repeated="1048395">
          <table:table-cell table:number-columns-repeated="1024"/>
        </table:table-row>
        <table:table-row table:style-name="ro15" table:number-rows-repeated="167">
          <table:table-cell table:number-columns-repeated="1024"/>
        </table:table-row>
        <table:table-row table:style-name="ro15">
          <table:table-cell table:number-columns-repeated="1024"/>
        </table:table-row>
      </table:table>
      <table:table table:name="More annotations" table:style-name="ta1">
        <table:table-column table:style-name="co6" table:default-cell-style-name="ce167"/>
        <table:table-column table:style-name="co7" table:default-cell-style-name="ce167"/>
        <table:table-column table:style-name="co3" table:number-columns-repeated="1022" table:default-cell-style-name="ce167"/>
        <table:table-row table:style-name="ro1">
          <table:table-cell table:style-name="ce165" office:value-type="string" calcext:value-type="string">
            <text:p>AWS IoT Greengrass </text:p>
          </table:table-cell>
          <table:table-cell table:style-name="ce165" office:value-type="string" calcext:value-type="string">
            <text:p>Used to run EC2 instances and Lambda functions on snow devices</text:p>
          </table:table-cell>
          <table:table-cell table:number-columns-repeated="1022"/>
        </table:table-row>
        <table:table-row table:style-name="ro1">
          <table:table-cell table:style-name="ce165" office:value-type="string" calcext:value-type="string">
            <text:p>Can we assign an EIP to an ALB?</text:p>
          </table:table-cell>
          <table:table-cell table:style-name="ce165" office:value-type="string" calcext:value-type="string">
            <text:p>No. To make the ALB have an fixed IP, use NLB in front of it, or G.A</text:p>
          </table:table-cell>
          <table:table-cell table:number-columns-repeated="1022"/>
        </table:table-row>
        <table:table-row table:style-name="ro1">
          <table:table-cell table:style-name="ce165" office:value-type="string" calcext:value-type="string">
            <text:p>Which encryption type is enabled by default in S3?</text:p>
          </table:table-cell>
          <table:table-cell table:style-name="ce165" office:value-type="string" calcext:value-type="string">
            <text:p>SSE-S3</text:p>
          </table:table-cell>
          <table:table-cell table:number-columns-repeated="1022"/>
        </table:table-row>
        <table:table-row table:style-name="ro1">
          <table:table-cell table:style-name="ce166" office:value-type="string" calcext:value-type="string">
            <text:p>HTTPS is mandatory for SSE-C</text:p>
          </table:table-cell>
          <table:table-cell table:style-name="ce166" office:value-type="string" calcext:value-type="string">
            <text:p>Yes!</text:p>
          </table:table-cell>
          <table:table-cell table:number-columns-repeated="1022"/>
        </table:table-row>
        <table:table-row table:style-name="ro20">
          <table:table-cell table:style-name="ce165" office:value-type="string" calcext:value-type="string">
            <text:p><text:s/>We can apply bucket policies to force encryption with the desired header depending on the wanted encryption type</text:p>
          </table:table-cell>
          <table:table-cell table:style-name="ce165" office:value-type="string" calcext:value-type="string">
            <text:p>Yes!</text:p>
          </table:table-cell>
          <table:table-cell table:number-columns-repeated="1022"/>
        </table:table-row>
        <table:table-row table:style-name="ro21">
          <table:table-cell table:style-name="ce165" office:value-type="string" calcext:value-type="string">
            <text:p>In SS3-C, the client GIVES a key to AWS which is then discarted by S3 afterwards</text:p>
          </table:table-cell>
          <table:table-cell table:style-name="ce165" office:value-type="string" calcext:value-type="string">
            <text:p>Yes!</text:p>
          </table:table-cell>
          <table:table-cell table:number-columns-repeated="1022"/>
        </table:table-row>
        <table:table-row table:style-name="ro22">
          <table:table-cell table:style-name="ce165" office:value-type="string" calcext:value-type="string">
            <text:p>Can Fsx for Windows File Server be mounted on Linux?</text:p>
          </table:table-cell>
          <table:table-cell table:style-name="ce165" office:value-type="string" calcext:value-type="string">
            <text:p>Yes!</text:p>
          </table:table-cell>
          <table:table-cell table:number-columns-repeated="1022"/>
        </table:table-row>
        <table:table-row table:style-name="ro23">
          <table:table-cell table:style-name="ce166" office:value-type="string" calcext:value-type="string">
            <text:p>Fsx for Luster can read S3 as a filesystem and also write on it as a filesystem</text:p>
          </table:table-cell>
          <table:table-cell table:style-name="ce166" office:value-type="string" calcext:value-type="string">
            <text:p>Yes!</text:p>
          </table:table-cell>
          <table:table-cell table:number-columns-repeated="1022"/>
        </table:table-row>
        <table:table-row table:style-name="ro24">
          <table:table-cell table:style-name="ce165" office:value-type="string" calcext:value-type="string">
            <text:p>Fsx for Netapp ontap and OpenZFS have point in time instantaneous cloning to test workloads</text:p>
          </table:table-cell>
          <table:table-cell table:style-name="ce165" office:value-type="string" calcext:value-type="string">
            <text:p>Yes!</text:p>
          </table:table-cell>
          <table:table-cell table:number-columns-repeated="1022"/>
        </table:table-row>
        <table:table-row table:style-name="ro1">
          <table:table-cell table:style-name="ce166" office:value-type="string" calcext:value-type="string">
            <text:p>Transfer Family transfer for S3 and EFS</text:p>
          </table:table-cell>
          <table:table-cell table:style-name="ce166" office:value-type="string" calcext:value-type="string">
            <text:p>Yes!</text:p>
          </table:table-cell>
          <table:table-cell table:number-columns-repeated="1022"/>
        </table:table-row>
        <table:table-row table:style-name="ro1">
          <table:table-cell table:style-name="ce165" office:value-type="string" calcext:value-type="string">
            <text:p>We can use <text:a xlink:href="mailto:Lambda@Edge" xlink:type="simple">Lambda@Edge</text:a> to perform dynamic computation and reduce network costs</text:p>
          </table:table-cell>
          <table:table-cell table:style-name="ce165" office:value-type="string" calcext:value-type="string">
            <text:p>Yes!</text:p>
          </table:table-cell>
          <table:table-cell table:number-columns-repeated="1022"/>
        </table:table-row>
        <table:table-row table:style-name="ro5">
          <table:table-cell table:style-name="ce165" office:value-type="string" calcext:value-type="string">
            <text:p>RDS can only be encrypted when it’s first booted, just like Aurora Serverless and EC2 Hibernation. However, we can easily create an encrypted RDS out of an unencrypted one with snapshot and restore, encrypting the snapshot.</text:p>
          </table:table-cell>
          <table:table-cell table:style-name="ce165" office:value-type="string" calcext:value-type="string">
            <text:p>Yes!</text:p>
          </table:table-cell>
          <table:table-cell table:number-columns-repeated="1022"/>
        </table:table-row>
        <table:table-row table:style-name="ro14">
          <table:table-cell table:style-name="ce165" office:value-type="string" calcext:value-type="string">
            <text:p>We can use ASG lifecycle hook to “pause” an instance as soon as it enters the Terminating status after a scale-in has been triggered. Then, we can download its data and logs before it gets terminated. The same works for when an instance is booting up for the first time. LIfecycle hooks are simply a way of pausing a state transition in ASG</text:p>
          </table:table-cell>
          <table:table-cell table:style-name="ce165" office:value-type="string" calcext:value-type="string">
            <text:p>Yes!</text:p>
          </table:table-cell>
          <table:table-cell table:number-columns-repeated="1022"/>
        </table:table-row>
        <table:table-row table:style-name="ro1">
          <table:table-cell table:style-name="ce165" office:value-type="string" calcext:value-type="string">
            <text:p>We buy Reserved Instances “reserving” instance type, AZ, tenancy and OS. Convertible have more flexibility, however, only Standard RI can be sold at the marketplace.</text:p>
          </table:table-cell>
          <table:table-cell table:style-name="ce165" office:value-type="string" calcext:value-type="string">
            <text:p>Yes!</text:p>
          </table:table-cell>
          <table:table-cell table:number-columns-repeated="1022"/>
        </table:table-row>
        <table:table-row table:style-name="ro1">
          <table:table-cell table:style-name="ce165" office:value-type="string" calcext:value-type="string">
            <text:p>For Savings Plans, we commit outselves to an usage, like CPU usage or money spent.</text:p>
          </table:table-cell>
          <table:table-cell table:style-name="ce165" office:value-type="string" calcext:value-type="string">
            <text:p>Yes!</text:p>
          </table:table-cell>
          <table:table-cell table:number-columns-repeated="1022"/>
        </table:table-row>
        <table:table-row table:style-name="ro1">
          <table:table-cell table:style-name="ce165" office:value-type="string" calcext:value-type="string">
            <text:p>Storage Optimized is for DB, or workloads with a lot of I/O. Memory optimized is for workloads that need to be processed in the RAM.</text:p>
          </table:table-cell>
          <table:table-cell table:style-name="ce165" office:value-type="string" calcext:value-type="string">
            <text:p>Yes!</text:p>
          </table:table-cell>
          <table:table-cell table:number-columns-repeated="1022"/>
        </table:table-row>
        <table:table-row table:style-name="ro1">
          <table:table-cell table:style-name="ce165" office:value-type="string" calcext:value-type="string">
            <text:p>EC2 Detailed monitoring brings more frequent metrics to CloudWatch</text:p>
          </table:table-cell>
          <table:table-cell table:style-name="ce165" office:value-type="string" calcext:value-type="string">
            <text:p>Yes!</text:p>
          </table:table-cell>
          <table:table-cell table:number-columns-repeated="1022"/>
        </table:table-row>
        <table:table-row table:style-name="ro1">
          <table:table-cell table:style-name="ce165" office:value-type="string" calcext:value-type="string">
            <text:p>There’s no minimum storage duration for S3 Standard and Intelligent Tiering. The IA classes have a minimum of … days, Glacier … days and Glacier D.A of … days</text:p>
          </table:table-cell>
          <table:table-cell table:style-name="ce165" office:value-type="string" calcext:value-type="string">
            <text:p>30, 90, 180</text:p>
          </table:table-cell>
          <table:table-cell table:number-columns-repeated="1022"/>
        </table:table-row>
        <table:table-row table:style-name="ro1" table:number-rows-repeated="1048557">
          <table:table-cell table:number-columns-repeated="1024"/>
        </table:table-row>
        <table:table-row table:style-name="ro1">
          <table:table-cell table:number-columns-repeated="1024"/>
        </table:table-row>
      </table:table>
      <table:table table:name="Demais serviços no edital" table:style-name="ta1">
        <table:table-column table:style-name="co6" table:default-cell-style-name="ce167"/>
        <table:table-column table:style-name="co8" table:default-cell-style-name="ce167"/>
        <table:table-column table:style-name="co3" table:number-columns-repeated="1022" table:default-cell-style-name="ce167"/>
        <table:table-row table:style-name="ro5">
          <table:table-cell table:style-name="ce165" office:value-type="string" calcext:value-type="string">
            <text:p>AWS Data Exchange</text:p>
          </table:table-cell>
          <table:table-cell table:style-name="ce165" office:value-type="string" calcext:value-type="string">
            <text:p>Service used to host many datasets for analytics purpose and to facilitate the communication between the data-provider and the data-consumer, since the consumer can use even AWS services to run the desired analytics</text:p>
          </table:table-cell>
          <table:table-cell table:number-columns-repeated="1022"/>
        </table:table-row>
        <table:table-row table:style-name="ro1">
          <table:table-cell table:style-name="ce165" office:value-type="string" calcext:value-type="string">
            <text:p>AWS Data Pipeline</text:p>
          </table:table-cell>
          <table:table-cell table:style-name="ce165" office:value-type="string" calcext:value-type="string">
            <text:p>Allows us to move data at regular intervals between on-prem and AWS storage services</text:p>
          </table:table-cell>
          <table:table-cell table:number-columns-repeated="1022"/>
        </table:table-row>
        <table:table-row table:style-name="ro1">
          <table:table-cell table:style-name="ce165" office:value-type="string" calcext:value-type="string">
            <text:p>AWS Cost and Usage Report</text:p>
          </table:table-cell>
          <table:table-cell table:style-name="ce165" office:value-type="string" calcext:value-type="string">
            <text:p>It gives a higher range of analysis when compared to Cost Explorer, since Cost Explorer is only for 12 months prior</text:p>
          </table:table-cell>
          <table:table-cell table:number-columns-repeated="1022"/>
        </table:table-row>
        <table:table-row table:style-name="ro1">
          <table:table-cell table:style-name="ce165" office:value-type="string" calcext:value-type="string">
            <text:p>AWS Outposts</text:p>
          </table:table-cell>
          <table:table-cell table:style-name="ce165" office:value-type="string" calcext:value-type="string">
            <text:p>Run AWS infrastructure on-prem</text:p>
          </table:table-cell>
          <table:table-cell table:number-columns-repeated="1022"/>
        </table:table-row>
        <table:table-row table:style-name="ro1">
          <table:table-cell table:style-name="ce165" office:value-type="string" calcext:value-type="string">
            <text:p>AWS Serverless Application Repository</text:p>
          </table:table-cell>
          <table:table-cell table:style-name="ce165" office:value-type="string" calcext:value-type="string">
            <text:p>It’s a repository for serverless solutions in AWS</text:p>
          </table:table-cell>
          <table:table-cell table:number-columns-repeated="1022"/>
        </table:table-row>
        <table:table-row table:style-name="ro1">
          <table:table-cell table:style-name="ce165" office:value-type="string" calcext:value-type="string">
            <text:p>Amazon EKS Distro</text:p>
          </table:table-cell>
          <table:table-cell table:style-name="ce165" office:value-type="string" calcext:value-type="string">
            <text:p>It a open-source Kubernetes distribution maintened by AWS</text:p>
          </table:table-cell>
          <table:table-cell table:number-columns-repeated="1022"/>
        </table:table-row>
        <table:table-row table:style-name="ro4">
          <table:table-cell table:style-name="ce165" office:value-type="string" calcext:value-type="string">
            <text:p>AWS X-Ray</text:p>
          </table:table-cell>
          <table:table-cell table:style-name="ce165" office:value-type="string" calcext:value-type="string">
            <text:p>It’s a service map, that maps requests made in our infrastructure. We can trace reqests, which services they passed through, services that receive more requests, etc, all that in a visualizable map.</text:p>
          </table:table-cell>
          <table:table-cell table:number-columns-repeated="1022"/>
        </table:table-row>
        <table:table-row table:style-name="ro1">
          <table:table-cell table:style-name="ce165" office:value-type="string" calcext:value-type="string">
            <text:p>Amazon Pinpoint</text:p>
          </table:table-cell>
          <table:table-cell table:style-name="ce165" office:value-type="string" calcext:value-type="string">
            <text:p>É uma forma de mandar SMS com mais personalizações que o SNS</text:p>
          </table:table-cell>
          <table:table-cell table:number-columns-repeated="1022"/>
        </table:table-row>
        <table:table-row table:style-name="ro1">
          <table:table-cell table:style-name="ce165" office:value-type="string" calcext:value-type="string">
            <text:p>AWS Amplify</text:p>
          </table:table-cell>
          <table:table-cell table:style-name="ce165" office:value-type="string" calcext:value-type="string">
            <text:p>Backend-as-a-service, where frontend and mobile developers can easily manage authentication, database and more backend-ish tasks</text:p>
          </table:table-cell>
          <table:table-cell table:number-columns-repeated="1022"/>
        </table:table-row>
        <table:table-row table:style-name="ro1">
          <table:table-cell table:style-name="ce166" office:value-type="string" calcext:value-type="string">
            <text:p><text:s/>AWS Application Discovery Service</text:p>
          </table:table-cell>
          <table:table-cell table:style-name="ce166" office:value-type="string" calcext:value-type="string">
            <text:p>We install the agent on-prem, and it maps our application and infrastructure, and sends this data to ADS so we can better plan a migration to AWS</text:p>
          </table:table-cell>
          <table:table-cell table:number-columns-repeated="1022"/>
        </table:table-row>
        <table:table-row table:style-name="ro25">
          <table:table-cell table:style-name="ce165" office:value-type="string" calcext:value-type="string">
            <text:p>AWS Application Migration Service (CloudEndure Migration)</text:p>
          </table:table-cell>
          <table:table-cell table:style-name="ce165" office:value-type="string" calcext:value-type="string">
            <text:p>We install an agent on-prem and it replicates our data to a “staging” server. After we test the staging server and check that everything is OK, we can perform a “cutover” and launch the original instance with the application. The key word for this service is LIFT AND SHIFT MIGRATION</text:p>
          </table:table-cell>
          <table:table-cell table:number-columns-repeated="1022"/>
        </table:table-row>
        <table:table-row table:style-name="ro1">
          <table:table-cell table:style-name="ce165" office:value-type="string" calcext:value-type="string">
            <text:p><text:s/>AWS Server Migration Service (AWS SMS)</text:p>
          </table:table-cell>
          <table:table-cell table:style-name="ce165" office:value-type="string" calcext:value-type="string">
            <text:p>Continuous replication of on-prem or Azure to AWS servers</text:p>
          </table:table-cell>
          <table:table-cell table:number-columns-repeated="1022"/>
        </table:table-row>
        <table:table-row table:style-name="ro1">
          <table:table-cell table:style-name="ce165" office:value-type="string" calcext:value-type="string">
            <text:p>AWS Artifact </text:p>
          </table:table-cell>
          <table:table-cell table:style-name="ce168" office:value-type="string" calcext:value-type="string">
            <text:p>3rd party reports confirming that AWS follows compliance rules</text:p>
          </table:table-cell>
          <table:table-cell table:number-columns-repeated="1022"/>
        </table:table-row>
        <table:table-row table:style-name="ro1">
          <table:table-cell table:style-name="ce165" office:value-type="string" calcext:value-type="string">
            <text:p>AWS Audit Manager </text:p>
          </table:table-cell>
          <table:table-cell table:style-name="ce165" office:value-type="string" calcext:value-type="string">
            <text:p>We define rules to set what needs to be compliant and how, to generate a auditor-friendly report in the end</text:p>
          </table:table-cell>
          <table:table-cell table:number-columns-repeated="1022"/>
        </table:table-row>
        <table:table-row table:style-name="ro1">
          <table:table-cell table:style-name="ce165" office:value-type="string" calcext:value-type="string">
            <text:p>AWS Resource Access Manager (AWS RAM) </text:p>
          </table:table-cell>
          <table:table-cell table:style-name="ce165" office:value-type="string" calcext:value-type="string">
            <text:p>VPC Sharing to share Subnets in organizations</text:p>
          </table:table-cell>
          <table:table-cell table:number-columns-repeated="1022"/>
        </table:table-row>
        <table:table-row table:style-name="ro1" table:number-rows-repeated="1048543">
          <table:table-cell table:number-columns-repeated="1024"/>
        </table:table-row>
        <table:table-row table:style-name="ro15" table:number-rows-repeated="17">
          <table:table-cell table:number-columns-repeated="1024"/>
        </table:table-row>
        <table:table-row table:style-name="ro15">
          <table:table-cell table:number-columns-repeated="1024"/>
        </table:table-row>
      </table:table>
      <table:table table:name="FIll the blanks" table:style-name="ta1">
        <table:table-column table:style-name="co6" table:default-cell-style-name="ce167"/>
        <table:table-column table:style-name="co8" table:default-cell-style-name="ce167"/>
        <table:table-column table:style-name="co3" table:number-columns-repeated="1022" table:default-cell-style-name="ce167"/>
        <table:table-row table:style-name="ro1">
          <table:table-cell table:style-name="ce169" office:value-type="string" calcext:value-type="string" table:number-columns-spanned="2" table:number-rows-spanned="1">
            <text:p>Can transfer directly to Glacier?</text:p>
          </table:table-cell>
          <table:covered-table-cell table:style-name="ce171"/>
          <table:table-cell table:number-columns-repeated="1022"/>
        </table:table-row>
        <table:table-row table:style-name="ro1">
          <table:table-cell table:style-name="ce165" office:value-type="string" calcext:value-type="string">
            <text:p>DataSync</text:p>
          </table:table-cell>
          <table:table-cell table:style-name="ce165" office:value-type="string" calcext:value-type="string">
            <text:p>Yes</text:p>
          </table:table-cell>
          <table:table-cell table:number-columns-repeated="1022"/>
        </table:table-row>
        <table:table-row table:style-name="ro1">
          <table:table-cell table:style-name="ce165" office:value-type="string" calcext:value-type="string">
            <text:p>Snowcone</text:p>
          </table:table-cell>
          <table:table-cell table:style-name="ce165" office:value-type="string" calcext:value-type="string">
            <text:p>Yes</text:p>
          </table:table-cell>
          <table:table-cell table:number-columns-repeated="1022"/>
        </table:table-row>
        <table:table-row table:style-name="ro1">
          <table:table-cell table:style-name="ce165" office:value-type="string" calcext:value-type="string">
            <text:p>Snowball</text:p>
          </table:table-cell>
          <table:table-cell table:style-name="ce165" office:value-type="string" calcext:value-type="string">
            <text:p>No</text:p>
          </table:table-cell>
          <table:table-cell table:number-columns-repeated="1022"/>
        </table:table-row>
        <table:table-row table:style-name="ro1">
          <table:table-cell table:style-name="ce165" office:value-type="string" calcext:value-type="string">
            <text:p>Snowmobile</text:p>
          </table:table-cell>
          <table:table-cell table:style-name="ce165" office:value-type="string" calcext:value-type="string">
            <text:p>Yes</text:p>
          </table:table-cell>
          <table:table-cell table:number-columns-repeated="1022"/>
        </table:table-row>
        <table:table-row table:style-name="ro1">
          <table:table-cell table:style-name="ce165" office:value-type="string" calcext:value-type="string">
            <text:p>S3 File Gateway</text:p>
          </table:table-cell>
          <table:table-cell table:style-name="ce165" office:value-type="string" calcext:value-type="string">
            <text:p>No</text:p>
          </table:table-cell>
          <table:table-cell table:number-columns-repeated="1022"/>
        </table:table-row>
        <table:table-row table:style-name="ro1">
          <table:table-cell table:style-name="ce165" office:value-type="string" calcext:value-type="string">
            <text:p>FSX File Gateway</text:p>
          </table:table-cell>
          <table:table-cell table:style-name="ce165" office:value-type="string" calcext:value-type="string">
            <text:p>No</text:p>
          </table:table-cell>
          <table:table-cell table:number-columns-repeated="1022"/>
        </table:table-row>
        <table:table-row table:style-name="ro1">
          <table:table-cell table:style-name="ce165" office:value-type="string" calcext:value-type="string">
            <text:p>Volume Gateway</text:p>
          </table:table-cell>
          <table:table-cell table:style-name="ce165" office:value-type="string" calcext:value-type="string">
            <text:p>Yes</text:p>
          </table:table-cell>
          <table:table-cell table:number-columns-repeated="1022"/>
        </table:table-row>
        <table:table-row table:style-name="ro1">
          <table:table-cell table:style-name="ce165" office:value-type="string" calcext:value-type="string">
            <text:p>Tape Gateway</text:p>
          </table:table-cell>
          <table:table-cell table:style-name="ce165"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170" office:value-type="string" calcext:value-type="string" table:number-columns-spanned="2" table:number-rows-spanned="1">
            <text:p>Monitoring</text:p>
          </table:table-cell>
          <table:covered-table-cell table:style-name="ce172"/>
          <table:table-cell table:number-columns-repeated="1022"/>
        </table:table-row>
        <table:table-row table:style-name="ro1">
          <table:table-cell table:style-name="ce165" office:value-type="string" calcext:value-type="string">
            <text:p>RDS Enchanced Monitoring brings metrics on…</text:p>
          </table:table-cell>
          <table:table-cell table:style-name="ce165" office:value-type="string" calcext:value-type="string">
            <text:p>RDS processes, RDS child processes and OS processes</text:p>
          </table:table-cell>
          <table:table-cell table:number-columns-repeated="1022"/>
        </table:table-row>
        <table:table-row table:style-name="ro1">
          <table:table-cell table:style-name="ce165" office:value-type="string" calcext:value-type="string">
            <text:p>EC2 Detailed Monitoring does…</text:p>
          </table:table-cell>
          <table:table-cell table:style-name="ce165" office:value-type="string" calcext:value-type="string">
            <text:p>brings metrics with 1 min granularity to CW, as opposed to the 5 mins metrics without it</text:p>
          </table:table-cell>
          <table:table-cell table:number-columns-repeated="1022"/>
        </table:table-row>
        <table:table-row table:style-name="ro1">
          <table:table-cell table:number-columns-repeated="1024"/>
        </table:table-row>
        <table:table-row table:style-name="ro1">
          <table:table-cell table:style-name="ce169" office:value-type="string" calcext:value-type="string" table:number-columns-spanned="2" table:number-rows-spanned="1">
            <text:p>Headers for encryption in S3</text:p>
          </table:table-cell>
          <table:covered-table-cell table:style-name="ce171"/>
          <table:table-cell table:number-columns-repeated="1022"/>
        </table:table-row>
        <table:table-row table:style-name="ro1">
          <table:table-cell table:style-name="ce165" office:value-type="string" calcext:value-type="string">
            <text:p>SSE-S3</text:p>
          </table:table-cell>
          <table:table-cell table:style-name="ce165" office:value-type="string" calcext:value-type="string">
            <text:p>X-amz-server-side-encryption = “AES256”</text:p>
          </table:table-cell>
          <table:table-cell table:number-columns-repeated="1022"/>
        </table:table-row>
        <table:table-row table:style-name="ro1">
          <table:table-cell table:style-name="ce165" office:value-type="string" calcext:value-type="string">
            <text:p>SSE-KMS</text:p>
          </table:table-cell>
          <table:table-cell table:style-name="ce165" office:value-type="string" calcext:value-type="string">
            <text:p>X-amz-server-side-encryption = “aws:kms”</text:p>
          </table:table-cell>
          <table:table-cell table:number-columns-repeated="1022"/>
        </table:table-row>
        <table:table-row table:style-name="ro1">
          <table:table-cell table:style-name="ce166" office:value-type="string" calcext:value-type="string">
            <text:p>SSE-C</text:p>
          </table:table-cell>
          <table:table-cell table:style-name="ce166" office:value-type="string" calcext:value-type="string">
            <text:p>X-amz-server-side-encryption-customer-{algorithm, key, key-MD5} = “”</text:p>
          </table:table-cell>
          <table:table-cell table:number-columns-repeated="1022"/>
        </table:table-row>
        <table:table-row table:style-name="ro1">
          <table:table-cell table:number-columns-repeated="1024"/>
        </table:table-row>
        <table:table-row table:style-name="ro1">
          <table:table-cell table:style-name="ce169" office:value-type="string" calcext:value-type="string" table:number-columns-spanned="2" table:number-rows-spanned="1">
            <text:p>File transfer protocols</text:p>
          </table:table-cell>
          <table:covered-table-cell table:style-name="ce171"/>
          <table:table-cell table:number-columns-repeated="1022"/>
        </table:table-row>
        <table:table-row table:style-name="ro1">
          <table:table-cell table:style-name="ce165" office:value-type="string" calcext:value-type="string">
            <text:p>S3 File Gateway</text:p>
          </table:table-cell>
          <table:table-cell table:style-name="ce165" office:value-type="string" calcext:value-type="string">
            <text:p>SMB and NFS</text:p>
          </table:table-cell>
          <table:table-cell table:number-columns-repeated="1022"/>
        </table:table-row>
        <table:table-row table:style-name="ro1">
          <table:table-cell table:style-name="ce165" office:value-type="string" calcext:value-type="string">
            <text:p>Fsx File Gateway</text:p>
          </table:table-cell>
          <table:table-cell table:style-name="ce165" office:value-type="string" calcext:value-type="string">
            <text:p>SMB, NTFS and AD</text:p>
          </table:table-cell>
          <table:table-cell table:number-columns-repeated="1022"/>
        </table:table-row>
        <table:table-row table:style-name="ro1">
          <table:table-cell table:style-name="ce165" office:value-type="string" calcext:value-type="string">
            <text:p>Volume Gateway</text:p>
          </table:table-cell>
          <table:table-cell table:style-name="ce165" office:value-type="string" calcext:value-type="string">
            <text:p>ISCSI</text:p>
          </table:table-cell>
          <table:table-cell table:number-columns-repeated="1022"/>
        </table:table-row>
        <table:table-row table:style-name="ro1">
          <table:table-cell table:style-name="ce165" office:value-type="string" calcext:value-type="string">
            <text:p>Tape Gateway</text:p>
          </table:table-cell>
          <table:table-cell table:style-name="ce165" office:value-type="string" calcext:value-type="string">
            <text:p>ISCSI</text:p>
          </table:table-cell>
          <table:table-cell table:number-columns-repeated="1022"/>
        </table:table-row>
        <table:table-row table:style-name="ro1">
          <table:table-cell table:style-name="ce166" office:value-type="string" calcext:value-type="string">
            <text:p>Fsx for Windows File Server</text:p>
          </table:table-cell>
          <table:table-cell table:style-name="ce166" office:value-type="string" calcext:value-type="string">
            <text:p>SMB, NTFS and DFS</text:p>
          </table:table-cell>
          <table:table-cell table:number-columns-repeated="1022"/>
        </table:table-row>
        <table:table-row table:style-name="ro1">
          <table:table-cell table:style-name="ce166" office:value-type="string" calcext:value-type="string">
            <text:p>Fsx for Lustre</text:p>
          </table:table-cell>
          <table:table-cell table:style-name="ce166" office:value-type="string" calcext:value-type="string">
            <text:p>N/A</text:p>
          </table:table-cell>
          <table:table-cell table:number-columns-repeated="1022"/>
        </table:table-row>
        <table:table-row table:style-name="ro1">
          <table:table-cell table:style-name="ce165" office:value-type="string" calcext:value-type="string">
            <text:p>Fsx for Netapp ONTAP</text:p>
          </table:table-cell>
          <table:table-cell table:style-name="ce165" office:value-type="string" calcext:value-type="string">
            <text:p>SMB, NFS and ISCSI</text:p>
          </table:table-cell>
          <table:table-cell table:number-columns-repeated="1022"/>
        </table:table-row>
        <table:table-row table:style-name="ro1">
          <table:table-cell table:style-name="ce165" office:value-type="string" calcext:value-type="string">
            <text:p>Fsx for OpenZFS</text:p>
          </table:table-cell>
          <table:table-cell table:style-name="ce165" office:value-type="string" calcext:value-type="string">
            <text:p>NFS</text:p>
          </table:table-cell>
          <table:table-cell table:number-columns-repeated="1022"/>
        </table:table-row>
        <table:table-row table:style-name="ro1">
          <table:table-cell table:style-name="ce166" office:value-type="string" calcext:value-type="string">
            <text:p>DataSync</text:p>
          </table:table-cell>
          <table:table-cell table:style-name="ce166" office:value-type="string" calcext:value-type="string">
            <text:p>SMB and NFS</text:p>
          </table:table-cell>
          <table:table-cell table:number-columns-repeated="1022"/>
        </table:table-row>
        <table:table-row table:style-name="ro1" table:number-rows-repeated="1048513">
          <table:table-cell table:number-columns-repeated="1024"/>
        </table:table-row>
        <table:table-row table:style-name="ro15" table:number-rows-repeated="33">
          <table:table-cell table:number-columns-repeated="1024"/>
        </table:table-row>
        <table:table-row table:style-name="ro15">
          <table:table-cell table:number-columns-repeated="1024"/>
        </table:table-row>
      </table:table>
      <table:table table:name="SAA Learning Plan discoveries" table:style-name="ta1">
        <table:table-column table:style-name="co6" table:default-cell-style-name="ce158"/>
        <table:table-column table:style-name="co8" table:default-cell-style-name="ce158"/>
        <table:table-column table:style-name="co3" table:number-columns-repeated="1022" table:default-cell-style-name="ce158"/>
        <table:table-row table:style-name="ro1">
          <table:table-cell table:style-name="ce119" office:value-type="string" calcext:value-type="string" table:number-columns-spanned="1" table:number-rows-spanned="2">
            <text:p>Q3</text:p>
          </table:table-cell>
          <table:table-cell table:style-name="ce119" office:value-type="string" calcext:value-type="string">
            <text:p>S3 buckets can’t be renamed. We need to create a new bucket and copy the contents from the old one. It’s the same mentality with RDS encryption, Aurora Serverless and EC2 hibernation. </text:p>
          </table:table-cell>
          <table:table-cell table:number-columns-repeated="1022"/>
        </table:table-row>
        <table:table-row table:style-name="ro1">
          <table:covered-table-cell table:style-name="ce119"/>
          <table:table-cell table:style-name="ce119" office:value-type="string" calcext:value-type="string">
            <text:p>Please learn the S3 CP command</text:p>
          </table:table-cell>
          <table:table-cell table:number-columns-repeated="1022"/>
        </table:table-row>
        <table:table-row table:style-name="ro1">
          <table:table-cell table:style-name="ce119" office:value-type="string" calcext:value-type="string">
            <text:p>Q4</text:p>
          </table:table-cell>
          <table:table-cell table:style-name="ce119" office:value-type="string" calcext:value-type="string">
            <text:p>Amazon S3 is ideal for storing static web content and media, backups and archiving, and data for analytics, but not for modifying files</text:p>
          </table:table-cell>
          <table:table-cell table:number-columns-repeated="1022"/>
        </table:table-row>
        <table:table-row table:style-name="ro1">
          <table:table-cell table:style-name="ce119" office:value-type="string" calcext:value-type="string">
            <text:p>Q6</text:p>
          </table:table-cell>
          <table:table-cell table:style-name="ce119" office:value-type="string" calcext:value-type="string">
            <text:p>ECS supports tasks in multiple deployment types</text:p>
          </table:table-cell>
          <table:table-cell table:number-columns-repeated="1022"/>
        </table:table-row>
        <table:table-row table:style-name="ro1">
          <table:table-cell table:style-name="ce163" office:value-type="string" calcext:value-type="string">
            <text:p>Q8</text:p>
          </table:table-cell>
          <table:table-cell table:style-name="ce163" office:value-type="string" calcext:value-type="string">
            <text:p>Dettached EBS volumes still incur charges!</text:p>
          </table:table-cell>
          <table:table-cell table:number-columns-repeated="1022"/>
        </table:table-row>
        <table:table-row table:style-name="ro1">
          <table:table-cell table:style-name="ce173" office:value-type="string" calcext:value-type="string">
            <text:p>Q9</text:p>
          </table:table-cell>
          <table:table-cell table:style-name="ce173" office:value-type="string" calcext:value-type="string">
            <text:p>It says that SG don’t support outbound rules. Is this true?</text:p>
          </table:table-cell>
          <table:table-cell table:number-columns-repeated="1022"/>
        </table:table-row>
        <table:table-row table:style-name="ro1">
          <table:table-cell table:style-name="ce119" office:value-type="string" calcext:value-type="string">
            <text:p>Q10</text:p>
          </table:table-cell>
          <table:table-cell table:style-name="ce119" office:value-type="string" calcext:value-type="string">
            <text:p>Check Well-architected framework again</text:p>
          </table:table-cell>
          <table:table-cell table:style-name="ce178"/>
          <table:table-cell table:number-columns-repeated="1021"/>
        </table:table-row>
        <table:table-row table:style-name="ro1">
          <table:table-cell table:style-name="ce119" office:value-type="string" calcext:value-type="string">
            <text:p>Q11</text:p>
          </table:table-cell>
          <table:table-cell table:style-name="ce119" office:value-type="string" calcext:value-type="string">
            <text:p>SSM Parameter Store SecureString</text:p>
          </table:table-cell>
          <table:table-cell table:style-name="ce178"/>
          <table:table-cell table:number-columns-repeated="1021"/>
        </table:table-row>
        <table:table-row table:style-name="ro1">
          <table:table-cell table:style-name="ce119" office:value-type="string" calcext:value-type="string">
            <text:p>Q16</text:p>
          </table:table-cell>
          <table:table-cell table:style-name="ce119" office:value-type="string" calcext:value-type="string">
            <text:p>The /16 and /28 limitations are for VPCs!!!</text:p>
          </table:table-cell>
          <table:table-cell table:style-name="ce178"/>
          <table:table-cell table:number-columns-repeated="1021"/>
        </table:table-row>
        <table:table-row table:style-name="ro1">
          <table:table-cell table:style-name="ce119" office:value-type="string" calcext:value-type="string">
            <text:p>Q18</text:p>
          </table:table-cell>
          <table:table-cell table:style-name="ce119" office:value-type="string" calcext:value-type="string">
            <text:p>Amazon API Gateway saves the history of your deployments. At any point, using the Amazon API Gateway APIs or the console, you can roll back a stage to a previous deployment.</text:p>
          </table:table-cell>
          <table:table-cell table:style-name="ce178"/>
          <table:table-cell table:number-columns-repeated="1021"/>
        </table:table-row>
        <table:table-row table:style-name="ro25">
          <table:table-cell table:style-name="ce163" office:value-type="string" calcext:value-type="string">
            <text:p>Q19</text:p>
          </table:table-cell>
          <table:table-cell table:style-name="ce163" office:value-type="string" calcext:value-type="string">
            <text:p>AWS Migration Evaluator is a service where we either collect data with an agent OR provide data though an Excel sheet. This data will be evaluated by AWS team to provide us with help to migrate data, as well as savings info, next steps on migration and a breakdown of on-prem costs</text:p>
          </table:table-cell>
          <table:table-cell table:style-name="ce178"/>
          <table:table-cell table:number-columns-repeated="1021"/>
        </table:table-row>
        <table:table-row table:style-name="ro1">
          <table:table-cell table:style-name="ce119" office:value-type="string" calcext:value-type="string">
            <text:p>Q23</text:p>
          </table:table-cell>
          <table:table-cell table:style-name="ce119" office:value-type="string" calcext:value-type="string">
            <text:p>Time column in DynamoDB needs to be manually created to be used with the TTL feature</text:p>
          </table:table-cell>
          <table:table-cell table:style-name="ce178"/>
          <table:table-cell table:number-columns-repeated="1021"/>
        </table:table-row>
        <table:table-row table:style-name="ro1">
          <table:table-cell table:style-name="ce119" office:value-type="string" calcext:value-type="string">
            <text:p>Q29</text:p>
          </table:table-cell>
          <table:table-cell table:style-name="ce119" office:value-type="string" calcext:value-type="string">
            <text:p>Does standard SQL Server to Aurora require SCT? Yes!</text:p>
          </table:table-cell>
          <table:table-cell table:number-columns-repeated="1022"/>
        </table:table-row>
        <table:table-row table:style-name="ro1">
          <table:table-cell table:style-name="ce119" office:value-type="string" calcext:value-type="string">
            <text:p>Q33</text:p>
          </table:table-cell>
          <table:table-cell table:style-name="ce119" office:value-type="string" calcext:value-type="string">
            <text:p>Redshift is a data-warehouse to store a lot of data and perform complex analytical queries on it. It also has a serverless option.</text:p>
          </table:table-cell>
          <table:table-cell table:number-columns-repeated="1022"/>
        </table:table-row>
        <table:table-row table:style-name="ro1">
          <table:table-cell table:style-name="ce163" office:value-type="string" calcext:value-type="string">
            <text:p>Q42</text:p>
          </table:table-cell>
          <table:table-cell table:style-name="ce163" office:value-type="string" calcext:value-type="string">
            <text:p>Step-functions Choice is a conditional in step-functions</text:p>
          </table:table-cell>
          <table:table-cell table:number-columns-repeated="1022"/>
        </table:table-row>
        <table:table-row table:style-name="ro1">
          <table:table-cell table:number-columns-repeated="1024"/>
        </table:table-row>
        <table:table-row table:style-name="ro1">
          <table:table-cell table:style-name="ce174" office:value-type="string" calcext:value-type="string" table:number-columns-spanned="2" table:number-rows-spanned="1">
            <text:p>Well-Architected framework</text:p>
          </table:table-cell>
          <table:covered-table-cell/>
          <table:table-cell table:number-columns-repeated="1022"/>
        </table:table-row>
        <table:table-row table:style-name="ro26">
          <table:table-cell table:style-name="ce175" office:value-type="string" calcext:value-type="string" table:number-columns-spanned="2" table:number-rows-spanned="1">
            <text:p><text:span text:style-name="T19">Cost Optimization: </text:span>Controlar onde o dinheiro está sendo gasto, reduzir gastos, entregar valor com o mínimo possível de gastos.</text:p>
          </table:table-cell>
          <table:covered-table-cell table:style-name="ce163"/>
          <table:table-cell table:number-columns-repeated="2"/>
          <table:table-cell table:style-name="Default" table:number-columns-repeated="2"/>
          <table:table-cell table:number-columns-repeated="1018"/>
        </table:table-row>
        <table:table-row table:style-name="ro27">
          <table:table-cell table:style-name="ce176" office:value-type="string" calcext:value-type="string" table:number-columns-spanned="2" table:number-rows-spanned="1">
            <text:p><text:span text:style-name="T19">Operational Excellence </text:span><text:span text:style-name="T20">Monitoriamento do sistema para entregar valor empresarial. Melhora continua de processos e procedimentos dentro da empresa. Ex: Gerenciamento e automaç</text:span><text:span text:style-name="T21">ão de alterações, reação de eventos, padrões. Perform operations as code, Document things, Making small and reversible changes over time, antecipating failure</text:span></text:p>
          </table:table-cell>
          <table:covered-table-cell table:style-name="ce163"/>
          <table:table-cell table:number-columns-repeated="1022"/>
        </table:table-row>
        <table:table-row table:style-name="ro28">
          <table:table-cell table:style-name="ce177" office:value-type="string" calcext:value-type="string" table:number-columns-spanned="2" table:number-rows-spanned="1">
            <text:p><text:span text:style-name="T22">Reliability: </text:span><text:span text:style-name="T23">Recovery</text:span>-planning, alta disponibilidade de instâncias através de recursos de elasticidade, escalamento horizontal, etc...</text:p>
          </table:table-cell>
          <table:covered-table-cell table:style-name="ce163"/>
          <table:table-cell table:number-columns-repeated="1022"/>
        </table:table-row>
        <table:table-row table:style-name="ro26">
          <table:table-cell table:style-name="ce176" office:value-type="string" calcext:value-type="string" table:number-columns-spanned="2" table:number-rows-spanned="1">
            <text:p><text:span text:style-name="T22">Security: </text:span><text:span text:style-name="T23">Confidencialidade, integridade de dados, permiss</text:span><text:span text:style-name="T24">ões a usuários, etc..</text:span></text:p>
          </table:table-cell>
          <table:covered-table-cell table:style-name="ce119"/>
          <table:table-cell table:number-columns-repeated="2"/>
          <table:table-cell table:style-name="Default" table:number-columns-repeated="2"/>
          <table:table-cell table:number-columns-repeated="1018"/>
        </table:table-row>
        <table:table-row table:style-name="ro1">
          <table:table-cell table:style-name="ce175" office:value-type="string" calcext:value-type="string" table:number-columns-spanned="2" table:number-rows-spanned="1">
            <text:p><text:span text:style-name="T22">Performance efficiency: </text:span>Usar o tipo correto de instância EC2, se questionar se a inst<text:span text:style-name="T25">ância usada é a ideal, se questionar se o banco usado é o ideal para o workload, etc...</text:span></text:p>
          </table:table-cell>
          <table:covered-table-cell table:style-name="ce119"/>
          <table:table-cell table:number-columns-repeated="1022"/>
        </table:table-row>
        <table:table-row table:style-name="ro29">
          <table:table-cell table:style-name="ce175" office:value-type="string" calcext:value-type="string" table:number-columns-spanned="2" table:number-rows-spanned="1">
            <text:p><text:span text:style-name="T22">Sustainability:</text:span> NOVO PILAR DA AWS, a partir de Dezembro/2021. Reduzir impactos ambientais, reduzir consumo de energia, etc.</text:p>
          </table:table-cell>
          <table:covered-table-cell table:style-name="ce119"/>
          <table:table-cell table:number-columns-repeated="1022"/>
        </table:table-row>
        <table:table-row table:style-name="ro1" table:number-rows-repeated="1048495">
          <table:table-cell table:number-columns-repeated="1024"/>
        </table:table-row>
        <table:table-row table:style-name="ro15" table:number-rows-repeated="57">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Calibri1" svg:font-family="Calibri"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2-20">00/00/0000</text:date>, <text:time style:data-style-name="N2" text:time-value="12:12:40.00202146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2-20T00:16:19.669314852</dc:date>
    <meta:editing-duration>P2DT3H9M3S</meta:editing-duration>
    <meta:editing-cycles>199</meta:editing-cycles>
    <meta:generator>LibreOffice/7.3.7.2$Linux_X86_64 LibreOffice_project/30$Build-2</meta:generator>
    <meta:document-statistic meta:table-count="18" meta:cell-count="1740" meta:object-count="0"/>
  </office:meta>
</office:document-meta>
</file>